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736cm"/>
    </style:style>
    <style:style style:name="co2" style:family="table-column">
      <style:table-column-properties fo:break-before="auto" style:column-width="2.1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5.535cm" svg:y="1.083cm">
            <draw:object draw:notify-on-update-of-ranges="Sheet1.C2:Sheet1.C50 Sheet1.D1:Sheet1.D1 Sheet1.D2:Sheet1.D50 Sheet1.E1:Sheet1.E1 Sheet1.E2:Sheet1.E5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a1,</text:p>
          </table:table-cell>
          <table:table-cell office:value-type="string" calcext:value-type="string">
            <text:p>a2,</text:p>
          </table:table-cell>
          <table:table-cell office:value-type="string" calcext:value-type="string">
            <text:p>sum_states,</text:p>
          </table:table-cell>
          <table:table-cell office:value-type="string" calcext:value-type="string">
            <text:p>sim_time,</text:p>
          </table:table-cell>
          <table:table-cell office:value-type="string" calcext:value-type="string">
            <text:p>nosim_time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6</text:p>
          </table:table-cell>
          <table:table-cell office:value-type="float" office:value="12" calcext:value-type="float">
            <text:p>12</text:p>
          </table:table-cell>
          <table:table-cell office:value-type="float" office:value="0.000722554" calcext:value-type="float">
            <text:p>0,000722554</text:p>
          </table:table-cell>
          <table:table-cell office:value-type="float" office:value="0.00034564" calcext:value-type="float">
            <text:p>0,000345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A7</text:p>
          </table:table-cell>
          <table:table-cell office:value-type="float" office:value="13" calcext:value-type="float">
            <text:p>13</text:p>
          </table:table-cell>
          <table:table-cell office:value-type="float" office:value="0.00085416" calcext:value-type="float">
            <text:p>0,00085416</text:p>
          </table:table-cell>
          <table:table-cell office:value-type="float" office:value="0.000303463" calcext:value-type="float">
            <text:p>0,0003034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A6</text:p>
          </table:table-cell>
          <table:table-cell office:value-type="float" office:value="13" calcext:value-type="float">
            <text:p>13</text:p>
          </table:table-cell>
          <table:table-cell office:value-type="float" office:value="0.00104581" calcext:value-type="float">
            <text:p>0,00104581</text:p>
          </table:table-cell>
          <table:table-cell office:value-type="float" office:value="0.000336943" calcext:value-type="float">
            <text:p>0,000336943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7</text:p>
          </table:table-cell>
          <table:table-cell office:value-type="float" office:value="14" calcext:value-type="float">
            <text:p>14</text:p>
          </table:table-cell>
          <table:table-cell office:value-type="float" office:value="0.00071385" calcext:value-type="float">
            <text:p>0,00071385</text:p>
          </table:table-cell>
          <table:table-cell office:value-type="float" office:value="0.000432218" calcext:value-type="float">
            <text:p>0,0004322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A6</text:p>
          </table:table-cell>
          <table:table-cell office:value-type="float" office:value="16" calcext:value-type="float">
            <text:p>16</text:p>
          </table:table-cell>
          <table:table-cell office:value-type="float" office:value="0.00161805" calcext:value-type="float">
            <text:p>0,00161805</text:p>
          </table:table-cell>
          <table:table-cell office:value-type="float" office:value="0.00024298" calcext:value-type="float">
            <text:p>0,000242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A11</text:p>
          </table:table-cell>
          <table:table-cell office:value-type="float" office:value="16" calcext:value-type="float">
            <text:p>16</text:p>
          </table:table-cell>
          <table:table-cell office:value-type="float" office:value="0.00175651" calcext:value-type="float">
            <text:p>0,00175651</text:p>
          </table:table-cell>
          <table:table-cell office:value-type="float" office:value="0.000333037" calcext:value-type="float">
            <text:p>0,0003330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A7</text:p>
          </table:table-cell>
          <table:table-cell office:value-type="float" office:value="17" calcext:value-type="float">
            <text:p>17</text:p>
          </table:table-cell>
          <table:table-cell office:value-type="float" office:value="0.00211779" calcext:value-type="float">
            <text:p>0,00211779</text:p>
          </table:table-cell>
          <table:table-cell office:value-type="float" office:value="0.000248214" calcext:value-type="float">
            <text:p>0,0002482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A6</text:p>
          </table:table-cell>
          <table:table-cell office:value-type="float" office:value="17" calcext:value-type="float">
            <text:p>17</text:p>
          </table:table-cell>
          <table:table-cell office:value-type="float" office:value="0.00184164" calcext:value-type="float">
            <text:p>0,00184164</text:p>
          </table:table-cell>
          <table:table-cell office:value-type="float" office:value="0.0003644" calcext:value-type="float">
            <text:p>0,00036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A12</text:p>
          </table:table-cell>
          <table:table-cell office:value-type="float" office:value="17" calcext:value-type="float">
            <text:p>17</text:p>
          </table:table-cell>
          <table:table-cell office:value-type="float" office:value="0.00185687" calcext:value-type="float">
            <text:p>0,00185687</text:p>
          </table:table-cell>
          <table:table-cell office:value-type="float" office:value="0.000230782" calcext:value-type="float">
            <text:p>0,0002307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A11</text:p>
          </table:table-cell>
          <table:table-cell office:value-type="float" office:value="17" calcext:value-type="float">
            <text:p>17</text:p>
          </table:table-cell>
          <table:table-cell office:value-type="float" office:value="0.00190594" calcext:value-type="float">
            <text:p>0,00190594</text:p>
          </table:table-cell>
          <table:table-cell office:value-type="float" office:value="0.00029582" calcext:value-type="float">
            <text:p>0,000295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A7</text:p>
          </table:table-cell>
          <table:table-cell office:value-type="float" office:value="18" calcext:value-type="float">
            <text:p>18</text:p>
          </table:table-cell>
          <table:table-cell office:value-type="float" office:value="0.00185665" calcext:value-type="float">
            <text:p>0,00185665</text:p>
          </table:table-cell>
          <table:table-cell office:value-type="float" office:value="0.000362466" calcext:value-type="float">
            <text:p>0,0003624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A6</text:p>
          </table:table-cell>
          <table:table-cell office:value-type="float" office:value="18" calcext:value-type="float">
            <text:p>18</text:p>
          </table:table-cell>
          <table:table-cell office:value-type="float" office:value="0.0033337" calcext:value-type="float">
            <text:p>0,0033337</text:p>
          </table:table-cell>
          <table:table-cell office:value-type="float" office:value="0.000302576" calcext:value-type="float">
            <text:p>0,0003025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A13</text:p>
          </table:table-cell>
          <table:table-cell office:value-type="float" office:value="18" calcext:value-type="float">
            <text:p>18</text:p>
          </table:table-cell>
          <table:table-cell office:value-type="float" office:value="0.00242401" calcext:value-type="float">
            <text:p>0,00242401</text:p>
          </table:table-cell>
          <table:table-cell office:value-type="float" office:value="0.000397652" calcext:value-type="float">
            <text:p>0,0003976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A12</text:p>
          </table:table-cell>
          <table:table-cell office:value-type="float" office:value="18" calcext:value-type="float">
            <text:p>18</text:p>
          </table:table-cell>
          <table:table-cell office:value-type="float" office:value="0.00194609" calcext:value-type="float">
            <text:p>0,00194609</text:p>
          </table:table-cell>
          <table:table-cell office:value-type="float" office:value="0.000233021" calcext:value-type="float">
            <text:p>0,0002330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A7</text:p>
          </table:table-cell>
          <table:table-cell office:value-type="float" office:value="19" calcext:value-type="float">
            <text:p>19</text:p>
          </table:table-cell>
          <table:table-cell office:value-type="float" office:value="0.00317204" calcext:value-type="float">
            <text:p>0,00317204</text:p>
          </table:table-cell>
          <table:table-cell office:value-type="float" office:value="0.000312182" calcext:value-type="float">
            <text:p>0,0003121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A13</text:p>
          </table:table-cell>
          <table:table-cell office:value-type="float" office:value="19" calcext:value-type="float">
            <text:p>19</text:p>
          </table:table-cell>
          <table:table-cell office:value-type="float" office:value="0.0027279" calcext:value-type="float">
            <text:p>0,0027279</text:p>
          </table:table-cell>
          <table:table-cell office:value-type="float" office:value="0.000296338" calcext:value-type="float">
            <text:p>0,000296338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11</text:p>
          </table:table-cell>
          <table:table-cell office:value-type="float" office:value="20" calcext:value-type="float">
            <text:p>20</text:p>
          </table:table-cell>
          <table:table-cell office:value-type="float" office:value="0.0020835" calcext:value-type="float">
            <text:p>0,0020835</text:p>
          </table:table-cell>
          <table:table-cell office:value-type="float" office:value="0.000612951" calcext:value-type="float">
            <text:p>0,0006129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A12</text:p>
          </table:table-cell>
          <table:table-cell office:value-type="float" office:value="21" calcext:value-type="float">
            <text:p>21</text:p>
          </table:table-cell>
          <table:table-cell office:value-type="float" office:value="0.00219984" calcext:value-type="float">
            <text:p>0,00219984</text:p>
          </table:table-cell>
          <table:table-cell office:value-type="float" office:value="0.000609066" calcext:value-type="float">
            <text:p>0,0006090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A11</text:p>
          </table:table-cell>
          <table:table-cell office:value-type="float" office:value="21" calcext:value-type="float">
            <text:p>21</text:p>
          </table:table-cell>
          <table:table-cell office:value-type="float" office:value="0.00232106" calcext:value-type="float">
            <text:p>0,00232106</text:p>
          </table:table-cell>
          <table:table-cell office:value-type="float" office:value="0.000596197" calcext:value-type="float">
            <text:p>0,0005961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A13</text:p>
          </table:table-cell>
          <table:table-cell office:value-type="float" office:value="22" calcext:value-type="float">
            <text:p>22</text:p>
          </table:table-cell>
          <table:table-cell office:value-type="float" office:value="0.00469705" calcext:value-type="float">
            <text:p>0,00469705</text:p>
          </table:table-cell>
          <table:table-cell office:value-type="float" office:value="0.000520182" calcext:value-type="float">
            <text:p>0,000520182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12</text:p>
          </table:table-cell>
          <table:table-cell office:value-type="float" office:value="22" calcext:value-type="float">
            <text:p>22</text:p>
          </table:table-cell>
          <table:table-cell office:value-type="float" office:value="0.00230577" calcext:value-type="float">
            <text:p>0,00230577</text:p>
          </table:table-cell>
          <table:table-cell office:value-type="float" office:value="0.000571971" calcext:value-type="float">
            <text:p>0,0005719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A11</text:p>
          </table:table-cell>
          <table:table-cell office:value-type="float" office:value="22" calcext:value-type="float">
            <text:p>22</text:p>
          </table:table-cell>
          <table:table-cell office:value-type="float" office:value="0.00347259" calcext:value-type="float">
            <text:p>0,00347259</text:p>
          </table:table-cell>
          <table:table-cell office:value-type="float" office:value="0.000376993" calcext:value-type="float">
            <text:p>0,0003769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A13</text:p>
          </table:table-cell>
          <table:table-cell office:value-type="float" office:value="23" calcext:value-type="float">
            <text:p>23</text:p>
          </table:table-cell>
          <table:table-cell office:value-type="float" office:value="0.00353636" calcext:value-type="float">
            <text:p>0,00353636</text:p>
          </table:table-cell>
          <table:table-cell office:value-type="float" office:value="0.000582392" calcext:value-type="float">
            <text:p>0,0005823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A12</text:p>
          </table:table-cell>
          <table:table-cell office:value-type="float" office:value="23" calcext:value-type="float">
            <text:p>23</text:p>
          </table:table-cell>
          <table:table-cell office:value-type="float" office:value="0.00361888" calcext:value-type="float">
            <text:p>0,00361888</text:p>
          </table:table-cell>
          <table:table-cell office:value-type="float" office:value="0.000426757" calcext:value-type="float">
            <text:p>0,000426757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13</text:p>
          </table:table-cell>
          <table:table-cell office:value-type="float" office:value="24" calcext:value-type="float">
            <text:p>24</text:p>
          </table:table-cell>
          <table:table-cell office:value-type="float" office:value="0.00356142" calcext:value-type="float">
            <text:p>0,00356142</text:p>
          </table:table-cell>
          <table:table-cell office:value-type="float" office:value="0.00111856" calcext:value-type="float">
            <text:p>0,001118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28</text:p>
          </table:table-cell>
          <table:table-cell office:value-type="string" calcext:value-type="string">
            <text:p>A6</text:p>
          </table:table-cell>
          <table:table-cell office:value-type="float" office:value="34" calcext:value-type="float">
            <text:p>34</text:p>
          </table:table-cell>
          <table:table-cell office:value-type="float" office:value="0.00758002" calcext:value-type="float">
            <text:p>0,00758002</text:p>
          </table:table-cell>
          <table:table-cell office:value-type="float" office:value="0.000711764" calcext:value-type="float">
            <text:p>0,0007117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30</text:p>
          </table:table-cell>
          <table:table-cell office:value-type="string" calcext:value-type="string">
            <text:p>A6</text:p>
          </table:table-cell>
          <table:table-cell office:value-type="float" office:value="34" calcext:value-type="float">
            <text:p>34</text:p>
          </table:table-cell>
          <table:table-cell office:value-type="float" office:value="0.00984386" calcext:value-type="float">
            <text:p>0,00984386</text:p>
          </table:table-cell>
          <table:table-cell office:value-type="float" office:value="0.000817105" calcext:value-type="float">
            <text:p>0,0008171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A28</text:p>
          </table:table-cell>
          <table:table-cell office:value-type="float" office:value="34" calcext:value-type="float">
            <text:p>34</text:p>
          </table:table-cell>
          <table:table-cell office:value-type="float" office:value="0.00760471" calcext:value-type="float">
            <text:p>0,00760471</text:p>
          </table:table-cell>
          <table:table-cell office:value-type="float" office:value="0.000678257" calcext:value-type="float">
            <text:p>0,0006782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A30</text:p>
          </table:table-cell>
          <table:table-cell office:value-type="float" office:value="34" calcext:value-type="float">
            <text:p>34</text:p>
          </table:table-cell>
          <table:table-cell office:value-type="float" office:value="0.0088975" calcext:value-type="float">
            <text:p>0,0088975</text:p>
          </table:table-cell>
          <table:table-cell office:value-type="float" office:value="0.000671301" calcext:value-type="float">
            <text:p>0,0006713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28</text:p>
          </table:table-cell>
          <table:table-cell office:value-type="string" calcext:value-type="string">
            <text:p>A7</text:p>
          </table:table-cell>
          <table:table-cell office:value-type="float" office:value="35" calcext:value-type="float">
            <text:p>35</text:p>
          </table:table-cell>
          <table:table-cell office:value-type="float" office:value="0.00817234" calcext:value-type="float">
            <text:p>0,00817234</text:p>
          </table:table-cell>
          <table:table-cell office:value-type="float" office:value="0.000737778" calcext:value-type="float">
            <text:p>0,0007377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30</text:p>
          </table:table-cell>
          <table:table-cell office:value-type="string" calcext:value-type="string">
            <text:p>A7</text:p>
          </table:table-cell>
          <table:table-cell office:value-type="float" office:value="35" calcext:value-type="float">
            <text:p>35</text:p>
          </table:table-cell>
          <table:table-cell office:value-type="float" office:value="0.00903039" calcext:value-type="float">
            <text:p>0,00903039</text:p>
          </table:table-cell>
          <table:table-cell office:value-type="float" office:value="0.000802207" calcext:value-type="float">
            <text:p>0,0008022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A28</text:p>
          </table:table-cell>
          <table:table-cell office:value-type="float" office:value="35" calcext:value-type="float">
            <text:p>35</text:p>
          </table:table-cell>
          <table:table-cell office:value-type="float" office:value="0.00965781" calcext:value-type="float">
            <text:p>0,00965781</text:p>
          </table:table-cell>
          <table:table-cell office:value-type="float" office:value="0.000871869" calcext:value-type="float">
            <text:p>0,0008718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A30</text:p>
          </table:table-cell>
          <table:table-cell office:value-type="float" office:value="35" calcext:value-type="float">
            <text:p>35</text:p>
          </table:table-cell>
          <table:table-cell office:value-type="float" office:value="0.00890391" calcext:value-type="float">
            <text:p>0,00890391</text:p>
          </table:table-cell>
          <table:table-cell office:value-type="float" office:value="0.000697102" calcext:value-type="float">
            <text:p>0,0006971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A28</text:p>
          </table:table-cell>
          <table:table-cell office:value-type="float" office:value="38" calcext:value-type="float">
            <text:p>38</text:p>
          </table:table-cell>
          <table:table-cell office:value-type="float" office:value="0.00973448" calcext:value-type="float">
            <text:p>0,00973448</text:p>
          </table:table-cell>
          <table:table-cell office:value-type="float" office:value="0.000908573" calcext:value-type="float">
            <text:p>0,0009085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A30</text:p>
          </table:table-cell>
          <table:table-cell office:value-type="float" office:value="38" calcext:value-type="float">
            <text:p>38</text:p>
          </table:table-cell>
          <table:table-cell office:value-type="float" office:value="0.010351" calcext:value-type="float">
            <text:p>0,010351</text:p>
          </table:table-cell>
          <table:table-cell office:value-type="float" office:value="0.00158735" calcext:value-type="float">
            <text:p>0,001587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28</text:p>
          </table:table-cell>
          <table:table-cell office:value-type="string" calcext:value-type="string">
            <text:p>A11</text:p>
          </table:table-cell>
          <table:table-cell office:value-type="float" office:value="38" calcext:value-type="float">
            <text:p>38</text:p>
          </table:table-cell>
          <table:table-cell office:value-type="float" office:value="0.00967287" calcext:value-type="float">
            <text:p>0,00967287</text:p>
          </table:table-cell>
          <table:table-cell office:value-type="float" office:value="0.000847825" calcext:value-type="float">
            <text:p>0,0008478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30</text:p>
          </table:table-cell>
          <table:table-cell office:value-type="string" calcext:value-type="string">
            <text:p>A11</text:p>
          </table:table-cell>
          <table:table-cell office:value-type="float" office:value="38" calcext:value-type="float">
            <text:p>38</text:p>
          </table:table-cell>
          <table:table-cell office:value-type="float" office:value="0.0106147" calcext:value-type="float">
            <text:p>0,0106147</text:p>
          </table:table-cell>
          <table:table-cell office:value-type="float" office:value="0.000807821" calcext:value-type="float">
            <text:p>0,0008078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A28</text:p>
          </table:table-cell>
          <table:table-cell office:value-type="float" office:value="39" calcext:value-type="float">
            <text:p>39</text:p>
          </table:table-cell>
          <table:table-cell office:value-type="float" office:value="0.0106231" calcext:value-type="float">
            <text:p>0,0106231</text:p>
          </table:table-cell>
          <table:table-cell office:value-type="float" office:value="0.000825355" calcext:value-type="float">
            <text:p>0,0008253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A30</text:p>
          </table:table-cell>
          <table:table-cell office:value-type="float" office:value="39" calcext:value-type="float">
            <text:p>39</text:p>
          </table:table-cell>
          <table:table-cell office:value-type="float" office:value="0.0166198" calcext:value-type="float">
            <text:p>0,0166198</text:p>
          </table:table-cell>
          <table:table-cell office:value-type="float" office:value="0.00247465" calcext:value-type="float">
            <text:p>0,002474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28</text:p>
          </table:table-cell>
          <table:table-cell office:value-type="string" calcext:value-type="string">
            <text:p>A12</text:p>
          </table:table-cell>
          <table:table-cell office:value-type="float" office:value="39" calcext:value-type="float">
            <text:p>39</text:p>
          </table:table-cell>
          <table:table-cell office:value-type="float" office:value="0.00977549" calcext:value-type="float">
            <text:p>0,00977549</text:p>
          </table:table-cell>
          <table:table-cell office:value-type="float" office:value="0.000823361" calcext:value-type="float">
            <text:p>0,0008233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30</text:p>
          </table:table-cell>
          <table:table-cell office:value-type="string" calcext:value-type="string">
            <text:p>A12</text:p>
          </table:table-cell>
          <table:table-cell office:value-type="float" office:value="39" calcext:value-type="float">
            <text:p>39</text:p>
          </table:table-cell>
          <table:table-cell office:value-type="float" office:value="0.00990775" calcext:value-type="float">
            <text:p>0,00990775</text:p>
          </table:table-cell>
          <table:table-cell office:value-type="float" office:value="0.000719485" calcext:value-type="float">
            <text:p>0,0007194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A28</text:p>
          </table:table-cell>
          <table:table-cell office:value-type="float" office:value="40" calcext:value-type="float">
            <text:p>40</text:p>
          </table:table-cell>
          <table:table-cell office:value-type="float" office:value="0.0101458" calcext:value-type="float">
            <text:p>0,0101458</text:p>
          </table:table-cell>
          <table:table-cell office:value-type="float" office:value="0.000992656" calcext:value-type="float">
            <text:p>0,0009926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A30</text:p>
          </table:table-cell>
          <table:table-cell office:value-type="float" office:value="40" calcext:value-type="float">
            <text:p>40</text:p>
          </table:table-cell>
          <table:table-cell office:value-type="float" office:value="0.011175" calcext:value-type="float">
            <text:p>0,011175</text:p>
          </table:table-cell>
          <table:table-cell office:value-type="float" office:value="0.00215316" calcext:value-type="float">
            <text:p>0,002153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28</text:p>
          </table:table-cell>
          <table:table-cell office:value-type="string" calcext:value-type="string">
            <text:p>A13</text:p>
          </table:table-cell>
          <table:table-cell office:value-type="float" office:value="40" calcext:value-type="float">
            <text:p>40</text:p>
          </table:table-cell>
          <table:table-cell office:value-type="float" office:value="0.0106661" calcext:value-type="float">
            <text:p>0,0106661</text:p>
          </table:table-cell>
          <table:table-cell office:value-type="float" office:value="0.00139617" calcext:value-type="float">
            <text:p>0,001396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30</text:p>
          </table:table-cell>
          <table:table-cell office:value-type="string" calcext:value-type="string">
            <text:p>A13</text:p>
          </table:table-cell>
          <table:table-cell office:value-type="float" office:value="40" calcext:value-type="float">
            <text:p>40</text:p>
          </table:table-cell>
          <table:table-cell office:value-type="float" office:value="0.0101073" calcext:value-type="float">
            <text:p>0,0101073</text:p>
          </table:table-cell>
          <table:table-cell office:value-type="float" office:value="0.00129134" calcext:value-type="float">
            <text:p>0,00129134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28</text:p>
          </table:table-cell>
          <table:table-cell office:value-type="float" office:value="56" calcext:value-type="float">
            <text:p>56</text:p>
          </table:table-cell>
          <table:table-cell office:value-type="float" office:value="0.052585" calcext:value-type="float">
            <text:p>0,052585</text:p>
          </table:table-cell>
          <table:table-cell office:value-type="float" office:value="0.07929" calcext:value-type="float">
            <text:p>0,079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28</text:p>
          </table:table-cell>
          <table:table-cell office:value-type="string" calcext:value-type="string">
            <text:p>A30</text:p>
          </table:table-cell>
          <table:table-cell office:value-type="float" office:value="56" calcext:value-type="float">
            <text:p>56</text:p>
          </table:table-cell>
          <table:table-cell office:value-type="float" office:value="0.0568905" calcext:value-type="float">
            <text:p>0,0568905</text:p>
          </table:table-cell>
          <table:table-cell office:value-type="float" office:value="0.089852" calcext:value-type="float">
            <text:p>0,0898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30</text:p>
          </table:table-cell>
          <table:table-cell office:value-type="string" calcext:value-type="string">
            <text:p>A28</text:p>
          </table:table-cell>
          <table:table-cell office:value-type="float" office:value="56" calcext:value-type="float">
            <text:p>56</text:p>
          </table:table-cell>
          <table:table-cell office:value-type="float" office:value="0.0570632" calcext:value-type="float">
            <text:p>0,0570632</text:p>
          </table:table-cell>
          <table:table-cell office:value-type="float" office:value="0.0785498" calcext:value-type="float">
            <text:p>0,0785498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30</text:p>
          </table:table-cell>
          <table:table-cell office:value-type="float" office:value="56" calcext:value-type="float">
            <text:p>56</text:p>
          </table:table-cell>
          <table:table-cell office:value-type="float" office:value="0.0618145" calcext:value-type="float">
            <text:p>0,0618145</text:p>
          </table:table-cell>
          <table:table-cell office:value-type="float" office:value="0.0911742" calcext:value-type="float">
            <text:p>0,0911742</text:p>
          </table:table-cell>
          <table:table-cell table:number-columns-repeated="1019"/>
        </table:table-row>
      </table:table>
      <table:table table:name="Sheet2" table:style-name="ta1">
        <table:shapes>
          <draw:frame draw:z-index="0" draw:style-name="gr1" draw:text-style-name="P1" svg:width="15.999cm" svg:height="8.999cm" svg:x="11.634cm" svg:y="0.79cm">
            <draw:object draw:notify-on-update-of-ranges="Sheet2.C2:Sheet2.C50 Sheet2.D1:Sheet2.D1 Sheet2.D2:Sheet2.D50 Sheet2.E1:Sheet2.E1 Sheet2.E2:Sheet2.E5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number-columns-repeated="1024" table:default-cell-style-name="Default"/>
        <table:table-row table:style-name="ro1">
          <table:table-cell office:value-type="string" calcext:value-type="string">
            <text:p>a1,</text:p>
          </table:table-cell>
          <table:table-cell office:value-type="string" calcext:value-type="string">
            <text:p>a2,</text:p>
          </table:table-cell>
          <table:table-cell office:value-type="string" calcext:value-type="string">
            <text:p>sum_states,</text:p>
          </table:table-cell>
          <table:table-cell office:value-type="string" calcext:value-type="string">
            <text:p>sim_time,</text:p>
          </table:table-cell>
          <table:table-cell office:value-type="string" calcext:value-type="string">
            <text:p>nosim_time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0053</text:p>
          </table:table-cell>
          <table:table-cell office:value-type="float" office:value="107" calcext:value-type="float">
            <text:p>107</text:p>
          </table:table-cell>
          <table:table-cell office:value-type="float" office:value="0.0354367" calcext:value-type="float">
            <text:p>0,0354367</text:p>
          </table:table-cell>
          <table:table-cell office:value-type="float" office:value="0.00277886" calcext:value-type="float">
            <text:p>0,002778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3</text:p>
          </table:table-cell>
          <table:table-cell office:value-type="string" calcext:value-type="string">
            <text:p>A0054</text:p>
          </table:table-cell>
          <table:table-cell office:value-type="float" office:value="110" calcext:value-type="float">
            <text:p>110</text:p>
          </table:table-cell>
          <table:table-cell office:value-type="float" office:value="0.0424915" calcext:value-type="float">
            <text:p>0,0424915</text:p>
          </table:table-cell>
          <table:table-cell office:value-type="float" office:value="0.002813" calcext:value-type="float">
            <text:p>0,0028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4</text:p>
          </table:table-cell>
          <table:table-cell office:value-type="string" calcext:value-type="string">
            <text:p>A0053</text:p>
          </table:table-cell>
          <table:table-cell office:value-type="float" office:value="111" calcext:value-type="float">
            <text:p>111</text:p>
          </table:table-cell>
          <table:table-cell office:value-type="float" office:value="0.0497166" calcext:value-type="float">
            <text:p>0,0497166</text:p>
          </table:table-cell>
          <table:table-cell office:value-type="float" office:value="0.00282003" calcext:value-type="float">
            <text:p>0,002820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3</text:p>
          </table:table-cell>
          <table:table-cell office:value-type="string" calcext:value-type="string">
            <text:p>A0055</text:p>
          </table:table-cell>
          <table:table-cell office:value-type="float" office:value="111" calcext:value-type="float">
            <text:p>111</text:p>
          </table:table-cell>
          <table:table-cell office:value-type="float" office:value="0.0422639" calcext:value-type="float">
            <text:p>0,0422639</text:p>
          </table:table-cell>
          <table:table-cell office:value-type="float" office:value="0.00285459" calcext:value-type="float">
            <text:p>0,00285459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0054</text:p>
          </table:table-cell>
          <table:table-cell office:value-type="float" office:value="109" calcext:value-type="float">
            <text:p>109</text:p>
          </table:table-cell>
          <table:table-cell office:value-type="float" office:value="0.038843" calcext:value-type="float">
            <text:p>0,038843</text:p>
          </table:table-cell>
          <table:table-cell office:value-type="float" office:value="0.00289807" calcext:value-type="float">
            <text:p>0,002898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5</text:p>
          </table:table-cell>
          <table:table-cell office:value-type="string" calcext:value-type="string">
            <text:p>A0053</text:p>
          </table:table-cell>
          <table:table-cell office:value-type="float" office:value="113" calcext:value-type="float">
            <text:p>113</text:p>
          </table:table-cell>
          <table:table-cell office:value-type="float" office:value="0.0426444" calcext:value-type="float">
            <text:p>0,0426444</text:p>
          </table:table-cell>
          <table:table-cell office:value-type="float" office:value="0.00292029" calcext:value-type="float">
            <text:p>0,002920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3</text:p>
          </table:table-cell>
          <table:table-cell office:value-type="string" calcext:value-type="string">
            <text:p>A0056</text:p>
          </table:table-cell>
          <table:table-cell office:value-type="float" office:value="113" calcext:value-type="float">
            <text:p>113</text:p>
          </table:table-cell>
          <table:table-cell office:value-type="float" office:value="0.0469433" calcext:value-type="float">
            <text:p>0,0469433</text:p>
          </table:table-cell>
          <table:table-cell office:value-type="float" office:value="0.00294353" calcext:value-type="float">
            <text:p>0,002943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4</text:p>
          </table:table-cell>
          <table:table-cell office:value-type="string" calcext:value-type="string">
            <text:p>A0055</text:p>
          </table:table-cell>
          <table:table-cell office:value-type="float" office:value="109" calcext:value-type="float">
            <text:p>109</text:p>
          </table:table-cell>
          <table:table-cell office:value-type="float" office:value="0.0381969" calcext:value-type="float">
            <text:p>0,0381969</text:p>
          </table:table-cell>
          <table:table-cell office:value-type="float" office:value="0.00297628" calcext:value-type="float">
            <text:p>0,002976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5</text:p>
          </table:table-cell>
          <table:table-cell office:value-type="string" calcext:value-type="string">
            <text:p>A0054</text:p>
          </table:table-cell>
          <table:table-cell office:value-type="float" office:value="111" calcext:value-type="float">
            <text:p>111</text:p>
          </table:table-cell>
          <table:table-cell office:value-type="float" office:value="0.0438233" calcext:value-type="float">
            <text:p>0,0438233</text:p>
          </table:table-cell>
          <table:table-cell office:value-type="float" office:value="0.00297777" calcext:value-type="float">
            <text:p>0,002977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6</text:p>
          </table:table-cell>
          <table:table-cell office:value-type="string" calcext:value-type="string">
            <text:p>A0053</text:p>
          </table:table-cell>
          <table:table-cell office:value-type="float" office:value="112" calcext:value-type="float">
            <text:p>112</text:p>
          </table:table-cell>
          <table:table-cell office:value-type="float" office:value="0.0442151" calcext:value-type="float">
            <text:p>0,0442151</text:p>
          </table:table-cell>
          <table:table-cell office:value-type="float" office:value="0.00299363" calcext:value-type="float">
            <text:p>0,002993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3</text:p>
          </table:table-cell>
          <table:table-cell office:value-type="string" calcext:value-type="string">
            <text:p>A0057</text:p>
          </table:table-cell>
          <table:table-cell office:value-type="float" office:value="113" calcext:value-type="float">
            <text:p>113</text:p>
          </table:table-cell>
          <table:table-cell office:value-type="float" office:value="0.044407" calcext:value-type="float">
            <text:p>0,044407</text:p>
          </table:table-cell>
          <table:table-cell office:value-type="float" office:value="0.00302669" calcext:value-type="float">
            <text:p>0,003026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4</text:p>
          </table:table-cell>
          <table:table-cell office:value-type="string" calcext:value-type="string">
            <text:p>A0056</text:p>
          </table:table-cell>
          <table:table-cell office:value-type="float" office:value="114" calcext:value-type="float">
            <text:p>114</text:p>
          </table:table-cell>
          <table:table-cell office:value-type="float" office:value="0.0441047" calcext:value-type="float">
            <text:p>0,0441047</text:p>
          </table:table-cell>
          <table:table-cell office:value-type="float" office:value="0.00307813" calcext:value-type="float">
            <text:p>0,00307813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0055</text:p>
          </table:table-cell>
          <table:table-cell office:value-type="float" office:value="112" calcext:value-type="float">
            <text:p>112</text:p>
          </table:table-cell>
          <table:table-cell office:value-type="float" office:value="0.0465378" calcext:value-type="float">
            <text:p>0,0465378</text:p>
          </table:table-cell>
          <table:table-cell office:value-type="float" office:value="0.00310375" calcext:value-type="float">
            <text:p>0,003103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6</text:p>
          </table:table-cell>
          <table:table-cell office:value-type="string" calcext:value-type="string">
            <text:p>A0054</text:p>
          </table:table-cell>
          <table:table-cell office:value-type="float" office:value="110" calcext:value-type="float">
            <text:p>110</text:p>
          </table:table-cell>
          <table:table-cell office:value-type="float" office:value="0.0500505" calcext:value-type="float">
            <text:p>0,0500505</text:p>
          </table:table-cell>
          <table:table-cell office:value-type="float" office:value="0.00315545" calcext:value-type="float">
            <text:p>0,003155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7</text:p>
          </table:table-cell>
          <table:table-cell office:value-type="string" calcext:value-type="string">
            <text:p>A0053</text:p>
          </table:table-cell>
          <table:table-cell office:value-type="float" office:value="112" calcext:value-type="float">
            <text:p>112</text:p>
          </table:table-cell>
          <table:table-cell office:value-type="float" office:value="0.0461254" calcext:value-type="float">
            <text:p>0,0461254</text:p>
          </table:table-cell>
          <table:table-cell office:value-type="float" office:value="0.00317325" calcext:value-type="float">
            <text:p>0,003173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3</text:p>
          </table:table-cell>
          <table:table-cell office:value-type="string" calcext:value-type="string">
            <text:p>A0058</text:p>
          </table:table-cell>
          <table:table-cell office:value-type="float" office:value="113" calcext:value-type="float">
            <text:p>113</text:p>
          </table:table-cell>
          <table:table-cell office:value-type="float" office:value="0.0474411" calcext:value-type="float">
            <text:p>0,0474411</text:p>
          </table:table-cell>
          <table:table-cell office:value-type="float" office:value="0.00328051" calcext:value-type="float">
            <text:p>0,003280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4</text:p>
          </table:table-cell>
          <table:table-cell office:value-type="string" calcext:value-type="string">
            <text:p>A0057</text:p>
          </table:table-cell>
          <table:table-cell office:value-type="float" office:value="111" calcext:value-type="float">
            <text:p>111</text:p>
          </table:table-cell>
          <table:table-cell office:value-type="float" office:value="0.0408717" calcext:value-type="float">
            <text:p>0,0408717</text:p>
          </table:table-cell>
          <table:table-cell office:value-type="float" office:value="0.00331218" calcext:value-type="float">
            <text:p>0,003312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5</text:p>
          </table:table-cell>
          <table:table-cell office:value-type="string" calcext:value-type="string">
            <text:p>A0056</text:p>
          </table:table-cell>
          <table:table-cell office:value-type="float" office:value="112" calcext:value-type="float">
            <text:p>112</text:p>
          </table:table-cell>
          <table:table-cell office:value-type="float" office:value="0.0409419" calcext:value-type="float">
            <text:p>0,0409419</text:p>
          </table:table-cell>
          <table:table-cell office:value-type="float" office:value="0.00346704" calcext:value-type="float">
            <text:p>0,003467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6</text:p>
          </table:table-cell>
          <table:table-cell office:value-type="string" calcext:value-type="string">
            <text:p>A0055</text:p>
          </table:table-cell>
          <table:table-cell office:value-type="float" office:value="110" calcext:value-type="float">
            <text:p>110</text:p>
          </table:table-cell>
          <table:table-cell office:value-type="float" office:value="0.0436976" calcext:value-type="float">
            <text:p>0,0436976</text:p>
          </table:table-cell>
          <table:table-cell office:value-type="float" office:value="0.00354354" calcext:value-type="float">
            <text:p>0,003543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7</text:p>
          </table:table-cell>
          <table:table-cell office:value-type="string" calcext:value-type="string">
            <text:p>A0054</text:p>
          </table:table-cell>
          <table:table-cell office:value-type="float" office:value="115" calcext:value-type="float">
            <text:p>115</text:p>
          </table:table-cell>
          <table:table-cell office:value-type="float" office:value="0.0624123" calcext:value-type="float">
            <text:p>0,0624123</text:p>
          </table:table-cell>
          <table:table-cell office:value-type="float" office:value="0.0035505" calcext:value-type="float">
            <text:p>0,00355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8</text:p>
          </table:table-cell>
          <table:table-cell office:value-type="string" calcext:value-type="string">
            <text:p>A0053</text:p>
          </table:table-cell>
          <table:table-cell office:value-type="float" office:value="108" calcext:value-type="float">
            <text:p>108</text:p>
          </table:table-cell>
          <table:table-cell office:value-type="float" office:value="0.0348336" calcext:value-type="float">
            <text:p>0,0348336</text:p>
          </table:table-cell>
          <table:table-cell office:value-type="float" office:value="0.00356111" calcext:value-type="float">
            <text:p>0,003561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3</text:p>
          </table:table-cell>
          <table:table-cell office:value-type="string" calcext:value-type="string">
            <text:p>A0059</text:p>
          </table:table-cell>
          <table:table-cell office:value-type="float" office:value="111" calcext:value-type="float">
            <text:p>111</text:p>
          </table:table-cell>
          <table:table-cell office:value-type="float" office:value="0.045281" calcext:value-type="float">
            <text:p>0,045281</text:p>
          </table:table-cell>
          <table:table-cell office:value-type="float" office:value="0.00382476" calcext:value-type="float">
            <text:p>0,003824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4</text:p>
          </table:table-cell>
          <table:table-cell office:value-type="string" calcext:value-type="string">
            <text:p>A0058</text:p>
          </table:table-cell>
          <table:table-cell office:value-type="float" office:value="109" calcext:value-type="float">
            <text:p>109</text:p>
          </table:table-cell>
          <table:table-cell office:value-type="float" office:value="0.041143" calcext:value-type="float">
            <text:p>0,041143</text:p>
          </table:table-cell>
          <table:table-cell office:value-type="float" office:value="0.00393171" calcext:value-type="float">
            <text:p>0,003931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5</text:p>
          </table:table-cell>
          <table:table-cell office:value-type="string" calcext:value-type="string">
            <text:p>A0057</text:p>
          </table:table-cell>
          <table:table-cell office:value-type="float" office:value="113" calcext:value-type="float">
            <text:p>113</text:p>
          </table:table-cell>
          <table:table-cell office:value-type="float" office:value="1.34526" calcext:value-type="float">
            <text:p>1,34526</text:p>
          </table:table-cell>
          <table:table-cell office:value-type="float" office:value="0.00410575" calcext:value-type="float">
            <text:p>0,00410575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0056</text:p>
          </table:table-cell>
          <table:table-cell office:value-type="float" office:value="107" calcext:value-type="float">
            <text:p>107</text:p>
          </table:table-cell>
          <table:table-cell office:value-type="float" office:value="0.0358049" calcext:value-type="float">
            <text:p>0,0358049</text:p>
          </table:table-cell>
          <table:table-cell office:value-type="float" office:value="0.00411807" calcext:value-type="float">
            <text:p>0,004118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7</text:p>
          </table:table-cell>
          <table:table-cell office:value-type="string" calcext:value-type="string">
            <text:p>A0055</text:p>
          </table:table-cell>
          <table:table-cell office:value-type="float" office:value="116" calcext:value-type="float">
            <text:p>116</text:p>
          </table:table-cell>
          <table:table-cell office:value-type="float" office:value="0.0499539" calcext:value-type="float">
            <text:p>0,0499539</text:p>
          </table:table-cell>
          <table:table-cell office:value-type="float" office:value="0.00431348" calcext:value-type="float">
            <text:p>0,004313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8</text:p>
          </table:table-cell>
          <table:table-cell office:value-type="string" calcext:value-type="string">
            <text:p>A0054</text:p>
          </table:table-cell>
          <table:table-cell office:value-type="float" office:value="114" calcext:value-type="float">
            <text:p>114</text:p>
          </table:table-cell>
          <table:table-cell office:value-type="float" office:value="0.0435954" calcext:value-type="float">
            <text:p>0,0435954</text:p>
          </table:table-cell>
          <table:table-cell office:value-type="float" office:value="0.00431901" calcext:value-type="float">
            <text:p>0,004319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9</text:p>
          </table:table-cell>
          <table:table-cell office:value-type="string" calcext:value-type="string">
            <text:p>A0053</text:p>
          </table:table-cell>
          <table:table-cell office:value-type="float" office:value="112" calcext:value-type="float">
            <text:p>112</text:p>
          </table:table-cell>
          <table:table-cell office:value-type="float" office:value="0.0458213" calcext:value-type="float">
            <text:p>0,0458213</text:p>
          </table:table-cell>
          <table:table-cell office:value-type="float" office:value="0.00439682" calcext:value-type="float">
            <text:p>0,004396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4</text:p>
          </table:table-cell>
          <table:table-cell office:value-type="string" calcext:value-type="string">
            <text:p>A0059</text:p>
          </table:table-cell>
          <table:table-cell office:value-type="float" office:value="110" calcext:value-type="float">
            <text:p>110</text:p>
          </table:table-cell>
          <table:table-cell office:value-type="float" office:value="0.0407295" calcext:value-type="float">
            <text:p>0,0407295</text:p>
          </table:table-cell>
          <table:table-cell office:value-type="float" office:value="0.00636789" calcext:value-type="float">
            <text:p>0,006367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5</text:p>
          </table:table-cell>
          <table:table-cell office:value-type="string" calcext:value-type="string">
            <text:p>A0058</text:p>
          </table:table-cell>
          <table:table-cell office:value-type="float" office:value="109" calcext:value-type="float">
            <text:p>109</text:p>
          </table:table-cell>
          <table:table-cell office:value-type="float" office:value="0.0339007" calcext:value-type="float">
            <text:p>0,0339007</text:p>
          </table:table-cell>
          <table:table-cell office:value-type="float" office:value="0.00700412" calcext:value-type="float">
            <text:p>0,007004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6</text:p>
          </table:table-cell>
          <table:table-cell office:value-type="string" calcext:value-type="string">
            <text:p>A0057</text:p>
          </table:table-cell>
          <table:table-cell office:value-type="float" office:value="112" calcext:value-type="float">
            <text:p>112</text:p>
          </table:table-cell>
          <table:table-cell office:value-type="float" office:value="0.0419731" calcext:value-type="float">
            <text:p>0,0419731</text:p>
          </table:table-cell>
          <table:table-cell office:value-type="float" office:value="0.00745405" calcext:value-type="float">
            <text:p>0,007454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7</text:p>
          </table:table-cell>
          <table:table-cell office:value-type="string" calcext:value-type="string">
            <text:p>A0056</text:p>
          </table:table-cell>
          <table:table-cell office:value-type="float" office:value="111" calcext:value-type="float">
            <text:p>111</text:p>
          </table:table-cell>
          <table:table-cell office:value-type="float" office:value="0.0405707" calcext:value-type="float">
            <text:p>0,0405707</text:p>
          </table:table-cell>
          <table:table-cell office:value-type="float" office:value="0.00778288" calcext:value-type="float">
            <text:p>0,007782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8</text:p>
          </table:table-cell>
          <table:table-cell office:value-type="string" calcext:value-type="string">
            <text:p>A0055</text:p>
          </table:table-cell>
          <table:table-cell office:value-type="float" office:value="117" calcext:value-type="float">
            <text:p>117</text:p>
          </table:table-cell>
          <table:table-cell office:value-type="float" office:value="0.0647863" calcext:value-type="float">
            <text:p>0,0647863</text:p>
          </table:table-cell>
          <table:table-cell office:value-type="float" office:value="0.00930685" calcext:value-type="float">
            <text:p>0,009306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9</text:p>
          </table:table-cell>
          <table:table-cell office:value-type="string" calcext:value-type="string">
            <text:p>A0054</text:p>
          </table:table-cell>
          <table:table-cell office:value-type="float" office:value="108" calcext:value-type="float">
            <text:p>108</text:p>
          </table:table-cell>
          <table:table-cell office:value-type="float" office:value="0.0303837" calcext:value-type="float">
            <text:p>0,0303837</text:p>
          </table:table-cell>
          <table:table-cell office:value-type="float" office:value="0.0115576" calcext:value-type="float">
            <text:p>0,01155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5</text:p>
          </table:table-cell>
          <table:table-cell office:value-type="string" calcext:value-type="string">
            <text:p>A0059</text:p>
          </table:table-cell>
          <table:table-cell office:value-type="float" office:value="106" calcext:value-type="float">
            <text:p>106</text:p>
          </table:table-cell>
          <table:table-cell office:value-type="float" office:value="0.0324988" calcext:value-type="float">
            <text:p>0,0324988</text:p>
          </table:table-cell>
          <table:table-cell office:value-type="float" office:value="0.013021" calcext:value-type="float">
            <text:p>0,0130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6</text:p>
          </table:table-cell>
          <table:table-cell office:value-type="string" calcext:value-type="string">
            <text:p>A0058</text:p>
          </table:table-cell>
          <table:table-cell office:value-type="float" office:value="110" calcext:value-type="float">
            <text:p>110</text:p>
          </table:table-cell>
          <table:table-cell office:value-type="float" office:value="0.0369814" calcext:value-type="float">
            <text:p>0,0369814</text:p>
          </table:table-cell>
          <table:table-cell office:value-type="float" office:value="0.0132644" calcext:value-type="float">
            <text:p>0,0132644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0057</text:p>
          </table:table-cell>
          <table:table-cell office:value-type="float" office:value="108" calcext:value-type="float">
            <text:p>108</text:p>
          </table:table-cell>
          <table:table-cell office:value-type="float" office:value="0.0418554" calcext:value-type="float">
            <text:p>0,0418554</text:p>
          </table:table-cell>
          <table:table-cell office:value-type="float" office:value="0.0296254" calcext:value-type="float">
            <text:p>0,02962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8</text:p>
          </table:table-cell>
          <table:table-cell office:value-type="string" calcext:value-type="string">
            <text:p>A0056</text:p>
          </table:table-cell>
          <table:table-cell office:value-type="float" office:value="116" calcext:value-type="float">
            <text:p>116</text:p>
          </table:table-cell>
          <table:table-cell office:value-type="float" office:value="1.45155" calcext:value-type="float">
            <text:p>1,45155</text:p>
          </table:table-cell>
          <table:table-cell office:value-type="float" office:value="25.9771" calcext:value-type="float">
            <text:p>25,97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9</text:p>
          </table:table-cell>
          <table:table-cell office:value-type="string" calcext:value-type="string">
            <text:p>A0055</text:p>
          </table:table-cell>
          <table:table-cell office:value-type="float" office:value="114" calcext:value-type="float">
            <text:p>114</text:p>
          </table:table-cell>
          <table:table-cell office:value-type="float" office:value="0.0581779" calcext:value-type="float">
            <text:p>0,0581779</text:p>
          </table:table-cell>
          <table:table-cell office:value-type="float" office:value="26.7862" calcext:value-type="float">
            <text:p>26,78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6</text:p>
          </table:table-cell>
          <table:table-cell office:value-type="string" calcext:value-type="string">
            <text:p>A0059</text:p>
          </table:table-cell>
          <table:table-cell office:value-type="float" office:value="115" calcext:value-type="float">
            <text:p>115</text:p>
          </table:table-cell>
          <table:table-cell office:value-type="float" office:value="1.39729" calcext:value-type="float">
            <text:p>1,39729</text:p>
          </table:table-cell>
          <table:table-cell office:value-type="float" office:value="27.9776" calcext:value-type="float">
            <text:p>27,97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7</text:p>
          </table:table-cell>
          <table:table-cell office:value-type="string" calcext:value-type="string">
            <text:p>A0058</text:p>
          </table:table-cell>
          <table:table-cell office:value-type="float" office:value="114" calcext:value-type="float">
            <text:p>114</text:p>
          </table:table-cell>
          <table:table-cell office:value-type="float" office:value="0.0461099" calcext:value-type="float">
            <text:p>0,0461099</text:p>
          </table:table-cell>
          <table:table-cell office:value-type="float" office:value="29.4882" calcext:value-type="float">
            <text:p>29,48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8</text:p>
          </table:table-cell>
          <table:table-cell office:value-type="string" calcext:value-type="string">
            <text:p>A0057</text:p>
          </table:table-cell>
          <table:table-cell office:value-type="float" office:value="112" calcext:value-type="float">
            <text:p>112</text:p>
          </table:table-cell>
          <table:table-cell office:value-type="float" office:value="1.42275" calcext:value-type="float">
            <text:p>1,42275</text:p>
          </table:table-cell>
          <table:table-cell office:value-type="float" office:value="44.8508" calcext:value-type="float">
            <text:p>44,85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9</text:p>
          </table:table-cell>
          <table:table-cell office:value-type="string" calcext:value-type="string">
            <text:p>A0056</text:p>
          </table:table-cell>
          <table:table-cell office:value-type="float" office:value="115" calcext:value-type="float">
            <text:p>115</text:p>
          </table:table-cell>
          <table:table-cell office:value-type="float" office:value="0.0578603" calcext:value-type="float">
            <text:p>0,0578603</text:p>
          </table:table-cell>
          <table:table-cell office:value-type="float" office:value="112.694" calcext:value-type="float">
            <text:p>112,6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7</text:p>
          </table:table-cell>
          <table:table-cell office:value-type="string" calcext:value-type="string">
            <text:p>A0059</text:p>
          </table:table-cell>
          <table:table-cell office:value-type="float" office:value="113" calcext:value-type="float">
            <text:p>113</text:p>
          </table:table-cell>
          <table:table-cell office:value-type="float" office:value="1.3624" calcext:value-type="float">
            <text:p>1,3624</text:p>
          </table:table-cell>
          <table:table-cell office:value-type="float" office:value="218.423" calcext:value-type="float">
            <text:p>218,423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0058</text:p>
          </table:table-cell>
          <table:table-cell office:value-type="float" office:value="115" calcext:value-type="float">
            <text:p>115</text:p>
          </table:table-cell>
          <table:table-cell office:value-type="float" office:value="1.48298" calcext:value-type="float">
            <text:p>1,48298</text:p>
          </table:table-cell>
          <table:table-cell office:value-type="float" office:value="228.109" calcext:value-type="float">
            <text:p>228,1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9</text:p>
          </table:table-cell>
          <table:table-cell office:value-type="string" calcext:value-type="string">
            <text:p>A0057</text:p>
          </table:table-cell>
          <table:table-cell office:value-type="float" office:value="117" calcext:value-type="float">
            <text:p>117</text:p>
          </table:table-cell>
          <table:table-cell office:value-type="float" office:value="1.3748" calcext:value-type="float">
            <text:p>1,3748</text:p>
          </table:table-cell>
          <table:table-cell office:value-type="float" office:value="228.246" calcext:value-type="float">
            <text:p>228,2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8</text:p>
          </table:table-cell>
          <table:table-cell office:value-type="string" calcext:value-type="string">
            <text:p>A0059</text:p>
          </table:table-cell>
          <table:table-cell office:value-type="float" office:value="114" calcext:value-type="float">
            <text:p>114</text:p>
          </table:table-cell>
          <table:table-cell office:value-type="float" office:value="0.0546615" calcext:value-type="float">
            <text:p>0,0546615</text:p>
          </table:table-cell>
          <table:table-cell office:value-type="float" office:value="237.047" calcext:value-type="float">
            <text:p>237,0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59</text:p>
          </table:table-cell>
          <table:table-cell office:value-type="string" calcext:value-type="string">
            <text:p>A0058</text:p>
          </table:table-cell>
          <table:table-cell office:value-type="float" office:value="116" calcext:value-type="float">
            <text:p>116</text:p>
          </table:table-cell>
          <table:table-cell office:value-type="float" office:value="0.0510451" calcext:value-type="float">
            <text:p>0,0510451</text:p>
          </table:table-cell>
          <table:table-cell office:value-type="float" office:value="248.164" calcext:value-type="float">
            <text:p>248,164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0059</text:p>
          </table:table-cell>
          <table:table-cell office:value-type="float" office:value="118" calcext:value-type="float">
            <text:p>118</text:p>
          </table:table-cell>
          <table:table-cell office:value-type="float" office:value="1.40203" calcext:value-type="float">
            <text:p>1,40203</text:p>
          </table:table-cell>
          <table:table-cell office:value-type="float" office:value="250.878" calcext:value-type="float">
            <text:p>250,878</text:p>
          </table:table-cell>
          <table:table-cell table:number-columns-repeated="1019"/>
        </table:table-row>
      </table:table>
      <table:table table:name="Sheet4" table:style-name="ta1">
        <table:shapes>
          <draw:frame draw:z-index="0" draw:style-name="gr1" draw:text-style-name="P1" svg:width="15.999cm" svg:height="9.004cm" svg:x="19.399cm" svg:y="1.169cm">
            <draw:object draw:notify-on-update-of-ranges="Sheet4.E1:Sheet4.E1 Sheet4.E2:Sheet4.E26 Sheet4.F1:Sheet4.F1 Sheet4.F2:Sheet4.F26 Sheet4.G1:Sheet4.G1 Sheet4.G2:Sheet4.G2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" table:number-columns-repeated="2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a1,</text:p>
          </table:table-cell>
          <table:table-cell office:value-type="string" calcext:value-type="string">
            <text:p>a2,</text:p>
          </table:table-cell>
          <table:table-cell table:style-name="Default" office:value-type="string" calcext:value-type="string">
            <text:p>sim_result,</text:p>
          </table:table-cell>
          <table:table-cell table:style-name="Default" office:value-type="string" calcext:value-type="string">
            <text:p>nosim_result,</text:p>
          </table:table-cell>
          <table:table-cell office:value-type="string" calcext:value-type="string">
            <text:p>sum_states,</text:p>
          </table:table-cell>
          <table:table-cell office:value-type="string" calcext:value-type="string">
            <text:p>sim_time,</text:p>
          </table:table-cell>
          <table:table-cell office:value-type="string" calcext:value-type="string">
            <text:p>nosim_time</text:p>
          </table:table-cell>
        </table:table-row>
        <table:table-row table:style-name="ro1">
          <table:table-cell office:value-type="string" calcext:value-type="string">
            <text:p>A0064</text:p>
          </table:table-cell>
          <table:table-cell office:value-type="string" calcext:value-type="string">
            <text:p>A0060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24" calcext:value-type="float">
            <text:p>124</text:p>
          </table:table-cell>
          <table:table-cell office:value-type="float" office:value="0.139936" calcext:value-type="float">
            <text:p>0,139936</text:p>
          </table:table-cell>
          <table:table-cell office:value-type="float" office:value="0.00371836" calcext:value-type="float">
            <text:p>0,00371836</text:p>
          </table:table-cell>
        </table:table-row>
        <table:table-row table:style-name="ro1">
          <table:table-cell office:value-type="string" calcext:value-type="string">
            <text:p>A0060</text:p>
          </table:table-cell>
          <table:table-cell office:value-type="string" calcext:value-type="string">
            <text:p>A0065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25" calcext:value-type="float">
            <text:p>125</text:p>
          </table:table-cell>
          <table:table-cell office:value-type="float" office:value="0.16297" calcext:value-type="float">
            <text:p>0,16297</text:p>
          </table:table-cell>
          <table:table-cell office:value-type="float" office:value="0.00375908" calcext:value-type="float">
            <text:p>0,00375908</text:p>
          </table:table-cell>
        </table:table-row>
        <table:table-row table:style-name="ro1">
          <table:table-cell office:value-type="string" calcext:value-type="string">
            <text:p>A0063</text:p>
          </table:table-cell>
          <table:table-cell office:value-type="string" calcext:value-type="string">
            <text:p>A0060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23" calcext:value-type="float">
            <text:p>123</text:p>
          </table:table-cell>
          <table:table-cell office:value-type="float" office:value="0.128459" calcext:value-type="float">
            <text:p>0,128459</text:p>
          </table:table-cell>
          <table:table-cell office:value-type="float" office:value="0.00389043" calcext:value-type="float">
            <text:p>0,00389043</text:p>
          </table:table-cell>
        </table:table-row>
        <table:table-row table:style-name="ro1">
          <table:table-cell office:value-type="string" calcext:value-type="string">
            <text:p>A0065</text:p>
          </table:table-cell>
          <table:table-cell office:value-type="string" calcext:value-type="string">
            <text:p>A0062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27" calcext:value-type="float">
            <text:p>127</text:p>
          </table:table-cell>
          <table:table-cell office:value-type="float" office:value="0.137948" calcext:value-type="float">
            <text:p>0,137948</text:p>
          </table:table-cell>
          <table:table-cell office:value-type="float" office:value="0.00392072" calcext:value-type="float">
            <text:p>0,00392072</text:p>
          </table:table-cell>
        </table:table-row>
        <table:table-row table:style-name="ro1">
          <table:table-cell office:value-type="string" calcext:value-type="string">
            <text:p>A0060</text:p>
          </table:table-cell>
          <table:table-cell office:value-type="string" calcext:value-type="string">
            <text:p>A0064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24" calcext:value-type="float">
            <text:p>124</text:p>
          </table:table-cell>
          <table:table-cell office:value-type="float" office:value="0.114084" calcext:value-type="float">
            <text:p>0,114084</text:p>
          </table:table-cell>
          <table:table-cell office:value-type="float" office:value="0.00416788" calcext:value-type="float">
            <text:p>0,00416788</text:p>
          </table:table-cell>
        </table:table-row>
        <table:table-row table:style-name="ro1">
          <table:table-cell office:value-type="string" calcext:value-type="string">
            <text:p>A0062</text:p>
          </table:table-cell>
          <table:table-cell office:value-type="string" calcext:value-type="string">
            <text:p>A0065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27" calcext:value-type="float">
            <text:p>127</text:p>
          </table:table-cell>
          <table:table-cell office:value-type="float" office:value="0.142642" calcext:value-type="float">
            <text:p>0,142642</text:p>
          </table:table-cell>
          <table:table-cell office:value-type="float" office:value="0.00434907" calcext:value-type="float">
            <text:p>0,00434907</text:p>
          </table:table-cell>
        </table:table-row>
        <table:table-row table:style-name="ro1">
          <table:table-cell office:value-type="string" calcext:value-type="string">
            <text:p>A0063</text:p>
          </table:table-cell>
          <table:table-cell office:value-type="string" calcext:value-type="string">
            <text:p>A0062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25" calcext:value-type="float">
            <text:p>125</text:p>
          </table:table-cell>
          <table:table-cell office:value-type="float" office:value="0.15304" calcext:value-type="float">
            <text:p>0,15304</text:p>
          </table:table-cell>
          <table:table-cell office:value-type="float" office:value="0.00462998" calcext:value-type="float">
            <text:p>0,00462998</text:p>
          </table:table-cell>
        </table:table-row>
        <table:table-row table:style-name="ro1">
          <table:table-cell office:value-type="string" calcext:value-type="string">
            <text:p>A0065</text:p>
          </table:table-cell>
          <table:table-cell office:value-type="string" calcext:value-type="string">
            <text:p>A0060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25" calcext:value-type="float">
            <text:p>125</text:p>
          </table:table-cell>
          <table:table-cell office:value-type="float" office:value="0.137005" calcext:value-type="float">
            <text:p>0,137005</text:p>
          </table:table-cell>
          <table:table-cell office:value-type="float" office:value="0.00500575" calcext:value-type="float">
            <text:p>0,00500575</text:p>
          </table:table-cell>
        </table:table-row>
        <table:table-row table:style-name="ro1">
          <table:table-cell office:value-type="string" calcext:value-type="string">
            <text:p>A0062</text:p>
          </table:table-cell>
          <table:table-cell office:value-type="string" calcext:value-type="string">
            <text:p>A0063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25" calcext:value-type="float">
            <text:p>125</text:p>
          </table:table-cell>
          <table:table-cell office:value-type="float" office:value="0.133279" calcext:value-type="float">
            <text:p>0,133279</text:p>
          </table:table-cell>
          <table:table-cell office:value-type="float" office:value="0.00515751" calcext:value-type="float">
            <text:p>0,00515751</text:p>
          </table:table-cell>
        </table:table-row>
        <table:table-row table:style-name="ro1">
          <table:table-cell office:value-type="string" calcext:value-type="string">
            <text:p>A0064</text:p>
          </table:table-cell>
          <table:table-cell office:value-type="string" calcext:value-type="string">
            <text:p>A0062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26" calcext:value-type="float">
            <text:p>126</text:p>
          </table:table-cell>
          <table:table-cell office:value-type="float" office:value="0.173033" calcext:value-type="float">
            <text:p>0,173033</text:p>
          </table:table-cell>
          <table:table-cell office:value-type="float" office:value="0.0053643" calcext:value-type="float">
            <text:p>0,0053643</text:p>
          </table:table-cell>
        </table:table-row>
        <table:table-row table:style-name="ro1">
          <table:table-cell office:value-type="string" calcext:value-type="string">
            <text:p>A0062</text:p>
          </table:table-cell>
          <table:table-cell office:value-type="string" calcext:value-type="string">
            <text:p>A0064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26" calcext:value-type="float">
            <text:p>126</text:p>
          </table:table-cell>
          <table:table-cell office:value-type="float" office:value="0.170858" calcext:value-type="float">
            <text:p>0,170858</text:p>
          </table:table-cell>
          <table:table-cell office:value-type="float" office:value="0.00586189" calcext:value-type="float">
            <text:p>0,00586189</text:p>
          </table:table-cell>
        </table:table-row>
        <table:table-row table:style-name="ro1">
          <table:table-cell office:value-type="string" calcext:value-type="string">
            <text:p>A0060</text:p>
          </table:table-cell>
          <table:table-cell office:value-type="string" calcext:value-type="string">
            <text:p>A0063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23" calcext:value-type="float">
            <text:p>123</text:p>
          </table:table-cell>
          <table:table-cell office:value-type="float" office:value="0.154437" calcext:value-type="float">
            <text:p>0,154437</text:p>
          </table:table-cell>
          <table:table-cell office:value-type="float" office:value="0.00652776" calcext:value-type="float">
            <text:p>0,00652776</text:p>
          </table:table-cell>
        </table:table-row>
        <table:table-row table:style-name="ro1">
          <table:table-cell table:number-columns-repeated="2" office:value-type="string" calcext:value-type="string">
            <text:p>A0060</text:p>
          </table:table-cell>
          <table:table-cell table:number-columns-repeated="2" office:value-type="boolean" office:boolean-value="true" calcext:value-type="boolean">
            <text:p>PRAVDA</text:p>
          </table:table-cell>
          <table:table-cell office:value-type="float" office:value="120" calcext:value-type="float">
            <text:p>120</text:p>
          </table:table-cell>
          <table:table-cell office:value-type="float" office:value="0.0375821" calcext:value-type="float">
            <text:p>0,0375821</text:p>
          </table:table-cell>
          <table:table-cell office:value-type="float" office:value="0.0281061" calcext:value-type="float">
            <text:p>0,0281061</text:p>
          </table:table-cell>
        </table:table-row>
        <table:table-row table:style-name="ro1">
          <table:table-cell office:value-type="string" calcext:value-type="string">
            <text:p>A0060</text:p>
          </table:table-cell>
          <table:table-cell office:value-type="string" calcext:value-type="string">
            <text:p>A0062</text:p>
          </table:table-cell>
          <table:table-cell table:number-columns-repeated="2" office:value-type="boolean" office:boolean-value="true" calcext:value-type="boolean">
            <text:p>PRAVDA</text:p>
          </table:table-cell>
          <table:table-cell office:value-type="float" office:value="122" calcext:value-type="float">
            <text:p>122</text:p>
          </table:table-cell>
          <table:table-cell office:value-type="float" office:value="0.0444831" calcext:value-type="float">
            <text:p>0,0444831</text:p>
          </table:table-cell>
          <table:table-cell office:value-type="float" office:value="0.0285203" calcext:value-type="float">
            <text:p>0,0285203</text:p>
          </table:table-cell>
        </table:table-row>
        <table:table-row table:style-name="ro1">
          <table:table-cell office:value-type="string" calcext:value-type="string">
            <text:p>A0062</text:p>
          </table:table-cell>
          <table:table-cell office:value-type="string" calcext:value-type="string">
            <text:p>A0060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22" calcext:value-type="float">
            <text:p>122</text:p>
          </table:table-cell>
          <table:table-cell office:value-type="float" office:value="0.0450284" calcext:value-type="float">
            <text:p>0,0450284</text:p>
          </table:table-cell>
          <table:table-cell office:value-type="float" office:value="0.0328286" calcext:value-type="float">
            <text:p>0,0328286</text:p>
          </table:table-cell>
        </table:table-row>
        <table:table-row table:style-name="ro1">
          <table:table-cell table:number-columns-repeated="2" office:value-type="string" calcext:value-type="string">
            <text:p>A0062</text:p>
          </table:table-cell>
          <table:table-cell table:number-columns-repeated="2" office:value-type="boolean" office:boolean-value="true" calcext:value-type="boolean">
            <text:p>PRAVDA</text:p>
          </table:table-cell>
          <table:table-cell office:value-type="float" office:value="124" calcext:value-type="float">
            <text:p>124</text:p>
          </table:table-cell>
          <table:table-cell office:value-type="float" office:value="0.0510339" calcext:value-type="float">
            <text:p>0,0510339</text:p>
          </table:table-cell>
          <table:table-cell office:value-type="float" office:value="0.0391205" calcext:value-type="float">
            <text:p>0,0391205</text:p>
          </table:table-cell>
        </table:table-row>
        <table:table-row table:style-name="ro1">
          <table:table-cell table:number-columns-repeated="2" office:value-type="string" calcext:value-type="string">
            <text:p>A0063</text:p>
          </table:table-cell>
          <table:table-cell office:value-type="boolean" office:boolean-value="true" calcext:value-type="boolean">
            <text:p>PRAVDA</text:p>
          </table:table-cell>
          <table:table-cell table:style-name="Default" office:value-type="string" calcext:value-type="string">
            <text:p>None</text:p>
          </table:table-cell>
          <table:table-cell office:value-type="float" office:value="126" calcext:value-type="float">
            <text:p>126</text:p>
          </table:table-cell>
          <table:table-cell office:value-type="float" office:value="0.264383" calcext:value-type="float">
            <text:p>0,26438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0063</text:p>
          </table:table-cell>
          <table:table-cell office:value-type="string" calcext:value-type="string">
            <text:p>A0064</text:p>
          </table:table-cell>
          <table:table-cell table:number-columns-repeated="2" table:style-name="Default" office:value-type="string" calcext:value-type="string">
            <text:p>None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0064</text:p>
          </table:table-cell>
          <table:table-cell office:value-type="string" calcext:value-type="string">
            <text:p>A0063</text:p>
          </table:table-cell>
          <table:table-cell office:value-type="boolean" office:boolean-value="true" calcext:value-type="boolean">
            <text:p>PRAVDA</text:p>
          </table:table-cell>
          <table:table-cell table:style-name="Default" office:value-type="string" calcext:value-type="string">
            <text:p>None</text:p>
          </table:table-cell>
          <table:table-cell office:value-type="float" office:value="127" calcext:value-type="float">
            <text:p>127</text:p>
          </table:table-cell>
          <table:table-cell office:value-type="float" office:value="0.272514" calcext:value-type="float">
            <text:p>0,27251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0063</text:p>
          </table:table-cell>
          <table:table-cell office:value-type="string" calcext:value-type="string">
            <text:p>A0065</text:p>
          </table:table-cell>
          <table:table-cell table:number-columns-repeated="2" table:style-name="Default" office:value-type="string" calcext:value-type="string">
            <text:p>None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table:number-columns-repeated="2" office:value-type="string" calcext:value-type="string">
            <text:p>A0064</text:p>
          </table:table-cell>
          <table:table-cell office:value-type="boolean" office:boolean-value="true" calcext:value-type="boolean">
            <text:p>PRAVDA</text:p>
          </table:table-cell>
          <table:table-cell table:style-name="Default" office:value-type="string" calcext:value-type="string">
            <text:p>None</text:p>
          </table:table-cell>
          <table:table-cell office:value-type="float" office:value="128" calcext:value-type="float">
            <text:p>128</text:p>
          </table:table-cell>
          <table:table-cell office:value-type="float" office:value="0.311391" calcext:value-type="float">
            <text:p>0,31139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0065</text:p>
          </table:table-cell>
          <table:table-cell office:value-type="string" calcext:value-type="string">
            <text:p>A0063</text:p>
          </table:table-cell>
          <table:table-cell office:value-type="boolean" office:boolean-value="true" calcext:value-type="boolean">
            <text:p>PRAVDA</text:p>
          </table:table-cell>
          <table:table-cell table:style-name="Default" office:value-type="string" calcext:value-type="string">
            <text:p>None</text:p>
          </table:table-cell>
          <table:table-cell office:value-type="float" office:value="128" calcext:value-type="float">
            <text:p>128</text:p>
          </table:table-cell>
          <table:table-cell office:value-type="float" office:value="0.281476" calcext:value-type="float">
            <text:p>0,2814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0064</text:p>
          </table:table-cell>
          <table:table-cell office:value-type="string" calcext:value-type="string">
            <text:p>A0065</text:p>
          </table:table-cell>
          <table:table-cell table:number-columns-repeated="2" table:style-name="Default" office:value-type="string" calcext:value-type="string">
            <text:p>None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0065</text:p>
          </table:table-cell>
          <table:table-cell office:value-type="string" calcext:value-type="string">
            <text:p>A0064</text:p>
          </table:table-cell>
          <table:table-cell office:value-type="boolean" office:boolean-value="true" calcext:value-type="boolean">
            <text:p>PRAVDA</text:p>
          </table:table-cell>
          <table:table-cell table:style-name="Default" office:value-type="string" calcext:value-type="string">
            <text:p>None</text:p>
          </table:table-cell>
          <table:table-cell office:value-type="float" office:value="129" calcext:value-type="float">
            <text:p>129</text:p>
          </table:table-cell>
          <table:table-cell office:value-type="float" office:value="0.342299" calcext:value-type="float">
            <text:p>0,3422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2" office:value-type="string" calcext:value-type="string">
            <text:p>A0065</text:p>
          </table:table-cell>
          <table:table-cell office:value-type="boolean" office:boolean-value="true" calcext:value-type="boolean">
            <text:p>PRAVDA</text:p>
          </table:table-cell>
          <table:table-cell table:style-name="Default" office:value-type="string" calcext:value-type="string">
            <text:p>None</text:p>
          </table:table-cell>
          <table:table-cell office:value-type="float" office:value="130" calcext:value-type="float">
            <text:p>130</text:p>
          </table:table-cell>
          <table:table-cell office:value-type="float" office:value="0.287192" calcext:value-type="float">
            <text:p>0,287192</text:p>
          </table:table-cell>
          <table:table-cell office:value-type="float" office:value="60" calcext:value-type="float">
            <text:p>60</text:p>
          </table:table-cell>
        </table:table-row>
      </table:table>
      <table:table table:name="Sheet5" table:style-name="ta1">
        <table:shapes>
          <draw:frame draw:z-index="0" draw:style-name="gr1" draw:text-style-name="P1" svg:width="15.999cm" svg:height="8.999cm" svg:x="19.333cm" svg:y="2.466cm">
            <draw:object draw:notify-on-update-of-ranges="Sheet5.E1:Sheet5.E1 Sheet5.E2:Sheet5.E401 Sheet5.F1:Sheet5.F1 Sheet5.F2:Sheet5.F401 Sheet5.G1:Sheet5.G1 Sheet5.G2:Sheet5.G40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.999cm" svg:height="9.005cm" svg:x="19.121cm" svg:y="12.882cm">
            <draw:object draw:notify-on-update-of-ranges="Sheet5.E355:Sheet5.E401 Sheet5.F355:Sheet5.F401 Sheet5.G355:Sheet5.G40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3" table:number-columns-repeated="2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a1,</text:p>
          </table:table-cell>
          <table:table-cell office:value-type="string" calcext:value-type="string">
            <text:p>a2,</text:p>
          </table:table-cell>
          <table:table-cell table:style-name="Default" office:value-type="string" calcext:value-type="string">
            <text:p>sim_result,</text:p>
          </table:table-cell>
          <table:table-cell table:style-name="Default" office:value-type="string" calcext:value-type="string">
            <text:p>nosim_result,</text:p>
          </table:table-cell>
          <table:table-cell office:value-type="string" calcext:value-type="string">
            <text:p>sum_states,</text:p>
          </table:table-cell>
          <table:table-cell office:value-type="string" calcext:value-type="string">
            <text:p>sim_time,</text:p>
          </table:table-cell>
          <table:table-cell office:value-type="string" calcext:value-type="string">
            <text:p>nosim_time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A6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7" calcext:value-type="float">
            <text:p>17</text:p>
          </table:table-cell>
          <table:table-cell office:value-type="float" office:value="0.0017765" calcext:value-type="float">
            <text:p>0,0017765</text:p>
          </table:table-cell>
          <table:table-cell office:value-type="float" office:value="0.000236333" calcext:value-type="float">
            <text:p>0,000236333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A12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7" calcext:value-type="float">
            <text:p>17</text:p>
          </table:table-cell>
          <table:table-cell office:value-type="float" office:value="0.00182634" calcext:value-type="float">
            <text:p>0,00182634</text:p>
          </table:table-cell>
          <table:table-cell office:value-type="float" office:value="0.000237814" calcext:value-type="float">
            <text:p>0,000237814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A12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8" calcext:value-type="float">
            <text:p>18</text:p>
          </table:table-cell>
          <table:table-cell office:value-type="float" office:value="0.00197124" calcext:value-type="float">
            <text:p>0,00197124</text:p>
          </table:table-cell>
          <table:table-cell office:value-type="float" office:value="0.000238008" calcext:value-type="float">
            <text:p>0,000238008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A11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7" calcext:value-type="float">
            <text:p>17</text:p>
          </table:table-cell>
          <table:table-cell office:value-type="float" office:value="0.00167519" calcext:value-type="float">
            <text:p>0,00167519</text:p>
          </table:table-cell>
          <table:table-cell office:value-type="float" office:value="0.000243939" calcext:value-type="float">
            <text:p>0,000243939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A7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3" calcext:value-type="float">
            <text:p>13</text:p>
          </table:table-cell>
          <table:table-cell office:value-type="float" office:value="0.000781101" calcext:value-type="float">
            <text:p>0,000781101</text:p>
          </table:table-cell>
          <table:table-cell office:value-type="float" office:value="0.000251122" calcext:value-type="float">
            <text:p>0,000251122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A7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8" calcext:value-type="float">
            <text:p>18</text:p>
          </table:table-cell>
          <table:table-cell office:value-type="float" office:value="0.00176869" calcext:value-type="float">
            <text:p>0,00176869</text:p>
          </table:table-cell>
          <table:table-cell office:value-type="float" office:value="0.000253486" calcext:value-type="float">
            <text:p>0,000253486</text:p>
          </table:table-cell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A7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7" calcext:value-type="float">
            <text:p>17</text:p>
          </table:table-cell>
          <table:table-cell office:value-type="float" office:value="0.00182993" calcext:value-type="float">
            <text:p>0,00182993</text:p>
          </table:table-cell>
          <table:table-cell office:value-type="float" office:value="0.000259548" calcext:value-type="float">
            <text:p>0,000259548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A13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8" calcext:value-type="float">
            <text:p>18</text:p>
          </table:table-cell>
          <table:table-cell office:value-type="float" office:value="0.0025631" calcext:value-type="float">
            <text:p>0,0025631</text:p>
          </table:table-cell>
          <table:table-cell office:value-type="float" office:value="0.000272775" calcext:value-type="float">
            <text:p>0,000272775</text:p>
          </table:table-cell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A6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6" calcext:value-type="float">
            <text:p>16</text:p>
          </table:table-cell>
          <table:table-cell office:value-type="float" office:value="0.00170139" calcext:value-type="float">
            <text:p>0,00170139</text:p>
          </table:table-cell>
          <table:table-cell office:value-type="float" office:value="0.000273103" calcext:value-type="float">
            <text:p>0,000273103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A13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9" calcext:value-type="float">
            <text:p>19</text:p>
          </table:table-cell>
          <table:table-cell office:value-type="float" office:value="0.002569" calcext:value-type="float">
            <text:p>0,002569</text:p>
          </table:table-cell>
          <table:table-cell office:value-type="float" office:value="0.000280696" calcext:value-type="float">
            <text:p>0,000280696</text:p>
          </table:table-cell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A6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8" calcext:value-type="float">
            <text:p>18</text:p>
          </table:table-cell>
          <table:table-cell office:value-type="float" office:value="0.00253357" calcext:value-type="float">
            <text:p>0,00253357</text:p>
          </table:table-cell>
          <table:table-cell office:value-type="float" office:value="0.000294048" calcext:value-type="float">
            <text:p>0,000294048</text:p>
          </table:table-cell>
        </table:table-row>
        <table:table-row table:style-name="ro1">
          <table:table-cell table:number-columns-repeated="2" office:value-type="string" calcext:value-type="string">
            <text:p>A6</text:p>
          </table:table-cell>
          <table:table-cell table:number-columns-repeated="2" office:value-type="boolean" office:boolean-value="true" calcext:value-type="boolean">
            <text:p>PRAVDA</text:p>
          </table:table-cell>
          <table:table-cell office:value-type="float" office:value="12" calcext:value-type="float">
            <text:p>12</text:p>
          </table:table-cell>
          <table:table-cell office:value-type="float" office:value="0.000646362" calcext:value-type="float">
            <text:p>0,000646362</text:p>
          </table:table-cell>
          <table:table-cell office:value-type="float" office:value="0.000305335" calcext:value-type="float">
            <text:p>0,000305335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A6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3" calcext:value-type="float">
            <text:p>13</text:p>
          </table:table-cell>
          <table:table-cell office:value-type="float" office:value="0.000720915" calcext:value-type="float">
            <text:p>0,000720915</text:p>
          </table:table-cell>
          <table:table-cell office:value-type="float" office:value="0.000318605" calcext:value-type="float">
            <text:p>0,000318605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A11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6" calcext:value-type="float">
            <text:p>16</text:p>
          </table:table-cell>
          <table:table-cell office:value-type="float" office:value="0.00160817" calcext:value-type="float">
            <text:p>0,00160817</text:p>
          </table:table-cell>
          <table:table-cell office:value-type="float" office:value="0.000323861" calcext:value-type="float">
            <text:p>0,000323861</text:p>
          </table:table-cell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A7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9" calcext:value-type="float">
            <text:p>19</text:p>
          </table:table-cell>
          <table:table-cell office:value-type="float" office:value="0.00254937" calcext:value-type="float">
            <text:p>0,00254937</text:p>
          </table:table-cell>
          <table:table-cell office:value-type="float" office:value="0.000369438" calcext:value-type="float">
            <text:p>0,000369438</text:p>
          </table:table-cell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A11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22" calcext:value-type="float">
            <text:p>22</text:p>
          </table:table-cell>
          <table:table-cell office:value-type="float" office:value="0.00318784" calcext:value-type="float">
            <text:p>0,00318784</text:p>
          </table:table-cell>
          <table:table-cell office:value-type="float" office:value="0.000376582" calcext:value-type="float">
            <text:p>0,000376582</text:p>
          </table:table-cell>
        </table:table-row>
        <table:table-row table:style-name="ro1">
          <table:table-cell table:number-columns-repeated="2" office:value-type="string" calcext:value-type="string">
            <text:p>A7</text:p>
          </table:table-cell>
          <table:table-cell table:number-columns-repeated="2" office:value-type="boolean" office:boolean-value="true" calcext:value-type="boolean">
            <text:p>PRAVDA</text:p>
          </table:table-cell>
          <table:table-cell office:value-type="float" office:value="14" calcext:value-type="float">
            <text:p>14</text:p>
          </table:table-cell>
          <table:table-cell office:value-type="float" office:value="0.000705957" calcext:value-type="float">
            <text:p>0,000705957</text:p>
          </table:table-cell>
          <table:table-cell office:value-type="float" office:value="0.00041325" calcext:value-type="float">
            <text:p>0,00041325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A13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23" calcext:value-type="float">
            <text:p>23</text:p>
          </table:table-cell>
          <table:table-cell office:value-type="float" office:value="0.00356135" calcext:value-type="float">
            <text:p>0,00356135</text:p>
          </table:table-cell>
          <table:table-cell office:value-type="float" office:value="0.000505441" calcext:value-type="float">
            <text:p>0,000505441</text:p>
          </table:table-cell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A12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23" calcext:value-type="float">
            <text:p>23</text:p>
          </table:table-cell>
          <table:table-cell office:value-type="float" office:value="0.00334186" calcext:value-type="float">
            <text:p>0,00334186</text:p>
          </table:table-cell>
          <table:table-cell office:value-type="float" office:value="0.00055282" calcext:value-type="float">
            <text:p>0,00055282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A11</text:p>
          </table:table-cell>
          <table:table-cell table:number-columns-repeated="2" office:value-type="boolean" office:boolean-value="true" calcext:value-type="boolean">
            <text:p>PRAVDA</text:p>
          </table:table-cell>
          <table:table-cell office:value-type="float" office:value="21" calcext:value-type="float">
            <text:p>21</text:p>
          </table:table-cell>
          <table:table-cell office:value-type="float" office:value="0.00217977" calcext:value-type="float">
            <text:p>0,00217977</text:p>
          </table:table-cell>
          <table:table-cell office:value-type="float" office:value="0.000647927" calcext:value-type="float">
            <text:p>0,000647927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A30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34" calcext:value-type="float">
            <text:p>34</text:p>
          </table:table-cell>
          <table:table-cell office:value-type="float" office:value="0.00856473" calcext:value-type="float">
            <text:p>0,00856473</text:p>
          </table:table-cell>
          <table:table-cell office:value-type="float" office:value="0.000666563" calcext:value-type="float">
            <text:p>0,000666563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A28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34" calcext:value-type="float">
            <text:p>34</text:p>
          </table:table-cell>
          <table:table-cell office:value-type="float" office:value="0.00801592" calcext:value-type="float">
            <text:p>0,00801592</text:p>
          </table:table-cell>
          <table:table-cell office:value-type="float" office:value="0.000683202" calcext:value-type="float">
            <text:p>0,000683202</text:p>
          </table:table-cell>
        </table:table-row>
        <table:table-row table:style-name="ro1">
          <table:table-cell office:value-type="string" calcext:value-type="string">
            <text:p>A30</text:p>
          </table:table-cell>
          <table:table-cell office:value-type="string" calcext:value-type="string">
            <text:p>A6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34" calcext:value-type="float">
            <text:p>34</text:p>
          </table:table-cell>
          <table:table-cell office:value-type="float" office:value="0.00823308" calcext:value-type="float">
            <text:p>0,00823308</text:p>
          </table:table-cell>
          <table:table-cell office:value-type="float" office:value="0.000702833" calcext:value-type="float">
            <text:p>0,000702833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A30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35" calcext:value-type="float">
            <text:p>35</text:p>
          </table:table-cell>
          <table:table-cell office:value-type="float" office:value="0.00882504" calcext:value-type="float">
            <text:p>0,00882504</text:p>
          </table:table-cell>
          <table:table-cell office:value-type="float" office:value="0.000707193" calcext:value-type="float">
            <text:p>0,000707193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A28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35" calcext:value-type="float">
            <text:p>35</text:p>
          </table:table-cell>
          <table:table-cell office:value-type="float" office:value="0.00832524" calcext:value-type="float">
            <text:p>0,00832524</text:p>
          </table:table-cell>
          <table:table-cell office:value-type="float" office:value="0.000708041" calcext:value-type="float">
            <text:p>0,000708041</text:p>
          </table:table-cell>
        </table:table-row>
        <table:table-row table:style-name="ro1">
          <table:table-cell office:value-type="string" calcext:value-type="string">
            <text:p>A30</text:p>
          </table:table-cell>
          <table:table-cell office:value-type="string" calcext:value-type="string">
            <text:p>A7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35" calcext:value-type="float">
            <text:p>35</text:p>
          </table:table-cell>
          <table:table-cell office:value-type="float" office:value="0.00892301" calcext:value-type="float">
            <text:p>0,00892301</text:p>
          </table:table-cell>
          <table:table-cell office:value-type="float" office:value="0.000712886" calcext:value-type="float">
            <text:p>0,000712886</text:p>
          </table:table-cell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A13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22" calcext:value-type="float">
            <text:p>22</text:p>
          </table:table-cell>
          <table:table-cell office:value-type="float" office:value="0.00462832" calcext:value-type="float">
            <text:p>0,00462832</text:p>
          </table:table-cell>
          <table:table-cell office:value-type="float" office:value="0.000724535" calcext:value-type="float">
            <text:p>0,000724535</text:p>
          </table:table-cell>
        </table:table-row>
        <table:table-row table:style-name="ro1">
          <table:table-cell office:value-type="string" calcext:value-type="string">
            <text:p>A28</text:p>
          </table:table-cell>
          <table:table-cell office:value-type="string" calcext:value-type="string">
            <text:p>A7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35" calcext:value-type="float">
            <text:p>35</text:p>
          </table:table-cell>
          <table:table-cell office:value-type="float" office:value="0.00896492" calcext:value-type="float">
            <text:p>0,00896492</text:p>
          </table:table-cell>
          <table:table-cell office:value-type="float" office:value="0.000744671" calcext:value-type="float">
            <text:p>0,000744671</text:p>
          </table:table-cell>
        </table:table-row>
        <table:table-row table:style-name="ro1">
          <table:table-cell office:value-type="string" calcext:value-type="string">
            <text:p>A30</text:p>
          </table:table-cell>
          <table:table-cell office:value-type="string" calcext:value-type="string">
            <text:p>A12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39" calcext:value-type="float">
            <text:p>39</text:p>
          </table:table-cell>
          <table:table-cell office:value-type="float" office:value="0.0106657" calcext:value-type="float">
            <text:p>0,0106657</text:p>
          </table:table-cell>
          <table:table-cell office:value-type="float" office:value="0.00078941" calcext:value-type="float">
            <text:p>0,00078941</text:p>
          </table:table-cell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A28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40" calcext:value-type="float">
            <text:p>40</text:p>
          </table:table-cell>
          <table:table-cell office:value-type="float" office:value="0.0103962" calcext:value-type="float">
            <text:p>0,0103962</text:p>
          </table:table-cell>
          <table:table-cell office:value-type="float" office:value="0.000806489" calcext:value-type="float">
            <text:p>0,000806489</text:p>
          </table:table-cell>
        </table:table-row>
        <table:table-row table:style-name="ro1">
          <table:table-cell office:value-type="string" calcext:value-type="string">
            <text:p>A30</text:p>
          </table:table-cell>
          <table:table-cell office:value-type="string" calcext:value-type="string">
            <text:p>A11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38" calcext:value-type="float">
            <text:p>38</text:p>
          </table:table-cell>
          <table:table-cell office:value-type="float" office:value="0.00936469" calcext:value-type="float">
            <text:p>0,00936469</text:p>
          </table:table-cell>
          <table:table-cell office:value-type="float" office:value="0.000824138" calcext:value-type="float">
            <text:p>0,000824138</text:p>
          </table:table-cell>
        </table:table-row>
        <table:table-row table:style-name="ro1">
          <table:table-cell table:number-columns-repeated="2" office:value-type="string" calcext:value-type="string">
            <text:p>A12</text:p>
          </table:table-cell>
          <table:table-cell table:number-columns-repeated="2" office:value-type="boolean" office:boolean-value="true" calcext:value-type="boolean">
            <text:p>PRAVDA</text:p>
          </table:table-cell>
          <table:table-cell office:value-type="float" office:value="22" calcext:value-type="float">
            <text:p>22</text:p>
          </table:table-cell>
          <table:table-cell office:value-type="float" office:value="0.00215012" calcext:value-type="float">
            <text:p>0,00215012</text:p>
          </table:table-cell>
          <table:table-cell office:value-type="float" office:value="0.000853199" calcext:value-type="float">
            <text:p>0,000853199</text:p>
          </table:table-cell>
        </table:table-row>
        <table:table-row table:style-name="ro1">
          <table:table-cell office:value-type="string" calcext:value-type="string">
            <text:p>A28</text:p>
          </table:table-cell>
          <table:table-cell office:value-type="string" calcext:value-type="string">
            <text:p>A13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40" calcext:value-type="float">
            <text:p>40</text:p>
          </table:table-cell>
          <table:table-cell office:value-type="float" office:value="0.00976047" calcext:value-type="float">
            <text:p>0,00976047</text:p>
          </table:table-cell>
          <table:table-cell office:value-type="float" office:value="0.000861606" calcext:value-type="float">
            <text:p>0,000861606</text:p>
          </table:table-cell>
        </table:table-row>
        <table:table-row table:style-name="ro1">
          <table:table-cell office:value-type="string" calcext:value-type="string">
            <text:p>A28</text:p>
          </table:table-cell>
          <table:table-cell office:value-type="string" calcext:value-type="string">
            <text:p>A12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39" calcext:value-type="float">
            <text:p>39</text:p>
          </table:table-cell>
          <table:table-cell office:value-type="float" office:value="0.011226" calcext:value-type="float">
            <text:p>0,011226</text:p>
          </table:table-cell>
          <table:table-cell office:value-type="float" office:value="0.000889506" calcext:value-type="float">
            <text:p>0,000889506</text:p>
          </table:table-cell>
        </table:table-row>
        <table:table-row table:style-name="ro1">
          <table:table-cell table:number-columns-repeated="2" office:value-type="string" calcext:value-type="string">
            <text:p>A11</text:p>
          </table:table-cell>
          <table:table-cell table:number-columns-repeated="2" office:value-type="boolean" office:boolean-value="true" calcext:value-type="boolean">
            <text:p>PRAVDA</text:p>
          </table:table-cell>
          <table:table-cell office:value-type="float" office:value="20" calcext:value-type="float">
            <text:p>20</text:p>
          </table:table-cell>
          <table:table-cell office:value-type="float" office:value="0.00310626" calcext:value-type="float">
            <text:p>0,00310626</text:p>
          </table:table-cell>
          <table:table-cell office:value-type="float" office:value="0.000912249" calcext:value-type="float">
            <text:p>0,000912249</text:p>
          </table:table-cell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A12</text:p>
          </table:table-cell>
          <table:table-cell table:number-columns-repeated="2" office:value-type="boolean" office:boolean-value="true" calcext:value-type="boolean">
            <text:p>PRAVDA</text:p>
          </table:table-cell>
          <table:table-cell office:value-type="float" office:value="21" calcext:value-type="float">
            <text:p>21</text:p>
          </table:table-cell>
          <table:table-cell office:value-type="float" office:value="0.00320839" calcext:value-type="float">
            <text:p>0,00320839</text:p>
          </table:table-cell>
          <table:table-cell office:value-type="float" office:value="0.000940353" calcext:value-type="float">
            <text:p>0,000940353</text:p>
          </table:table-cell>
        </table:table-row>
        <table:table-row table:style-name="ro1">
          <table:table-cell office:value-type="string" calcext:value-type="string">
            <text:p>A28</text:p>
          </table:table-cell>
          <table:table-cell office:value-type="string" calcext:value-type="string">
            <text:p>A11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38" calcext:value-type="float">
            <text:p>38</text:p>
          </table:table-cell>
          <table:table-cell office:value-type="float" office:value="0.0123743" calcext:value-type="float">
            <text:p>0,0123743</text:p>
          </table:table-cell>
          <table:table-cell office:value-type="float" office:value="0.000955324" calcext:value-type="float">
            <text:p>0,000955324</text:p>
          </table:table-cell>
        </table:table-row>
        <table:table-row table:style-name="ro1">
          <table:table-cell office:value-type="string" calcext:value-type="string">
            <text:p>A30</text:p>
          </table:table-cell>
          <table:table-cell office:value-type="string" calcext:value-type="string">
            <text:p>A13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40" calcext:value-type="float">
            <text:p>40</text:p>
          </table:table-cell>
          <table:table-cell office:value-type="float" office:value="0.0102221" calcext:value-type="float">
            <text:p>0,0102221</text:p>
          </table:table-cell>
          <table:table-cell office:value-type="float" office:value="0.000986742" calcext:value-type="float">
            <text:p>0,000986742</text:p>
          </table:table-cell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A28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38" calcext:value-type="float">
            <text:p>38</text:p>
          </table:table-cell>
          <table:table-cell office:value-type="float" office:value="0.01194" calcext:value-type="float">
            <text:p>0,01194</text:p>
          </table:table-cell>
          <table:table-cell office:value-type="float" office:value="0.00103153" calcext:value-type="float">
            <text:p>0,00103153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A28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39" calcext:value-type="float">
            <text:p>39</text:p>
          </table:table-cell>
          <table:table-cell office:value-type="float" office:value="0.0105082" calcext:value-type="float">
            <text:p>0,0105082</text:p>
          </table:table-cell>
          <table:table-cell office:value-type="float" office:value="0.0010706" calcext:value-type="float">
            <text:p>0,0010706</text:p>
          </table:table-cell>
        </table:table-row>
        <table:table-row table:style-name="ro1">
          <table:table-cell office:value-type="string" calcext:value-type="string">
            <text:p>A0055</text:p>
          </table:table-cell>
          <table:table-cell office:value-type="string" calcext:value-type="string">
            <text:p>A6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61" calcext:value-type="float">
            <text:p>61</text:p>
          </table:table-cell>
          <table:table-cell office:value-type="float" office:value="0.0138061" calcext:value-type="float">
            <text:p>0,0138061</text:p>
          </table:table-cell>
          <table:table-cell office:value-type="float" office:value="0.00127468" calcext:value-type="float">
            <text:p>0,00127468</text:p>
          </table:table-cell>
        </table:table-row>
        <table:table-row table:style-name="ro1">
          <table:table-cell table:number-columns-repeated="2" office:value-type="string" calcext:value-type="string">
            <text:p>A13</text:p>
          </table:table-cell>
          <table:table-cell table:number-columns-repeated="2" office:value-type="boolean" office:boolean-value="true" calcext:value-type="boolean">
            <text:p>PRAVDA</text:p>
          </table:table-cell>
          <table:table-cell office:value-type="float" office:value="24" calcext:value-type="float">
            <text:p>24</text:p>
          </table:table-cell>
          <table:table-cell office:value-type="float" office:value="0.0032033" calcext:value-type="float">
            <text:p>0,0032033</text:p>
          </table:table-cell>
          <table:table-cell office:value-type="float" office:value="0.00127877" calcext:value-type="float">
            <text:p>0,00127877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A0053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60" calcext:value-type="float">
            <text:p>60</text:p>
          </table:table-cell>
          <table:table-cell office:value-type="float" office:value="0.0122096" calcext:value-type="float">
            <text:p>0,0122096</text:p>
          </table:table-cell>
          <table:table-cell office:value-type="float" office:value="0.00128137" calcext:value-type="float">
            <text:p>0,00128137</text:p>
          </table:table-cell>
        </table:table-row>
        <table:table-row table:style-name="ro1">
          <table:table-cell office:value-type="string" calcext:value-type="string">
            <text:p>A0053</text:p>
          </table:table-cell>
          <table:table-cell office:value-type="string" calcext:value-type="string">
            <text:p>A7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60" calcext:value-type="float">
            <text:p>60</text:p>
          </table:table-cell>
          <table:table-cell office:value-type="float" office:value="0.0128775" calcext:value-type="float">
            <text:p>0,0128775</text:p>
          </table:table-cell>
          <table:table-cell office:value-type="float" office:value="0.00129305" calcext:value-type="float">
            <text:p>0,00129305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A0053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59" calcext:value-type="float">
            <text:p>59</text:p>
          </table:table-cell>
          <table:table-cell office:value-type="float" office:value="0.0122271" calcext:value-type="float">
            <text:p>0,0122271</text:p>
          </table:table-cell>
          <table:table-cell office:value-type="float" office:value="0.00130906" calcext:value-type="float">
            <text:p>0,00130906</text:p>
          </table:table-cell>
        </table:table-row>
        <table:table-row table:style-name="ro1">
          <table:table-cell office:value-type="string" calcext:value-type="string">
            <text:p>A0053</text:p>
          </table:table-cell>
          <table:table-cell office:value-type="string" calcext:value-type="string">
            <text:p>A6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59" calcext:value-type="float">
            <text:p>59</text:p>
          </table:table-cell>
          <table:table-cell office:value-type="float" office:value="0.0118719" calcext:value-type="float">
            <text:p>0,0118719</text:p>
          </table:table-cell>
          <table:table-cell office:value-type="float" office:value="0.00131344" calcext:value-type="float">
            <text:p>0,00131344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A0056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62" calcext:value-type="float">
            <text:p>62</text:p>
          </table:table-cell>
          <table:table-cell office:value-type="float" office:value="0.0159319" calcext:value-type="float">
            <text:p>0,0159319</text:p>
          </table:table-cell>
          <table:table-cell office:value-type="float" office:value="0.00141647" calcext:value-type="float">
            <text:p>0,00141647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A0055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61" calcext:value-type="float">
            <text:p>61</text:p>
          </table:table-cell>
          <table:table-cell office:value-type="float" office:value="0.0139895" calcext:value-type="float">
            <text:p>0,0139895</text:p>
          </table:table-cell>
          <table:table-cell office:value-type="float" office:value="0.00142045" calcext:value-type="float">
            <text:p>0,00142045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A0055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62" calcext:value-type="float">
            <text:p>62</text:p>
          </table:table-cell>
          <table:table-cell office:value-type="float" office:value="0.014357" calcext:value-type="float">
            <text:p>0,014357</text:p>
          </table:table-cell>
          <table:table-cell office:value-type="float" office:value="0.00143446" calcext:value-type="float">
            <text:p>0,00143446</text:p>
          </table:table-cell>
        </table:table-row>
        <table:table-row table:style-name="ro1">
          <table:table-cell office:value-type="string" calcext:value-type="string">
            <text:p>A0055</text:p>
          </table:table-cell>
          <table:table-cell office:value-type="string" calcext:value-type="string">
            <text:p>A7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62" calcext:value-type="float">
            <text:p>62</text:p>
          </table:table-cell>
          <table:table-cell office:value-type="float" office:value="0.0127661" calcext:value-type="float">
            <text:p>0,0127661</text:p>
          </table:table-cell>
          <table:table-cell office:value-type="float" office:value="0.00143493" calcext:value-type="float">
            <text:p>0,00143493</text:p>
          </table:table-cell>
        </table:table-row>
        <table:table-row table:style-name="ro1">
          <table:table-cell office:value-type="string" calcext:value-type="string">
            <text:p>A0053</text:p>
          </table:table-cell>
          <table:table-cell office:value-type="string" calcext:value-type="string">
            <text:p>A12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64" calcext:value-type="float">
            <text:p>64</text:p>
          </table:table-cell>
          <table:table-cell office:value-type="float" office:value="0.015319" calcext:value-type="float">
            <text:p>0,015319</text:p>
          </table:table-cell>
          <table:table-cell office:value-type="float" office:value="0.00146929" calcext:value-type="float">
            <text:p>0,00146929</text:p>
          </table:table-cell>
        </table:table-row>
        <table:table-row table:style-name="ro1">
          <table:table-cell office:value-type="string" calcext:value-type="string">
            <text:p>A0057</text:p>
          </table:table-cell>
          <table:table-cell office:value-type="string" calcext:value-type="string">
            <text:p>A6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63" calcext:value-type="float">
            <text:p>63</text:p>
          </table:table-cell>
          <table:table-cell office:value-type="float" office:value="0.0196708" calcext:value-type="float">
            <text:p>0,0196708</text:p>
          </table:table-cell>
          <table:table-cell office:value-type="float" office:value="0.00146969" calcext:value-type="float">
            <text:p>0,00146969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A0057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63" calcext:value-type="float">
            <text:p>63</text:p>
          </table:table-cell>
          <table:table-cell office:value-type="float" office:value="0.0170321" calcext:value-type="float">
            <text:p>0,0170321</text:p>
          </table:table-cell>
          <table:table-cell office:value-type="float" office:value="0.00147605" calcext:value-type="float">
            <text:p>0,00147605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A0054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60" calcext:value-type="float">
            <text:p>60</text:p>
          </table:table-cell>
          <table:table-cell office:value-type="float" office:value="0.0161008" calcext:value-type="float">
            <text:p>0,0161008</text:p>
          </table:table-cell>
          <table:table-cell office:value-type="float" office:value="0.00147741" calcext:value-type="float">
            <text:p>0,00147741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A0057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64" calcext:value-type="float">
            <text:p>64</text:p>
          </table:table-cell>
          <table:table-cell office:value-type="float" office:value="0.0171075" calcext:value-type="float">
            <text:p>0,0171075</text:p>
          </table:table-cell>
          <table:table-cell office:value-type="float" office:value="0.00147983" calcext:value-type="float">
            <text:p>0,00147983</text:p>
          </table:table-cell>
        </table:table-row>
        <table:table-row table:style-name="ro1">
          <table:table-cell office:value-type="string" calcext:value-type="string">
            <text:p>A0056</text:p>
          </table:table-cell>
          <table:table-cell office:value-type="string" calcext:value-type="string">
            <text:p>A12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67" calcext:value-type="float">
            <text:p>67</text:p>
          </table:table-cell>
          <table:table-cell office:value-type="float" office:value="0.020136" calcext:value-type="float">
            <text:p>0,020136</text:p>
          </table:table-cell>
          <table:table-cell office:value-type="float" office:value="0.00149552" calcext:value-type="float">
            <text:p>0,00149552</text:p>
          </table:table-cell>
        </table:table-row>
        <table:table-row table:style-name="ro1">
          <table:table-cell office:value-type="string" calcext:value-type="string">
            <text:p>A0053</text:p>
          </table:table-cell>
          <table:table-cell office:value-type="string" calcext:value-type="string">
            <text:p>A13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65" calcext:value-type="float">
            <text:p>65</text:p>
          </table:table-cell>
          <table:table-cell office:value-type="float" office:value="0.0165534" calcext:value-type="float">
            <text:p>0,0165534</text:p>
          </table:table-cell>
          <table:table-cell office:value-type="float" office:value="0.00149998" calcext:value-type="float">
            <text:p>0,00149998</text:p>
          </table:table-cell>
        </table:table-row>
        <table:table-row table:style-name="ro1">
          <table:table-cell office:value-type="string" calcext:value-type="string">
            <text:p>A0054</text:p>
          </table:table-cell>
          <table:table-cell office:value-type="string" calcext:value-type="string">
            <text:p>A7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61" calcext:value-type="float">
            <text:p>61</text:p>
          </table:table-cell>
          <table:table-cell office:value-type="float" office:value="0.0175787" calcext:value-type="float">
            <text:p>0,0175787</text:p>
          </table:table-cell>
          <table:table-cell office:value-type="float" office:value="0.00151387" calcext:value-type="float">
            <text:p>0,00151387</text:p>
          </table:table-cell>
        </table:table-row>
        <table:table-row table:style-name="ro1">
          <table:table-cell office:value-type="string" calcext:value-type="string">
            <text:p>A0056</text:p>
          </table:table-cell>
          <table:table-cell office:value-type="string" calcext:value-type="string">
            <text:p>A11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66" calcext:value-type="float">
            <text:p>66</text:p>
          </table:table-cell>
          <table:table-cell office:value-type="float" office:value="0.0200478" calcext:value-type="float">
            <text:p>0,0200478</text:p>
          </table:table-cell>
          <table:table-cell office:value-type="float" office:value="0.00151556" calcext:value-type="float">
            <text:p>0,00151556</text:p>
          </table:table-cell>
        </table:table-row>
        <table:table-row table:style-name="ro1">
          <table:table-cell office:value-type="string" calcext:value-type="string">
            <text:p>A0062</text:p>
          </table:table-cell>
          <table:table-cell office:value-type="string" calcext:value-type="string">
            <text:p>A7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69" calcext:value-type="float">
            <text:p>69</text:p>
          </table:table-cell>
          <table:table-cell office:value-type="float" office:value="0.0181696" calcext:value-type="float">
            <text:p>0,0181696</text:p>
          </table:table-cell>
          <table:table-cell office:value-type="float" office:value="0.00151707" calcext:value-type="float">
            <text:p>0,00151707</text:p>
          </table:table-cell>
        </table:table-row>
        <table:table-row table:style-name="ro1">
          <table:table-cell office:value-type="string" calcext:value-type="string">
            <text:p>A0062</text:p>
          </table:table-cell>
          <table:table-cell office:value-type="string" calcext:value-type="string">
            <text:p>A6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68" calcext:value-type="float">
            <text:p>68</text:p>
          </table:table-cell>
          <table:table-cell office:value-type="float" office:value="0.0175927" calcext:value-type="float">
            <text:p>0,0175927</text:p>
          </table:table-cell>
          <table:table-cell office:value-type="float" office:value="0.00152504" calcext:value-type="float">
            <text:p>0,00152504</text:p>
          </table:table-cell>
        </table:table-row>
        <table:table-row table:style-name="ro1">
          <table:table-cell office:value-type="string" calcext:value-type="string">
            <text:p>A0055</text:p>
          </table:table-cell>
          <table:table-cell office:value-type="string" calcext:value-type="string">
            <text:p>A12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66" calcext:value-type="float">
            <text:p>66</text:p>
          </table:table-cell>
          <table:table-cell office:value-type="float" office:value="0.0169838" calcext:value-type="float">
            <text:p>0,0169838</text:p>
          </table:table-cell>
          <table:table-cell office:value-type="float" office:value="0.00152626" calcext:value-type="float">
            <text:p>0,00152626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A0062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68" calcext:value-type="float">
            <text:p>68</text:p>
          </table:table-cell>
          <table:table-cell office:value-type="float" office:value="0.0207676" calcext:value-type="float">
            <text:p>0,0207676</text:p>
          </table:table-cell>
          <table:table-cell office:value-type="float" office:value="0.00152659" calcext:value-type="float">
            <text:p>0,00152659</text:p>
          </table:table-cell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A30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38" calcext:value-type="float">
            <text:p>38</text:p>
          </table:table-cell>
          <table:table-cell office:value-type="float" office:value="0.0120569" calcext:value-type="float">
            <text:p>0,0120569</text:p>
          </table:table-cell>
          <table:table-cell office:value-type="float" office:value="0.00153124" calcext:value-type="float">
            <text:p>0,00153124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A0054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61" calcext:value-type="float">
            <text:p>61</text:p>
          </table:table-cell>
          <table:table-cell office:value-type="float" office:value="0.0166123" calcext:value-type="float">
            <text:p>0,0166123</text:p>
          </table:table-cell>
          <table:table-cell office:value-type="float" office:value="0.00153569" calcext:value-type="float">
            <text:p>0,00153569</text:p>
          </table:table-cell>
        </table:table-row>
        <table:table-row table:style-name="ro1">
          <table:table-cell office:value-type="string" calcext:value-type="string">
            <text:p>A0055</text:p>
          </table:table-cell>
          <table:table-cell office:value-type="string" calcext:value-type="string">
            <text:p>A13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67" calcext:value-type="float">
            <text:p>67</text:p>
          </table:table-cell>
          <table:table-cell office:value-type="float" office:value="0.0182315" calcext:value-type="float">
            <text:p>0,0182315</text:p>
          </table:table-cell>
          <table:table-cell office:value-type="float" office:value="0.00153627" calcext:value-type="float">
            <text:p>0,00153627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A0062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69" calcext:value-type="float">
            <text:p>69</text:p>
          </table:table-cell>
          <table:table-cell office:value-type="float" office:value="0.021388" calcext:value-type="float">
            <text:p>0,021388</text:p>
          </table:table-cell>
          <table:table-cell office:value-type="float" office:value="0.00154866" calcext:value-type="float">
            <text:p>0,00154866</text:p>
          </table:table-cell>
        </table:table-row>
        <table:table-row table:style-name="ro1">
          <table:table-cell office:value-type="string" calcext:value-type="string">
            <text:p>A0058</text:p>
          </table:table-cell>
          <table:table-cell office:value-type="string" calcext:value-type="string">
            <text:p>A6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64" calcext:value-type="float">
            <text:p>64</text:p>
          </table:table-cell>
          <table:table-cell office:value-type="float" office:value="0.0192597" calcext:value-type="float">
            <text:p>0,0192597</text:p>
          </table:table-cell>
          <table:table-cell office:value-type="float" office:value="0.00154965" calcext:value-type="float">
            <text:p>0,00154965</text:p>
          </table:table-cell>
        </table:table-row>
        <table:table-row table:style-name="ro1">
          <table:table-cell office:value-type="string" calcext:value-type="string">
            <text:p>A0054</text:p>
          </table:table-cell>
          <table:table-cell office:value-type="string" calcext:value-type="string">
            <text:p>A6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60" calcext:value-type="float">
            <text:p>60</text:p>
          </table:table-cell>
          <table:table-cell office:value-type="float" office:value="0.0177487" calcext:value-type="float">
            <text:p>0,0177487</text:p>
          </table:table-cell>
          <table:table-cell office:value-type="float" office:value="0.00155167" calcext:value-type="float">
            <text:p>0,00155167</text:p>
          </table:table-cell>
        </table:table-row>
        <table:table-row table:style-name="ro1">
          <table:table-cell office:value-type="string" calcext:value-type="string">
            <text:p>A0057</text:p>
          </table:table-cell>
          <table:table-cell office:value-type="string" calcext:value-type="string">
            <text:p>A12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68" calcext:value-type="float">
            <text:p>68</text:p>
          </table:table-cell>
          <table:table-cell office:value-type="float" office:value="0.0209715" calcext:value-type="float">
            <text:p>0,0209715</text:p>
          </table:table-cell>
          <table:table-cell office:value-type="float" office:value="0.00156668" calcext:value-type="float">
            <text:p>0,00156668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A30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39" calcext:value-type="float">
            <text:p>39</text:p>
          </table:table-cell>
          <table:table-cell office:value-type="float" office:value="0.0104628" calcext:value-type="float">
            <text:p>0,0104628</text:p>
          </table:table-cell>
          <table:table-cell office:value-type="float" office:value="0.00156944" calcext:value-type="float">
            <text:p>0,00156944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A0056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63" calcext:value-type="float">
            <text:p>63</text:p>
          </table:table-cell>
          <table:table-cell office:value-type="float" office:value="0.0156877" calcext:value-type="float">
            <text:p>0,0156877</text:p>
          </table:table-cell>
          <table:table-cell office:value-type="float" office:value="0.00157215" calcext:value-type="float">
            <text:p>0,00157215</text:p>
          </table:table-cell>
        </table:table-row>
        <table:table-row table:style-name="ro1">
          <table:table-cell office:value-type="string" calcext:value-type="string">
            <text:p>A0054</text:p>
          </table:table-cell>
          <table:table-cell office:value-type="string" calcext:value-type="string">
            <text:p>A13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66" calcext:value-type="float">
            <text:p>66</text:p>
          </table:table-cell>
          <table:table-cell office:value-type="float" office:value="0.0181893" calcext:value-type="float">
            <text:p>0,0181893</text:p>
          </table:table-cell>
          <table:table-cell office:value-type="float" office:value="0.0015745" calcext:value-type="float">
            <text:p>0,0015745</text:p>
          </table:table-cell>
        </table:table-row>
        <table:table-row table:style-name="ro1">
          <table:table-cell office:value-type="string" calcext:value-type="string">
            <text:p>A0062</text:p>
          </table:table-cell>
          <table:table-cell office:value-type="string" calcext:value-type="string">
            <text:p>A12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73" calcext:value-type="float">
            <text:p>73</text:p>
          </table:table-cell>
          <table:table-cell office:value-type="float" office:value="0.0224238" calcext:value-type="float">
            <text:p>0,0224238</text:p>
          </table:table-cell>
          <table:table-cell office:value-type="float" office:value="0.00159036" calcext:value-type="float">
            <text:p>0,00159036</text:p>
          </table:table-cell>
        </table:table-row>
        <table:table-row table:style-name="ro1">
          <table:table-cell office:value-type="string" calcext:value-type="string">
            <text:p>A0057</text:p>
          </table:table-cell>
          <table:table-cell office:value-type="string" calcext:value-type="string">
            <text:p>A13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69" calcext:value-type="float">
            <text:p>69</text:p>
          </table:table-cell>
          <table:table-cell office:value-type="float" office:value="0.0230284" calcext:value-type="float">
            <text:p>0,0230284</text:p>
          </table:table-cell>
          <table:table-cell office:value-type="float" office:value="0.00159204" calcext:value-type="float">
            <text:p>0,00159204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A0058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64" calcext:value-type="float">
            <text:p>64</text:p>
          </table:table-cell>
          <table:table-cell office:value-type="float" office:value="0.0196788" calcext:value-type="float">
            <text:p>0,0196788</text:p>
          </table:table-cell>
          <table:table-cell office:value-type="float" office:value="0.0015992" calcext:value-type="float">
            <text:p>0,0015992</text:p>
          </table:table-cell>
        </table:table-row>
        <table:table-row table:style-name="ro1">
          <table:table-cell office:value-type="string" calcext:value-type="string">
            <text:p>A0060</text:p>
          </table:table-cell>
          <table:table-cell office:value-type="string" calcext:value-type="string">
            <text:p>A7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67" calcext:value-type="float">
            <text:p>67</text:p>
          </table:table-cell>
          <table:table-cell office:value-type="float" office:value="0.0202809" calcext:value-type="float">
            <text:p>0,0202809</text:p>
          </table:table-cell>
          <table:table-cell office:value-type="float" office:value="0.001611" calcext:value-type="float">
            <text:p>0,001611</text:p>
          </table:table-cell>
        </table:table-row>
        <table:table-row table:style-name="ro1">
          <table:table-cell office:value-type="string" calcext:value-type="string">
            <text:p>A0053</text:p>
          </table:table-cell>
          <table:table-cell office:value-type="string" calcext:value-type="string">
            <text:p>A11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63" calcext:value-type="float">
            <text:p>63</text:p>
          </table:table-cell>
          <table:table-cell office:value-type="float" office:value="0.0151031" calcext:value-type="float">
            <text:p>0,0151031</text:p>
          </table:table-cell>
          <table:table-cell office:value-type="float" office:value="0.0016191" calcext:value-type="float">
            <text:p>0,0016191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A0060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66" calcext:value-type="float">
            <text:p>66</text:p>
          </table:table-cell>
          <table:table-cell office:value-type="float" office:value="0.0190943" calcext:value-type="float">
            <text:p>0,0190943</text:p>
          </table:table-cell>
          <table:table-cell office:value-type="float" office:value="0.00162138" calcext:value-type="float">
            <text:p>0,00162138</text:p>
          </table:table-cell>
        </table:table-row>
        <table:table-row table:style-name="ro1">
          <table:table-cell office:value-type="string" calcext:value-type="string">
            <text:p>A0056</text:p>
          </table:table-cell>
          <table:table-cell office:value-type="string" calcext:value-type="string">
            <text:p>A13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68" calcext:value-type="float">
            <text:p>68</text:p>
          </table:table-cell>
          <table:table-cell office:value-type="float" office:value="0.0240488" calcext:value-type="float">
            <text:p>0,0240488</text:p>
          </table:table-cell>
          <table:table-cell office:value-type="float" office:value="0.00162521" calcext:value-type="float">
            <text:p>0,00162521</text:p>
          </table:table-cell>
        </table:table-row>
        <table:table-row table:style-name="ro1">
          <table:table-cell office:value-type="string" calcext:value-type="string">
            <text:p>A0054</text:p>
          </table:table-cell>
          <table:table-cell office:value-type="string" calcext:value-type="string">
            <text:p>A12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65" calcext:value-type="float">
            <text:p>65</text:p>
          </table:table-cell>
          <table:table-cell office:value-type="float" office:value="0.0184035" calcext:value-type="float">
            <text:p>0,0184035</text:p>
          </table:table-cell>
          <table:table-cell office:value-type="float" office:value="0.00163116" calcext:value-type="float">
            <text:p>0,00163116</text:p>
          </table:table-cell>
        </table:table-row>
        <table:table-row table:style-name="ro1">
          <table:table-cell office:value-type="string" calcext:value-type="string">
            <text:p>A0056</text:p>
          </table:table-cell>
          <table:table-cell office:value-type="string" calcext:value-type="string">
            <text:p>A6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62" calcext:value-type="float">
            <text:p>62</text:p>
          </table:table-cell>
          <table:table-cell office:value-type="float" office:value="0.0159146" calcext:value-type="float">
            <text:p>0,0159146</text:p>
          </table:table-cell>
          <table:table-cell office:value-type="float" office:value="0.00163411" calcext:value-type="float">
            <text:p>0,00163411</text:p>
          </table:table-cell>
        </table:table-row>
        <table:table-row table:style-name="ro1">
          <table:table-cell office:value-type="string" calcext:value-type="string">
            <text:p>A0060</text:p>
          </table:table-cell>
          <table:table-cell office:value-type="string" calcext:value-type="string">
            <text:p>A6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66" calcext:value-type="float">
            <text:p>66</text:p>
          </table:table-cell>
          <table:table-cell office:value-type="float" office:value="0.0183082" calcext:value-type="float">
            <text:p>0,0183082</text:p>
          </table:table-cell>
          <table:table-cell office:value-type="float" office:value="0.00164322" calcext:value-type="float">
            <text:p>0,00164322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A0059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66" calcext:value-type="float">
            <text:p>66</text:p>
          </table:table-cell>
          <table:table-cell office:value-type="float" office:value="0.0190074" calcext:value-type="float">
            <text:p>0,0190074</text:p>
          </table:table-cell>
          <table:table-cell office:value-type="float" office:value="0.001652" calcext:value-type="float">
            <text:p>0,001652</text:p>
          </table:table-cell>
        </table:table-row>
        <table:table-row table:style-name="ro1">
          <table:table-cell office:value-type="string" calcext:value-type="string">
            <text:p>A0059</text:p>
          </table:table-cell>
          <table:table-cell office:value-type="string" calcext:value-type="string">
            <text:p>A6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65" calcext:value-type="float">
            <text:p>65</text:p>
          </table:table-cell>
          <table:table-cell office:value-type="float" office:value="0.019966" calcext:value-type="float">
            <text:p>0,019966</text:p>
          </table:table-cell>
          <table:table-cell office:value-type="float" office:value="0.00165563" calcext:value-type="float">
            <text:p>0,00165563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A0053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64" calcext:value-type="float">
            <text:p>64</text:p>
          </table:table-cell>
          <table:table-cell office:value-type="float" office:value="0.0150092" calcext:value-type="float">
            <text:p>0,0150092</text:p>
          </table:table-cell>
          <table:table-cell office:value-type="float" office:value="0.00166523" calcext:value-type="float">
            <text:p>0,00166523</text:p>
          </table:table-cell>
        </table:table-row>
        <table:table-row table:style-name="ro1">
          <table:table-cell office:value-type="string" calcext:value-type="string">
            <text:p>A0059</text:p>
          </table:table-cell>
          <table:table-cell office:value-type="string" calcext:value-type="string">
            <text:p>A7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66" calcext:value-type="float">
            <text:p>66</text:p>
          </table:table-cell>
          <table:table-cell office:value-type="float" office:value="0.0186126" calcext:value-type="float">
            <text:p>0,0186126</text:p>
          </table:table-cell>
          <table:table-cell office:value-type="float" office:value="0.00166876" calcext:value-type="float">
            <text:p>0,00166876</text:p>
          </table:table-cell>
        </table:table-row>
        <table:table-row table:style-name="ro1">
          <table:table-cell office:value-type="string" calcext:value-type="string">
            <text:p>A0060</text:p>
          </table:table-cell>
          <table:table-cell office:value-type="string" calcext:value-type="string">
            <text:p>A11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70" calcext:value-type="float">
            <text:p>70</text:p>
          </table:table-cell>
          <table:table-cell office:value-type="float" office:value="0.0201523" calcext:value-type="float">
            <text:p>0,0201523</text:p>
          </table:table-cell>
          <table:table-cell office:value-type="float" office:value="0.00167059" calcext:value-type="float">
            <text:p>0,00167059</text:p>
          </table:table-cell>
        </table:table-row>
        <table:table-row table:style-name="ro1">
          <table:table-cell office:value-type="string" calcext:value-type="string">
            <text:p>A0058</text:p>
          </table:table-cell>
          <table:table-cell office:value-type="string" calcext:value-type="string">
            <text:p>A12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69" calcext:value-type="float">
            <text:p>69</text:p>
          </table:table-cell>
          <table:table-cell office:value-type="float" office:value="0.0211331" calcext:value-type="float">
            <text:p>0,0211331</text:p>
          </table:table-cell>
          <table:table-cell office:value-type="float" office:value="0.00167626" calcext:value-type="float">
            <text:p>0,00167626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A0060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67" calcext:value-type="float">
            <text:p>67</text:p>
          </table:table-cell>
          <table:table-cell office:value-type="float" office:value="0.0185869" calcext:value-type="float">
            <text:p>0,0185869</text:p>
          </table:table-cell>
          <table:table-cell office:value-type="float" office:value="0.00167767" calcext:value-type="float">
            <text:p>0,00167767</text:p>
          </table:table-cell>
        </table:table-row>
        <table:table-row table:style-name="ro1">
          <table:table-cell office:value-type="string" calcext:value-type="string">
            <text:p>A0056</text:p>
          </table:table-cell>
          <table:table-cell office:value-type="string" calcext:value-type="string">
            <text:p>A7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63" calcext:value-type="float">
            <text:p>63</text:p>
          </table:table-cell>
          <table:table-cell office:value-type="float" office:value="0.0157428" calcext:value-type="float">
            <text:p>0,0157428</text:p>
          </table:table-cell>
          <table:table-cell office:value-type="float" office:value="0.00167914" calcext:value-type="float">
            <text:p>0,00167914</text:p>
          </table:table-cell>
        </table:table-row>
        <table:table-row table:style-name="ro1">
          <table:table-cell office:value-type="string" calcext:value-type="string">
            <text:p>A0060</text:p>
          </table:table-cell>
          <table:table-cell office:value-type="string" calcext:value-type="string">
            <text:p>A13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72" calcext:value-type="float">
            <text:p>72</text:p>
          </table:table-cell>
          <table:table-cell office:value-type="float" office:value="0.0224609" calcext:value-type="float">
            <text:p>0,0224609</text:p>
          </table:table-cell>
          <table:table-cell office:value-type="float" office:value="0.00168224" calcext:value-type="float">
            <text:p>0,00168224</text:p>
          </table:table-cell>
        </table:table-row>
        <table:table-row table:style-name="ro1">
          <table:table-cell office:value-type="string" calcext:value-type="string">
            <text:p>A0057</text:p>
          </table:table-cell>
          <table:table-cell office:value-type="string" calcext:value-type="string">
            <text:p>A7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64" calcext:value-type="float">
            <text:p>64</text:p>
          </table:table-cell>
          <table:table-cell office:value-type="float" office:value="0.018879" calcext:value-type="float">
            <text:p>0,018879</text:p>
          </table:table-cell>
          <table:table-cell office:value-type="float" office:value="0.00168376" calcext:value-type="float">
            <text:p>0,00168376</text:p>
          </table:table-cell>
        </table:table-row>
        <table:table-row table:style-name="ro1">
          <table:table-cell office:value-type="string" calcext:value-type="string">
            <text:p>A0060</text:p>
          </table:table-cell>
          <table:table-cell office:value-type="string" calcext:value-type="string">
            <text:p>A12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71" calcext:value-type="float">
            <text:p>71</text:p>
          </table:table-cell>
          <table:table-cell office:value-type="float" office:value="0.0214772" calcext:value-type="float">
            <text:p>0,0214772</text:p>
          </table:table-cell>
          <table:table-cell office:value-type="float" office:value="0.00168578" calcext:value-type="float">
            <text:p>0,00168578</text:p>
          </table:table-cell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A0053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63" calcext:value-type="float">
            <text:p>63</text:p>
          </table:table-cell>
          <table:table-cell office:value-type="float" office:value="0.0140664" calcext:value-type="float">
            <text:p>0,0140664</text:p>
          </table:table-cell>
          <table:table-cell office:value-type="float" office:value="0.00168664" calcext:value-type="float">
            <text:p>0,00168664</text:p>
          </table:table-cell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A0053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65" calcext:value-type="float">
            <text:p>65</text:p>
          </table:table-cell>
          <table:table-cell office:value-type="float" office:value="0.0168857" calcext:value-type="float">
            <text:p>0,0168857</text:p>
          </table:table-cell>
          <table:table-cell office:value-type="float" office:value="0.00169439" calcext:value-type="float">
            <text:p>0,00169439</text:p>
          </table:table-cell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A0056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66" calcext:value-type="float">
            <text:p>66</text:p>
          </table:table-cell>
          <table:table-cell office:value-type="float" office:value="0.0189411" calcext:value-type="float">
            <text:p>0,0189411</text:p>
          </table:table-cell>
          <table:table-cell office:value-type="float" office:value="0.00170556" calcext:value-type="float">
            <text:p>0,00170556</text:p>
          </table:table-cell>
        </table:table-row>
        <table:table-row table:style-name="ro1">
          <table:table-cell office:value-type="string" calcext:value-type="string">
            <text:p>A0062</text:p>
          </table:table-cell>
          <table:table-cell office:value-type="string" calcext:value-type="string">
            <text:p>A13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74" calcext:value-type="float">
            <text:p>74</text:p>
          </table:table-cell>
          <table:table-cell office:value-type="float" office:value="0.0234428" calcext:value-type="float">
            <text:p>0,0234428</text:p>
          </table:table-cell>
          <table:table-cell office:value-type="float" office:value="0.00170814" calcext:value-type="float">
            <text:p>0,00170814</text:p>
          </table:table-cell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A0055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65" calcext:value-type="float">
            <text:p>65</text:p>
          </table:table-cell>
          <table:table-cell office:value-type="float" office:value="0.015794" calcext:value-type="float">
            <text:p>0,015794</text:p>
          </table:table-cell>
          <table:table-cell office:value-type="float" office:value="0.00171275" calcext:value-type="float">
            <text:p>0,00171275</text:p>
          </table:table-cell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A0055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67" calcext:value-type="float">
            <text:p>67</text:p>
          </table:table-cell>
          <table:table-cell office:value-type="float" office:value="0.016658" calcext:value-type="float">
            <text:p>0,016658</text:p>
          </table:table-cell>
          <table:table-cell office:value-type="float" office:value="0.00173026" calcext:value-type="float">
            <text:p>0,00173026</text:p>
          </table:table-cell>
        </table:table-row>
        <table:table-row table:style-name="ro1">
          <table:table-cell office:value-type="string" calcext:value-type="string">
            <text:p>A0059</text:p>
          </table:table-cell>
          <table:table-cell office:value-type="string" calcext:value-type="string">
            <text:p>A12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70" calcext:value-type="float">
            <text:p>70</text:p>
          </table:table-cell>
          <table:table-cell office:value-type="float" office:value="0.0215815" calcext:value-type="float">
            <text:p>0,0215815</text:p>
          </table:table-cell>
          <table:table-cell office:value-type="float" office:value="0.00173102" calcext:value-type="float">
            <text:p>0,00173102</text:p>
          </table:table-cell>
        </table:table-row>
        <table:table-row table:style-name="ro1">
          <table:table-cell office:value-type="string" calcext:value-type="string">
            <text:p>A0058</text:p>
          </table:table-cell>
          <table:table-cell office:value-type="string" calcext:value-type="string">
            <text:p>A13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70" calcext:value-type="float">
            <text:p>70</text:p>
          </table:table-cell>
          <table:table-cell office:value-type="float" office:value="0.0249731" calcext:value-type="float">
            <text:p>0,0249731</text:p>
          </table:table-cell>
          <table:table-cell office:value-type="float" office:value="0.00174384" calcext:value-type="float">
            <text:p>0,00174384</text:p>
          </table:table-cell>
        </table:table-row>
        <table:table-row table:style-name="ro1">
          <table:table-cell office:value-type="string" calcext:value-type="string">
            <text:p>A0062</text:p>
          </table:table-cell>
          <table:table-cell office:value-type="string" calcext:value-type="string">
            <text:p>A11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72" calcext:value-type="float">
            <text:p>72</text:p>
          </table:table-cell>
          <table:table-cell office:value-type="float" office:value="0.0218048" calcext:value-type="float">
            <text:p>0,0218048</text:p>
          </table:table-cell>
          <table:table-cell office:value-type="float" office:value="0.00174789" calcext:value-type="float">
            <text:p>0,00174789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A0055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66" calcext:value-type="float">
            <text:p>66</text:p>
          </table:table-cell>
          <table:table-cell office:value-type="float" office:value="0.0158971" calcext:value-type="float">
            <text:p>0,0158971</text:p>
          </table:table-cell>
          <table:table-cell office:value-type="float" office:value="0.00174954" calcext:value-type="float">
            <text:p>0,00174954</text:p>
          </table:table-cell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A0057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69" calcext:value-type="float">
            <text:p>69</text:p>
          </table:table-cell>
          <table:table-cell office:value-type="float" office:value="0.0211935" calcext:value-type="float">
            <text:p>0,0211935</text:p>
          </table:table-cell>
          <table:table-cell office:value-type="float" office:value="0.00175233" calcext:value-type="float">
            <text:p>0,00175233</text:p>
          </table:table-cell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A0054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64" calcext:value-type="float">
            <text:p>64</text:p>
          </table:table-cell>
          <table:table-cell office:value-type="float" office:value="0.0198569" calcext:value-type="float">
            <text:p>0,0198569</text:p>
          </table:table-cell>
          <table:table-cell office:value-type="float" office:value="0.00177971" calcext:value-type="float">
            <text:p>0,00177971</text:p>
          </table:table-cell>
        </table:table-row>
        <table:table-row table:style-name="ro1">
          <table:table-cell office:value-type="string" calcext:value-type="string">
            <text:p>A0054</text:p>
          </table:table-cell>
          <table:table-cell office:value-type="string" calcext:value-type="string">
            <text:p>A11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64" calcext:value-type="float">
            <text:p>64</text:p>
          </table:table-cell>
          <table:table-cell office:value-type="float" office:value="0.0186892" calcext:value-type="float">
            <text:p>0,0186892</text:p>
          </table:table-cell>
          <table:table-cell office:value-type="float" office:value="0.00178083" calcext:value-type="float">
            <text:p>0,00178083</text:p>
          </table:table-cell>
        </table:table-row>
        <table:table-row table:style-name="ro1">
          <table:table-cell office:value-type="string" calcext:value-type="string">
            <text:p>A28</text:p>
          </table:table-cell>
          <table:table-cell office:value-type="string" calcext:value-type="string">
            <text:p>A6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34" calcext:value-type="float">
            <text:p>34</text:p>
          </table:table-cell>
          <table:table-cell office:value-type="float" office:value="0.00769656" calcext:value-type="float">
            <text:p>0,00769656</text:p>
          </table:table-cell>
          <table:table-cell office:value-type="float" office:value="0.00178427" calcext:value-type="float">
            <text:p>0,00178427</text:p>
          </table:table-cell>
        </table:table-row>
        <table:table-row table:style-name="ro1">
          <table:table-cell office:value-type="string" calcext:value-type="string">
            <text:p>A0059</text:p>
          </table:table-cell>
          <table:table-cell office:value-type="string" calcext:value-type="string">
            <text:p>A13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71" calcext:value-type="float">
            <text:p>71</text:p>
          </table:table-cell>
          <table:table-cell office:value-type="float" office:value="0.0264004" calcext:value-type="float">
            <text:p>0,0264004</text:p>
          </table:table-cell>
          <table:table-cell office:value-type="float" office:value="0.00179675" calcext:value-type="float">
            <text:p>0,00179675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A0054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65" calcext:value-type="float">
            <text:p>65</text:p>
          </table:table-cell>
          <table:table-cell office:value-type="float" office:value="0.0196402" calcext:value-type="float">
            <text:p>0,0196402</text:p>
          </table:table-cell>
          <table:table-cell office:value-type="float" office:value="0.001797" calcext:value-type="float">
            <text:p>0,001797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A0058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65" calcext:value-type="float">
            <text:p>65</text:p>
          </table:table-cell>
          <table:table-cell office:value-type="float" office:value="0.0172894" calcext:value-type="float">
            <text:p>0,0172894</text:p>
          </table:table-cell>
          <table:table-cell office:value-type="float" office:value="0.00179992" calcext:value-type="float">
            <text:p>0,00179992</text:p>
          </table:table-cell>
        </table:table-row>
        <table:table-row table:style-name="ro1">
          <table:table-cell office:value-type="string" calcext:value-type="string">
            <text:p>A0059</text:p>
          </table:table-cell>
          <table:table-cell office:value-type="string" calcext:value-type="string">
            <text:p>A11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69" calcext:value-type="float">
            <text:p>69</text:p>
          </table:table-cell>
          <table:table-cell office:value-type="float" office:value="0.0238767" calcext:value-type="float">
            <text:p>0,0238767</text:p>
          </table:table-cell>
          <table:table-cell office:value-type="float" office:value="0.00180133" calcext:value-type="float">
            <text:p>0,00180133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A0057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68" calcext:value-type="float">
            <text:p>68</text:p>
          </table:table-cell>
          <table:table-cell office:value-type="float" office:value="0.0216454" calcext:value-type="float">
            <text:p>0,0216454</text:p>
          </table:table-cell>
          <table:table-cell office:value-type="float" office:value="0.00180772" calcext:value-type="float">
            <text:p>0,00180772</text:p>
          </table:table-cell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A0062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74" calcext:value-type="float">
            <text:p>74</text:p>
          </table:table-cell>
          <table:table-cell office:value-type="float" office:value="0.0246826" calcext:value-type="float">
            <text:p>0,0246826</text:p>
          </table:table-cell>
          <table:table-cell office:value-type="float" office:value="0.0018147" calcext:value-type="float">
            <text:p>0,0018147</text:p>
          </table:table-cell>
        </table:table-row>
        <table:table-row table:style-name="ro1">
          <table:table-cell office:value-type="string" calcext:value-type="string">
            <text:p>A0053</text:p>
          </table:table-cell>
          <table:table-cell office:value-type="string" calcext:value-type="string">
            <text:p>A30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81" calcext:value-type="float">
            <text:p>81</text:p>
          </table:table-cell>
          <table:table-cell office:value-type="float" office:value="0.0264876" calcext:value-type="float">
            <text:p>0,0264876</text:p>
          </table:table-cell>
          <table:table-cell office:value-type="float" office:value="0.00182011" calcext:value-type="float">
            <text:p>0,00182011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A0062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73" calcext:value-type="float">
            <text:p>73</text:p>
          </table:table-cell>
          <table:table-cell office:value-type="float" office:value="0.0231753" calcext:value-type="float">
            <text:p>0,0231753</text:p>
          </table:table-cell>
          <table:table-cell office:value-type="float" office:value="0.0018463" calcext:value-type="float">
            <text:p>0,0018463</text:p>
          </table:table-cell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A0062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72" calcext:value-type="float">
            <text:p>72</text:p>
          </table:table-cell>
          <table:table-cell office:value-type="float" office:value="0.0210932" calcext:value-type="float">
            <text:p>0,0210932</text:p>
          </table:table-cell>
          <table:table-cell office:value-type="float" office:value="0.00184695" calcext:value-type="float">
            <text:p>0,00184695</text:p>
          </table:table-cell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A0056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68" calcext:value-type="float">
            <text:p>68</text:p>
          </table:table-cell>
          <table:table-cell office:value-type="float" office:value="0.0215094" calcext:value-type="float">
            <text:p>0,0215094</text:p>
          </table:table-cell>
          <table:table-cell office:value-type="float" office:value="0.00185144" calcext:value-type="float">
            <text:p>0,00185144</text:p>
          </table:table-cell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A0060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72" calcext:value-type="float">
            <text:p>72</text:p>
          </table:table-cell>
          <table:table-cell office:value-type="float" office:value="0.0214696" calcext:value-type="float">
            <text:p>0,0214696</text:p>
          </table:table-cell>
          <table:table-cell office:value-type="float" office:value="0.00186304" calcext:value-type="float">
            <text:p>0,00186304</text:p>
          </table:table-cell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A0054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66" calcext:value-type="float">
            <text:p>66</text:p>
          </table:table-cell>
          <table:table-cell office:value-type="float" office:value="0.0204547" calcext:value-type="float">
            <text:p>0,0204547</text:p>
          </table:table-cell>
          <table:table-cell office:value-type="float" office:value="0.00186827" calcext:value-type="float">
            <text:p>0,00186827</text:p>
          </table:table-cell>
        </table:table-row>
        <table:table-row table:style-name="ro1">
          <table:table-cell office:value-type="string" calcext:value-type="string">
            <text:p>A0055</text:p>
          </table:table-cell>
          <table:table-cell office:value-type="string" calcext:value-type="string">
            <text:p>A30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83" calcext:value-type="float">
            <text:p>83</text:p>
          </table:table-cell>
          <table:table-cell office:value-type="float" office:value="0.028643" calcext:value-type="float">
            <text:p>0,028643</text:p>
          </table:table-cell>
          <table:table-cell office:value-type="float" office:value="0.00186891" calcext:value-type="float">
            <text:p>0,00186891</text:p>
          </table:table-cell>
        </table:table-row>
        <table:table-row table:style-name="ro1">
          <table:table-cell office:value-type="string" calcext:value-type="string">
            <text:p>A0057</text:p>
          </table:table-cell>
          <table:table-cell office:value-type="string" calcext:value-type="string">
            <text:p>A11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67" calcext:value-type="float">
            <text:p>67</text:p>
          </table:table-cell>
          <table:table-cell office:value-type="float" office:value="0.0214838" calcext:value-type="float">
            <text:p>0,0214838</text:p>
          </table:table-cell>
          <table:table-cell office:value-type="float" office:value="0.00187772" calcext:value-type="float">
            <text:p>0,00187772</text:p>
          </table:table-cell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A0060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70" calcext:value-type="float">
            <text:p>70</text:p>
          </table:table-cell>
          <table:table-cell office:value-type="float" office:value="0.0219506" calcext:value-type="float">
            <text:p>0,0219506</text:p>
          </table:table-cell>
          <table:table-cell office:value-type="float" office:value="0.00187834" calcext:value-type="float">
            <text:p>0,00187834</text:p>
          </table:table-cell>
        </table:table-row>
        <table:table-row table:style-name="ro1">
          <table:table-cell office:value-type="string" calcext:value-type="string">
            <text:p>A0058</text:p>
          </table:table-cell>
          <table:table-cell office:value-type="string" calcext:value-type="string">
            <text:p>A11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68" calcext:value-type="float">
            <text:p>68</text:p>
          </table:table-cell>
          <table:table-cell office:value-type="float" office:value="0.0203073" calcext:value-type="float">
            <text:p>0,0203073</text:p>
          </table:table-cell>
          <table:table-cell office:value-type="float" office:value="0.00187848" calcext:value-type="float">
            <text:p>0,00187848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A0060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71" calcext:value-type="float">
            <text:p>71</text:p>
          </table:table-cell>
          <table:table-cell office:value-type="float" office:value="0.0229836" calcext:value-type="float">
            <text:p>0,0229836</text:p>
          </table:table-cell>
          <table:table-cell office:value-type="float" office:value="0.00188432" calcext:value-type="float">
            <text:p>0,00188432</text:p>
          </table:table-cell>
        </table:table-row>
        <table:table-row table:style-name="ro1">
          <table:table-cell office:value-type="string" calcext:value-type="string">
            <text:p>A0057</text:p>
          </table:table-cell>
          <table:table-cell office:value-type="string" calcext:value-type="string">
            <text:p>A28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85" calcext:value-type="float">
            <text:p>85</text:p>
          </table:table-cell>
          <table:table-cell office:value-type="float" office:value="0.0347321" calcext:value-type="float">
            <text:p>0,0347321</text:p>
          </table:table-cell>
          <table:table-cell office:value-type="float" office:value="0.00189426" calcext:value-type="float">
            <text:p>0,00189426</text:p>
          </table:table-cell>
        </table:table-row>
        <table:table-row table:style-name="ro1">
          <table:table-cell office:value-type="string" calcext:value-type="string">
            <text:p>A0055</text:p>
          </table:table-cell>
          <table:table-cell office:value-type="string" calcext:value-type="string">
            <text:p>A11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65" calcext:value-type="float">
            <text:p>65</text:p>
          </table:table-cell>
          <table:table-cell office:value-type="float" office:value="0.016357" calcext:value-type="float">
            <text:p>0,016357</text:p>
          </table:table-cell>
          <table:table-cell office:value-type="float" office:value="0.00189911" calcext:value-type="float">
            <text:p>0,00189911</text:p>
          </table:table-cell>
        </table:table-row>
        <table:table-row table:style-name="ro1">
          <table:table-cell office:value-type="string" calcext:value-type="string">
            <text:p>A0053</text:p>
          </table:table-cell>
          <table:table-cell office:value-type="string" calcext:value-type="string">
            <text:p>A28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81" calcext:value-type="float">
            <text:p>81</text:p>
          </table:table-cell>
          <table:table-cell office:value-type="float" office:value="0.0251273" calcext:value-type="float">
            <text:p>0,0251273</text:p>
          </table:table-cell>
          <table:table-cell office:value-type="float" office:value="0.00190122" calcext:value-type="float">
            <text:p>0,00190122</text:p>
          </table:table-cell>
        </table:table-row>
        <table:table-row table:style-name="ro1">
          <table:table-cell office:value-type="string" calcext:value-type="string">
            <text:p>A0058</text:p>
          </table:table-cell>
          <table:table-cell office:value-type="string" calcext:value-type="string">
            <text:p>A7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65" calcext:value-type="float">
            <text:p>65</text:p>
          </table:table-cell>
          <table:table-cell office:value-type="float" office:value="0.017955" calcext:value-type="float">
            <text:p>0,017955</text:p>
          </table:table-cell>
          <table:table-cell office:value-type="float" office:value="0.00191367" calcext:value-type="float">
            <text:p>0,00191367</text:p>
          </table:table-cell>
        </table:table-row>
        <table:table-row table:style-name="ro1">
          <table:table-cell office:value-type="string" calcext:value-type="string">
            <text:p>A0062</text:p>
          </table:table-cell>
          <table:table-cell office:value-type="string" calcext:value-type="string">
            <text:p>A30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90" calcext:value-type="float">
            <text:p>90</text:p>
          </table:table-cell>
          <table:table-cell office:value-type="float" office:value="0.0354112" calcext:value-type="float">
            <text:p>0,0354112</text:p>
          </table:table-cell>
          <table:table-cell office:value-type="float" office:value="0.00192224" calcext:value-type="float">
            <text:p>0,00192224</text:p>
          </table:table-cell>
        </table:table-row>
        <table:table-row table:style-name="ro1">
          <table:table-cell office:value-type="string" calcext:value-type="string">
            <text:p>A0056</text:p>
          </table:table-cell>
          <table:table-cell office:value-type="string" calcext:value-type="string">
            <text:p>A28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84" calcext:value-type="float">
            <text:p>84</text:p>
          </table:table-cell>
          <table:table-cell office:value-type="float" office:value="0.0308572" calcext:value-type="float">
            <text:p>0,0308572</text:p>
          </table:table-cell>
          <table:table-cell office:value-type="float" office:value="0.00192621" calcext:value-type="float">
            <text:p>0,00192621</text:p>
          </table:table-cell>
        </table:table-row>
        <table:table-row table:style-name="ro1">
          <table:table-cell office:value-type="string" calcext:value-type="string">
            <text:p>A0063</text:p>
          </table:table-cell>
          <table:table-cell office:value-type="string" calcext:value-type="string">
            <text:p>A6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69" calcext:value-type="float">
            <text:p>69</text:p>
          </table:table-cell>
          <table:table-cell office:value-type="float" office:value="0.0745239" calcext:value-type="float">
            <text:p>0,0745239</text:p>
          </table:table-cell>
          <table:table-cell office:value-type="float" office:value="0.00194291" calcext:value-type="float">
            <text:p>0,00194291</text:p>
          </table:table-cell>
        </table:table-row>
        <table:table-row table:style-name="ro1">
          <table:table-cell office:value-type="string" calcext:value-type="string">
            <text:p>A0063</text:p>
          </table:table-cell>
          <table:table-cell office:value-type="string" calcext:value-type="string">
            <text:p>A12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74" calcext:value-type="float">
            <text:p>74</text:p>
          </table:table-cell>
          <table:table-cell office:value-type="float" office:value="0.0776997" calcext:value-type="float">
            <text:p>0,0776997</text:p>
          </table:table-cell>
          <table:table-cell office:value-type="float" office:value="0.00196318" calcext:value-type="float">
            <text:p>0,00196318</text:p>
          </table:table-cell>
        </table:table-row>
        <table:table-row table:style-name="ro1">
          <table:table-cell office:value-type="string" calcext:value-type="string">
            <text:p>A0063</text:p>
          </table:table-cell>
          <table:table-cell office:value-type="string" calcext:value-type="string">
            <text:p>A11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73" calcext:value-type="float">
            <text:p>73</text:p>
          </table:table-cell>
          <table:table-cell office:value-type="float" office:value="0.077325" calcext:value-type="float">
            <text:p>0,077325</text:p>
          </table:table-cell>
          <table:table-cell office:value-type="float" office:value="0.00196402" calcext:value-type="float">
            <text:p>0,00196402</text:p>
          </table:table-cell>
        </table:table-row>
        <table:table-row table:style-name="ro1">
          <table:table-cell office:value-type="string" calcext:value-type="string">
            <text:p>A0058</text:p>
          </table:table-cell>
          <table:table-cell office:value-type="string" calcext:value-type="string">
            <text:p>A30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86" calcext:value-type="float">
            <text:p>86</text:p>
          </table:table-cell>
          <table:table-cell office:value-type="float" office:value="0.0366672" calcext:value-type="float">
            <text:p>0,0366672</text:p>
          </table:table-cell>
          <table:table-cell office:value-type="float" office:value="0.00196407" calcext:value-type="float">
            <text:p>0,00196407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A0059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70" calcext:value-type="float">
            <text:p>70</text:p>
          </table:table-cell>
          <table:table-cell office:value-type="float" office:value="0.0224929" calcext:value-type="float">
            <text:p>0,0224929</text:p>
          </table:table-cell>
          <table:table-cell office:value-type="float" office:value="0.00196683" calcext:value-type="float">
            <text:p>0,00196683</text:p>
          </table:table-cell>
        </table:table-row>
        <table:table-row table:style-name="ro1">
          <table:table-cell office:value-type="string" calcext:value-type="string">
            <text:p>A0055</text:p>
          </table:table-cell>
          <table:table-cell office:value-type="string" calcext:value-type="string">
            <text:p>A28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83" calcext:value-type="float">
            <text:p>83</text:p>
          </table:table-cell>
          <table:table-cell office:value-type="float" office:value="0.0291194" calcext:value-type="float">
            <text:p>0,0291194</text:p>
          </table:table-cell>
          <table:table-cell office:value-type="float" office:value="0.00196817" calcext:value-type="float">
            <text:p>0,00196817</text:p>
          </table:table-cell>
        </table:table-row>
        <table:table-row table:style-name="ro1">
          <table:table-cell office:value-type="string" calcext:value-type="string">
            <text:p>A0070</text:p>
          </table:table-cell>
          <table:table-cell office:value-type="string" calcext:value-type="string">
            <text:p>A6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76" calcext:value-type="float">
            <text:p>76</text:p>
          </table:table-cell>
          <table:table-cell office:value-type="float" office:value="0.0713435" calcext:value-type="float">
            <text:p>0,0713435</text:p>
          </table:table-cell>
          <table:table-cell office:value-type="float" office:value="0.00198237" calcext:value-type="float">
            <text:p>0,00198237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A0070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77" calcext:value-type="float">
            <text:p>77</text:p>
          </table:table-cell>
          <table:table-cell office:value-type="float" office:value="0.0726351" calcext:value-type="float">
            <text:p>0,0726351</text:p>
          </table:table-cell>
          <table:table-cell office:value-type="float" office:value="0.00198257" calcext:value-type="float">
            <text:p>0,00198257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A0065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72" calcext:value-type="float">
            <text:p>72</text:p>
          </table:table-cell>
          <table:table-cell office:value-type="float" office:value="0.0785365" calcext:value-type="float">
            <text:p>0,0785365</text:p>
          </table:table-cell>
          <table:table-cell office:value-type="float" office:value="0.00198353" calcext:value-type="float">
            <text:p>0,00198353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A0063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74" calcext:value-type="float">
            <text:p>74</text:p>
          </table:table-cell>
          <table:table-cell office:value-type="float" office:value="0.0976766" calcext:value-type="float">
            <text:p>0,0976766</text:p>
          </table:table-cell>
          <table:table-cell office:value-type="float" office:value="0.00199953" calcext:value-type="float">
            <text:p>0,00199953</text:p>
          </table:table-cell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A0058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70" calcext:value-type="float">
            <text:p>70</text:p>
          </table:table-cell>
          <table:table-cell office:value-type="float" office:value="0.0237593" calcext:value-type="float">
            <text:p>0,0237593</text:p>
          </table:table-cell>
          <table:table-cell office:value-type="float" office:value="0.00200109" calcext:value-type="float">
            <text:p>0,00200109</text:p>
          </table:table-cell>
        </table:table-row>
        <table:table-row table:style-name="ro1">
          <table:table-cell office:value-type="string" calcext:value-type="string">
            <text:p>A0070</text:p>
          </table:table-cell>
          <table:table-cell office:value-type="string" calcext:value-type="string">
            <text:p>A7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77" calcext:value-type="float">
            <text:p>77</text:p>
          </table:table-cell>
          <table:table-cell office:value-type="float" office:value="0.0707044" calcext:value-type="float">
            <text:p>0,0707044</text:p>
          </table:table-cell>
          <table:table-cell office:value-type="float" office:value="0.00200396" calcext:value-type="float">
            <text:p>0,00200396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A0070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76" calcext:value-type="float">
            <text:p>76</text:p>
          </table:table-cell>
          <table:table-cell office:value-type="float" office:value="0.0726851" calcext:value-type="float">
            <text:p>0,0726851</text:p>
          </table:table-cell>
          <table:table-cell office:value-type="float" office:value="0.0020041" calcext:value-type="float">
            <text:p>0,0020041</text:p>
          </table:table-cell>
        </table:table-row>
        <table:table-row table:style-name="ro1">
          <table:table-cell office:value-type="string" calcext:value-type="string">
            <text:p>A0054</text:p>
          </table:table-cell>
          <table:table-cell office:value-type="string" calcext:value-type="string">
            <text:p>A28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82" calcext:value-type="float">
            <text:p>82</text:p>
          </table:table-cell>
          <table:table-cell office:value-type="float" office:value="0.0284877" calcext:value-type="float">
            <text:p>0,0284877</text:p>
          </table:table-cell>
          <table:table-cell office:value-type="float" office:value="0.00201141" calcext:value-type="float">
            <text:p>0,00201141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A0064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70" calcext:value-type="float">
            <text:p>70</text:p>
          </table:table-cell>
          <table:table-cell office:value-type="float" office:value="0.0832404" calcext:value-type="float">
            <text:p>0,0832404</text:p>
          </table:table-cell>
          <table:table-cell office:value-type="float" office:value="0.00201244" calcext:value-type="float">
            <text:p>0,00201244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A0063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70" calcext:value-type="float">
            <text:p>70</text:p>
          </table:table-cell>
          <table:table-cell office:value-type="float" office:value="0.0773597" calcext:value-type="float">
            <text:p>0,0773597</text:p>
          </table:table-cell>
          <table:table-cell office:value-type="float" office:value="0.00201325" calcext:value-type="float">
            <text:p>0,00201325</text:p>
          </table:table-cell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A0059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69" calcext:value-type="float">
            <text:p>69</text:p>
          </table:table-cell>
          <table:table-cell office:value-type="float" office:value="0.0216812" calcext:value-type="float">
            <text:p>0,0216812</text:p>
          </table:table-cell>
          <table:table-cell office:value-type="float" office:value="0.00201444" calcext:value-type="float">
            <text:p>0,00201444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A0064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71" calcext:value-type="float">
            <text:p>71</text:p>
          </table:table-cell>
          <table:table-cell office:value-type="float" office:value="0.0715826" calcext:value-type="float">
            <text:p>0,0715826</text:p>
          </table:table-cell>
          <table:table-cell office:value-type="float" office:value="0.00201503" calcext:value-type="float">
            <text:p>0,00201503</text:p>
          </table:table-cell>
        </table:table-row>
        <table:table-row table:style-name="ro1">
          <table:table-cell office:value-type="string" calcext:value-type="string">
            <text:p>A0058</text:p>
          </table:table-cell>
          <table:table-cell office:value-type="string" calcext:value-type="string">
            <text:p>A28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86" calcext:value-type="float">
            <text:p>86</text:p>
          </table:table-cell>
          <table:table-cell office:value-type="float" office:value="0.0353228" calcext:value-type="float">
            <text:p>0,0353228</text:p>
          </table:table-cell>
          <table:table-cell office:value-type="float" office:value="0.00202681" calcext:value-type="float">
            <text:p>0,00202681</text:p>
          </table:table-cell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A0063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75" calcext:value-type="float">
            <text:p>75</text:p>
          </table:table-cell>
          <table:table-cell office:value-type="float" office:value="0.0820073" calcext:value-type="float">
            <text:p>0,0820073</text:p>
          </table:table-cell>
          <table:table-cell office:value-type="float" office:value="0.00202732" calcext:value-type="float">
            <text:p>0,00202732</text:p>
          </table:table-cell>
        </table:table-row>
        <table:table-row table:style-name="ro1">
          <table:table-cell office:value-type="string" calcext:value-type="string">
            <text:p>A0062</text:p>
          </table:table-cell>
          <table:table-cell office:value-type="string" calcext:value-type="string">
            <text:p>A28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90" calcext:value-type="float">
            <text:p>90</text:p>
          </table:table-cell>
          <table:table-cell office:value-type="float" office:value="0.0334524" calcext:value-type="float">
            <text:p>0,0334524</text:p>
          </table:table-cell>
          <table:table-cell office:value-type="float" office:value="0.00202819" calcext:value-type="float">
            <text:p>0,00202819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A0058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69" calcext:value-type="float">
            <text:p>69</text:p>
          </table:table-cell>
          <table:table-cell office:value-type="float" office:value="0.0226909" calcext:value-type="float">
            <text:p>0,0226909</text:p>
          </table:table-cell>
          <table:table-cell office:value-type="float" office:value="0.00203951" calcext:value-type="float">
            <text:p>0,00203951</text:p>
          </table:table-cell>
        </table:table-row>
        <table:table-row table:style-name="ro1">
          <table:table-cell office:value-type="string" calcext:value-type="string">
            <text:p>A0064</text:p>
          </table:table-cell>
          <table:table-cell office:value-type="string" calcext:value-type="string">
            <text:p>A6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70" calcext:value-type="float">
            <text:p>70</text:p>
          </table:table-cell>
          <table:table-cell office:value-type="float" office:value="0.0826186" calcext:value-type="float">
            <text:p>0,0826186</text:p>
          </table:table-cell>
          <table:table-cell office:value-type="float" office:value="0.00204512" calcext:value-type="float">
            <text:p>0,00204512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A0065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76" calcext:value-type="float">
            <text:p>76</text:p>
          </table:table-cell>
          <table:table-cell office:value-type="float" office:value="0.082169" calcext:value-type="float">
            <text:p>0,082169</text:p>
          </table:table-cell>
          <table:table-cell office:value-type="float" office:value="0.00204968" calcext:value-type="float">
            <text:p>0,00204968</text:p>
          </table:table-cell>
        </table:table-row>
        <table:table-row table:style-name="ro1">
          <table:table-cell office:value-type="string" calcext:value-type="string">
            <text:p>A0063</text:p>
          </table:table-cell>
          <table:table-cell office:value-type="string" calcext:value-type="string">
            <text:p>A7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70" calcext:value-type="float">
            <text:p>70</text:p>
          </table:table-cell>
          <table:table-cell office:value-type="float" office:value="0.0774014" calcext:value-type="float">
            <text:p>0,0774014</text:p>
          </table:table-cell>
          <table:table-cell office:value-type="float" office:value="0.00205035" calcext:value-type="float">
            <text:p>0,00205035</text:p>
          </table:table-cell>
        </table:table-row>
        <table:table-row table:style-name="ro1">
          <table:table-cell office:value-type="string" calcext:value-type="string">
            <text:p>A0065</text:p>
          </table:table-cell>
          <table:table-cell office:value-type="string" calcext:value-type="string">
            <text:p>A7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72" calcext:value-type="float">
            <text:p>72</text:p>
          </table:table-cell>
          <table:table-cell office:value-type="float" office:value="0.0899332" calcext:value-type="float">
            <text:p>0,0899332</text:p>
          </table:table-cell>
          <table:table-cell office:value-type="float" office:value="0.00205105" calcext:value-type="float">
            <text:p>0,00205105</text:p>
          </table:table-cell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A0070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80" calcext:value-type="float">
            <text:p>80</text:p>
          </table:table-cell>
          <table:table-cell office:value-type="float" office:value="0.0968224" calcext:value-type="float">
            <text:p>0,0968224</text:p>
          </table:table-cell>
          <table:table-cell office:value-type="float" office:value="0.00205674" calcext:value-type="float">
            <text:p>0,00205674</text:p>
          </table:table-cell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A0063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73" calcext:value-type="float">
            <text:p>73</text:p>
          </table:table-cell>
          <table:table-cell office:value-type="float" office:value="0.0961386" calcext:value-type="float">
            <text:p>0,0961386</text:p>
          </table:table-cell>
          <table:table-cell office:value-type="float" office:value="0.00206094" calcext:value-type="float">
            <text:p>0,00206094</text:p>
          </table:table-cell>
        </table:table-row>
        <table:table-row table:style-name="ro1">
          <table:table-cell office:value-type="string" calcext:value-type="string">
            <text:p>A30</text:p>
          </table:table-cell>
          <table:table-cell office:value-type="string" calcext:value-type="string">
            <text:p>A0055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83" calcext:value-type="float">
            <text:p>83</text:p>
          </table:table-cell>
          <table:table-cell office:value-type="float" office:value="0.0282353" calcext:value-type="float">
            <text:p>0,0282353</text:p>
          </table:table-cell>
          <table:table-cell office:value-type="float" office:value="0.00206154" calcext:value-type="float">
            <text:p>0,00206154</text:p>
          </table:table-cell>
        </table:table-row>
        <table:table-row table:style-name="ro1">
          <table:table-cell office:value-type="string" calcext:value-type="string">
            <text:p>A0056</text:p>
          </table:table-cell>
          <table:table-cell office:value-type="string" calcext:value-type="string">
            <text:p>A30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84" calcext:value-type="float">
            <text:p>84</text:p>
          </table:table-cell>
          <table:table-cell office:value-type="float" office:value="0.0315195" calcext:value-type="float">
            <text:p>0,0315195</text:p>
          </table:table-cell>
          <table:table-cell office:value-type="float" office:value="0.00206687" calcext:value-type="float">
            <text:p>0,00206687</text:p>
          </table:table-cell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A0065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77" calcext:value-type="float">
            <text:p>77</text:p>
          </table:table-cell>
          <table:table-cell office:value-type="float" office:value="0.0851639" calcext:value-type="float">
            <text:p>0,0851639</text:p>
          </table:table-cell>
          <table:table-cell office:value-type="float" office:value="0.00206934" calcext:value-type="float">
            <text:p>0,00206934</text:p>
          </table:table-cell>
        </table:table-row>
        <table:table-row table:style-name="ro1">
          <table:table-cell office:value-type="string" calcext:value-type="string">
            <text:p>A0070</text:p>
          </table:table-cell>
          <table:table-cell office:value-type="string" calcext:value-type="string">
            <text:p>A12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81" calcext:value-type="float">
            <text:p>81</text:p>
          </table:table-cell>
          <table:table-cell office:value-type="float" office:value="0.0961246" calcext:value-type="float">
            <text:p>0,0961246</text:p>
          </table:table-cell>
          <table:table-cell office:value-type="float" office:value="0.00207303" calcext:value-type="float">
            <text:p>0,00207303</text:p>
          </table:table-cell>
        </table:table-row>
        <table:table-row table:style-name="ro1">
          <table:table-cell office:value-type="string" calcext:value-type="string">
            <text:p>A30</text:p>
          </table:table-cell>
          <table:table-cell office:value-type="string" calcext:value-type="string">
            <text:p>A0057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85" calcext:value-type="float">
            <text:p>85</text:p>
          </table:table-cell>
          <table:table-cell office:value-type="float" office:value="0.0372108" calcext:value-type="float">
            <text:p>0,0372108</text:p>
          </table:table-cell>
          <table:table-cell office:value-type="float" office:value="0.00207603" calcext:value-type="float">
            <text:p>0,00207603</text:p>
          </table:table-cell>
        </table:table-row>
        <table:table-row table:style-name="ro1">
          <table:table-cell office:value-type="string" calcext:value-type="string">
            <text:p>A30</text:p>
          </table:table-cell>
          <table:table-cell office:value-type="string" calcext:value-type="string">
            <text:p>A0053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81" calcext:value-type="float">
            <text:p>81</text:p>
          </table:table-cell>
          <table:table-cell office:value-type="float" office:value="0.0266153" calcext:value-type="float">
            <text:p>0,0266153</text:p>
          </table:table-cell>
          <table:table-cell office:value-type="float" office:value="0.00208703" calcext:value-type="float">
            <text:p>0,00208703</text:p>
          </table:table-cell>
        </table:table-row>
        <table:table-row table:style-name="ro1">
          <table:table-cell office:value-type="string" calcext:value-type="string">
            <text:p>A0070</text:p>
          </table:table-cell>
          <table:table-cell office:value-type="string" calcext:value-type="string">
            <text:p>A13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82" calcext:value-type="float">
            <text:p>82</text:p>
          </table:table-cell>
          <table:table-cell office:value-type="float" office:value="0.0991795" calcext:value-type="float">
            <text:p>0,0991795</text:p>
          </table:table-cell>
          <table:table-cell office:value-type="float" office:value="0.0020878" calcext:value-type="float">
            <text:p>0,0020878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A0063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69" calcext:value-type="float">
            <text:p>69</text:p>
          </table:table-cell>
          <table:table-cell office:value-type="float" office:value="0.0785125" calcext:value-type="float">
            <text:p>0,0785125</text:p>
          </table:table-cell>
          <table:table-cell office:value-type="float" office:value="0.0021056" calcext:value-type="float">
            <text:p>0,0021056</text:p>
          </table:table-cell>
        </table:table-row>
        <table:table-row table:style-name="ro1">
          <table:table-cell office:value-type="string" calcext:value-type="string">
            <text:p>A0065</text:p>
          </table:table-cell>
          <table:table-cell office:value-type="string" calcext:value-type="string">
            <text:p>A12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76" calcext:value-type="float">
            <text:p>76</text:p>
          </table:table-cell>
          <table:table-cell office:value-type="float" office:value="0.0807624" calcext:value-type="float">
            <text:p>0,0807624</text:p>
          </table:table-cell>
          <table:table-cell office:value-type="float" office:value="0.0021066" calcext:value-type="float">
            <text:p>0,0021066</text:p>
          </table:table-cell>
        </table:table-row>
        <table:table-row table:style-name="ro1">
          <table:table-cell office:value-type="string" calcext:value-type="string">
            <text:p>A0065</text:p>
          </table:table-cell>
          <table:table-cell office:value-type="string" calcext:value-type="string">
            <text:p>A13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77" calcext:value-type="float">
            <text:p>77</text:p>
          </table:table-cell>
          <table:table-cell office:value-type="float" office:value="0.0862243" calcext:value-type="float">
            <text:p>0,0862243</text:p>
          </table:table-cell>
          <table:table-cell office:value-type="float" office:value="0.00210676" calcext:value-type="float">
            <text:p>0,00210676</text:p>
          </table:table-cell>
        </table:table-row>
        <table:table-row table:style-name="ro1">
          <table:table-cell office:value-type="string" calcext:value-type="string">
            <text:p>A30</text:p>
          </table:table-cell>
          <table:table-cell office:value-type="string" calcext:value-type="string">
            <text:p>A0056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84" calcext:value-type="float">
            <text:p>84</text:p>
          </table:table-cell>
          <table:table-cell office:value-type="float" office:value="0.0348375" calcext:value-type="float">
            <text:p>0,0348375</text:p>
          </table:table-cell>
          <table:table-cell office:value-type="float" office:value="0.00210943" calcext:value-type="float">
            <text:p>0,00210943</text:p>
          </table:table-cell>
        </table:table-row>
        <table:table-row table:style-name="ro1">
          <table:table-cell office:value-type="string" calcext:value-type="string">
            <text:p>A0065</text:p>
          </table:table-cell>
          <table:table-cell office:value-type="string" calcext:value-type="string">
            <text:p>A11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75" calcext:value-type="float">
            <text:p>75</text:p>
          </table:table-cell>
          <table:table-cell office:value-type="float" office:value="0.080867" calcext:value-type="float">
            <text:p>0,080867</text:p>
          </table:table-cell>
          <table:table-cell office:value-type="float" office:value="0.00210987" calcext:value-type="float">
            <text:p>0,00210987</text:p>
          </table:table-cell>
        </table:table-row>
        <table:table-row table:style-name="ro1">
          <table:table-cell office:value-type="string" calcext:value-type="string">
            <text:p>A30</text:p>
          </table:table-cell>
          <table:table-cell office:value-type="string" calcext:value-type="string">
            <text:p>A0054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82" calcext:value-type="float">
            <text:p>82</text:p>
          </table:table-cell>
          <table:table-cell office:value-type="float" office:value="0.0337613" calcext:value-type="float">
            <text:p>0,0337613</text:p>
          </table:table-cell>
          <table:table-cell office:value-type="float" office:value="0.00212721" calcext:value-type="float">
            <text:p>0,00212721</text:p>
          </table:table-cell>
        </table:table-row>
        <table:table-row table:style-name="ro1">
          <table:table-cell office:value-type="string" calcext:value-type="string">
            <text:p>A0064</text:p>
          </table:table-cell>
          <table:table-cell office:value-type="string" calcext:value-type="string">
            <text:p>A12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75" calcext:value-type="float">
            <text:p>75</text:p>
          </table:table-cell>
          <table:table-cell office:value-type="float" office:value="0.0829327" calcext:value-type="float">
            <text:p>0,0829327</text:p>
          </table:table-cell>
          <table:table-cell office:value-type="float" office:value="0.00213217" calcext:value-type="float">
            <text:p>0,00213217</text:p>
          </table:table-cell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A0065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75" calcext:value-type="float">
            <text:p>75</text:p>
          </table:table-cell>
          <table:table-cell office:value-type="float" office:value="0.0830652" calcext:value-type="float">
            <text:p>0,0830652</text:p>
          </table:table-cell>
          <table:table-cell office:value-type="float" office:value="0.00214091" calcext:value-type="float">
            <text:p>0,00214091</text:p>
          </table:table-cell>
        </table:table-row>
        <table:table-row table:style-name="ro1">
          <table:table-cell office:value-type="string" calcext:value-type="string">
            <text:p>A0064</text:p>
          </table:table-cell>
          <table:table-cell office:value-type="string" calcext:value-type="string">
            <text:p>A7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71" calcext:value-type="float">
            <text:p>71</text:p>
          </table:table-cell>
          <table:table-cell office:value-type="float" office:value="0.066666" calcext:value-type="float">
            <text:p>0,066666</text:p>
          </table:table-cell>
          <table:table-cell office:value-type="float" office:value="0.00214248" calcext:value-type="float">
            <text:p>0,00214248</text:p>
          </table:table-cell>
        </table:table-row>
        <table:table-row table:style-name="ro1">
          <table:table-cell office:value-type="string" calcext:value-type="string">
            <text:p>A0060</text:p>
          </table:table-cell>
          <table:table-cell office:value-type="string" calcext:value-type="string">
            <text:p>A30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88" calcext:value-type="float">
            <text:p>88</text:p>
          </table:table-cell>
          <table:table-cell office:value-type="float" office:value="0.0399371" calcext:value-type="float">
            <text:p>0,0399371</text:p>
          </table:table-cell>
          <table:table-cell office:value-type="float" office:value="0.00215486" calcext:value-type="float">
            <text:p>0,00215486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A0064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75" calcext:value-type="float">
            <text:p>75</text:p>
          </table:table-cell>
          <table:table-cell office:value-type="float" office:value="0.0881232" calcext:value-type="float">
            <text:p>0,0881232</text:p>
          </table:table-cell>
          <table:table-cell office:value-type="float" office:value="0.00215692" calcext:value-type="float">
            <text:p>0,00215692</text:p>
          </table:table-cell>
        </table:table-row>
        <table:table-row table:style-name="ro1">
          <table:table-cell office:value-type="string" calcext:value-type="string">
            <text:p>A0070</text:p>
          </table:table-cell>
          <table:table-cell office:value-type="string" calcext:value-type="string">
            <text:p>A11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80" calcext:value-type="float">
            <text:p>80</text:p>
          </table:table-cell>
          <table:table-cell office:value-type="float" office:value="0.0949072" calcext:value-type="float">
            <text:p>0,0949072</text:p>
          </table:table-cell>
          <table:table-cell office:value-type="float" office:value="0.00215707" calcext:value-type="float">
            <text:p>0,00215707</text:p>
          </table:table-cell>
        </table:table-row>
        <table:table-row table:style-name="ro1">
          <table:table-cell office:value-type="string" calcext:value-type="string">
            <text:p>A28</text:p>
          </table:table-cell>
          <table:table-cell office:value-type="string" calcext:value-type="string">
            <text:p>A0056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84" calcext:value-type="float">
            <text:p>84</text:p>
          </table:table-cell>
          <table:table-cell office:value-type="float" office:value="0.032702" calcext:value-type="float">
            <text:p>0,032702</text:p>
          </table:table-cell>
          <table:table-cell office:value-type="float" office:value="0.00216148" calcext:value-type="float">
            <text:p>0,00216148</text:p>
          </table:table-cell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A30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40" calcext:value-type="float">
            <text:p>40</text:p>
          </table:table-cell>
          <table:table-cell office:value-type="float" office:value="0.0112563" calcext:value-type="float">
            <text:p>0,0112563</text:p>
          </table:table-cell>
          <table:table-cell office:value-type="float" office:value="0.00216765" calcext:value-type="float">
            <text:p>0,00216765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A0065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71" calcext:value-type="float">
            <text:p>71</text:p>
          </table:table-cell>
          <table:table-cell office:value-type="float" office:value="0.0636166" calcext:value-type="float">
            <text:p>0,0636166</text:p>
          </table:table-cell>
          <table:table-cell office:value-type="float" office:value="0.00218411" calcext:value-type="float">
            <text:p>0,00218411</text:p>
          </table:table-cell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A0064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76" calcext:value-type="float">
            <text:p>76</text:p>
          </table:table-cell>
          <table:table-cell office:value-type="float" office:value="0.0934751" calcext:value-type="float">
            <text:p>0,0934751</text:p>
          </table:table-cell>
          <table:table-cell office:value-type="float" office:value="0.00218441" calcext:value-type="float">
            <text:p>0,00218441</text:p>
          </table:table-cell>
        </table:table-row>
        <table:table-row table:style-name="ro1">
          <table:table-cell office:value-type="string" calcext:value-type="string">
            <text:p>A28</text:p>
          </table:table-cell>
          <table:table-cell office:value-type="string" calcext:value-type="string">
            <text:p>A0058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86" calcext:value-type="float">
            <text:p>86</text:p>
          </table:table-cell>
          <table:table-cell office:value-type="float" office:value="0.0356314" calcext:value-type="float">
            <text:p>0,0356314</text:p>
          </table:table-cell>
          <table:table-cell office:value-type="float" office:value="0.00219207" calcext:value-type="float">
            <text:p>0,00219207</text:p>
          </table:table-cell>
        </table:table-row>
        <table:table-row table:style-name="ro1">
          <table:table-cell office:value-type="string" calcext:value-type="string">
            <text:p>A0054</text:p>
          </table:table-cell>
          <table:table-cell office:value-type="string" calcext:value-type="string">
            <text:p>A30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82" calcext:value-type="float">
            <text:p>82</text:p>
          </table:table-cell>
          <table:table-cell office:value-type="float" office:value="0.0295465" calcext:value-type="float">
            <text:p>0,0295465</text:p>
          </table:table-cell>
          <table:table-cell office:value-type="float" office:value="0.00219482" calcext:value-type="float">
            <text:p>0,00219482</text:p>
          </table:table-cell>
        </table:table-row>
        <table:table-row table:style-name="ro1">
          <table:table-cell office:value-type="string" calcext:value-type="string">
            <text:p>A0064</text:p>
          </table:table-cell>
          <table:table-cell office:value-type="string" calcext:value-type="string">
            <text:p>A13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76" calcext:value-type="float">
            <text:p>76</text:p>
          </table:table-cell>
          <table:table-cell office:value-type="float" office:value="0.0860099" calcext:value-type="float">
            <text:p>0,0860099</text:p>
          </table:table-cell>
          <table:table-cell office:value-type="float" office:value="0.00220859" calcext:value-type="float">
            <text:p>0,00220859</text:p>
          </table:table-cell>
        </table:table-row>
        <table:table-row table:style-name="ro1">
          <table:table-cell office:value-type="string" calcext:value-type="string">
            <text:p>A0064</text:p>
          </table:table-cell>
          <table:table-cell office:value-type="string" calcext:value-type="string">
            <text:p>A11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74" calcext:value-type="float">
            <text:p>74</text:p>
          </table:table-cell>
          <table:table-cell office:value-type="float" office:value="0.0829081" calcext:value-type="float">
            <text:p>0,0829081</text:p>
          </table:table-cell>
          <table:table-cell office:value-type="float" office:value="0.00222211" calcext:value-type="float">
            <text:p>0,00222211</text:p>
          </table:table-cell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A0064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74" calcext:value-type="float">
            <text:p>74</text:p>
          </table:table-cell>
          <table:table-cell office:value-type="float" office:value="0.0890047" calcext:value-type="float">
            <text:p>0,0890047</text:p>
          </table:table-cell>
          <table:table-cell office:value-type="float" office:value="0.00222493" calcext:value-type="float">
            <text:p>0,00222493</text:p>
          </table:table-cell>
        </table:table-row>
        <table:table-row table:style-name="ro1">
          <table:table-cell office:value-type="string" calcext:value-type="string">
            <text:p>A28</text:p>
          </table:table-cell>
          <table:table-cell office:value-type="string" calcext:value-type="string">
            <text:p>A0057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85" calcext:value-type="float">
            <text:p>85</text:p>
          </table:table-cell>
          <table:table-cell office:value-type="float" office:value="0.0320712" calcext:value-type="float">
            <text:p>0,0320712</text:p>
          </table:table-cell>
          <table:table-cell office:value-type="float" office:value="0.00222627" calcext:value-type="float">
            <text:p>0,00222627</text:p>
          </table:table-cell>
        </table:table-row>
        <table:table-row table:style-name="ro1">
          <table:table-cell office:value-type="string" calcext:value-type="string">
            <text:p>A30</text:p>
          </table:table-cell>
          <table:table-cell office:value-type="string" calcext:value-type="string">
            <text:p>A0058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86" calcext:value-type="float">
            <text:p>86</text:p>
          </table:table-cell>
          <table:table-cell office:value-type="float" office:value="0.0381848" calcext:value-type="float">
            <text:p>0,0381848</text:p>
          </table:table-cell>
          <table:table-cell office:value-type="float" office:value="0.00222945" calcext:value-type="float">
            <text:p>0,00222945</text:p>
          </table:table-cell>
        </table:table-row>
        <table:table-row table:style-name="ro1">
          <table:table-cell office:value-type="string" calcext:value-type="string">
            <text:p>A28</text:p>
          </table:table-cell>
          <table:table-cell office:value-type="string" calcext:value-type="string">
            <text:p>A0053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81" calcext:value-type="float">
            <text:p>81</text:p>
          </table:table-cell>
          <table:table-cell office:value-type="float" office:value="0.0277056" calcext:value-type="float">
            <text:p>0,0277056</text:p>
          </table:table-cell>
          <table:table-cell office:value-type="float" office:value="0.00223334" calcext:value-type="float">
            <text:p>0,00223334</text:p>
          </table:table-cell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A0059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71" calcext:value-type="float">
            <text:p>71</text:p>
          </table:table-cell>
          <table:table-cell office:value-type="float" office:value="0.0236774" calcext:value-type="float">
            <text:p>0,0236774</text:p>
          </table:table-cell>
          <table:table-cell office:value-type="float" office:value="0.00223691" calcext:value-type="float">
            <text:p>0,00223691</text:p>
          </table:table-cell>
        </table:table-row>
        <table:table-row table:style-name="ro1">
          <table:table-cell office:value-type="string" calcext:value-type="string">
            <text:p>A28</text:p>
          </table:table-cell>
          <table:table-cell office:value-type="string" calcext:value-type="string">
            <text:p>A0055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83" calcext:value-type="float">
            <text:p>83</text:p>
          </table:table-cell>
          <table:table-cell office:value-type="float" office:value="0.0268513" calcext:value-type="float">
            <text:p>0,0268513</text:p>
          </table:table-cell>
          <table:table-cell office:value-type="float" office:value="0.00224712" calcext:value-type="float">
            <text:p>0,00224712</text:p>
          </table:table-cell>
        </table:table-row>
        <table:table-row table:style-name="ro1">
          <table:table-cell office:value-type="string" calcext:value-type="string">
            <text:p>A30</text:p>
          </table:table-cell>
          <table:table-cell office:value-type="string" calcext:value-type="string">
            <text:p>A0059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87" calcext:value-type="float">
            <text:p>87</text:p>
          </table:table-cell>
          <table:table-cell office:value-type="float" office:value="0.0401608" calcext:value-type="float">
            <text:p>0,0401608</text:p>
          </table:table-cell>
          <table:table-cell office:value-type="float" office:value="0.0022728" calcext:value-type="float">
            <text:p>0,0022728</text:p>
          </table:table-cell>
        </table:table-row>
        <table:table-row table:style-name="ro1">
          <table:table-cell office:value-type="string" calcext:value-type="string">
            <text:p>A0063</text:p>
          </table:table-cell>
          <table:table-cell office:value-type="string" calcext:value-type="string">
            <text:p>A30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91" calcext:value-type="float">
            <text:p>91</text:p>
          </table:table-cell>
          <table:table-cell office:value-type="float" office:value="0.099583" calcext:value-type="float">
            <text:p>0,099583</text:p>
          </table:table-cell>
          <table:table-cell office:value-type="float" office:value="0.00230053" calcext:value-type="float">
            <text:p>0,00230053</text:p>
          </table:table-cell>
        </table:table-row>
        <table:table-row table:style-name="ro1">
          <table:table-cell office:value-type="string" calcext:value-type="string">
            <text:p>A30</text:p>
          </table:table-cell>
          <table:table-cell office:value-type="string" calcext:value-type="string">
            <text:p>A0063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91" calcext:value-type="float">
            <text:p>91</text:p>
          </table:table-cell>
          <table:table-cell office:value-type="float" office:value="0.115649" calcext:value-type="float">
            <text:p>0,115649</text:p>
          </table:table-cell>
          <table:table-cell office:value-type="float" office:value="0.00233255" calcext:value-type="float">
            <text:p>0,00233255</text:p>
          </table:table-cell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A0058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68" calcext:value-type="float">
            <text:p>68</text:p>
          </table:table-cell>
          <table:table-cell office:value-type="float" office:value="0.0215904" calcext:value-type="float">
            <text:p>0,0215904</text:p>
          </table:table-cell>
          <table:table-cell office:value-type="float" office:value="0.0023543" calcext:value-type="float">
            <text:p>0,0023543</text:p>
          </table:table-cell>
        </table:table-row>
        <table:table-row table:style-name="ro1">
          <table:table-cell office:value-type="string" calcext:value-type="string">
            <text:p>A28</text:p>
          </table:table-cell>
          <table:table-cell office:value-type="string" calcext:value-type="string">
            <text:p>A0063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91" calcext:value-type="float">
            <text:p>91</text:p>
          </table:table-cell>
          <table:table-cell office:value-type="float" office:value="0.116721" calcext:value-type="float">
            <text:p>0,116721</text:p>
          </table:table-cell>
          <table:table-cell office:value-type="float" office:value="0.00236002" calcext:value-type="float">
            <text:p>0,00236002</text:p>
          </table:table-cell>
        </table:table-row>
        <table:table-row table:style-name="ro1">
          <table:table-cell office:value-type="string" calcext:value-type="string">
            <text:p>A0070</text:p>
          </table:table-cell>
          <table:table-cell office:value-type="string" calcext:value-type="string">
            <text:p>A30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98" calcext:value-type="float">
            <text:p>98</text:p>
          </table:table-cell>
          <table:table-cell office:value-type="float" office:value="0.0937514" calcext:value-type="float">
            <text:p>0,0937514</text:p>
          </table:table-cell>
          <table:table-cell office:value-type="float" office:value="0.00237419" calcext:value-type="float">
            <text:p>0,00237419</text:p>
          </table:table-cell>
        </table:table-row>
        <table:table-row table:style-name="ro1">
          <table:table-cell office:value-type="string" calcext:value-type="string">
            <text:p>A30</text:p>
          </table:table-cell>
          <table:table-cell office:value-type="string" calcext:value-type="string">
            <text:p>A0064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92" calcext:value-type="float">
            <text:p>92</text:p>
          </table:table-cell>
          <table:table-cell office:value-type="float" office:value="0.10428" calcext:value-type="float">
            <text:p>0,10428</text:p>
          </table:table-cell>
          <table:table-cell office:value-type="float" office:value="0.00237981" calcext:value-type="float">
            <text:p>0,00237981</text:p>
          </table:table-cell>
        </table:table-row>
        <table:table-row table:style-name="ro1">
          <table:table-cell office:value-type="string" calcext:value-type="string">
            <text:p>A0064</text:p>
          </table:table-cell>
          <table:table-cell office:value-type="string" calcext:value-type="string">
            <text:p>A30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92" calcext:value-type="float">
            <text:p>92</text:p>
          </table:table-cell>
          <table:table-cell office:value-type="float" office:value="0.112633" calcext:value-type="float">
            <text:p>0,112633</text:p>
          </table:table-cell>
          <table:table-cell office:value-type="float" office:value="0.00239626" calcext:value-type="float">
            <text:p>0,00239626</text:p>
          </table:table-cell>
        </table:table-row>
        <table:table-row table:style-name="ro1">
          <table:table-cell office:value-type="string" calcext:value-type="string">
            <text:p>A0065</text:p>
          </table:table-cell>
          <table:table-cell office:value-type="string" calcext:value-type="string">
            <text:p>A30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93" calcext:value-type="float">
            <text:p>93</text:p>
          </table:table-cell>
          <table:table-cell office:value-type="float" office:value="0.122665" calcext:value-type="float">
            <text:p>0,122665</text:p>
          </table:table-cell>
          <table:table-cell office:value-type="float" office:value="0.00241171" calcext:value-type="float">
            <text:p>0,00241171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A0056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67" calcext:value-type="float">
            <text:p>67</text:p>
          </table:table-cell>
          <table:table-cell office:value-type="float" office:value="0.019022" calcext:value-type="float">
            <text:p>0,019022</text:p>
          </table:table-cell>
          <table:table-cell office:value-type="float" office:value="0.00243057" calcext:value-type="float">
            <text:p>0,00243057</text:p>
          </table:table-cell>
        </table:table-row>
        <table:table-row table:style-name="ro1">
          <table:table-cell office:value-type="string" calcext:value-type="string">
            <text:p>A0063</text:p>
          </table:table-cell>
          <table:table-cell office:value-type="string" calcext:value-type="string">
            <text:p>A28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91" calcext:value-type="float">
            <text:p>91</text:p>
          </table:table-cell>
          <table:table-cell office:value-type="float" office:value="0.122555" calcext:value-type="float">
            <text:p>0,122555</text:p>
          </table:table-cell>
          <table:table-cell office:value-type="float" office:value="0.00246292" calcext:value-type="float">
            <text:p>0,00246292</text:p>
          </table:table-cell>
        </table:table-row>
        <table:table-row table:style-name="ro1">
          <table:table-cell office:value-type="string" calcext:value-type="string">
            <text:p>A28</text:p>
          </table:table-cell>
          <table:table-cell office:value-type="string" calcext:value-type="string">
            <text:p>A0065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93" calcext:value-type="float">
            <text:p>93</text:p>
          </table:table-cell>
          <table:table-cell office:value-type="float" office:value="0.107257" calcext:value-type="float">
            <text:p>0,107257</text:p>
          </table:table-cell>
          <table:table-cell office:value-type="float" office:value="0.00247033" calcext:value-type="float">
            <text:p>0,00247033</text:p>
          </table:table-cell>
        </table:table-row>
        <table:table-row table:style-name="ro1">
          <table:table-cell office:value-type="string" calcext:value-type="string">
            <text:p>A30</text:p>
          </table:table-cell>
          <table:table-cell office:value-type="string" calcext:value-type="string">
            <text:p>A0060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88" calcext:value-type="float">
            <text:p>88</text:p>
          </table:table-cell>
          <table:table-cell office:value-type="float" office:value="0.0328807" calcext:value-type="float">
            <text:p>0,0328807</text:p>
          </table:table-cell>
          <table:table-cell office:value-type="float" office:value="0.00247056" calcext:value-type="float">
            <text:p>0,00247056</text:p>
          </table:table-cell>
        </table:table-row>
        <table:table-row table:style-name="ro1">
          <table:table-cell office:value-type="string" calcext:value-type="string">
            <text:p>A30</text:p>
          </table:table-cell>
          <table:table-cell office:value-type="string" calcext:value-type="string">
            <text:p>A0070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98" calcext:value-type="float">
            <text:p>98</text:p>
          </table:table-cell>
          <table:table-cell office:value-type="float" office:value="0.118146" calcext:value-type="float">
            <text:p>0,118146</text:p>
          </table:table-cell>
          <table:table-cell office:value-type="float" office:value="0.00249929" calcext:value-type="float">
            <text:p>0,00249929</text:p>
          </table:table-cell>
        </table:table-row>
        <table:table-row table:style-name="ro1">
          <table:table-cell office:value-type="string" calcext:value-type="string">
            <text:p>A28</text:p>
          </table:table-cell>
          <table:table-cell office:value-type="string" calcext:value-type="string">
            <text:p>A0070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98" calcext:value-type="float">
            <text:p>98</text:p>
          </table:table-cell>
          <table:table-cell office:value-type="float" office:value="0.0998227" calcext:value-type="float">
            <text:p>0,0998227</text:p>
          </table:table-cell>
          <table:table-cell office:value-type="float" office:value="0.00250803" calcext:value-type="float">
            <text:p>0,00250803</text:p>
          </table:table-cell>
        </table:table-row>
        <table:table-row table:style-name="ro1">
          <table:table-cell office:value-type="string" calcext:value-type="string">
            <text:p>A0059</text:p>
          </table:table-cell>
          <table:table-cell office:value-type="string" calcext:value-type="string">
            <text:p>A30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87" calcext:value-type="float">
            <text:p>87</text:p>
          </table:table-cell>
          <table:table-cell office:value-type="float" office:value="0.0399078" calcext:value-type="float">
            <text:p>0,0399078</text:p>
          </table:table-cell>
          <table:table-cell office:value-type="float" office:value="0.0025304" calcext:value-type="float">
            <text:p>0,0025304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A0070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81" calcext:value-type="float">
            <text:p>81</text:p>
          </table:table-cell>
          <table:table-cell office:value-type="float" office:value="0.0941919" calcext:value-type="float">
            <text:p>0,0941919</text:p>
          </table:table-cell>
          <table:table-cell office:value-type="float" office:value="0.00253163" calcext:value-type="float">
            <text:p>0,00253163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A0059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65" calcext:value-type="float">
            <text:p>65</text:p>
          </table:table-cell>
          <table:table-cell office:value-type="float" office:value="0.0190817" calcext:value-type="float">
            <text:p>0,0190817</text:p>
          </table:table-cell>
          <table:table-cell office:value-type="float" office:value="0.00254452" calcext:value-type="float">
            <text:p>0,00254452</text:p>
          </table:table-cell>
        </table:table-row>
        <table:table-row table:style-name="ro1">
          <table:table-cell office:value-type="string" calcext:value-type="string">
            <text:p>A0065</text:p>
          </table:table-cell>
          <table:table-cell office:value-type="string" calcext:value-type="string">
            <text:p>A28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93" calcext:value-type="float">
            <text:p>93</text:p>
          </table:table-cell>
          <table:table-cell office:value-type="float" office:value="0.118712" calcext:value-type="float">
            <text:p>0,118712</text:p>
          </table:table-cell>
          <table:table-cell office:value-type="float" office:value="0.00256365" calcext:value-type="float">
            <text:p>0,00256365</text:p>
          </table:table-cell>
        </table:table-row>
        <table:table-row table:style-name="ro1">
          <table:table-cell office:value-type="string" calcext:value-type="string">
            <text:p>A0064</text:p>
          </table:table-cell>
          <table:table-cell office:value-type="string" calcext:value-type="string">
            <text:p>A28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92" calcext:value-type="float">
            <text:p>92</text:p>
          </table:table-cell>
          <table:table-cell office:value-type="float" office:value="0.104876" calcext:value-type="float">
            <text:p>0,104876</text:p>
          </table:table-cell>
          <table:table-cell office:value-type="float" office:value="0.00258001" calcext:value-type="float">
            <text:p>0,00258001</text:p>
          </table:table-cell>
        </table:table-row>
        <table:table-row table:style-name="ro1">
          <table:table-cell office:value-type="string" calcext:value-type="string">
            <text:p>A0057</text:p>
          </table:table-cell>
          <table:table-cell office:value-type="string" calcext:value-type="string">
            <text:p>A30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85" calcext:value-type="float">
            <text:p>85</text:p>
          </table:table-cell>
          <table:table-cell office:value-type="float" office:value="0.0354511" calcext:value-type="float">
            <text:p>0,0354511</text:p>
          </table:table-cell>
          <table:table-cell office:value-type="float" office:value="0.00258018" calcext:value-type="float">
            <text:p>0,00258018</text:p>
          </table:table-cell>
        </table:table-row>
        <table:table-row table:style-name="ro1">
          <table:table-cell office:value-type="string" calcext:value-type="string">
            <text:p>A28</text:p>
          </table:table-cell>
          <table:table-cell office:value-type="string" calcext:value-type="string">
            <text:p>A0064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92" calcext:value-type="float">
            <text:p>92</text:p>
          </table:table-cell>
          <table:table-cell office:value-type="float" office:value="0.103386" calcext:value-type="float">
            <text:p>0,103386</text:p>
          </table:table-cell>
          <table:table-cell office:value-type="float" office:value="0.0025806" calcext:value-type="float">
            <text:p>0,0025806</text:p>
          </table:table-cell>
        </table:table-row>
        <table:table-row table:style-name="ro1">
          <table:table-cell office:value-type="string" calcext:value-type="string">
            <text:p>A0070</text:p>
          </table:table-cell>
          <table:table-cell office:value-type="string" calcext:value-type="string">
            <text:p>A28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98" calcext:value-type="float">
            <text:p>98</text:p>
          </table:table-cell>
          <table:table-cell office:value-type="float" office:value="0.116656" calcext:value-type="float">
            <text:p>0,116656</text:p>
          </table:table-cell>
          <table:table-cell office:value-type="float" office:value="0.0025906" calcext:value-type="float">
            <text:p>0,0025906</text:p>
          </table:table-cell>
        </table:table-row>
        <table:table-row table:style-name="ro1">
          <table:table-cell office:value-type="string" calcext:value-type="string">
            <text:p>A0056</text:p>
          </table:table-cell>
          <table:table-cell office:value-type="string" calcext:value-type="string">
            <text:p>A0053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09" calcext:value-type="float">
            <text:p>109</text:p>
          </table:table-cell>
          <table:table-cell office:value-type="float" office:value="0.0399334" calcext:value-type="float">
            <text:p>0,0399334</text:p>
          </table:table-cell>
          <table:table-cell office:value-type="float" office:value="0.00263018" calcext:value-type="float">
            <text:p>0,00263018</text:p>
          </table:table-cell>
        </table:table-row>
        <table:table-row table:style-name="ro1">
          <table:table-cell office:value-type="string" calcext:value-type="string">
            <text:p>A30</text:p>
          </table:table-cell>
          <table:table-cell office:value-type="string" calcext:value-type="string">
            <text:p>A0065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93" calcext:value-type="float">
            <text:p>93</text:p>
          </table:table-cell>
          <table:table-cell office:value-type="float" office:value="0.0848621" calcext:value-type="float">
            <text:p>0,0848621</text:p>
          </table:table-cell>
          <table:table-cell office:value-type="float" office:value="0.00263124" calcext:value-type="float">
            <text:p>0,00263124</text:p>
          </table:table-cell>
        </table:table-row>
        <table:table-row table:style-name="ro1">
          <table:table-cell office:value-type="string" calcext:value-type="string">
            <text:p>A30</text:p>
          </table:table-cell>
          <table:table-cell office:value-type="string" calcext:value-type="string">
            <text:p>A0062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90" calcext:value-type="float">
            <text:p>90</text:p>
          </table:table-cell>
          <table:table-cell office:value-type="float" office:value="0.0376821" calcext:value-type="float">
            <text:p>0,0376821</text:p>
          </table:table-cell>
          <table:table-cell office:value-type="float" office:value="0.00264499" calcext:value-type="float">
            <text:p>0,00264499</text:p>
          </table:table-cell>
        </table:table-row>
        <table:table-row table:style-name="ro1">
          <table:table-cell office:value-type="string" calcext:value-type="string">
            <text:p>A28</text:p>
          </table:table-cell>
          <table:table-cell office:value-type="string" calcext:value-type="string">
            <text:p>A0054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82" calcext:value-type="float">
            <text:p>82</text:p>
          </table:table-cell>
          <table:table-cell office:value-type="float" office:value="0.0326988" calcext:value-type="float">
            <text:p>0,0326988</text:p>
          </table:table-cell>
          <table:table-cell office:value-type="float" office:value="0.00271823" calcext:value-type="float">
            <text:p>0,00271823</text:p>
          </table:table-cell>
        </table:table-row>
        <table:table-row table:style-name="ro1">
          <table:table-cell office:value-type="string" calcext:value-type="string">
            <text:p>A28</text:p>
          </table:table-cell>
          <table:table-cell office:value-type="string" calcext:value-type="string">
            <text:p>A0062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90" calcext:value-type="float">
            <text:p>90</text:p>
          </table:table-cell>
          <table:table-cell office:value-type="float" office:value="0.0405319" calcext:value-type="float">
            <text:p>0,0405319</text:p>
          </table:table-cell>
          <table:table-cell office:value-type="float" office:value="0.00274123" calcext:value-type="float">
            <text:p>0,00274123</text:p>
          </table:table-cell>
        </table:table-row>
        <table:table-row table:style-name="ro1">
          <table:table-cell office:value-type="string" calcext:value-type="string">
            <text:p>A0057</text:p>
          </table:table-cell>
          <table:table-cell office:value-type="string" calcext:value-type="string">
            <text:p>A0055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12" calcext:value-type="float">
            <text:p>112</text:p>
          </table:table-cell>
          <table:table-cell office:value-type="float" office:value="0.0449744" calcext:value-type="float">
            <text:p>0,0449744</text:p>
          </table:table-cell>
          <table:table-cell office:value-type="float" office:value="0.00274136" calcext:value-type="float">
            <text:p>0,00274136</text:p>
          </table:table-cell>
        </table:table-row>
        <table:table-row table:style-name="ro1">
          <table:table-cell office:value-type="string" calcext:value-type="string">
            <text:p>A0055</text:p>
          </table:table-cell>
          <table:table-cell office:value-type="string" calcext:value-type="string">
            <text:p>A0054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09" calcext:value-type="float">
            <text:p>109</text:p>
          </table:table-cell>
          <table:table-cell office:value-type="float" office:value="0.0381041" calcext:value-type="float">
            <text:p>0,0381041</text:p>
          </table:table-cell>
          <table:table-cell office:value-type="float" office:value="0.00279071" calcext:value-type="float">
            <text:p>0,00279071</text:p>
          </table:table-cell>
        </table:table-row>
        <table:table-row table:style-name="ro1">
          <table:table-cell office:value-type="string" calcext:value-type="string">
            <text:p>A0055</text:p>
          </table:table-cell>
          <table:table-cell office:value-type="string" calcext:value-type="string">
            <text:p>A0057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12" calcext:value-type="float">
            <text:p>112</text:p>
          </table:table-cell>
          <table:table-cell office:value-type="float" office:value="0.0386932" calcext:value-type="float">
            <text:p>0,0386932</text:p>
          </table:table-cell>
          <table:table-cell office:value-type="float" office:value="0.00279808" calcext:value-type="float">
            <text:p>0,00279808</text:p>
          </table:table-cell>
        </table:table-row>
        <table:table-row table:style-name="ro1">
          <table:table-cell office:value-type="string" calcext:value-type="string">
            <text:p>A0054</text:p>
          </table:table-cell>
          <table:table-cell office:value-type="string" calcext:value-type="string">
            <text:p>A0055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09" calcext:value-type="float">
            <text:p>109</text:p>
          </table:table-cell>
          <table:table-cell office:value-type="float" office:value="0.043698" calcext:value-type="float">
            <text:p>0,043698</text:p>
          </table:table-cell>
          <table:table-cell office:value-type="float" office:value="0.00282879" calcext:value-type="float">
            <text:p>0,00282879</text:p>
          </table:table-cell>
        </table:table-row>
        <table:table-row table:style-name="ro1">
          <table:table-cell office:value-type="string" calcext:value-type="string">
            <text:p>A0056</text:p>
          </table:table-cell>
          <table:table-cell office:value-type="string" calcext:value-type="string">
            <text:p>A0054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10" calcext:value-type="float">
            <text:p>110</text:p>
          </table:table-cell>
          <table:table-cell office:value-type="float" office:value="0.0503506" calcext:value-type="float">
            <text:p>0,0503506</text:p>
          </table:table-cell>
          <table:table-cell office:value-type="float" office:value="0.00283073" calcext:value-type="float">
            <text:p>0,00283073</text:p>
          </table:table-cell>
        </table:table-row>
        <table:table-row table:style-name="ro1">
          <table:table-cell office:value-type="string" calcext:value-type="string">
            <text:p>A0054</text:p>
          </table:table-cell>
          <table:table-cell office:value-type="string" calcext:value-type="string">
            <text:p>A0056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10" calcext:value-type="float">
            <text:p>110</text:p>
          </table:table-cell>
          <table:table-cell office:value-type="float" office:value="0.0409369" calcext:value-type="float">
            <text:p>0,0409369</text:p>
          </table:table-cell>
          <table:table-cell office:value-type="float" office:value="0.00285548" calcext:value-type="float">
            <text:p>0,00285548</text:p>
          </table:table-cell>
        </table:table-row>
        <table:table-row table:style-name="ro1">
          <table:table-cell office:value-type="string" calcext:value-type="string">
            <text:p>A0058</text:p>
          </table:table-cell>
          <table:table-cell office:value-type="string" calcext:value-type="string">
            <text:p>A0054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12" calcext:value-type="float">
            <text:p>112</text:p>
          </table:table-cell>
          <table:table-cell office:value-type="float" office:value="0.0421022" calcext:value-type="float">
            <text:p>0,0421022</text:p>
          </table:table-cell>
          <table:table-cell office:value-type="float" office:value="0.00287391" calcext:value-type="float">
            <text:p>0,00287391</text:p>
          </table:table-cell>
        </table:table-row>
        <table:table-row table:style-name="ro1">
          <table:table-cell office:value-type="string" calcext:value-type="string">
            <text:p>A0065</text:p>
          </table:table-cell>
          <table:table-cell office:value-type="string" calcext:value-type="string">
            <text:p>A6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71" calcext:value-type="float">
            <text:p>71</text:p>
          </table:table-cell>
          <table:table-cell office:value-type="float" office:value="0.0788321" calcext:value-type="float">
            <text:p>0,0788321</text:p>
          </table:table-cell>
          <table:table-cell office:value-type="float" office:value="0.00288194" calcext:value-type="float">
            <text:p>0,00288194</text:p>
          </table:table-cell>
        </table:table-row>
        <table:table-row table:style-name="ro1">
          <table:table-cell office:value-type="string" calcext:value-type="string">
            <text:p>A0054</text:p>
          </table:table-cell>
          <table:table-cell office:value-type="string" calcext:value-type="string">
            <text:p>A0062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16" calcext:value-type="float">
            <text:p>116</text:p>
          </table:table-cell>
          <table:table-cell office:value-type="float" office:value="0.0430927" calcext:value-type="float">
            <text:p>0,0430927</text:p>
          </table:table-cell>
          <table:table-cell office:value-type="float" office:value="0.00291232" calcext:value-type="float">
            <text:p>0,00291232</text:p>
          </table:table-cell>
        </table:table-row>
        <table:table-row table:style-name="ro1">
          <table:table-cell office:value-type="string" calcext:value-type="string">
            <text:p>A0055</text:p>
          </table:table-cell>
          <table:table-cell office:value-type="string" calcext:value-type="string">
            <text:p>A0058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13" calcext:value-type="float">
            <text:p>113</text:p>
          </table:table-cell>
          <table:table-cell office:value-type="float" office:value="0.0451641" calcext:value-type="float">
            <text:p>0,0451641</text:p>
          </table:table-cell>
          <table:table-cell office:value-type="float" office:value="0.00291311" calcext:value-type="float">
            <text:p>0,00291311</text:p>
          </table:table-cell>
        </table:table-row>
        <table:table-row table:style-name="ro1">
          <table:table-cell office:value-type="string" calcext:value-type="string">
            <text:p>A0056</text:p>
          </table:table-cell>
          <table:table-cell office:value-type="string" calcext:value-type="string">
            <text:p>A0062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18" calcext:value-type="float">
            <text:p>118</text:p>
          </table:table-cell>
          <table:table-cell office:value-type="float" office:value="0.0457082" calcext:value-type="float">
            <text:p>0,0457082</text:p>
          </table:table-cell>
          <table:table-cell office:value-type="float" office:value="0.00294991" calcext:value-type="float">
            <text:p>0,00294991</text:p>
          </table:table-cell>
        </table:table-row>
        <table:table-row table:style-name="ro1">
          <table:table-cell office:value-type="string" calcext:value-type="string">
            <text:p>A0058</text:p>
          </table:table-cell>
          <table:table-cell office:value-type="string" calcext:value-type="string">
            <text:p>A0053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11" calcext:value-type="float">
            <text:p>111</text:p>
          </table:table-cell>
          <table:table-cell office:value-type="float" office:value="0.0428228" calcext:value-type="float">
            <text:p>0,0428228</text:p>
          </table:table-cell>
          <table:table-cell office:value-type="float" office:value="0.00296135" calcext:value-type="float">
            <text:p>0,00296135</text:p>
          </table:table-cell>
        </table:table-row>
        <table:table-row table:style-name="ro1">
          <table:table-cell office:value-type="string" calcext:value-type="string">
            <text:p>A0054</text:p>
          </table:table-cell>
          <table:table-cell office:value-type="string" calcext:value-type="string">
            <text:p>A0059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13" calcext:value-type="float">
            <text:p>113</text:p>
          </table:table-cell>
          <table:table-cell office:value-type="float" office:value="0.044553" calcext:value-type="float">
            <text:p>0,044553</text:p>
          </table:table-cell>
          <table:table-cell office:value-type="float" office:value="0.0029792" calcext:value-type="float">
            <text:p>0,0029792</text:p>
          </table:table-cell>
        </table:table-row>
        <table:table-row table:style-name="ro1">
          <table:table-cell office:value-type="string" calcext:value-type="string">
            <text:p>A0057</text:p>
          </table:table-cell>
          <table:table-cell office:value-type="string" calcext:value-type="string">
            <text:p>A0053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10" calcext:value-type="float">
            <text:p>110</text:p>
          </table:table-cell>
          <table:table-cell office:value-type="float" office:value="0.0412524" calcext:value-type="float">
            <text:p>0,0412524</text:p>
          </table:table-cell>
          <table:table-cell office:value-type="float" office:value="0.00298798" calcext:value-type="float">
            <text:p>0,00298798</text:p>
          </table:table-cell>
        </table:table-row>
        <table:table-row table:style-name="ro1">
          <table:table-cell office:value-type="string" calcext:value-type="string">
            <text:p>A0054</text:p>
          </table:table-cell>
          <table:table-cell office:value-type="string" calcext:value-type="string">
            <text:p>A0057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11" calcext:value-type="float">
            <text:p>111</text:p>
          </table:table-cell>
          <table:table-cell office:value-type="float" office:value="0.0474986" calcext:value-type="float">
            <text:p>0,0474986</text:p>
          </table:table-cell>
          <table:table-cell office:value-type="float" office:value="0.0029949" calcext:value-type="float">
            <text:p>0,0029949</text:p>
          </table:table-cell>
        </table:table-row>
        <table:table-row table:style-name="ro1">
          <table:table-cell office:value-type="string" calcext:value-type="string">
            <text:p>A0056</text:p>
          </table:table-cell>
          <table:table-cell office:value-type="string" calcext:value-type="string">
            <text:p>A0060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16" calcext:value-type="float">
            <text:p>116</text:p>
          </table:table-cell>
          <table:table-cell office:value-type="float" office:value="0.0430526" calcext:value-type="float">
            <text:p>0,0430526</text:p>
          </table:table-cell>
          <table:table-cell office:value-type="float" office:value="0.00300462" calcext:value-type="float">
            <text:p>0,00300462</text:p>
          </table:table-cell>
        </table:table-row>
        <table:table-row table:style-name="ro1">
          <table:table-cell office:value-type="string" calcext:value-type="string">
            <text:p>A0058</text:p>
          </table:table-cell>
          <table:table-cell office:value-type="string" calcext:value-type="string">
            <text:p>A0062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20" calcext:value-type="float">
            <text:p>120</text:p>
          </table:table-cell>
          <table:table-cell office:value-type="float" office:value="0.0489129" calcext:value-type="float">
            <text:p>0,0489129</text:p>
          </table:table-cell>
          <table:table-cell office:value-type="float" office:value="0.00304726" calcext:value-type="float">
            <text:p>0,00304726</text:p>
          </table:table-cell>
        </table:table-row>
        <table:table-row table:style-name="ro1">
          <table:table-cell office:value-type="string" calcext:value-type="string">
            <text:p>A0059</text:p>
          </table:table-cell>
          <table:table-cell office:value-type="string" calcext:value-type="string">
            <text:p>A0053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12" calcext:value-type="float">
            <text:p>112</text:p>
          </table:table-cell>
          <table:table-cell office:value-type="float" office:value="0.0499965" calcext:value-type="float">
            <text:p>0,0499965</text:p>
          </table:table-cell>
          <table:table-cell office:value-type="float" office:value="0.00304732" calcext:value-type="float">
            <text:p>0,00304732</text:p>
          </table:table-cell>
        </table:table-row>
        <table:table-row table:style-name="ro1">
          <table:table-cell office:value-type="string" calcext:value-type="string">
            <text:p>A0056</text:p>
          </table:table-cell>
          <table:table-cell office:value-type="string" calcext:value-type="string">
            <text:p>A0055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11" calcext:value-type="float">
            <text:p>111</text:p>
          </table:table-cell>
          <table:table-cell office:value-type="float" office:value="0.0466102" calcext:value-type="float">
            <text:p>0,0466102</text:p>
          </table:table-cell>
          <table:table-cell office:value-type="float" office:value="0.00307031" calcext:value-type="float">
            <text:p>0,00307031</text:p>
          </table:table-cell>
        </table:table-row>
        <table:table-row table:style-name="ro1">
          <table:table-cell office:value-type="string" calcext:value-type="string">
            <text:p>A0054</text:p>
          </table:table-cell>
          <table:table-cell office:value-type="string" calcext:value-type="string">
            <text:p>A0053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07" calcext:value-type="float">
            <text:p>107</text:p>
          </table:table-cell>
          <table:table-cell office:value-type="float" office:value="0.0316172" calcext:value-type="float">
            <text:p>0,0316172</text:p>
          </table:table-cell>
          <table:table-cell office:value-type="float" office:value="0.003074" calcext:value-type="float">
            <text:p>0,003074</text:p>
          </table:table-cell>
        </table:table-row>
        <table:table-row table:style-name="ro1">
          <table:table-cell office:value-type="string" calcext:value-type="string">
            <text:p>A0055</text:p>
          </table:table-cell>
          <table:table-cell office:value-type="string" calcext:value-type="string">
            <text:p>A0053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08" calcext:value-type="float">
            <text:p>108</text:p>
          </table:table-cell>
          <table:table-cell office:value-type="float" office:value="0.0321875" calcext:value-type="float">
            <text:p>0,0321875</text:p>
          </table:table-cell>
          <table:table-cell office:value-type="float" office:value="0.003088" calcext:value-type="float">
            <text:p>0,003088</text:p>
          </table:table-cell>
        </table:table-row>
        <table:table-row table:style-name="ro1">
          <table:table-cell office:value-type="string" calcext:value-type="string">
            <text:p>A0053</text:p>
          </table:table-cell>
          <table:table-cell office:value-type="string" calcext:value-type="string">
            <text:p>A0063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16" calcext:value-type="float">
            <text:p>116</text:p>
          </table:table-cell>
          <table:table-cell office:value-type="float" office:value="0.110817" calcext:value-type="float">
            <text:p>0,110817</text:p>
          </table:table-cell>
          <table:table-cell office:value-type="float" office:value="0.00310015" calcext:value-type="float">
            <text:p>0,00310015</text:p>
          </table:table-cell>
        </table:table-row>
        <table:table-row table:style-name="ro1">
          <table:table-cell office:value-type="string" calcext:value-type="string">
            <text:p>A0059</text:p>
          </table:table-cell>
          <table:table-cell office:value-type="string" calcext:value-type="string">
            <text:p>A0054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13" calcext:value-type="float">
            <text:p>113</text:p>
          </table:table-cell>
          <table:table-cell office:value-type="float" office:value="0.0546879" calcext:value-type="float">
            <text:p>0,0546879</text:p>
          </table:table-cell>
          <table:table-cell office:value-type="float" office:value="0.00310369" calcext:value-type="float">
            <text:p>0,00310369</text:p>
          </table:table-cell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A0070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82" calcext:value-type="float">
            <text:p>82</text:p>
          </table:table-cell>
          <table:table-cell office:value-type="float" office:value="0.0814632" calcext:value-type="float">
            <text:p>0,0814632</text:p>
          </table:table-cell>
          <table:table-cell office:value-type="float" office:value="0.00313632" calcext:value-type="float">
            <text:p>0,00313632</text:p>
          </table:table-cell>
        </table:table-row>
        <table:table-row table:style-name="ro1">
          <table:table-cell office:value-type="string" calcext:value-type="string">
            <text:p>A0054</text:p>
          </table:table-cell>
          <table:table-cell office:value-type="string" calcext:value-type="string">
            <text:p>A0060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14" calcext:value-type="float">
            <text:p>114</text:p>
          </table:table-cell>
          <table:table-cell office:value-type="float" office:value="0.0410041" calcext:value-type="float">
            <text:p>0,0410041</text:p>
          </table:table-cell>
          <table:table-cell office:value-type="float" office:value="0.0031602" calcext:value-type="float">
            <text:p>0,0031602</text:p>
          </table:table-cell>
        </table:table-row>
        <table:table-row table:style-name="ro1">
          <table:table-cell office:value-type="string" calcext:value-type="string">
            <text:p>A0055</text:p>
          </table:table-cell>
          <table:table-cell office:value-type="string" calcext:value-type="string">
            <text:p>A0059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14" calcext:value-type="float">
            <text:p>114</text:p>
          </table:table-cell>
          <table:table-cell office:value-type="float" office:value="0.0464551" calcext:value-type="float">
            <text:p>0,0464551</text:p>
          </table:table-cell>
          <table:table-cell office:value-type="float" office:value="0.00316818" calcext:value-type="float">
            <text:p>0,00316818</text:p>
          </table:table-cell>
        </table:table-row>
        <table:table-row table:style-name="ro1">
          <table:table-cell office:value-type="string" calcext:value-type="string">
            <text:p>A0058</text:p>
          </table:table-cell>
          <table:table-cell office:value-type="string" calcext:value-type="string">
            <text:p>A0063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21" calcext:value-type="float">
            <text:p>121</text:p>
          </table:table-cell>
          <table:table-cell office:value-type="float" office:value="0.155927" calcext:value-type="float">
            <text:p>0,155927</text:p>
          </table:table-cell>
          <table:table-cell office:value-type="float" office:value="0.00317517" calcext:value-type="float">
            <text:p>0,00317517</text:p>
          </table:table-cell>
        </table:table-row>
        <table:table-row table:style-name="ro1">
          <table:table-cell office:value-type="string" calcext:value-type="string">
            <text:p>A0057</text:p>
          </table:table-cell>
          <table:table-cell office:value-type="string" calcext:value-type="string">
            <text:p>A0064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21" calcext:value-type="float">
            <text:p>121</text:p>
          </table:table-cell>
          <table:table-cell office:value-type="float" office:value="0.13943" calcext:value-type="float">
            <text:p>0,13943</text:p>
          </table:table-cell>
          <table:table-cell office:value-type="float" office:value="0.00317713" calcext:value-type="float">
            <text:p>0,00317713</text:p>
          </table:table-cell>
        </table:table-row>
        <table:table-row table:style-name="ro1">
          <table:table-cell office:value-type="string" calcext:value-type="string">
            <text:p>A0055</text:p>
          </table:table-cell>
          <table:table-cell office:value-type="string" calcext:value-type="string">
            <text:p>A0070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25" calcext:value-type="float">
            <text:p>125</text:p>
          </table:table-cell>
          <table:table-cell office:value-type="float" office:value="0.167573" calcext:value-type="float">
            <text:p>0,167573</text:p>
          </table:table-cell>
          <table:table-cell office:value-type="float" office:value="0.00317849" calcext:value-type="float">
            <text:p>0,00317849</text:p>
          </table:table-cell>
        </table:table-row>
        <table:table-row table:style-name="ro1">
          <table:table-cell office:value-type="string" calcext:value-type="string">
            <text:p>A0055</text:p>
          </table:table-cell>
          <table:table-cell office:value-type="string" calcext:value-type="string">
            <text:p>A0056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11" calcext:value-type="float">
            <text:p>111</text:p>
          </table:table-cell>
          <table:table-cell office:value-type="float" office:value="0.041778" calcext:value-type="float">
            <text:p>0,041778</text:p>
          </table:table-cell>
          <table:table-cell office:value-type="float" office:value="0.00318662" calcext:value-type="float">
            <text:p>0,00318662</text:p>
          </table:table-cell>
        </table:table-row>
        <table:table-row table:style-name="ro1">
          <table:table-cell office:value-type="string" calcext:value-type="string">
            <text:p>A0057</text:p>
          </table:table-cell>
          <table:table-cell office:value-type="string" calcext:value-type="string">
            <text:p>A0065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22" calcext:value-type="float">
            <text:p>122</text:p>
          </table:table-cell>
          <table:table-cell office:value-type="float" office:value="0.138985" calcext:value-type="float">
            <text:p>0,138985</text:p>
          </table:table-cell>
          <table:table-cell office:value-type="float" office:value="0.00320247" calcext:value-type="float">
            <text:p>0,00320247</text:p>
          </table:table-cell>
        </table:table-row>
        <table:table-row table:style-name="ro1">
          <table:table-cell office:value-type="string" calcext:value-type="string">
            <text:p>A0054</text:p>
          </table:table-cell>
          <table:table-cell office:value-type="string" calcext:value-type="string">
            <text:p>A0070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24" calcext:value-type="float">
            <text:p>124</text:p>
          </table:table-cell>
          <table:table-cell office:value-type="float" office:value="0.179692" calcext:value-type="float">
            <text:p>0,179692</text:p>
          </table:table-cell>
          <table:table-cell office:value-type="float" office:value="0.00320509" calcext:value-type="float">
            <text:p>0,00320509</text:p>
          </table:table-cell>
        </table:table-row>
        <table:table-row table:style-name="ro1">
          <table:table-cell office:value-type="string" calcext:value-type="string">
            <text:p>A0056</text:p>
          </table:table-cell>
          <table:table-cell office:value-type="string" calcext:value-type="string">
            <text:p>A0070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26" calcext:value-type="float">
            <text:p>126</text:p>
          </table:table-cell>
          <table:table-cell office:value-type="float" office:value="0.156282" calcext:value-type="float">
            <text:p>0,156282</text:p>
          </table:table-cell>
          <table:table-cell office:value-type="float" office:value="0.0032061" calcext:value-type="float">
            <text:p>0,0032061</text:p>
          </table:table-cell>
        </table:table-row>
        <table:table-row table:style-name="ro1">
          <table:table-cell office:value-type="string" calcext:value-type="string">
            <text:p>A0062</text:p>
          </table:table-cell>
          <table:table-cell office:value-type="string" calcext:value-type="string">
            <text:p>A0063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25" calcext:value-type="float">
            <text:p>125</text:p>
          </table:table-cell>
          <table:table-cell office:value-type="float" office:value="0.130941" calcext:value-type="float">
            <text:p>0,130941</text:p>
          </table:table-cell>
          <table:table-cell office:value-type="float" office:value="0.00321077" calcext:value-type="float">
            <text:p>0,00321077</text:p>
          </table:table-cell>
        </table:table-row>
        <table:table-row table:style-name="ro1">
          <table:table-cell office:value-type="string" calcext:value-type="string">
            <text:p>A0057</text:p>
          </table:table-cell>
          <table:table-cell office:value-type="string" calcext:value-type="string">
            <text:p>A0060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17" calcext:value-type="float">
            <text:p>117</text:p>
          </table:table-cell>
          <table:table-cell office:value-type="float" office:value="0.0493231" calcext:value-type="float">
            <text:p>0,0493231</text:p>
          </table:table-cell>
          <table:table-cell office:value-type="float" office:value="0.00321469" calcext:value-type="float">
            <text:p>0,00321469</text:p>
          </table:table-cell>
        </table:table-row>
        <table:table-row table:style-name="ro1">
          <table:table-cell office:value-type="string" calcext:value-type="string">
            <text:p>A0057</text:p>
          </table:table-cell>
          <table:table-cell office:value-type="string" calcext:value-type="string">
            <text:p>A0070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27" calcext:value-type="float">
            <text:p>127</text:p>
          </table:table-cell>
          <table:table-cell office:value-type="float" office:value="0.19078" calcext:value-type="float">
            <text:p>0,19078</text:p>
          </table:table-cell>
          <table:table-cell office:value-type="float" office:value="0.00323636" calcext:value-type="float">
            <text:p>0,00323636</text:p>
          </table:table-cell>
        </table:table-row>
        <table:table-row table:style-name="ro1">
          <table:table-cell office:value-type="string" calcext:value-type="string">
            <text:p>A0059</text:p>
          </table:table-cell>
          <table:table-cell office:value-type="string" calcext:value-type="string">
            <text:p>A0062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21" calcext:value-type="float">
            <text:p>121</text:p>
          </table:table-cell>
          <table:table-cell office:value-type="float" office:value="0.0517315" calcext:value-type="float">
            <text:p>0,0517315</text:p>
          </table:table-cell>
          <table:table-cell office:value-type="float" office:value="0.00324386" calcext:value-type="float">
            <text:p>0,00324386</text:p>
          </table:table-cell>
        </table:table-row>
        <table:table-row table:style-name="ro1">
          <table:table-cell office:value-type="string" calcext:value-type="string">
            <text:p>A0055</text:p>
          </table:table-cell>
          <table:table-cell office:value-type="string" calcext:value-type="string">
            <text:p>A0065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20" calcext:value-type="float">
            <text:p>120</text:p>
          </table:table-cell>
          <table:table-cell office:value-type="float" office:value="0.12418" calcext:value-type="float">
            <text:p>0,12418</text:p>
          </table:table-cell>
          <table:table-cell office:value-type="float" office:value="0.00328721" calcext:value-type="float">
            <text:p>0,00328721</text:p>
          </table:table-cell>
        </table:table-row>
        <table:table-row table:style-name="ro1">
          <table:table-cell office:value-type="string" calcext:value-type="string">
            <text:p>A0056</text:p>
          </table:table-cell>
          <table:table-cell office:value-type="string" calcext:value-type="string">
            <text:p>A0063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19" calcext:value-type="float">
            <text:p>119</text:p>
          </table:table-cell>
          <table:table-cell office:value-type="float" office:value="0.152293" calcext:value-type="float">
            <text:p>0,152293</text:p>
          </table:table-cell>
          <table:table-cell office:value-type="float" office:value="0.00329535" calcext:value-type="float">
            <text:p>0,00329535</text:p>
          </table:table-cell>
        </table:table-row>
        <table:table-row table:style-name="ro1">
          <table:table-cell office:value-type="string" calcext:value-type="string">
            <text:p>A0053</text:p>
          </table:table-cell>
          <table:table-cell office:value-type="string" calcext:value-type="string">
            <text:p>A0065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18" calcext:value-type="float">
            <text:p>118</text:p>
          </table:table-cell>
          <table:table-cell office:value-type="float" office:value="0.0949726" calcext:value-type="float">
            <text:p>0,0949726</text:p>
          </table:table-cell>
          <table:table-cell office:value-type="float" office:value="0.00330452" calcext:value-type="float">
            <text:p>0,00330452</text:p>
          </table:table-cell>
        </table:table-row>
        <table:table-row table:style-name="ro1">
          <table:table-cell office:value-type="string" calcext:value-type="string">
            <text:p>A0054</text:p>
          </table:table-cell>
          <table:table-cell office:value-type="string" calcext:value-type="string">
            <text:p>A0063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17" calcext:value-type="float">
            <text:p>117</text:p>
          </table:table-cell>
          <table:table-cell office:value-type="float" office:value="0.141448" calcext:value-type="float">
            <text:p>0,141448</text:p>
          </table:table-cell>
          <table:table-cell office:value-type="float" office:value="0.00330462" calcext:value-type="float">
            <text:p>0,00330462</text:p>
          </table:table-cell>
        </table:table-row>
        <table:table-row table:style-name="ro1">
          <table:table-cell office:value-type="string" calcext:value-type="string">
            <text:p>A0058</text:p>
          </table:table-cell>
          <table:table-cell office:value-type="string" calcext:value-type="string">
            <text:p>A0060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18" calcext:value-type="float">
            <text:p>118</text:p>
          </table:table-cell>
          <table:table-cell office:value-type="float" office:value="0.0479736" calcext:value-type="float">
            <text:p>0,0479736</text:p>
          </table:table-cell>
          <table:table-cell office:value-type="float" office:value="0.00330538" calcext:value-type="float">
            <text:p>0,00330538</text:p>
          </table:table-cell>
        </table:table-row>
        <table:table-row table:style-name="ro1">
          <table:table-cell office:value-type="string" calcext:value-type="string">
            <text:p>A0056</text:p>
          </table:table-cell>
          <table:table-cell office:value-type="string" calcext:value-type="string">
            <text:p>A0064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20" calcext:value-type="float">
            <text:p>120</text:p>
          </table:table-cell>
          <table:table-cell office:value-type="float" office:value="0.136311" calcext:value-type="float">
            <text:p>0,136311</text:p>
          </table:table-cell>
          <table:table-cell office:value-type="float" office:value="0.00331342" calcext:value-type="float">
            <text:p>0,00331342</text:p>
          </table:table-cell>
        </table:table-row>
        <table:table-row table:style-name="ro1">
          <table:table-cell office:value-type="string" calcext:value-type="string">
            <text:p>A0063</text:p>
          </table:table-cell>
          <table:table-cell office:value-type="string" calcext:value-type="string">
            <text:p>A0053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16" calcext:value-type="float">
            <text:p>116</text:p>
          </table:table-cell>
          <table:table-cell office:value-type="float" office:value="0.15114" calcext:value-type="float">
            <text:p>0,15114</text:p>
          </table:table-cell>
          <table:table-cell office:value-type="float" office:value="0.00331988" calcext:value-type="float">
            <text:p>0,00331988</text:p>
          </table:table-cell>
        </table:table-row>
        <table:table-row table:style-name="ro1">
          <table:table-cell office:value-type="string" calcext:value-type="string">
            <text:p>A0063</text:p>
          </table:table-cell>
          <table:table-cell office:value-type="string" calcext:value-type="string">
            <text:p>A0057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20" calcext:value-type="float">
            <text:p>120</text:p>
          </table:table-cell>
          <table:table-cell office:value-type="float" office:value="0.12924" calcext:value-type="float">
            <text:p>0,12924</text:p>
          </table:table-cell>
          <table:table-cell office:value-type="float" office:value="0.00332468" calcext:value-type="float">
            <text:p>0,00332468</text:p>
          </table:table-cell>
        </table:table-row>
        <table:table-row table:style-name="ro1">
          <table:table-cell office:value-type="string" calcext:value-type="string">
            <text:p>A0060</text:p>
          </table:table-cell>
          <table:table-cell office:value-type="string" calcext:value-type="string">
            <text:p>A28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88" calcext:value-type="float">
            <text:p>88</text:p>
          </table:table-cell>
          <table:table-cell office:value-type="float" office:value="0.0318015" calcext:value-type="float">
            <text:p>0,0318015</text:p>
          </table:table-cell>
          <table:table-cell office:value-type="float" office:value="0.00333652" calcext:value-type="float">
            <text:p>0,00333652</text:p>
          </table:table-cell>
        </table:table-row>
        <table:table-row table:style-name="ro1">
          <table:table-cell office:value-type="string" calcext:value-type="string">
            <text:p>A0055</text:p>
          </table:table-cell>
          <table:table-cell office:value-type="string" calcext:value-type="string">
            <text:p>A0064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19" calcext:value-type="float">
            <text:p>119</text:p>
          </table:table-cell>
          <table:table-cell office:value-type="float" office:value="0.127129" calcext:value-type="float">
            <text:p>0,127129</text:p>
          </table:table-cell>
          <table:table-cell office:value-type="float" office:value="0.00334637" calcext:value-type="float">
            <text:p>0,00334637</text:p>
          </table:table-cell>
        </table:table-row>
        <table:table-row table:style-name="ro1">
          <table:table-cell office:value-type="string" calcext:value-type="string">
            <text:p>A0055</text:p>
          </table:table-cell>
          <table:table-cell office:value-type="string" calcext:value-type="string">
            <text:p>A0063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18" calcext:value-type="float">
            <text:p>118</text:p>
          </table:table-cell>
          <table:table-cell office:value-type="float" office:value="0.136895" calcext:value-type="float">
            <text:p>0,136895</text:p>
          </table:table-cell>
          <table:table-cell office:value-type="float" office:value="0.00335428" calcext:value-type="float">
            <text:p>0,00335428</text:p>
          </table:table-cell>
        </table:table-row>
        <table:table-row table:style-name="ro1">
          <table:table-cell office:value-type="string" calcext:value-type="string">
            <text:p>A0053</text:p>
          </table:table-cell>
          <table:table-cell office:value-type="string" calcext:value-type="string">
            <text:p>A0070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23" calcext:value-type="float">
            <text:p>123</text:p>
          </table:table-cell>
          <table:table-cell office:value-type="float" office:value="0.167764" calcext:value-type="float">
            <text:p>0,167764</text:p>
          </table:table-cell>
          <table:table-cell office:value-type="float" office:value="0.00335552" calcext:value-type="float">
            <text:p>0,00335552</text:p>
          </table:table-cell>
        </table:table-row>
        <table:table-row table:style-name="ro1">
          <table:table-cell office:value-type="string" calcext:value-type="string">
            <text:p>A0057</text:p>
          </table:table-cell>
          <table:table-cell office:value-type="string" calcext:value-type="string">
            <text:p>A0062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19" calcext:value-type="float">
            <text:p>119</text:p>
          </table:table-cell>
          <table:table-cell office:value-type="float" office:value="0.0465839" calcext:value-type="float">
            <text:p>0,0465839</text:p>
          </table:table-cell>
          <table:table-cell office:value-type="float" office:value="0.00336524" calcext:value-type="float">
            <text:p>0,00336524</text:p>
          </table:table-cell>
        </table:table-row>
        <table:table-row table:style-name="ro1">
          <table:table-cell office:value-type="string" calcext:value-type="string">
            <text:p>A0060</text:p>
          </table:table-cell>
          <table:table-cell office:value-type="string" calcext:value-type="string">
            <text:p>A0063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23" calcext:value-type="float">
            <text:p>123</text:p>
          </table:table-cell>
          <table:table-cell office:value-type="float" office:value="0.153043" calcext:value-type="float">
            <text:p>0,153043</text:p>
          </table:table-cell>
          <table:table-cell office:value-type="float" office:value="0.00339684" calcext:value-type="float">
            <text:p>0,00339684</text:p>
          </table:table-cell>
        </table:table-row>
        <table:table-row table:style-name="ro1">
          <table:table-cell office:value-type="string" calcext:value-type="string">
            <text:p>A0054</text:p>
          </table:table-cell>
          <table:table-cell office:value-type="string" calcext:value-type="string">
            <text:p>A0065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19" calcext:value-type="float">
            <text:p>119</text:p>
          </table:table-cell>
          <table:table-cell office:value-type="float" office:value="0.181202" calcext:value-type="float">
            <text:p>0,181202</text:p>
          </table:table-cell>
          <table:table-cell office:value-type="float" office:value="0.00341813" calcext:value-type="float">
            <text:p>0,00341813</text:p>
          </table:table-cell>
        </table:table-row>
        <table:table-row table:style-name="ro1">
          <table:table-cell office:value-type="string" calcext:value-type="string">
            <text:p>A0063</text:p>
          </table:table-cell>
          <table:table-cell office:value-type="string" calcext:value-type="string">
            <text:p>A0062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25" calcext:value-type="float">
            <text:p>125</text:p>
          </table:table-cell>
          <table:table-cell office:value-type="float" office:value="0.150688" calcext:value-type="float">
            <text:p>0,150688</text:p>
          </table:table-cell>
          <table:table-cell office:value-type="float" office:value="0.00342551" calcext:value-type="float">
            <text:p>0,00342551</text:p>
          </table:table-cell>
        </table:table-row>
        <table:table-row table:style-name="ro1">
          <table:table-cell office:value-type="string" calcext:value-type="string">
            <text:p>A0063</text:p>
          </table:table-cell>
          <table:table-cell office:value-type="string" calcext:value-type="string">
            <text:p>A0056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19" calcext:value-type="float">
            <text:p>119</text:p>
          </table:table-cell>
          <table:table-cell office:value-type="float" office:value="0.150083" calcext:value-type="float">
            <text:p>0,150083</text:p>
          </table:table-cell>
          <table:table-cell office:value-type="float" office:value="0.0034275" calcext:value-type="float">
            <text:p>0,0034275</text:p>
          </table:table-cell>
        </table:table-row>
        <table:table-row table:style-name="ro1">
          <table:table-cell office:value-type="string" calcext:value-type="string">
            <text:p>A0060</text:p>
          </table:table-cell>
          <table:table-cell office:value-type="string" calcext:value-type="string">
            <text:p>A0065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25" calcext:value-type="float">
            <text:p>125</text:p>
          </table:table-cell>
          <table:table-cell office:value-type="float" office:value="0.160491" calcext:value-type="float">
            <text:p>0,160491</text:p>
          </table:table-cell>
          <table:table-cell office:value-type="float" office:value="0.00343346" calcext:value-type="float">
            <text:p>0,00343346</text:p>
          </table:table-cell>
        </table:table-row>
        <table:table-row table:style-name="ro1">
          <table:table-cell office:value-type="string" calcext:value-type="string">
            <text:p>A0064</text:p>
          </table:table-cell>
          <table:table-cell office:value-type="string" calcext:value-type="string">
            <text:p>A0053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17" calcext:value-type="float">
            <text:p>117</text:p>
          </table:table-cell>
          <table:table-cell office:value-type="float" office:value="0.120909" calcext:value-type="float">
            <text:p>0,120909</text:p>
          </table:table-cell>
          <table:table-cell office:value-type="float" office:value="0.00343701" calcext:value-type="float">
            <text:p>0,00343701</text:p>
          </table:table-cell>
        </table:table-row>
        <table:table-row table:style-name="ro1">
          <table:table-cell office:value-type="string" calcext:value-type="string">
            <text:p>A0064</text:p>
          </table:table-cell>
          <table:table-cell office:value-type="string" calcext:value-type="string">
            <text:p>A0057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21" calcext:value-type="float">
            <text:p>121</text:p>
          </table:table-cell>
          <table:table-cell office:value-type="float" office:value="0.138907" calcext:value-type="float">
            <text:p>0,138907</text:p>
          </table:table-cell>
          <table:table-cell office:value-type="float" office:value="0.00344656" calcext:value-type="float">
            <text:p>0,00344656</text:p>
          </table:table-cell>
        </table:table-row>
        <table:table-row table:style-name="ro1">
          <table:table-cell office:value-type="string" calcext:value-type="string">
            <text:p>A0059</text:p>
          </table:table-cell>
          <table:table-cell office:value-type="string" calcext:value-type="string">
            <text:p>A0055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14" calcext:value-type="float">
            <text:p>114</text:p>
          </table:table-cell>
          <table:table-cell office:value-type="float" office:value="0.0441396" calcext:value-type="float">
            <text:p>0,0441396</text:p>
          </table:table-cell>
          <table:table-cell office:value-type="float" office:value="0.00344936" calcext:value-type="float">
            <text:p>0,00344936</text:p>
          </table:table-cell>
        </table:table-row>
        <table:table-row table:style-name="ro1">
          <table:table-cell office:value-type="string" calcext:value-type="string">
            <text:p>A0057</text:p>
          </table:table-cell>
          <table:table-cell office:value-type="string" calcext:value-type="string">
            <text:p>A0056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13" calcext:value-type="float">
            <text:p>113</text:p>
          </table:table-cell>
          <table:table-cell office:value-type="float" office:value="1.31237" calcext:value-type="float">
            <text:p>1,31237</text:p>
          </table:table-cell>
          <table:table-cell office:value-type="float" office:value="0.00345553" calcext:value-type="float">
            <text:p>0,00345553</text:p>
          </table:table-cell>
        </table:table-row>
        <table:table-row table:style-name="ro1">
          <table:table-cell office:value-type="string" calcext:value-type="string">
            <text:p>A0065</text:p>
          </table:table-cell>
          <table:table-cell office:value-type="string" calcext:value-type="string">
            <text:p>A0053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18" calcext:value-type="float">
            <text:p>118</text:p>
          </table:table-cell>
          <table:table-cell office:value-type="float" office:value="0.120548" calcext:value-type="float">
            <text:p>0,120548</text:p>
          </table:table-cell>
          <table:table-cell office:value-type="float" office:value="0.00345652" calcext:value-type="float">
            <text:p>0,00345652</text:p>
          </table:table-cell>
        </table:table-row>
        <table:table-row table:style-name="ro1">
          <table:table-cell office:value-type="string" calcext:value-type="string">
            <text:p>A0059</text:p>
          </table:table-cell>
          <table:table-cell office:value-type="string" calcext:value-type="string">
            <text:p>A0070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29" calcext:value-type="float">
            <text:p>129</text:p>
          </table:table-cell>
          <table:table-cell office:value-type="float" office:value="0.225052" calcext:value-type="float">
            <text:p>0,225052</text:p>
          </table:table-cell>
          <table:table-cell office:value-type="float" office:value="0.00346099" calcext:value-type="float">
            <text:p>0,00346099</text:p>
          </table:table-cell>
        </table:table-row>
        <table:table-row table:style-name="ro1">
          <table:table-cell office:value-type="string" calcext:value-type="string">
            <text:p>A0059</text:p>
          </table:table-cell>
          <table:table-cell office:value-type="string" calcext:value-type="string">
            <text:p>A0065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24" calcext:value-type="float">
            <text:p>124</text:p>
          </table:table-cell>
          <table:table-cell office:value-type="float" office:value="0.147319" calcext:value-type="float">
            <text:p>0,147319</text:p>
          </table:table-cell>
          <table:table-cell office:value-type="float" office:value="0.00347883" calcext:value-type="float">
            <text:p>0,00347883</text:p>
          </table:table-cell>
        </table:table-row>
        <table:table-row table:style-name="ro1">
          <table:table-cell office:value-type="string" calcext:value-type="string">
            <text:p>A0053</text:p>
          </table:table-cell>
          <table:table-cell office:value-type="string" calcext:value-type="string">
            <text:p>A0064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17" calcext:value-type="float">
            <text:p>117</text:p>
          </table:table-cell>
          <table:table-cell office:value-type="float" office:value="0.0988961" calcext:value-type="float">
            <text:p>0,0988961</text:p>
          </table:table-cell>
          <table:table-cell office:value-type="float" office:value="0.00350376" calcext:value-type="float">
            <text:p>0,00350376</text:p>
          </table:table-cell>
        </table:table-row>
        <table:table-row table:style-name="ro1">
          <table:table-cell office:value-type="string" calcext:value-type="string">
            <text:p>A0058</text:p>
          </table:table-cell>
          <table:table-cell office:value-type="string" calcext:value-type="string">
            <text:p>A0064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22" calcext:value-type="float">
            <text:p>122</text:p>
          </table:table-cell>
          <table:table-cell office:value-type="float" office:value="0.145182" calcext:value-type="float">
            <text:p>0,145182</text:p>
          </table:table-cell>
          <table:table-cell office:value-type="float" office:value="0.00352314" calcext:value-type="float">
            <text:p>0,00352314</text:p>
          </table:table-cell>
        </table:table-row>
        <table:table-row table:style-name="ro1">
          <table:table-cell office:value-type="string" calcext:value-type="string">
            <text:p>A0057</text:p>
          </table:table-cell>
          <table:table-cell office:value-type="string" calcext:value-type="string">
            <text:p>A0063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20" calcext:value-type="float">
            <text:p>120</text:p>
          </table:table-cell>
          <table:table-cell office:value-type="float" office:value="0.156608" calcext:value-type="float">
            <text:p>0,156608</text:p>
          </table:table-cell>
          <table:table-cell office:value-type="float" office:value="0.00355715" calcext:value-type="float">
            <text:p>0,00355715</text:p>
          </table:table-cell>
        </table:table-row>
        <table:table-row table:style-name="ro1">
          <table:table-cell office:value-type="string" calcext:value-type="string">
            <text:p>A0060</text:p>
          </table:table-cell>
          <table:table-cell office:value-type="string" calcext:value-type="string">
            <text:p>A0053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13" calcext:value-type="float">
            <text:p>113</text:p>
          </table:table-cell>
          <table:table-cell office:value-type="float" office:value="0.0383149" calcext:value-type="float">
            <text:p>0,0383149</text:p>
          </table:table-cell>
          <table:table-cell office:value-type="float" office:value="0.00356236" calcext:value-type="float">
            <text:p>0,00356236</text:p>
          </table:table-cell>
        </table:table-row>
        <table:table-row table:style-name="ro1">
          <table:table-cell office:value-type="string" calcext:value-type="string">
            <text:p>A0059</text:p>
          </table:table-cell>
          <table:table-cell office:value-type="string" calcext:value-type="string">
            <text:p>A28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87" calcext:value-type="float">
            <text:p>87</text:p>
          </table:table-cell>
          <table:table-cell office:value-type="float" office:value="0.0392997" calcext:value-type="float">
            <text:p>0,0392997</text:p>
          </table:table-cell>
          <table:table-cell office:value-type="float" office:value="0.00356986" calcext:value-type="float">
            <text:p>0,00356986</text:p>
          </table:table-cell>
        </table:table-row>
        <table:table-row table:style-name="ro1">
          <table:table-cell office:value-type="string" calcext:value-type="string">
            <text:p>A0059</text:p>
          </table:table-cell>
          <table:table-cell office:value-type="string" calcext:value-type="string">
            <text:p>A0064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23" calcext:value-type="float">
            <text:p>123</text:p>
          </table:table-cell>
          <table:table-cell office:value-type="float" office:value="0.142901" calcext:value-type="float">
            <text:p>0,142901</text:p>
          </table:table-cell>
          <table:table-cell office:value-type="float" office:value="0.00357382" calcext:value-type="float">
            <text:p>0,00357382</text:p>
          </table:table-cell>
        </table:table-row>
        <table:table-row table:style-name="ro1">
          <table:table-cell office:value-type="string" calcext:value-type="string">
            <text:p>A0054</text:p>
          </table:table-cell>
          <table:table-cell office:value-type="string" calcext:value-type="string">
            <text:p>A0064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18" calcext:value-type="float">
            <text:p>118</text:p>
          </table:table-cell>
          <table:table-cell office:value-type="float" office:value="0.186137" calcext:value-type="float">
            <text:p>0,186137</text:p>
          </table:table-cell>
          <table:table-cell office:value-type="float" office:value="0.00361397" calcext:value-type="float">
            <text:p>0,00361397</text:p>
          </table:table-cell>
        </table:table-row>
        <table:table-row table:style-name="ro1">
          <table:table-cell office:value-type="string" calcext:value-type="string">
            <text:p>A0064</text:p>
          </table:table-cell>
          <table:table-cell office:value-type="string" calcext:value-type="string">
            <text:p>A0055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19" calcext:value-type="float">
            <text:p>119</text:p>
          </table:table-cell>
          <table:table-cell office:value-type="float" office:value="0.15211" calcext:value-type="float">
            <text:p>0,15211</text:p>
          </table:table-cell>
          <table:table-cell office:value-type="float" office:value="0.00363444" calcext:value-type="float">
            <text:p>0,00363444</text:p>
          </table:table-cell>
        </table:table-row>
        <table:table-row table:style-name="ro1">
          <table:table-cell office:value-type="string" calcext:value-type="string">
            <text:p>A0060</text:p>
          </table:table-cell>
          <table:table-cell office:value-type="string" calcext:value-type="string">
            <text:p>A0064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24" calcext:value-type="float">
            <text:p>124</text:p>
          </table:table-cell>
          <table:table-cell office:value-type="float" office:value="0.112539" calcext:value-type="float">
            <text:p>0,112539</text:p>
          </table:table-cell>
          <table:table-cell office:value-type="float" office:value="0.00363446" calcext:value-type="float">
            <text:p>0,00363446</text:p>
          </table:table-cell>
        </table:table-row>
        <table:table-row table:style-name="ro1">
          <table:table-cell office:value-type="string" calcext:value-type="string">
            <text:p>A28</text:p>
          </table:table-cell>
          <table:table-cell office:value-type="string" calcext:value-type="string">
            <text:p>A0059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87" calcext:value-type="float">
            <text:p>87</text:p>
          </table:table-cell>
          <table:table-cell office:value-type="float" office:value="0.0370928" calcext:value-type="float">
            <text:p>0,0370928</text:p>
          </table:table-cell>
          <table:table-cell office:value-type="float" office:value="0.00363588" calcext:value-type="float">
            <text:p>0,00363588</text:p>
          </table:table-cell>
        </table:table-row>
        <table:table-row table:style-name="ro1">
          <table:table-cell office:value-type="string" calcext:value-type="string">
            <text:p>A0064</text:p>
          </table:table-cell>
          <table:table-cell office:value-type="string" calcext:value-type="string">
            <text:p>A0054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18" calcext:value-type="float">
            <text:p>118</text:p>
          </table:table-cell>
          <table:table-cell office:value-type="float" office:value="0.136444" calcext:value-type="float">
            <text:p>0,136444</text:p>
          </table:table-cell>
          <table:table-cell office:value-type="float" office:value="0.00365105" calcext:value-type="float">
            <text:p>0,00365105</text:p>
          </table:table-cell>
        </table:table-row>
        <table:table-row table:style-name="ro1">
          <table:table-cell office:value-type="string" calcext:value-type="string">
            <text:p>A0065</text:p>
          </table:table-cell>
          <table:table-cell office:value-type="string" calcext:value-type="string">
            <text:p>A0055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20" calcext:value-type="float">
            <text:p>120</text:p>
          </table:table-cell>
          <table:table-cell office:value-type="float" office:value="0.125634" calcext:value-type="float">
            <text:p>0,125634</text:p>
          </table:table-cell>
          <table:table-cell office:value-type="float" office:value="0.00366137" calcext:value-type="float">
            <text:p>0,00366137</text:p>
          </table:table-cell>
        </table:table-row>
        <table:table-row table:style-name="ro1">
          <table:table-cell office:value-type="string" calcext:value-type="string">
            <text:p>A0065</text:p>
          </table:table-cell>
          <table:table-cell office:value-type="string" calcext:value-type="string">
            <text:p>A0058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23" calcext:value-type="float">
            <text:p>123</text:p>
          </table:table-cell>
          <table:table-cell office:value-type="float" office:value="0.141231" calcext:value-type="float">
            <text:p>0,141231</text:p>
          </table:table-cell>
          <table:table-cell office:value-type="float" office:value="0.00366532" calcext:value-type="float">
            <text:p>0,00366532</text:p>
          </table:table-cell>
        </table:table-row>
        <table:table-row table:style-name="ro1">
          <table:table-cell office:value-type="string" calcext:value-type="string">
            <text:p>A0063</text:p>
          </table:table-cell>
          <table:table-cell office:value-type="string" calcext:value-type="string">
            <text:p>A0055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18" calcext:value-type="float">
            <text:p>118</text:p>
          </table:table-cell>
          <table:table-cell office:value-type="float" office:value="0.137601" calcext:value-type="float">
            <text:p>0,137601</text:p>
          </table:table-cell>
          <table:table-cell office:value-type="float" office:value="0.00367399" calcext:value-type="float">
            <text:p>0,00367399</text:p>
          </table:table-cell>
        </table:table-row>
        <table:table-row table:style-name="ro1">
          <table:table-cell office:value-type="string" calcext:value-type="string">
            <text:p>A0065</text:p>
          </table:table-cell>
          <table:table-cell office:value-type="string" calcext:value-type="string">
            <text:p>A0059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24" calcext:value-type="float">
            <text:p>124</text:p>
          </table:table-cell>
          <table:table-cell office:value-type="float" office:value="0.169844" calcext:value-type="float">
            <text:p>0,169844</text:p>
          </table:table-cell>
          <table:table-cell office:value-type="float" office:value="0.00368096" calcext:value-type="float">
            <text:p>0,00368096</text:p>
          </table:table-cell>
        </table:table-row>
        <table:table-row table:style-name="ro1">
          <table:table-cell office:value-type="string" calcext:value-type="string">
            <text:p>A0064</text:p>
          </table:table-cell>
          <table:table-cell office:value-type="string" calcext:value-type="string">
            <text:p>A0059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23" calcext:value-type="float">
            <text:p>123</text:p>
          </table:table-cell>
          <table:table-cell office:value-type="float" office:value="0.174464" calcext:value-type="float">
            <text:p>0,174464</text:p>
          </table:table-cell>
          <table:table-cell office:value-type="float" office:value="0.00371511" calcext:value-type="float">
            <text:p>0,00371511</text:p>
          </table:table-cell>
        </table:table-row>
        <table:table-row table:style-name="ro1">
          <table:table-cell office:value-type="string" calcext:value-type="string">
            <text:p>A0063</text:p>
          </table:table-cell>
          <table:table-cell office:value-type="string" calcext:value-type="string">
            <text:p>A0060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23" calcext:value-type="float">
            <text:p>123</text:p>
          </table:table-cell>
          <table:table-cell office:value-type="float" office:value="0.129195" calcext:value-type="float">
            <text:p>0,129195</text:p>
          </table:table-cell>
          <table:table-cell office:value-type="float" office:value="0.00373554" calcext:value-type="float">
            <text:p>0,00373554</text:p>
          </table:table-cell>
        </table:table-row>
        <table:table-row table:style-name="ro1">
          <table:table-cell office:value-type="string" calcext:value-type="string">
            <text:p>A0064</text:p>
          </table:table-cell>
          <table:table-cell office:value-type="string" calcext:value-type="string">
            <text:p>A0056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20" calcext:value-type="float">
            <text:p>120</text:p>
          </table:table-cell>
          <table:table-cell office:value-type="float" office:value="0.135088" calcext:value-type="float">
            <text:p>0,135088</text:p>
          </table:table-cell>
          <table:table-cell office:value-type="float" office:value="0.00374267" calcext:value-type="float">
            <text:p>0,00374267</text:p>
          </table:table-cell>
        </table:table-row>
        <table:table-row table:style-name="ro1">
          <table:table-cell office:value-type="string" calcext:value-type="string">
            <text:p>A0062</text:p>
          </table:table-cell>
          <table:table-cell office:value-type="string" calcext:value-type="string">
            <text:p>A0064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26" calcext:value-type="float">
            <text:p>126</text:p>
          </table:table-cell>
          <table:table-cell office:value-type="float" office:value="0.168065" calcext:value-type="float">
            <text:p>0,168065</text:p>
          </table:table-cell>
          <table:table-cell office:value-type="float" office:value="0.00374312" calcext:value-type="float">
            <text:p>0,00374312</text:p>
          </table:table-cell>
        </table:table-row>
        <table:table-row table:style-name="ro1">
          <table:table-cell office:value-type="string" calcext:value-type="string">
            <text:p>A0065</text:p>
          </table:table-cell>
          <table:table-cell office:value-type="string" calcext:value-type="string">
            <text:p>A0056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21" calcext:value-type="float">
            <text:p>121</text:p>
          </table:table-cell>
          <table:table-cell office:value-type="float" office:value="0.158452" calcext:value-type="float">
            <text:p>0,158452</text:p>
          </table:table-cell>
          <table:table-cell office:value-type="float" office:value="0.00374864" calcext:value-type="float">
            <text:p>0,00374864</text:p>
          </table:table-cell>
        </table:table-row>
        <table:table-row table:style-name="ro1">
          <table:table-cell office:value-type="string" calcext:value-type="string">
            <text:p>A0058</text:p>
          </table:table-cell>
          <table:table-cell office:value-type="string" calcext:value-type="string">
            <text:p>A0065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23" calcext:value-type="float">
            <text:p>123</text:p>
          </table:table-cell>
          <table:table-cell office:value-type="float" office:value="0.140897" calcext:value-type="float">
            <text:p>0,140897</text:p>
          </table:table-cell>
          <table:table-cell office:value-type="float" office:value="0.00375222" calcext:value-type="float">
            <text:p>0,00375222</text:p>
          </table:table-cell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A0057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67" calcext:value-type="float">
            <text:p>67</text:p>
          </table:table-cell>
          <table:table-cell office:value-type="float" office:value="0.0235397" calcext:value-type="float">
            <text:p>0,0235397</text:p>
          </table:table-cell>
          <table:table-cell office:value-type="float" office:value="0.00375414" calcext:value-type="float">
            <text:p>0,00375414</text:p>
          </table:table-cell>
        </table:table-row>
        <table:table-row table:style-name="ro1">
          <table:table-cell office:value-type="string" calcext:value-type="string">
            <text:p>A0065</text:p>
          </table:table-cell>
          <table:table-cell office:value-type="string" calcext:value-type="string">
            <text:p>A0054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19" calcext:value-type="float">
            <text:p>119</text:p>
          </table:table-cell>
          <table:table-cell office:value-type="float" office:value="0.132225" calcext:value-type="float">
            <text:p>0,132225</text:p>
          </table:table-cell>
          <table:table-cell office:value-type="float" office:value="0.00376666" calcext:value-type="float">
            <text:p>0,00376666</text:p>
          </table:table-cell>
        </table:table-row>
        <table:table-row table:style-name="ro1">
          <table:table-cell office:value-type="string" calcext:value-type="string">
            <text:p>A0065</text:p>
          </table:table-cell>
          <table:table-cell office:value-type="string" calcext:value-type="string">
            <text:p>A0057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22" calcext:value-type="float">
            <text:p>122</text:p>
          </table:table-cell>
          <table:table-cell office:value-type="float" office:value="0.165079" calcext:value-type="float">
            <text:p>0,165079</text:p>
          </table:table-cell>
          <table:table-cell office:value-type="float" office:value="0.00376921" calcext:value-type="float">
            <text:p>0,00376921</text:p>
          </table:table-cell>
        </table:table-row>
        <table:table-row table:style-name="ro1">
          <table:table-cell office:value-type="string" calcext:value-type="string">
            <text:p>A0060</text:p>
          </table:table-cell>
          <table:table-cell office:value-type="string" calcext:value-type="string">
            <text:p>A0070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30" calcext:value-type="float">
            <text:p>130</text:p>
          </table:table-cell>
          <table:table-cell office:value-type="float" office:value="0.182595" calcext:value-type="float">
            <text:p>0,182595</text:p>
          </table:table-cell>
          <table:table-cell office:value-type="float" office:value="0.00378578" calcext:value-type="float">
            <text:p>0,00378578</text:p>
          </table:table-cell>
        </table:table-row>
        <table:table-row table:style-name="ro1">
          <table:table-cell office:value-type="string" calcext:value-type="string">
            <text:p>A0063</text:p>
          </table:table-cell>
          <table:table-cell office:value-type="string" calcext:value-type="string">
            <text:p>A0054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17" calcext:value-type="float">
            <text:p>117</text:p>
          </table:table-cell>
          <table:table-cell office:value-type="float" office:value="0.150071" calcext:value-type="float">
            <text:p>0,150071</text:p>
          </table:table-cell>
          <table:table-cell office:value-type="float" office:value="0.0038005" calcext:value-type="float">
            <text:p>0,0038005</text:p>
          </table:table-cell>
        </table:table-row>
        <table:table-row table:style-name="ro1">
          <table:table-cell office:value-type="string" calcext:value-type="string">
            <text:p>A0064</text:p>
          </table:table-cell>
          <table:table-cell office:value-type="string" calcext:value-type="string">
            <text:p>A0062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26" calcext:value-type="float">
            <text:p>126</text:p>
          </table:table-cell>
          <table:table-cell office:value-type="float" office:value="0.172663" calcext:value-type="float">
            <text:p>0,172663</text:p>
          </table:table-cell>
          <table:table-cell office:value-type="float" office:value="0.00380728" calcext:value-type="float">
            <text:p>0,00380728</text:p>
          </table:table-cell>
        </table:table-row>
        <table:table-row table:style-name="ro1">
          <table:table-cell office:value-type="string" calcext:value-type="string">
            <text:p>A0063</text:p>
          </table:table-cell>
          <table:table-cell office:value-type="string" calcext:value-type="string">
            <text:p>A0059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22" calcext:value-type="float">
            <text:p>122</text:p>
          </table:table-cell>
          <table:table-cell office:value-type="float" office:value="0.160779" calcext:value-type="float">
            <text:p>0,160779</text:p>
          </table:table-cell>
          <table:table-cell office:value-type="float" office:value="0.0038467" calcext:value-type="float">
            <text:p>0,0038467</text:p>
          </table:table-cell>
        </table:table-row>
        <table:table-row table:style-name="ro1">
          <table:table-cell office:value-type="string" calcext:value-type="string">
            <text:p>A0062</text:p>
          </table:table-cell>
          <table:table-cell office:value-type="string" calcext:value-type="string">
            <text:p>A0053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15" calcext:value-type="float">
            <text:p>115</text:p>
          </table:table-cell>
          <table:table-cell office:value-type="float" office:value="0.0473275" calcext:value-type="float">
            <text:p>0,0473275</text:p>
          </table:table-cell>
          <table:table-cell office:value-type="float" office:value="0.00387435" calcext:value-type="float">
            <text:p>0,00387435</text:p>
          </table:table-cell>
        </table:table-row>
        <table:table-row table:style-name="ro1">
          <table:table-cell office:value-type="string" calcext:value-type="string">
            <text:p>A0065</text:p>
          </table:table-cell>
          <table:table-cell office:value-type="string" calcext:value-type="string">
            <text:p>A0062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27" calcext:value-type="float">
            <text:p>127</text:p>
          </table:table-cell>
          <table:table-cell office:value-type="float" office:value="0.142249" calcext:value-type="float">
            <text:p>0,142249</text:p>
          </table:table-cell>
          <table:table-cell office:value-type="float" office:value="0.00387571" calcext:value-type="float">
            <text:p>0,00387571</text:p>
          </table:table-cell>
        </table:table-row>
        <table:table-row table:style-name="ro1">
          <table:table-cell office:value-type="string" calcext:value-type="string">
            <text:p>A0059</text:p>
          </table:table-cell>
          <table:table-cell office:value-type="string" calcext:value-type="string">
            <text:p>A0060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19" calcext:value-type="float">
            <text:p>119</text:p>
          </table:table-cell>
          <table:table-cell office:value-type="float" office:value="0.0645797" calcext:value-type="float">
            <text:p>0,0645797</text:p>
          </table:table-cell>
          <table:table-cell office:value-type="float" office:value="0.0038869" calcext:value-type="float">
            <text:p>0,0038869</text:p>
          </table:table-cell>
        </table:table-row>
        <table:table-row table:style-name="ro1">
          <table:table-cell office:value-type="string" calcext:value-type="string">
            <text:p>A0053</text:p>
          </table:table-cell>
          <table:table-cell office:value-type="string" calcext:value-type="string">
            <text:p>A0054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07" calcext:value-type="float">
            <text:p>107</text:p>
          </table:table-cell>
          <table:table-cell office:value-type="float" office:value="0.0355293" calcext:value-type="float">
            <text:p>0,0355293</text:p>
          </table:table-cell>
          <table:table-cell office:value-type="float" office:value="0.00389748" calcext:value-type="float">
            <text:p>0,00389748</text:p>
          </table:table-cell>
        </table:table-row>
        <table:table-row table:style-name="ro1">
          <table:table-cell office:value-type="string" calcext:value-type="string">
            <text:p>A0063</text:p>
          </table:table-cell>
          <table:table-cell office:value-type="string" calcext:value-type="string">
            <text:p>A0058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21" calcext:value-type="float">
            <text:p>121</text:p>
          </table:table-cell>
          <table:table-cell office:value-type="float" office:value="0.159668" calcext:value-type="float">
            <text:p>0,159668</text:p>
          </table:table-cell>
          <table:table-cell office:value-type="float" office:value="0.00391706" calcext:value-type="float">
            <text:p>0,00391706</text:p>
          </table:table-cell>
        </table:table-row>
        <table:table-row table:style-name="ro1">
          <table:table-cell office:value-type="string" calcext:value-type="string">
            <text:p>A0070</text:p>
          </table:table-cell>
          <table:table-cell office:value-type="string" calcext:value-type="string">
            <text:p>A0063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33" calcext:value-type="float">
            <text:p>133</text:p>
          </table:table-cell>
          <table:table-cell office:value-type="float" office:value="0.299117" calcext:value-type="float">
            <text:p>0,299117</text:p>
          </table:table-cell>
          <table:table-cell office:value-type="float" office:value="0.00400361" calcext:value-type="float">
            <text:p>0,00400361</text:p>
          </table:table-cell>
        </table:table-row>
        <table:table-row table:style-name="ro1">
          <table:table-cell office:value-type="string" calcext:value-type="string">
            <text:p>A0059</text:p>
          </table:table-cell>
          <table:table-cell office:value-type="string" calcext:value-type="string">
            <text:p>A0063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22" calcext:value-type="float">
            <text:p>122</text:p>
          </table:table-cell>
          <table:table-cell office:value-type="float" office:value="0.161911" calcext:value-type="float">
            <text:p>0,161911</text:p>
          </table:table-cell>
          <table:table-cell office:value-type="float" office:value="0.00403959" calcext:value-type="float">
            <text:p>0,00403959</text:p>
          </table:table-cell>
        </table:table-row>
        <table:table-row table:style-name="ro1">
          <table:table-cell office:value-type="string" calcext:value-type="string">
            <text:p>A0064</text:p>
          </table:table-cell>
          <table:table-cell office:value-type="string" calcext:value-type="string">
            <text:p>A0070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34" calcext:value-type="float">
            <text:p>134</text:p>
          </table:table-cell>
          <table:table-cell office:value-type="float" office:value="0.302131" calcext:value-type="float">
            <text:p>0,302131</text:p>
          </table:table-cell>
          <table:table-cell office:value-type="float" office:value="0.00405473" calcext:value-type="float">
            <text:p>0,00405473</text:p>
          </table:table-cell>
        </table:table-row>
        <table:table-row table:style-name="ro1">
          <table:table-cell office:value-type="string" calcext:value-type="string">
            <text:p>A0065</text:p>
          </table:table-cell>
          <table:table-cell office:value-type="string" calcext:value-type="string">
            <text:p>A0070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35" calcext:value-type="float">
            <text:p>135</text:p>
          </table:table-cell>
          <table:table-cell office:value-type="float" office:value="0.299122" calcext:value-type="float">
            <text:p>0,299122</text:p>
          </table:table-cell>
          <table:table-cell office:value-type="float" office:value="0.00405777" calcext:value-type="float">
            <text:p>0,00405777</text:p>
          </table:table-cell>
        </table:table-row>
        <table:table-row table:style-name="ro1">
          <table:table-cell office:value-type="string" calcext:value-type="string">
            <text:p>A0059</text:p>
          </table:table-cell>
          <table:table-cell office:value-type="string" calcext:value-type="string">
            <text:p>A0056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15" calcext:value-type="float">
            <text:p>115</text:p>
          </table:table-cell>
          <table:table-cell office:value-type="float" office:value="0.0570815" calcext:value-type="float">
            <text:p>0,0570815</text:p>
          </table:table-cell>
          <table:table-cell office:value-type="float" office:value="0.00412996" calcext:value-type="float">
            <text:p>0,00412996</text:p>
          </table:table-cell>
        </table:table-row>
        <table:table-row table:style-name="ro1">
          <table:table-cell office:value-type="string" calcext:value-type="string">
            <text:p>A0056</text:p>
          </table:table-cell>
          <table:table-cell office:value-type="string" calcext:value-type="string">
            <text:p>A0065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21" calcext:value-type="float">
            <text:p>121</text:p>
          </table:table-cell>
          <table:table-cell office:value-type="float" office:value="0.137612" calcext:value-type="float">
            <text:p>0,137612</text:p>
          </table:table-cell>
          <table:table-cell office:value-type="float" office:value="0.00413453" calcext:value-type="float">
            <text:p>0,00413453</text:p>
          </table:table-cell>
        </table:table-row>
        <table:table-row table:style-name="ro1">
          <table:table-cell office:value-type="string" calcext:value-type="string">
            <text:p>A0062</text:p>
          </table:table-cell>
          <table:table-cell office:value-type="string" calcext:value-type="string">
            <text:p>A0070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32" calcext:value-type="float">
            <text:p>132</text:p>
          </table:table-cell>
          <table:table-cell office:value-type="float" office:value="0.186819" calcext:value-type="float">
            <text:p>0,186819</text:p>
          </table:table-cell>
          <table:table-cell office:value-type="float" office:value="0.0041409" calcext:value-type="float">
            <text:p>0,0041409</text:p>
          </table:table-cell>
        </table:table-row>
        <table:table-row table:style-name="ro1">
          <table:table-cell office:value-type="string" calcext:value-type="string">
            <text:p>A0065</text:p>
          </table:table-cell>
          <table:table-cell office:value-type="string" calcext:value-type="string">
            <text:p>A0060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25" calcext:value-type="float">
            <text:p>125</text:p>
          </table:table-cell>
          <table:table-cell office:value-type="float" office:value="0.134253" calcext:value-type="float">
            <text:p>0,134253</text:p>
          </table:table-cell>
          <table:table-cell office:value-type="float" office:value="0.00417013" calcext:value-type="float">
            <text:p>0,00417013</text:p>
          </table:table-cell>
        </table:table-row>
        <table:table-row table:style-name="ro1">
          <table:table-cell office:value-type="string" calcext:value-type="string">
            <text:p>A0062</text:p>
          </table:table-cell>
          <table:table-cell office:value-type="string" calcext:value-type="string">
            <text:p>A0065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27" calcext:value-type="float">
            <text:p>127</text:p>
          </table:table-cell>
          <table:table-cell office:value-type="float" office:value="0.140786" calcext:value-type="float">
            <text:p>0,140786</text:p>
          </table:table-cell>
          <table:table-cell office:value-type="float" office:value="0.00418523" calcext:value-type="float">
            <text:p>0,00418523</text:p>
          </table:table-cell>
        </table:table-row>
        <table:table-row table:style-name="ro1">
          <table:table-cell office:value-type="string" calcext:value-type="string">
            <text:p>A28</text:p>
          </table:table-cell>
          <table:table-cell office:value-type="string" calcext:value-type="string">
            <text:p>A0060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88" calcext:value-type="float">
            <text:p>88</text:p>
          </table:table-cell>
          <table:table-cell office:value-type="float" office:value="0.0328459" calcext:value-type="float">
            <text:p>0,0328459</text:p>
          </table:table-cell>
          <table:table-cell office:value-type="float" office:value="0.00425828" calcext:value-type="float">
            <text:p>0,00425828</text:p>
          </table:table-cell>
        </table:table-row>
        <table:table-row table:style-name="ro1">
          <table:table-cell office:value-type="string" calcext:value-type="string">
            <text:p>A0059</text:p>
          </table:table-cell>
          <table:table-cell office:value-type="string" calcext:value-type="string">
            <text:p>A0057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16" calcext:value-type="float">
            <text:p>116</text:p>
          </table:table-cell>
          <table:table-cell office:value-type="float" office:value="0.0516975" calcext:value-type="float">
            <text:p>0,0516975</text:p>
          </table:table-cell>
          <table:table-cell office:value-type="float" office:value="0.00427483" calcext:value-type="float">
            <text:p>0,00427483</text:p>
          </table:table-cell>
        </table:table-row>
        <table:table-row table:style-name="ro1">
          <table:table-cell office:value-type="string" calcext:value-type="string">
            <text:p>A0064</text:p>
          </table:table-cell>
          <table:table-cell office:value-type="string" calcext:value-type="string">
            <text:p>A0058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22" calcext:value-type="float">
            <text:p>122</text:p>
          </table:table-cell>
          <table:table-cell office:value-type="float" office:value="0.170885" calcext:value-type="float">
            <text:p>0,170885</text:p>
          </table:table-cell>
          <table:table-cell office:value-type="float" office:value="0.00433303" calcext:value-type="float">
            <text:p>0,00433303</text:p>
          </table:table-cell>
        </table:table-row>
        <table:table-row table:style-name="ro1">
          <table:table-cell office:value-type="string" calcext:value-type="string">
            <text:p>A0070</text:p>
          </table:table-cell>
          <table:table-cell office:value-type="string" calcext:value-type="string">
            <text:p>A0065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35" calcext:value-type="float">
            <text:p>135</text:p>
          </table:table-cell>
          <table:table-cell office:value-type="float" office:value="0.334716" calcext:value-type="float">
            <text:p>0,334716</text:p>
          </table:table-cell>
          <table:table-cell office:value-type="float" office:value="0.00434638" calcext:value-type="float">
            <text:p>0,00434638</text:p>
          </table:table-cell>
        </table:table-row>
        <table:table-row table:style-name="ro1">
          <table:table-cell office:value-type="string" calcext:value-type="string">
            <text:p>A0054</text:p>
          </table:table-cell>
          <table:table-cell office:value-type="string" calcext:value-type="string">
            <text:p>A0058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12" calcext:value-type="float">
            <text:p>112</text:p>
          </table:table-cell>
          <table:table-cell office:value-type="float" office:value="0.0485276" calcext:value-type="float">
            <text:p>0,0485276</text:p>
          </table:table-cell>
          <table:table-cell office:value-type="float" office:value="0.00445656" calcext:value-type="float">
            <text:p>0,00445656</text:p>
          </table:table-cell>
        </table:table-row>
        <table:table-row table:style-name="ro1">
          <table:table-cell office:value-type="string" calcext:value-type="string">
            <text:p>A0058</text:p>
          </table:table-cell>
          <table:table-cell office:value-type="string" calcext:value-type="string">
            <text:p>A0055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13" calcext:value-type="float">
            <text:p>113</text:p>
          </table:table-cell>
          <table:table-cell office:value-type="float" office:value="0.0400565" calcext:value-type="float">
            <text:p>0,0400565</text:p>
          </table:table-cell>
          <table:table-cell office:value-type="float" office:value="0.00453224" calcext:value-type="float">
            <text:p>0,00453224</text:p>
          </table:table-cell>
        </table:table-row>
        <table:table-row table:style-name="ro1">
          <table:table-cell office:value-type="string" calcext:value-type="string">
            <text:p>A0058</text:p>
          </table:table-cell>
          <table:table-cell office:value-type="string" calcext:value-type="string">
            <text:p>A0070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28" calcext:value-type="float">
            <text:p>128</text:p>
          </table:table-cell>
          <table:table-cell office:value-type="float" office:value="0.19072" calcext:value-type="float">
            <text:p>0,19072</text:p>
          </table:table-cell>
          <table:table-cell office:value-type="float" office:value="0.00459157" calcext:value-type="float">
            <text:p>0,00459157</text:p>
          </table:table-cell>
        </table:table-row>
        <table:table-row table:style-name="ro1">
          <table:table-cell office:value-type="string" calcext:value-type="string">
            <text:p>A0060</text:p>
          </table:table-cell>
          <table:table-cell office:value-type="string" calcext:value-type="string">
            <text:p>A0054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14" calcext:value-type="float">
            <text:p>114</text:p>
          </table:table-cell>
          <table:table-cell office:value-type="float" office:value="0.0396084" calcext:value-type="float">
            <text:p>0,0396084</text:p>
          </table:table-cell>
          <table:table-cell office:value-type="float" office:value="0.0046352" calcext:value-type="float">
            <text:p>0,0046352</text:p>
          </table:table-cell>
        </table:table-row>
        <table:table-row table:style-name="ro1">
          <table:table-cell office:value-type="string" calcext:value-type="string">
            <text:p>A0070</text:p>
          </table:table-cell>
          <table:table-cell office:value-type="string" calcext:value-type="string">
            <text:p>A0064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34" calcext:value-type="float">
            <text:p>134</text:p>
          </table:table-cell>
          <table:table-cell office:value-type="float" office:value="0.33671" calcext:value-type="float">
            <text:p>0,33671</text:p>
          </table:table-cell>
          <table:table-cell office:value-type="float" office:value="0.00465501" calcext:value-type="float">
            <text:p>0,00465501</text:p>
          </table:table-cell>
        </table:table-row>
        <table:table-row table:style-name="ro1">
          <table:table-cell office:value-type="string" calcext:value-type="string">
            <text:p>A0063</text:p>
          </table:table-cell>
          <table:table-cell office:value-type="string" calcext:value-type="string">
            <text:p>A13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75" calcext:value-type="float">
            <text:p>75</text:p>
          </table:table-cell>
          <table:table-cell office:value-type="float" office:value="0.0834497" calcext:value-type="float">
            <text:p>0,0834497</text:p>
          </table:table-cell>
          <table:table-cell office:value-type="float" office:value="0.00479745" calcext:value-type="float">
            <text:p>0,00479745</text:p>
          </table:table-cell>
        </table:table-row>
        <table:table-row table:style-name="ro1">
          <table:table-cell office:value-type="string" calcext:value-type="string">
            <text:p>A0060</text:p>
          </table:table-cell>
          <table:table-cell office:value-type="string" calcext:value-type="string">
            <text:p>A0055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15" calcext:value-type="float">
            <text:p>115</text:p>
          </table:table-cell>
          <table:table-cell office:value-type="float" office:value="0.0417846" calcext:value-type="float">
            <text:p>0,0417846</text:p>
          </table:table-cell>
          <table:table-cell office:value-type="float" office:value="0.0049486" calcext:value-type="float">
            <text:p>0,0049486</text:p>
          </table:table-cell>
        </table:table-row>
        <table:table-row table:style-name="ro1">
          <table:table-cell office:value-type="string" calcext:value-type="string">
            <text:p>A0057</text:p>
          </table:table-cell>
          <table:table-cell office:value-type="string" calcext:value-type="string">
            <text:p>A0054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11" calcext:value-type="float">
            <text:p>111</text:p>
          </table:table-cell>
          <table:table-cell office:value-type="float" office:value="0.0470265" calcext:value-type="float">
            <text:p>0,0470265</text:p>
          </table:table-cell>
          <table:table-cell office:value-type="float" office:value="0.00537319" calcext:value-type="float">
            <text:p>0,00537319</text:p>
          </table:table-cell>
        </table:table-row>
        <table:table-row table:style-name="ro1">
          <table:table-cell office:value-type="string" calcext:value-type="string">
            <text:p>A0062</text:p>
          </table:table-cell>
          <table:table-cell office:value-type="string" calcext:value-type="string">
            <text:p>A0055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17" calcext:value-type="float">
            <text:p>117</text:p>
          </table:table-cell>
          <table:table-cell office:value-type="float" office:value="0.0390585" calcext:value-type="float">
            <text:p>0,0390585</text:p>
          </table:table-cell>
          <table:table-cell office:value-type="float" office:value="0.00538984" calcext:value-type="float">
            <text:p>0,00538984</text:p>
          </table:table-cell>
        </table:table-row>
        <table:table-row table:style-name="ro1">
          <table:table-cell office:value-type="string" calcext:value-type="string">
            <text:p>A0064</text:p>
          </table:table-cell>
          <table:table-cell office:value-type="string" calcext:value-type="string">
            <text:p>A0060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24" calcext:value-type="float">
            <text:p>124</text:p>
          </table:table-cell>
          <table:table-cell office:value-type="float" office:value="0.138948" calcext:value-type="float">
            <text:p>0,138948</text:p>
          </table:table-cell>
          <table:table-cell office:value-type="float" office:value="0.00551799" calcext:value-type="float">
            <text:p>0,00551799</text:p>
          </table:table-cell>
        </table:table-row>
        <table:table-row table:style-name="ro1">
          <table:table-cell office:value-type="string" calcext:value-type="string">
            <text:p>A0053</text:p>
          </table:table-cell>
          <table:table-cell office:value-type="string" calcext:value-type="string">
            <text:p>A0056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09" calcext:value-type="float">
            <text:p>109</text:p>
          </table:table-cell>
          <table:table-cell office:value-type="float" office:value="0.0423528" calcext:value-type="float">
            <text:p>0,0423528</text:p>
          </table:table-cell>
          <table:table-cell office:value-type="float" office:value="0.00555293" calcext:value-type="float">
            <text:p>0,00555293</text:p>
          </table:table-cell>
        </table:table-row>
        <table:table-row table:style-name="ro1">
          <table:table-cell office:value-type="string" calcext:value-type="string">
            <text:p>A0062</text:p>
          </table:table-cell>
          <table:table-cell office:value-type="string" calcext:value-type="string">
            <text:p>A0054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16" calcext:value-type="float">
            <text:p>116</text:p>
          </table:table-cell>
          <table:table-cell office:value-type="float" office:value="0.0500845" calcext:value-type="float">
            <text:p>0,0500845</text:p>
          </table:table-cell>
          <table:table-cell office:value-type="float" office:value="0.00581724" calcext:value-type="float">
            <text:p>0,00581724</text:p>
          </table:table-cell>
        </table:table-row>
        <table:table-row table:style-name="ro1">
          <table:table-cell office:value-type="string" calcext:value-type="string">
            <text:p>A0063</text:p>
          </table:table-cell>
          <table:table-cell office:value-type="string" calcext:value-type="string">
            <text:p>A0070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33" calcext:value-type="float">
            <text:p>133</text:p>
          </table:table-cell>
          <table:table-cell office:value-type="float" office:value="0.291264" calcext:value-type="float">
            <text:p>0,291264</text:p>
          </table:table-cell>
          <table:table-cell office:value-type="float" office:value="0.00589648" calcext:value-type="float">
            <text:p>0,00589648</text:p>
          </table:table-cell>
        </table:table-row>
        <table:table-row table:style-name="ro1">
          <table:table-cell office:value-type="string" calcext:value-type="string">
            <text:p>A0059</text:p>
          </table:table-cell>
          <table:table-cell office:value-type="string" calcext:value-type="string">
            <text:p>A0058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17" calcext:value-type="float">
            <text:p>117</text:p>
          </table:table-cell>
          <table:table-cell office:value-type="float" office:value="0.0624359" calcext:value-type="float">
            <text:p>0,0624359</text:p>
          </table:table-cell>
          <table:table-cell office:value-type="float" office:value="0.00633848" calcext:value-type="float">
            <text:p>0,00633848</text:p>
          </table:table-cell>
        </table:table-row>
        <table:table-row table:style-name="ro1">
          <table:table-cell office:value-type="string" calcext:value-type="string">
            <text:p>A0053</text:p>
          </table:table-cell>
          <table:table-cell office:value-type="string" calcext:value-type="string">
            <text:p>A0058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11" calcext:value-type="float">
            <text:p>111</text:p>
          </table:table-cell>
          <table:table-cell office:value-type="float" office:value="0.04531" calcext:value-type="float">
            <text:p>0,04531</text:p>
          </table:table-cell>
          <table:table-cell office:value-type="float" office:value="0.00776945" calcext:value-type="float">
            <text:p>0,00776945</text:p>
          </table:table-cell>
        </table:table-row>
        <table:table-row table:style-name="ro1">
          <table:table-cell office:value-type="string" calcext:value-type="string">
            <text:p>A0053</text:p>
          </table:table-cell>
          <table:table-cell office:value-type="string" calcext:value-type="string">
            <text:p>A0057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10" calcext:value-type="float">
            <text:p>110</text:p>
          </table:table-cell>
          <table:table-cell office:value-type="float" office:value="0.0460044" calcext:value-type="float">
            <text:p>0,0460044</text:p>
          </table:table-cell>
          <table:table-cell office:value-type="float" office:value="0.00778161" calcext:value-type="float">
            <text:p>0,00778161</text:p>
          </table:table-cell>
        </table:table-row>
        <table:table-row table:style-name="ro1">
          <table:table-cell office:value-type="string" calcext:value-type="string">
            <text:p>A0053</text:p>
          </table:table-cell>
          <table:table-cell office:value-type="string" calcext:value-type="string">
            <text:p>A0059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12" calcext:value-type="float">
            <text:p>112</text:p>
          </table:table-cell>
          <table:table-cell office:value-type="float" office:value="0.0491689" calcext:value-type="float">
            <text:p>0,0491689</text:p>
          </table:table-cell>
          <table:table-cell office:value-type="float" office:value="0.00898504" calcext:value-type="float">
            <text:p>0,00898504</text:p>
          </table:table-cell>
        </table:table-row>
        <table:table-row table:style-name="ro1">
          <table:table-cell office:value-type="string" calcext:value-type="string">
            <text:p>A0060</text:p>
          </table:table-cell>
          <table:table-cell office:value-type="string" calcext:value-type="string">
            <text:p>A0059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19" calcext:value-type="float">
            <text:p>119</text:p>
          </table:table-cell>
          <table:table-cell office:value-type="float" office:value="0.0575337" calcext:value-type="float">
            <text:p>0,0575337</text:p>
          </table:table-cell>
          <table:table-cell office:value-type="float" office:value="0.00969963" calcext:value-type="float">
            <text:p>0,00969963</text:p>
          </table:table-cell>
        </table:table-row>
        <table:table-row table:style-name="ro1">
          <table:table-cell office:value-type="string" calcext:value-type="string">
            <text:p>A0062</text:p>
          </table:table-cell>
          <table:table-cell office:value-type="string" calcext:value-type="string">
            <text:p>A0059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21" calcext:value-type="float">
            <text:p>121</text:p>
          </table:table-cell>
          <table:table-cell office:value-type="float" office:value="0.0591059" calcext:value-type="float">
            <text:p>0,0591059</text:p>
          </table:table-cell>
          <table:table-cell office:value-type="float" office:value="0.0104432" calcext:value-type="float">
            <text:p>0,0104432</text:p>
          </table:table-cell>
        </table:table-row>
        <table:table-row table:style-name="ro1">
          <table:table-cell table:number-columns-repeated="2" office:value-type="string" calcext:value-type="string">
            <text:p>A0053</text:p>
          </table:table-cell>
          <table:table-cell table:number-columns-repeated="2" office:value-type="boolean" office:boolean-value="true" calcext:value-type="boolean">
            <text:p>PRAVDA</text:p>
          </table:table-cell>
          <table:table-cell office:value-type="float" office:value="106" calcext:value-type="float">
            <text:p>106</text:p>
          </table:table-cell>
          <table:table-cell office:value-type="float" office:value="0.0294038" calcext:value-type="float">
            <text:p>0,0294038</text:p>
          </table:table-cell>
          <table:table-cell office:value-type="float" office:value="0.0109713" calcext:value-type="float">
            <text:p>0,0109713</text:p>
          </table:table-cell>
        </table:table-row>
        <table:table-row table:style-name="ro1">
          <table:table-cell office:value-type="string" calcext:value-type="string">
            <text:p>A0053</text:p>
          </table:table-cell>
          <table:table-cell office:value-type="string" calcext:value-type="string">
            <text:p>A0055</text:p>
          </table:table-cell>
          <table:table-cell table:number-columns-repeated="2" office:value-type="boolean" office:boolean-value="true" calcext:value-type="boolean">
            <text:p>PRAVDA</text:p>
          </table:table-cell>
          <table:table-cell office:value-type="float" office:value="108" calcext:value-type="float">
            <text:p>108</text:p>
          </table:table-cell>
          <table:table-cell office:value-type="float" office:value="0.0364721" calcext:value-type="float">
            <text:p>0,0364721</text:p>
          </table:table-cell>
          <table:table-cell office:value-type="float" office:value="0.0118167" calcext:value-type="float">
            <text:p>0,0118167</text:p>
          </table:table-cell>
        </table:table-row>
        <table:table-row table:style-name="ro1">
          <table:table-cell office:value-type="string" calcext:value-type="string">
            <text:p>A0062</text:p>
          </table:table-cell>
          <table:table-cell office:value-type="string" calcext:value-type="string">
            <text:p>A0056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18" calcext:value-type="float">
            <text:p>118</text:p>
          </table:table-cell>
          <table:table-cell office:value-type="float" office:value="0.0480802" calcext:value-type="float">
            <text:p>0,0480802</text:p>
          </table:table-cell>
          <table:table-cell office:value-type="float" office:value="0.0122132" calcext:value-type="float">
            <text:p>0,0122132</text:p>
          </table:table-cell>
        </table:table-row>
        <table:table-row table:style-name="ro1">
          <table:table-cell office:value-type="string" calcext:value-type="string">
            <text:p>A0053</text:p>
          </table:table-cell>
          <table:table-cell office:value-type="string" calcext:value-type="string">
            <text:p>A0060</text:p>
          </table:table-cell>
          <table:table-cell table:number-columns-repeated="2" office:value-type="boolean" office:boolean-value="true" calcext:value-type="boolean">
            <text:p>PRAVDA</text:p>
          </table:table-cell>
          <table:table-cell office:value-type="float" office:value="113" calcext:value-type="float">
            <text:p>113</text:p>
          </table:table-cell>
          <table:table-cell office:value-type="float" office:value="0.0495443" calcext:value-type="float">
            <text:p>0,0495443</text:p>
          </table:table-cell>
          <table:table-cell office:value-type="float" office:value="0.0124507" calcext:value-type="float">
            <text:p>0,0124507</text:p>
          </table:table-cell>
        </table:table-row>
        <table:table-row table:style-name="ro1">
          <table:table-cell office:value-type="string" calcext:value-type="string">
            <text:p>A0053</text:p>
          </table:table-cell>
          <table:table-cell office:value-type="string" calcext:value-type="string">
            <text:p>A0062</text:p>
          </table:table-cell>
          <table:table-cell table:number-columns-repeated="2" office:value-type="boolean" office:boolean-value="true" calcext:value-type="boolean">
            <text:p>PRAVDA</text:p>
          </table:table-cell>
          <table:table-cell office:value-type="float" office:value="115" calcext:value-type="float">
            <text:p>115</text:p>
          </table:table-cell>
          <table:table-cell office:value-type="float" office:value="0.038895" calcext:value-type="float">
            <text:p>0,038895</text:p>
          </table:table-cell>
          <table:table-cell office:value-type="float" office:value="0.0128011" calcext:value-type="float">
            <text:p>0,0128011</text:p>
          </table:table-cell>
        </table:table-row>
        <table:table-row table:style-name="ro1">
          <table:table-cell office:value-type="string" calcext:value-type="string">
            <text:p>A0055</text:p>
          </table:table-cell>
          <table:table-cell office:value-type="string" calcext:value-type="string">
            <text:p>A0060</text:p>
          </table:table-cell>
          <table:table-cell table:number-columns-repeated="2" office:value-type="boolean" office:boolean-value="true" calcext:value-type="boolean">
            <text:p>PRAVDA</text:p>
          </table:table-cell>
          <table:table-cell office:value-type="float" office:value="115" calcext:value-type="float">
            <text:p>115</text:p>
          </table:table-cell>
          <table:table-cell office:value-type="float" office:value="0.0421046" calcext:value-type="float">
            <text:p>0,0421046</text:p>
          </table:table-cell>
          <table:table-cell office:value-type="float" office:value="0.0130165" calcext:value-type="float">
            <text:p>0,0130165</text:p>
          </table:table-cell>
        </table:table-row>
        <table:table-row table:style-name="ro1">
          <table:table-cell office:value-type="string" calcext:value-type="string">
            <text:p>A0055</text:p>
          </table:table-cell>
          <table:table-cell office:value-type="string" calcext:value-type="string">
            <text:p>A0062</text:p>
          </table:table-cell>
          <table:table-cell table:number-columns-repeated="2" office:value-type="boolean" office:boolean-value="true" calcext:value-type="boolean">
            <text:p>PRAVDA</text:p>
          </table:table-cell>
          <table:table-cell office:value-type="float" office:value="117" calcext:value-type="float">
            <text:p>117</text:p>
          </table:table-cell>
          <table:table-cell office:value-type="float" office:value="0.0438378" calcext:value-type="float">
            <text:p>0,0438378</text:p>
          </table:table-cell>
          <table:table-cell office:value-type="float" office:value="0.0133539" calcext:value-type="float">
            <text:p>0,0133539</text:p>
          </table:table-cell>
        </table:table-row>
        <table:table-row table:style-name="ro1">
          <table:table-cell table:number-columns-repeated="2" office:value-type="string" calcext:value-type="string">
            <text:p>A0055</text:p>
          </table:table-cell>
          <table:table-cell table:number-columns-repeated="2" office:value-type="boolean" office:boolean-value="true" calcext:value-type="boolean">
            <text:p>PRAVDA</text:p>
          </table:table-cell>
          <table:table-cell office:value-type="float" office:value="110" calcext:value-type="float">
            <text:p>110</text:p>
          </table:table-cell>
          <table:table-cell office:value-type="float" office:value="0.0316456" calcext:value-type="float">
            <text:p>0,0316456</text:p>
          </table:table-cell>
          <table:table-cell office:value-type="float" office:value="0.0139046" calcext:value-type="float">
            <text:p>0,0139046</text:p>
          </table:table-cell>
        </table:table-row>
        <table:table-row table:style-name="ro1">
          <table:table-cell office:value-type="string" calcext:value-type="string">
            <text:p>A0060</text:p>
          </table:table-cell>
          <table:table-cell office:value-type="string" calcext:value-type="string">
            <text:p>A0056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16" calcext:value-type="float">
            <text:p>116</text:p>
          </table:table-cell>
          <table:table-cell office:value-type="float" office:value="0.0532323" calcext:value-type="float">
            <text:p>0,0532323</text:p>
          </table:table-cell>
          <table:table-cell office:value-type="float" office:value="0.0142548" calcext:value-type="float">
            <text:p>0,0142548</text:p>
          </table:table-cell>
        </table:table-row>
        <table:table-row table:style-name="ro1">
          <table:table-cell office:value-type="string" calcext:value-type="string">
            <text:p>A0062</text:p>
          </table:table-cell>
          <table:table-cell office:value-type="string" calcext:value-type="string">
            <text:p>A0057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19" calcext:value-type="float">
            <text:p>119</text:p>
          </table:table-cell>
          <table:table-cell office:value-type="float" office:value="0.0563974" calcext:value-type="float">
            <text:p>0,0563974</text:p>
          </table:table-cell>
          <table:table-cell office:value-type="float" office:value="0.0216356" calcext:value-type="float">
            <text:p>0,0216356</text:p>
          </table:table-cell>
        </table:table-row>
        <table:table-row table:style-name="ro1">
          <table:table-cell table:number-columns-repeated="2" office:value-type="string" calcext:value-type="string">
            <text:p>A0060</text:p>
          </table:table-cell>
          <table:table-cell table:number-columns-repeated="2" office:value-type="boolean" office:boolean-value="true" calcext:value-type="boolean">
            <text:p>PRAVDA</text:p>
          </table:table-cell>
          <table:table-cell office:value-type="float" office:value="120" calcext:value-type="float">
            <text:p>120</text:p>
          </table:table-cell>
          <table:table-cell office:value-type="float" office:value="0.0348824" calcext:value-type="float">
            <text:p>0,0348824</text:p>
          </table:table-cell>
          <table:table-cell office:value-type="float" office:value="0.0266374" calcext:value-type="float">
            <text:p>0,0266374</text:p>
          </table:table-cell>
        </table:table-row>
        <table:table-row table:style-name="ro1">
          <table:table-cell office:value-type="string" calcext:value-type="string">
            <text:p>A0060</text:p>
          </table:table-cell>
          <table:table-cell office:value-type="string" calcext:value-type="string">
            <text:p>A0062</text:p>
          </table:table-cell>
          <table:table-cell table:number-columns-repeated="2" office:value-type="boolean" office:boolean-value="true" calcext:value-type="boolean">
            <text:p>PRAVDA</text:p>
          </table:table-cell>
          <table:table-cell office:value-type="float" office:value="122" calcext:value-type="float">
            <text:p>122</text:p>
          </table:table-cell>
          <table:table-cell office:value-type="float" office:value="0.0437436" calcext:value-type="float">
            <text:p>0,0437436</text:p>
          </table:table-cell>
          <table:table-cell office:value-type="float" office:value="0.0276246" calcext:value-type="float">
            <text:p>0,0276246</text:p>
          </table:table-cell>
        </table:table-row>
        <table:table-row table:style-name="ro1">
          <table:table-cell table:number-columns-repeated="2" office:value-type="string" calcext:value-type="string">
            <text:p>A0054</text:p>
          </table:table-cell>
          <table:table-cell table:number-columns-repeated="2" office:value-type="boolean" office:boolean-value="true" calcext:value-type="boolean">
            <text:p>PRAVDA</text:p>
          </table:table-cell>
          <table:table-cell office:value-type="float" office:value="108" calcext:value-type="float">
            <text:p>108</text:p>
          </table:table-cell>
          <table:table-cell office:value-type="float" office:value="0.041798" calcext:value-type="float">
            <text:p>0,041798</text:p>
          </table:table-cell>
          <table:table-cell office:value-type="float" office:value="0.0299226" calcext:value-type="float">
            <text:p>0,0299226</text:p>
          </table:table-cell>
        </table:table-row>
        <table:table-row table:style-name="ro1">
          <table:table-cell office:value-type="string" calcext:value-type="string">
            <text:p>A0060</text:p>
          </table:table-cell>
          <table:table-cell office:value-type="string" calcext:value-type="string">
            <text:p>A0057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17" calcext:value-type="float">
            <text:p>117</text:p>
          </table:table-cell>
          <table:table-cell office:value-type="float" office:value="0.0481476" calcext:value-type="float">
            <text:p>0,0481476</text:p>
          </table:table-cell>
          <table:table-cell office:value-type="float" office:value="0.0338609" calcext:value-type="float">
            <text:p>0,0338609</text:p>
          </table:table-cell>
        </table:table-row>
        <table:table-row table:style-name="ro1">
          <table:table-cell table:number-columns-repeated="2" office:value-type="string" calcext:value-type="string">
            <text:p>A0062</text:p>
          </table:table-cell>
          <table:table-cell table:number-columns-repeated="2" office:value-type="boolean" office:boolean-value="true" calcext:value-type="boolean">
            <text:p>PRAVDA</text:p>
          </table:table-cell>
          <table:table-cell office:value-type="float" office:value="124" calcext:value-type="float">
            <text:p>124</text:p>
          </table:table-cell>
          <table:table-cell office:value-type="float" office:value="0.0523267" calcext:value-type="float">
            <text:p>0,0523267</text:p>
          </table:table-cell>
          <table:table-cell office:value-type="float" office:value="0.0364982" calcext:value-type="float">
            <text:p>0,0364982</text:p>
          </table:table-cell>
        </table:table-row>
        <table:table-row table:style-name="ro1">
          <table:table-cell office:value-type="string" calcext:value-type="string">
            <text:p>A0062</text:p>
          </table:table-cell>
          <table:table-cell office:value-type="string" calcext:value-type="string">
            <text:p>A0060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22" calcext:value-type="float">
            <text:p>122</text:p>
          </table:table-cell>
          <table:table-cell office:value-type="float" office:value="0.0431091" calcext:value-type="float">
            <text:p>0,0431091</text:p>
          </table:table-cell>
          <table:table-cell office:value-type="float" office:value="0.0401033" calcext:value-type="float">
            <text:p>0,0401033</text:p>
          </table:table-cell>
        </table:table-row>
        <table:table-row table:style-name="ro1">
          <table:table-cell table:number-columns-repeated="2" office:value-type="string" calcext:value-type="string">
            <text:p>A28</text:p>
          </table:table-cell>
          <table:table-cell table:number-columns-repeated="2" office:value-type="boolean" office:boolean-value="true" calcext:value-type="boolean">
            <text:p>PRAVDA</text:p>
          </table:table-cell>
          <table:table-cell office:value-type="float" office:value="56" calcext:value-type="float">
            <text:p>56</text:p>
          </table:table-cell>
          <table:table-cell office:value-type="float" office:value="0.0136726" calcext:value-type="float">
            <text:p>0,0136726</text:p>
          </table:table-cell>
          <table:table-cell office:value-type="float" office:value="0.0750112" calcext:value-type="float">
            <text:p>0,0750112</text:p>
          </table:table-cell>
        </table:table-row>
        <table:table-row table:style-name="ro1">
          <table:table-cell office:value-type="string" calcext:value-type="string">
            <text:p>A30</text:p>
          </table:table-cell>
          <table:table-cell office:value-type="string" calcext:value-type="string">
            <text:p>A28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56" calcext:value-type="float">
            <text:p>56</text:p>
          </table:table-cell>
          <table:table-cell office:value-type="float" office:value="0.0150671" calcext:value-type="float">
            <text:p>0,0150671</text:p>
          </table:table-cell>
          <table:table-cell office:value-type="float" office:value="0.0757237" calcext:value-type="float">
            <text:p>0,0757237</text:p>
          </table:table-cell>
        </table:table-row>
        <table:table-row table:style-name="ro1">
          <table:table-cell table:number-columns-repeated="2" office:value-type="string" calcext:value-type="string">
            <text:p>A30</text:p>
          </table:table-cell>
          <table:table-cell table:number-columns-repeated="2" office:value-type="boolean" office:boolean-value="true" calcext:value-type="boolean">
            <text:p>PRAVDA</text:p>
          </table:table-cell>
          <table:table-cell office:value-type="float" office:value="56" calcext:value-type="float">
            <text:p>56</text:p>
          </table:table-cell>
          <table:table-cell office:value-type="float" office:value="0.0147082" calcext:value-type="float">
            <text:p>0,0147082</text:p>
          </table:table-cell>
          <table:table-cell office:value-type="float" office:value="0.0893508" calcext:value-type="float">
            <text:p>0,0893508</text:p>
          </table:table-cell>
        </table:table-row>
        <table:table-row table:style-name="ro1">
          <table:table-cell office:value-type="string" calcext:value-type="string">
            <text:p>A28</text:p>
          </table:table-cell>
          <table:table-cell office:value-type="string" calcext:value-type="string">
            <text:p>A30</text:p>
          </table:table-cell>
          <table:table-cell table:number-columns-repeated="2" office:value-type="boolean" office:boolean-value="true" calcext:value-type="boolean">
            <text:p>PRAVDA</text:p>
          </table:table-cell>
          <table:table-cell office:value-type="float" office:value="56" calcext:value-type="float">
            <text:p>56</text:p>
          </table:table-cell>
          <table:table-cell office:value-type="float" office:value="0.0152242" calcext:value-type="float">
            <text:p>0,0152242</text:p>
          </table:table-cell>
          <table:table-cell office:value-type="float" office:value="0.0937421" calcext:value-type="float">
            <text:p>0,0937421</text:p>
          </table:table-cell>
        </table:table-row>
        <table:table-row table:style-name="ro1">
          <table:table-cell office:value-type="string" calcext:value-type="string">
            <text:p>A0060</text:p>
          </table:table-cell>
          <table:table-cell office:value-type="string" calcext:value-type="string">
            <text:p>A0058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18" calcext:value-type="float">
            <text:p>118</text:p>
          </table:table-cell>
          <table:table-cell office:value-type="float" office:value="0.0716744" calcext:value-type="float">
            <text:p>0,0716744</text:p>
          </table:table-cell>
          <table:table-cell office:value-type="float" office:value="0.738394" calcext:value-type="float">
            <text:p>0,738394</text:p>
          </table:table-cell>
        </table:table-row>
        <table:table-row table:style-name="ro1">
          <table:table-cell office:value-type="string" calcext:value-type="string">
            <text:p>A0062</text:p>
          </table:table-cell>
          <table:table-cell office:value-type="string" calcext:value-type="string">
            <text:p>A0058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20" calcext:value-type="float">
            <text:p>120</text:p>
          </table:table-cell>
          <table:table-cell office:value-type="float" office:value="0.0580817" calcext:value-type="float">
            <text:p>0,0580817</text:p>
          </table:table-cell>
          <table:table-cell office:value-type="float" office:value="0.791441" calcext:value-type="float">
            <text:p>0,791441</text:p>
          </table:table-cell>
        </table:table-row>
        <table:table-row table:style-name="ro1">
          <table:table-cell table:number-columns-repeated="2" office:value-type="string" calcext:value-type="string">
            <text:p>A0058</text:p>
          </table:table-cell>
          <table:table-cell table:number-columns-repeated="2" office:value-type="boolean" office:boolean-value="true" calcext:value-type="boolean">
            <text:p>PRAVDA</text:p>
          </table:table-cell>
          <table:table-cell office:value-type="float" office:value="116" calcext:value-type="float">
            <text:p>116</text:p>
          </table:table-cell>
          <table:table-cell office:value-type="float" office:value="0.0499639" calcext:value-type="float">
            <text:p>0,0499639</text:p>
          </table:table-cell>
          <table:table-cell office:value-type="float" office:value="25.3897" calcext:value-type="float">
            <text:p>25,3897</text:p>
          </table:table-cell>
        </table:table-row>
        <table:table-row table:style-name="ro1">
          <table:table-cell office:value-type="string" calcext:value-type="string">
            <text:p>A0056</text:p>
          </table:table-cell>
          <table:table-cell office:value-type="string" calcext:value-type="string">
            <text:p>A0058</text:p>
          </table:table-cell>
          <table:table-cell table:number-columns-repeated="2" office:value-type="boolean" office:boolean-value="true" calcext:value-type="boolean">
            <text:p>PRAVDA</text:p>
          </table:table-cell>
          <table:table-cell office:value-type="float" office:value="114" calcext:value-type="float">
            <text:p>114</text:p>
          </table:table-cell>
          <table:table-cell office:value-type="float" office:value="0.0541444" calcext:value-type="float">
            <text:p>0,0541444</text:p>
          </table:table-cell>
          <table:table-cell office:value-type="float" office:value="26.0192" calcext:value-type="float">
            <text:p>26,0192</text:p>
          </table:table-cell>
        </table:table-row>
        <table:table-row table:style-name="ro1">
          <table:table-cell office:value-type="string" calcext:value-type="string">
            <text:p>A0057</text:p>
          </table:table-cell>
          <table:table-cell office:value-type="string" calcext:value-type="string">
            <text:p>A0058</text:p>
          </table:table-cell>
          <table:table-cell table:number-columns-repeated="2" office:value-type="boolean" office:boolean-value="true" calcext:value-type="boolean">
            <text:p>PRAVDA</text:p>
          </table:table-cell>
          <table:table-cell office:value-type="float" office:value="115" calcext:value-type="float">
            <text:p>115</text:p>
          </table:table-cell>
          <table:table-cell office:value-type="float" office:value="0.0557365" calcext:value-type="float">
            <text:p>0,0557365</text:p>
          </table:table-cell>
          <table:table-cell office:value-type="float" office:value="27.1832" calcext:value-type="float">
            <text:p>27,1832</text:p>
          </table:table-cell>
        </table:table-row>
        <table:table-row table:style-name="ro1">
          <table:table-cell office:value-type="string" calcext:value-type="string">
            <text:p>A0058</text:p>
          </table:table-cell>
          <table:table-cell office:value-type="string" calcext:value-type="string">
            <text:p>A0056</text:p>
          </table:table-cell>
          <table:table-cell table:number-columns-repeated="2" office:value-type="boolean" office:boolean-value="false" calcext:value-type="boolean">
            <text:p>NEPRAVDA</text:p>
          </table:table-cell>
          <table:table-cell office:value-type="float" office:value="114" calcext:value-type="float">
            <text:p>114</text:p>
          </table:table-cell>
          <table:table-cell office:value-type="float" office:value="0.0631873" calcext:value-type="float">
            <text:p>0,0631873</text:p>
          </table:table-cell>
          <table:table-cell office:value-type="float" office:value="28.5403" calcext:value-type="float">
            <text:p>28,5403</text:p>
          </table:table-cell>
        </table:table-row>
        <table:table-row table:style-name="ro1">
          <table:table-cell table:number-columns-repeated="2" office:value-type="string" calcext:value-type="string">
            <text:p>A0056</text:p>
          </table:table-cell>
          <table:table-cell table:number-columns-repeated="2" office:value-type="boolean" office:boolean-value="true" calcext:value-type="boolean">
            <text:p>PRAVDA</text:p>
          </table:table-cell>
          <table:table-cell office:value-type="float" office:value="112" calcext:value-type="float">
            <text:p>112</text:p>
          </table:table-cell>
          <table:table-cell office:value-type="float" office:value="0.0483813" calcext:value-type="float">
            <text:p>0,0483813</text:p>
          </table:table-cell>
          <table:table-cell office:value-type="float" office:value="43.4541" calcext:value-type="float">
            <text:p>43,4541</text:p>
          </table:table-cell>
        </table:table-row>
        <table:table-row table:style-name="ro1">
          <table:table-cell office:value-type="string" calcext:value-type="string">
            <text:p>A0056</text:p>
          </table:table-cell>
          <table:table-cell office:value-type="string" calcext:value-type="string">
            <text:p>A0057</text:p>
          </table:table-cell>
          <table:table-cell office:value-type="boolean" office:boolean-value="true" calcext:value-type="boolean">
            <text:p>PRAVDA</text:p>
          </table:table-cell>
          <table:table-cell table:style-name="Default" office:value-type="string" calcext:value-type="string">
            <text:p>None</text:p>
          </table:table-cell>
          <table:table-cell office:value-type="float" office:value="113" calcext:value-type="float">
            <text:p>113</text:p>
          </table:table-cell>
          <table:table-cell office:value-type="float" office:value="0.0459775" calcext:value-type="float">
            <text:p>0,045977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2" office:value-type="string" calcext:value-type="string">
            <text:p>A0057</text:p>
          </table:table-cell>
          <table:table-cell office:value-type="boolean" office:boolean-value="true" calcext:value-type="boolean">
            <text:p>PRAVDA</text:p>
          </table:table-cell>
          <table:table-cell table:style-name="Default" office:value-type="string" calcext:value-type="string">
            <text:p>None</text:p>
          </table:table-cell>
          <table:table-cell office:value-type="float" office:value="114" calcext:value-type="float">
            <text:p>114</text:p>
          </table:table-cell>
          <table:table-cell office:value-type="float" office:value="0.052023" calcext:value-type="float">
            <text:p>0,05202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0056</text:p>
          </table:table-cell>
          <table:table-cell office:value-type="string" calcext:value-type="string">
            <text:p>A0059</text:p>
          </table:table-cell>
          <table:table-cell office:value-type="boolean" office:boolean-value="true" calcext:value-type="boolean">
            <text:p>PRAVDA</text:p>
          </table:table-cell>
          <table:table-cell table:style-name="Default" office:value-type="string" calcext:value-type="string">
            <text:p>None</text:p>
          </table:table-cell>
          <table:table-cell office:value-type="float" office:value="115" calcext:value-type="float">
            <text:p>115</text:p>
          </table:table-cell>
          <table:table-cell office:value-type="float" office:value="0.0602527" calcext:value-type="float">
            <text:p>0,060252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0058</text:p>
          </table:table-cell>
          <table:table-cell office:value-type="string" calcext:value-type="string">
            <text:p>A0057</text:p>
          </table:table-cell>
          <table:table-cell office:value-type="boolean" office:boolean-value="false" calcext:value-type="boolean">
            <text:p>NEPRAVDA</text:p>
          </table:table-cell>
          <table:table-cell table:style-name="Default" office:value-type="string" calcext:value-type="string">
            <text:p>None</text:p>
          </table:table-cell>
          <table:table-cell office:value-type="float" office:value="115" calcext:value-type="float">
            <text:p>115</text:p>
          </table:table-cell>
          <table:table-cell office:value-type="float" office:value="1.44239" calcext:value-type="float">
            <text:p>1,4423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0057</text:p>
          </table:table-cell>
          <table:table-cell office:value-type="string" calcext:value-type="string">
            <text:p>A0059</text:p>
          </table:table-cell>
          <table:table-cell office:value-type="boolean" office:boolean-value="true" calcext:value-type="boolean">
            <text:p>PRAVDA</text:p>
          </table:table-cell>
          <table:table-cell table:style-name="Default" office:value-type="string" calcext:value-type="string">
            <text:p>None</text:p>
          </table:table-cell>
          <table:table-cell office:value-type="float" office:value="116" calcext:value-type="float">
            <text:p>116</text:p>
          </table:table-cell>
          <table:table-cell office:value-type="float" office:value="0.0511719" calcext:value-type="float">
            <text:p>0,051171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0058</text:p>
          </table:table-cell>
          <table:table-cell office:value-type="string" calcext:value-type="string">
            <text:p>A0059</text:p>
          </table:table-cell>
          <table:table-cell office:value-type="boolean" office:boolean-value="true" calcext:value-type="boolean">
            <text:p>PRAVDA</text:p>
          </table:table-cell>
          <table:table-cell table:style-name="Default" office:value-type="string" calcext:value-type="string">
            <text:p>None</text:p>
          </table:table-cell>
          <table:table-cell office:value-type="float" office:value="117" calcext:value-type="float">
            <text:p>117</text:p>
          </table:table-cell>
          <table:table-cell office:value-type="float" office:value="0.0495951" calcext:value-type="float">
            <text:p>0,049595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2" office:value-type="string" calcext:value-type="string">
            <text:p>A0059</text:p>
          </table:table-cell>
          <table:table-cell office:value-type="boolean" office:boolean-value="true" calcext:value-type="boolean">
            <text:p>PRAVDA</text:p>
          </table:table-cell>
          <table:table-cell table:style-name="Default" office:value-type="string" calcext:value-type="string">
            <text:p>None</text:p>
          </table:table-cell>
          <table:table-cell office:value-type="float" office:value="118" calcext:value-type="float">
            <text:p>118</text:p>
          </table:table-cell>
          <table:table-cell office:value-type="float" office:value="0.0608232" calcext:value-type="float">
            <text:p>0,06082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0070</text:p>
          </table:table-cell>
          <table:table-cell office:value-type="string" calcext:value-type="string">
            <text:p>A0053</text:p>
          </table:table-cell>
          <table:table-cell office:value-type="boolean" office:boolean-value="false" calcext:value-type="boolean">
            <text:p>NEPRAVDA</text:p>
          </table:table-cell>
          <table:table-cell table:style-name="Default" office:value-type="string" calcext:value-type="string">
            <text:p>None</text:p>
          </table:table-cell>
          <table:table-cell office:value-type="float" office:value="123" calcext:value-type="float">
            <text:p>123</text:p>
          </table:table-cell>
          <table:table-cell office:value-type="float" office:value="0.134104" calcext:value-type="float">
            <text:p>0,1341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0070</text:p>
          </table:table-cell>
          <table:table-cell office:value-type="string" calcext:value-type="string">
            <text:p>A0054</text:p>
          </table:table-cell>
          <table:table-cell office:value-type="boolean" office:boolean-value="true" calcext:value-type="boolean">
            <text:p>PRAVDA</text:p>
          </table:table-cell>
          <table:table-cell table:style-name="Default" office:value-type="string" calcext:value-type="string">
            <text:p>None</text:p>
          </table:table-cell>
          <table:table-cell office:value-type="float" office:value="124" calcext:value-type="float">
            <text:p>124</text:p>
          </table:table-cell>
          <table:table-cell office:value-type="float" office:value="0.178662" calcext:value-type="float">
            <text:p>0,17866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0070</text:p>
          </table:table-cell>
          <table:table-cell office:value-type="string" calcext:value-type="string">
            <text:p>A0055</text:p>
          </table:table-cell>
          <table:table-cell office:value-type="boolean" office:boolean-value="true" calcext:value-type="boolean">
            <text:p>PRAVDA</text:p>
          </table:table-cell>
          <table:table-cell table:style-name="Default"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0.182854" calcext:value-type="float">
            <text:p>0,18285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2" office:value-type="string" calcext:value-type="string">
            <text:p>A0063</text:p>
          </table:table-cell>
          <table:table-cell office:value-type="boolean" office:boolean-value="true" calcext:value-type="boolean">
            <text:p>PRAVDA</text:p>
          </table:table-cell>
          <table:table-cell table:style-name="Default" office:value-type="string" calcext:value-type="string">
            <text:p>None</text:p>
          </table:table-cell>
          <table:table-cell office:value-type="float" office:value="126" calcext:value-type="float">
            <text:p>126</text:p>
          </table:table-cell>
          <table:table-cell office:value-type="float" office:value="0.267183" calcext:value-type="float">
            <text:p>0,26718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0070</text:p>
          </table:table-cell>
          <table:table-cell office:value-type="string" calcext:value-type="string">
            <text:p>A0056</text:p>
          </table:table-cell>
          <table:table-cell office:value-type="boolean" office:boolean-value="false" calcext:value-type="boolean">
            <text:p>NEPRAVDA</text:p>
          </table:table-cell>
          <table:table-cell table:style-name="Default" office:value-type="string" calcext:value-type="string">
            <text:p>None</text:p>
          </table:table-cell>
          <table:table-cell office:value-type="float" office:value="126" calcext:value-type="float">
            <text:p>126</text:p>
          </table:table-cell>
          <table:table-cell office:value-type="float" office:value="0.157315" calcext:value-type="float">
            <text:p>0,15731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0063</text:p>
          </table:table-cell>
          <table:table-cell office:value-type="string" calcext:value-type="string">
            <text:p>A0064</text:p>
          </table:table-cell>
          <table:table-cell table:number-columns-repeated="2" table:style-name="Default" office:value-type="string" calcext:value-type="string">
            <text:p>None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0064</text:p>
          </table:table-cell>
          <table:table-cell office:value-type="string" calcext:value-type="string">
            <text:p>A0063</text:p>
          </table:table-cell>
          <table:table-cell office:value-type="boolean" office:boolean-value="true" calcext:value-type="boolean">
            <text:p>PRAVDA</text:p>
          </table:table-cell>
          <table:table-cell table:style-name="Default" office:value-type="string" calcext:value-type="string">
            <text:p>None</text:p>
          </table:table-cell>
          <table:table-cell office:value-type="float" office:value="127" calcext:value-type="float">
            <text:p>127</text:p>
          </table:table-cell>
          <table:table-cell office:value-type="float" office:value="0.27381" calcext:value-type="float">
            <text:p>0,2738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0070</text:p>
          </table:table-cell>
          <table:table-cell office:value-type="string" calcext:value-type="string">
            <text:p>A0057</text:p>
          </table:table-cell>
          <table:table-cell office:value-type="boolean" office:boolean-value="true" calcext:value-type="boolean">
            <text:p>PRAVDA</text:p>
          </table:table-cell>
          <table:table-cell table:style-name="Default" office:value-type="string" calcext:value-type="string">
            <text:p>None</text:p>
          </table:table-cell>
          <table:table-cell office:value-type="float" office:value="127" calcext:value-type="float">
            <text:p>127</text:p>
          </table:table-cell>
          <table:table-cell office:value-type="float" office:value="0.158354" calcext:value-type="float">
            <text:p>0,15835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0063</text:p>
          </table:table-cell>
          <table:table-cell office:value-type="string" calcext:value-type="string">
            <text:p>A0065</text:p>
          </table:table-cell>
          <table:table-cell table:number-columns-repeated="2" table:style-name="Default" office:value-type="string" calcext:value-type="string">
            <text:p>None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table:number-columns-repeated="2" office:value-type="string" calcext:value-type="string">
            <text:p>A0064</text:p>
          </table:table-cell>
          <table:table-cell office:value-type="boolean" office:boolean-value="true" calcext:value-type="boolean">
            <text:p>PRAVDA</text:p>
          </table:table-cell>
          <table:table-cell table:style-name="Default" office:value-type="string" calcext:value-type="string">
            <text:p>None</text:p>
          </table:table-cell>
          <table:table-cell office:value-type="float" office:value="128" calcext:value-type="float">
            <text:p>128</text:p>
          </table:table-cell>
          <table:table-cell office:value-type="float" office:value="0.295505" calcext:value-type="float">
            <text:p>0,29550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0065</text:p>
          </table:table-cell>
          <table:table-cell office:value-type="string" calcext:value-type="string">
            <text:p>A0063</text:p>
          </table:table-cell>
          <table:table-cell office:value-type="boolean" office:boolean-value="true" calcext:value-type="boolean">
            <text:p>PRAVDA</text:p>
          </table:table-cell>
          <table:table-cell table:style-name="Default" office:value-type="string" calcext:value-type="string">
            <text:p>None</text:p>
          </table:table-cell>
          <table:table-cell office:value-type="float" office:value="128" calcext:value-type="float">
            <text:p>128</text:p>
          </table:table-cell>
          <table:table-cell office:value-type="float" office:value="0.269476" calcext:value-type="float">
            <text:p>0,2694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0070</text:p>
          </table:table-cell>
          <table:table-cell office:value-type="string" calcext:value-type="string">
            <text:p>A0058</text:p>
          </table:table-cell>
          <table:table-cell office:value-type="boolean" office:boolean-value="true" calcext:value-type="boolean">
            <text:p>PRAVDA</text:p>
          </table:table-cell>
          <table:table-cell table:style-name="Default" office:value-type="string" calcext:value-type="string">
            <text:p>None</text:p>
          </table:table-cell>
          <table:table-cell office:value-type="float" office:value="128" calcext:value-type="float">
            <text:p>128</text:p>
          </table:table-cell>
          <table:table-cell office:value-type="float" office:value="0.158416" calcext:value-type="float">
            <text:p>0,1584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0064</text:p>
          </table:table-cell>
          <table:table-cell office:value-type="string" calcext:value-type="string">
            <text:p>A0065</text:p>
          </table:table-cell>
          <table:table-cell table:number-columns-repeated="2" table:style-name="Default" office:value-type="string" calcext:value-type="string">
            <text:p>None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0065</text:p>
          </table:table-cell>
          <table:table-cell office:value-type="string" calcext:value-type="string">
            <text:p>A0064</text:p>
          </table:table-cell>
          <table:table-cell office:value-type="boolean" office:boolean-value="true" calcext:value-type="boolean">
            <text:p>PRAVDA</text:p>
          </table:table-cell>
          <table:table-cell table:style-name="Default" office:value-type="string" calcext:value-type="string">
            <text:p>None</text:p>
          </table:table-cell>
          <table:table-cell office:value-type="float" office:value="129" calcext:value-type="float">
            <text:p>129</text:p>
          </table:table-cell>
          <table:table-cell office:value-type="float" office:value="0.337276" calcext:value-type="float">
            <text:p>0,3372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0070</text:p>
          </table:table-cell>
          <table:table-cell office:value-type="string" calcext:value-type="string">
            <text:p>A0059</text:p>
          </table:table-cell>
          <table:table-cell office:value-type="boolean" office:boolean-value="true" calcext:value-type="boolean">
            <text:p>PRAVDA</text:p>
          </table:table-cell>
          <table:table-cell table:style-name="Default" office:value-type="string" calcext:value-type="string">
            <text:p>None</text:p>
          </table:table-cell>
          <table:table-cell office:value-type="float" office:value="129" calcext:value-type="float">
            <text:p>129</text:p>
          </table:table-cell>
          <table:table-cell office:value-type="float" office:value="0.173408" calcext:value-type="float">
            <text:p>0,1734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2" office:value-type="string" calcext:value-type="string">
            <text:p>A0065</text:p>
          </table:table-cell>
          <table:table-cell office:value-type="boolean" office:boolean-value="true" calcext:value-type="boolean">
            <text:p>PRAVDA</text:p>
          </table:table-cell>
          <table:table-cell table:style-name="Default" office:value-type="string" calcext:value-type="string">
            <text:p>None</text:p>
          </table:table-cell>
          <table:table-cell office:value-type="float" office:value="130" calcext:value-type="float">
            <text:p>130</text:p>
          </table:table-cell>
          <table:table-cell office:value-type="float" office:value="0.286808" calcext:value-type="float">
            <text:p>0,2868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0070</text:p>
          </table:table-cell>
          <table:table-cell office:value-type="string" calcext:value-type="string">
            <text:p>A0060</text:p>
          </table:table-cell>
          <table:table-cell office:value-type="boolean" office:boolean-value="true" calcext:value-type="boolean">
            <text:p>PRAVDA</text:p>
          </table:table-cell>
          <table:table-cell table:style-name="Default" office:value-type="string" calcext:value-type="string">
            <text:p>None</text:p>
          </table:table-cell>
          <table:table-cell office:value-type="float" office:value="130" calcext:value-type="float">
            <text:p>130</text:p>
          </table:table-cell>
          <table:table-cell office:value-type="float" office:value="0.19556" calcext:value-type="float">
            <text:p>0,195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0070</text:p>
          </table:table-cell>
          <table:table-cell office:value-type="string" calcext:value-type="string">
            <text:p>A0062</text:p>
          </table:table-cell>
          <table:table-cell office:value-type="boolean" office:boolean-value="true" calcext:value-type="boolean">
            <text:p>PRAVDA</text:p>
          </table:table-cell>
          <table:table-cell table:style-name="Default" office:value-type="string" calcext:value-type="string">
            <text:p>None</text:p>
          </table:table-cell>
          <table:table-cell office:value-type="float" office:value="132" calcext:value-type="float">
            <text:p>132</text:p>
          </table:table-cell>
          <table:table-cell office:value-type="float" office:value="0.164679" calcext:value-type="float">
            <text:p>0,16467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2" office:value-type="string" calcext:value-type="string">
            <text:p>A0070</text:p>
          </table:table-cell>
          <table:table-cell office:value-type="boolean" office:boolean-value="true" calcext:value-type="boolean">
            <text:p>PRAVDA</text:p>
          </table:table-cell>
          <table:table-cell table:style-name="Default" office:value-type="string" calcext:value-type="string">
            <text:p>None</text:p>
          </table:table-cell>
          <table:table-cell office:value-type="float" office:value="140" calcext:value-type="float">
            <text:p>140</text:p>
          </table:table-cell>
          <table:table-cell office:value-type="float" office:value="0.284045" calcext:value-type="float">
            <text:p>0,284045</text:p>
          </table:table-cell>
          <table:table-cell office:value-type="float" office:value="60" calcext:value-type="float">
            <text:p>60</text:p>
          </table:table-cell>
        </table:table-row>
      </table:table>
      <table:named-expressions/>
      <table:database-ranges>
        <table:database-range table:name="__Anonymous_Sheet_DB__1" table:target-range-address="Sheet2.C1:Sheet2.E50">
          <table:sort>
            <table:sort-by table:field-number="2" table:data-type="automatic"/>
          </table:sort>
        </table:database-range>
        <table:database-range table:name="__Anonymous_Sheet_DB__2" table:target-range-address="Sheet4.A1:Sheet4.G26">
          <table:sort>
            <table:sort-by table:field-number="6" table:data-type="automatic"/>
          </table:sort>
        </table:database-range>
        <table:database-range table:name="__Anonymous_Sheet_DB__3" table:target-range-address="Sheet5.A1:Sheet5.G401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6">00.00.0000</text:date>, <text:time style:data-style-name="N2" text:time-value="10:06:28.2472990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4T20:39:13.401668247</meta:creation-date>
    <dc:date>2014-12-06T12:49:03.721427977</dc:date>
    <meta:editing-duration>PT30M29S</meta:editing-duration>
    <meta:editing-cycles>3</meta:editing-cycles>
    <meta:generator>LibreOffice/4.2.7.2$Linux_X86_64 LibreOffice_project/420$Build-2</meta:generator>
    <meta:document-statistic meta:table-count="4" meta:cell-count="3489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83cm" svg:y="3.952cm" style:legend-expansion="high" chart:style-name="ch2"/>
        <chart:plot-area chart:style-name="ch3" table:cell-range-address="Sheet1.C1:Sheet1.E50" chart:data-source-has-labels="both" svg:x="0.32cm" svg:y="0.18cm" svg:width="12.243cm" svg:height="8.64cm">
          <chartooo:coordinate-region svg:x="1.603cm" svg:y="0.379cm" svg:width="10.773cm" svg:height="7.396cm"/>
          <chart:axis chart:dimension="x" chart:name="primary-x" chart:style-name="ch4" chartooo:axis-type="auto">
            <chartooo:date-scale/>
            <chart:categories table:cell-range-address="Sheet1.C2:Sheet1.C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50" chart:label-cell-address="Sheet1.D1:Sheet1.D1" chart:class="chart:line">
            <chart:data-point chart:repeated="49"/>
          </chart:series>
          <chart:series chart:style-name="ch8" chart:values-cell-range-address="Sheet1.E2:Sheet1.E50" chart:label-cell-address="Sheet1.E1:Sheet1.E1" chart:class="chart:line">
            <chart:data-point chart:repeated="4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_time,</text:p>
                <draw:g>
                  <svg:desc>Sheet1.D1:Sheet1.D1</svg:desc>
                </draw:g>
              </table:table-cell>
              <table:table-cell office:value-type="string">
                <text:p>nosim_time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12">
                <text:p>10</text:p>
                <draw:g>
                  <svg:desc>Sheet1.C2:Sheet1.C50</svg:desc>
                </draw:g>
              </table:table-cell>
              <table:table-cell office:value-type="float" office:value="0.000722554">
                <text:p>0.000722554</text:p>
                <draw:g>
                  <svg:desc>Sheet1.D2:Sheet1.D50</svg:desc>
                </draw:g>
              </table:table-cell>
              <table:table-cell office:value-type="float" office:value="0.00034564">
                <text:p>0.00034564</text:p>
                <draw:g>
                  <svg:desc>Sheet1.E2:Sheet1.E50</svg:desc>
                </draw:g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0085416">
                <text:p>0.00085416</text:p>
              </table:table-cell>
              <table:table-cell office:value-type="float" office:value="0.000303463">
                <text:p>0.00030346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0104581">
                <text:p>0.00104581</text:p>
              </table:table-cell>
              <table:table-cell office:value-type="float" office:value="0.000336943">
                <text:p>0.00033694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0071385">
                <text:p>0.00071385</text:p>
              </table:table-cell>
              <table:table-cell office:value-type="float" office:value="0.000432218">
                <text:p>0.00043221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0161805">
                <text:p>0.00161805</text:p>
              </table:table-cell>
              <table:table-cell office:value-type="float" office:value="0.00024298">
                <text:p>0.0002429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0175651">
                <text:p>0.00175651</text:p>
              </table:table-cell>
              <table:table-cell office:value-type="float" office:value="0.000333037">
                <text:p>0.00033303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211779">
                <text:p>0.00211779</text:p>
              </table:table-cell>
              <table:table-cell office:value-type="float" office:value="0.000248214">
                <text:p>0.00024821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184164">
                <text:p>0.00184164</text:p>
              </table:table-cell>
              <table:table-cell office:value-type="float" office:value="0.0003644">
                <text:p>0.000364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185687">
                <text:p>0.00185687</text:p>
              </table:table-cell>
              <table:table-cell office:value-type="float" office:value="0.000230782">
                <text:p>0.00023078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190594">
                <text:p>0.00190594</text:p>
              </table:table-cell>
              <table:table-cell office:value-type="float" office:value="0.00029582">
                <text:p>0.0002958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00185665">
                <text:p>0.00185665</text:p>
              </table:table-cell>
              <table:table-cell office:value-type="float" office:value="0.000362466">
                <text:p>0.000362466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0033337">
                <text:p>0.0033337</text:p>
              </table:table-cell>
              <table:table-cell office:value-type="float" office:value="0.000302576">
                <text:p>0.000302576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00242401">
                <text:p>0.00242401</text:p>
              </table:table-cell>
              <table:table-cell office:value-type="float" office:value="0.000397652">
                <text:p>0.00039765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00194609">
                <text:p>0.00194609</text:p>
              </table:table-cell>
              <table:table-cell office:value-type="float" office:value="0.000233021">
                <text:p>0.000233021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0317204">
                <text:p>0.00317204</text:p>
              </table:table-cell>
              <table:table-cell office:value-type="float" office:value="0.000312182">
                <text:p>0.00031218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027279">
                <text:p>0.0027279</text:p>
              </table:table-cell>
              <table:table-cell office:value-type="float" office:value="0.000296338">
                <text:p>0.00029633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20835">
                <text:p>0.0020835</text:p>
              </table:table-cell>
              <table:table-cell office:value-type="float" office:value="0.000612951">
                <text:p>0.00061295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00219984">
                <text:p>0.00219984</text:p>
              </table:table-cell>
              <table:table-cell office:value-type="float" office:value="0.000609066">
                <text:p>0.00060906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00232106">
                <text:p>0.00232106</text:p>
              </table:table-cell>
              <table:table-cell office:value-type="float" office:value="0.000596197">
                <text:p>0.000596197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00469705">
                <text:p>0.00469705</text:p>
              </table:table-cell>
              <table:table-cell office:value-type="float" office:value="0.000520182">
                <text:p>0.000520182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00230577">
                <text:p>0.00230577</text:p>
              </table:table-cell>
              <table:table-cell office:value-type="float" office:value="0.000571971">
                <text:p>0.000571971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00347259">
                <text:p>0.00347259</text:p>
              </table:table-cell>
              <table:table-cell office:value-type="float" office:value="0.000376993">
                <text:p>0.000376993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0353636">
                <text:p>0.00353636</text:p>
              </table:table-cell>
              <table:table-cell office:value-type="float" office:value="0.000582392">
                <text:p>0.00058239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0361888">
                <text:p>0.00361888</text:p>
              </table:table-cell>
              <table:table-cell office:value-type="float" office:value="0.000426757">
                <text:p>0.000426757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00356142">
                <text:p>0.00356142</text:p>
              </table:table-cell>
              <table:table-cell office:value-type="float" office:value="0.00111856">
                <text:p>0.00111856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00758002">
                <text:p>0.00758002</text:p>
              </table:table-cell>
              <table:table-cell office:value-type="float" office:value="0.000711764">
                <text:p>0.000711764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00984386">
                <text:p>0.00984386</text:p>
              </table:table-cell>
              <table:table-cell office:value-type="float" office:value="0.000817105">
                <text:p>0.000817105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00760471">
                <text:p>0.00760471</text:p>
              </table:table-cell>
              <table:table-cell office:value-type="float" office:value="0.000678257">
                <text:p>0.000678257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0088975">
                <text:p>0.0088975</text:p>
              </table:table-cell>
              <table:table-cell office:value-type="float" office:value="0.000671301">
                <text:p>0.000671301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00817234">
                <text:p>0.00817234</text:p>
              </table:table-cell>
              <table:table-cell office:value-type="float" office:value="0.000737778">
                <text:p>0.000737778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00903039">
                <text:p>0.00903039</text:p>
              </table:table-cell>
              <table:table-cell office:value-type="float" office:value="0.000802207">
                <text:p>0.000802207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00965781">
                <text:p>0.00965781</text:p>
              </table:table-cell>
              <table:table-cell office:value-type="float" office:value="0.000871869">
                <text:p>0.000871869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00890391">
                <text:p>0.00890391</text:p>
              </table:table-cell>
              <table:table-cell office:value-type="float" office:value="0.000697102">
                <text:p>0.00069710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.00973448">
                <text:p>0.00973448</text:p>
              </table:table-cell>
              <table:table-cell office:value-type="float" office:value="0.000908573">
                <text:p>0.000908573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.010351">
                <text:p>0.010351</text:p>
              </table:table-cell>
              <table:table-cell office:value-type="float" office:value="0.00158735">
                <text:p>0.00158735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.00967287">
                <text:p>0.00967287</text:p>
              </table:table-cell>
              <table:table-cell office:value-type="float" office:value="0.000847825">
                <text:p>0.000847825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.0106147">
                <text:p>0.0106147</text:p>
              </table:table-cell>
              <table:table-cell office:value-type="float" office:value="0.000807821">
                <text:p>0.000807821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0106231">
                <text:p>0.0106231</text:p>
              </table:table-cell>
              <table:table-cell office:value-type="float" office:value="0.000825355">
                <text:p>0.000825355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0166198">
                <text:p>0.0166198</text:p>
              </table:table-cell>
              <table:table-cell office:value-type="float" office:value="0.00247465">
                <text:p>0.00247465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00977549">
                <text:p>0.00977549</text:p>
              </table:table-cell>
              <table:table-cell office:value-type="float" office:value="0.000823361">
                <text:p>0.000823361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00990775">
                <text:p>0.00990775</text:p>
              </table:table-cell>
              <table:table-cell office:value-type="float" office:value="0.000719485">
                <text:p>0.00071948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101458">
                <text:p>0.0101458</text:p>
              </table:table-cell>
              <table:table-cell office:value-type="float" office:value="0.000992656">
                <text:p>0.00099265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11175">
                <text:p>0.011175</text:p>
              </table:table-cell>
              <table:table-cell office:value-type="float" office:value="0.00215316">
                <text:p>0.0021531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106661">
                <text:p>0.0106661</text:p>
              </table:table-cell>
              <table:table-cell office:value-type="float" office:value="0.00139617">
                <text:p>0.0013961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101073">
                <text:p>0.0101073</text:p>
              </table:table-cell>
              <table:table-cell office:value-type="float" office:value="0.00129134">
                <text:p>0.00129134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.052585">
                <text:p>0.052585</text:p>
              </table:table-cell>
              <table:table-cell office:value-type="float" office:value="0.07929">
                <text:p>0.07929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.0568905">
                <text:p>0.0568905</text:p>
              </table:table-cell>
              <table:table-cell office:value-type="float" office:value="0.089852">
                <text:p>0.08985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.0570632">
                <text:p>0.0570632</text:p>
              </table:table-cell>
              <table:table-cell office:value-type="float" office:value="0.0785498">
                <text:p>0.0785498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.0618145">
                <text:p>0.0618145</text:p>
              </table:table-cell>
              <table:table-cell office:value-type="float" office:value="0.0911742">
                <text:p>0.09117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83cm" svg:y="3.952cm" style:legend-expansion="high" chart:style-name="ch2"/>
        <chart:plot-area chart:style-name="ch3" table:cell-range-address="Sheet2.C1:Sheet2.E50" chart:data-source-has-labels="both" svg:x="0.32cm" svg:y="0.18cm" svg:width="12.243cm" svg:height="8.64cm">
          <chartooo:coordinate-region svg:x="1.418cm" svg:y="0.379cm" svg:width="11.004cm" svg:height="7.517cm"/>
          <chart:axis chart:dimension="x" chart:name="primary-x" chart:style-name="ch4" chartooo:axis-type="auto">
            <chartooo:date-scale/>
            <chart:categories table:cell-range-address="Sheet2.C2:Sheet2.C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D2:Sheet2.D50" chart:label-cell-address="Sheet2.D1:Sheet2.D1" chart:class="chart:line">
            <chart:data-point chart:repeated="49"/>
          </chart:series>
          <chart:series chart:style-name="ch8" chart:values-cell-range-address="Sheet2.E2:Sheet2.E50" chart:label-cell-address="Sheet2.E1:Sheet2.E1" chart:class="chart:line">
            <chart:data-point chart:repeated="4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_time,</text:p>
                <draw:g>
                  <svg:desc>Sheet2.D1:Sheet2.D1</svg:desc>
                </draw:g>
              </table:table-cell>
              <table:table-cell office:value-type="string">
                <text:p>nosim_time</text:p>
                <draw:g>
                  <svg:desc>Sheet2.E1:Sheet2.E1</svg:desc>
                </draw:g>
              </table:table-cell>
            </table:table-row>
          </table:table-header-rows>
          <table:table-rows>
            <table:table-row>
              <table:table-cell office:value-type="float" office:value="107">
                <text:p>110</text:p>
                <draw:g>
                  <svg:desc>Sheet2.C2:Sheet2.C50</svg:desc>
                </draw:g>
              </table:table-cell>
              <table:table-cell office:value-type="float" office:value="0.0354367">
                <text:p>0.0354367</text:p>
                <draw:g>
                  <svg:desc>Sheet2.D2:Sheet2.D50</svg:desc>
                </draw:g>
              </table:table-cell>
              <table:table-cell office:value-type="float" office:value="0.00277886">
                <text:p>0.00277886</text:p>
                <draw:g>
                  <svg:desc>Sheet2.E2:Sheet2.E50</svg:desc>
                </draw:g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424915">
                <text:p>0.0424915</text:p>
              </table:table-cell>
              <table:table-cell office:value-type="float" office:value="0.002813">
                <text:p>0.002813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0.0497166">
                <text:p>0.0497166</text:p>
              </table:table-cell>
              <table:table-cell office:value-type="float" office:value="0.00282003">
                <text:p>0.00282003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0.0422639">
                <text:p>0.0422639</text:p>
              </table:table-cell>
              <table:table-cell office:value-type="float" office:value="0.00285459">
                <text:p>0.00285459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0.038843">
                <text:p>0.038843</text:p>
              </table:table-cell>
              <table:table-cell office:value-type="float" office:value="0.00289807">
                <text:p>0.00289807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0.0426444">
                <text:p>0.0426444</text:p>
              </table:table-cell>
              <table:table-cell office:value-type="float" office:value="0.00292029">
                <text:p>0.00292029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0.0469433">
                <text:p>0.0469433</text:p>
              </table:table-cell>
              <table:table-cell office:value-type="float" office:value="0.00294353">
                <text:p>0.00294353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0.0381969">
                <text:p>0.0381969</text:p>
              </table:table-cell>
              <table:table-cell office:value-type="float" office:value="0.00297628">
                <text:p>0.00297628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0.0438233">
                <text:p>0.0438233</text:p>
              </table:table-cell>
              <table:table-cell office:value-type="float" office:value="0.00297777">
                <text:p>0.00297777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0442151">
                <text:p>0.0442151</text:p>
              </table:table-cell>
              <table:table-cell office:value-type="float" office:value="0.00299363">
                <text:p>0.00299363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0.044407">
                <text:p>0.044407</text:p>
              </table:table-cell>
              <table:table-cell office:value-type="float" office:value="0.00302669">
                <text:p>0.00302669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0.0441047">
                <text:p>0.0441047</text:p>
              </table:table-cell>
              <table:table-cell office:value-type="float" office:value="0.00307813">
                <text:p>0.00307813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0465378">
                <text:p>0.0465378</text:p>
              </table:table-cell>
              <table:table-cell office:value-type="float" office:value="0.00310375">
                <text:p>0.0031037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500505">
                <text:p>0.0500505</text:p>
              </table:table-cell>
              <table:table-cell office:value-type="float" office:value="0.00315545">
                <text:p>0.00315545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0461254">
                <text:p>0.0461254</text:p>
              </table:table-cell>
              <table:table-cell office:value-type="float" office:value="0.00317325">
                <text:p>0.00317325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0.0474411">
                <text:p>0.0474411</text:p>
              </table:table-cell>
              <table:table-cell office:value-type="float" office:value="0.00328051">
                <text:p>0.00328051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0.0408717">
                <text:p>0.0408717</text:p>
              </table:table-cell>
              <table:table-cell office:value-type="float" office:value="0.00331218">
                <text:p>0.00331218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0409419">
                <text:p>0.0409419</text:p>
              </table:table-cell>
              <table:table-cell office:value-type="float" office:value="0.00346704">
                <text:p>0.0034670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436976">
                <text:p>0.0436976</text:p>
              </table:table-cell>
              <table:table-cell office:value-type="float" office:value="0.00354354">
                <text:p>0.00354354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0624123">
                <text:p>0.0624123</text:p>
              </table:table-cell>
              <table:table-cell office:value-type="float" office:value="0.0035505">
                <text:p>0.0035505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0.0348336">
                <text:p>0.0348336</text:p>
              </table:table-cell>
              <table:table-cell office:value-type="float" office:value="0.00356111">
                <text:p>0.00356111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0.045281">
                <text:p>0.045281</text:p>
              </table:table-cell>
              <table:table-cell office:value-type="float" office:value="0.00382476">
                <text:p>0.00382476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0.041143">
                <text:p>0.041143</text:p>
              </table:table-cell>
              <table:table-cell office:value-type="float" office:value="0.00393171">
                <text:p>0.00393171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1.34526">
                <text:p>1.34526</text:p>
              </table:table-cell>
              <table:table-cell office:value-type="float" office:value="0.00410575">
                <text:p>0.00410575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0.0358049">
                <text:p>0.0358049</text:p>
              </table:table-cell>
              <table:table-cell office:value-type="float" office:value="0.00411807">
                <text:p>0.00411807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.0499539">
                <text:p>0.0499539</text:p>
              </table:table-cell>
              <table:table-cell office:value-type="float" office:value="0.00431348">
                <text:p>0.00431348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0.0435954">
                <text:p>0.0435954</text:p>
              </table:table-cell>
              <table:table-cell office:value-type="float" office:value="0.00431901">
                <text:p>0.00431901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0458213">
                <text:p>0.0458213</text:p>
              </table:table-cell>
              <table:table-cell office:value-type="float" office:value="0.00439682">
                <text:p>0.0043968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407295">
                <text:p>0.0407295</text:p>
              </table:table-cell>
              <table:table-cell office:value-type="float" office:value="0.00636789">
                <text:p>0.00636789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0.0339007">
                <text:p>0.0339007</text:p>
              </table:table-cell>
              <table:table-cell office:value-type="float" office:value="0.00700412">
                <text:p>0.00700412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0419731">
                <text:p>0.0419731</text:p>
              </table:table-cell>
              <table:table-cell office:value-type="float" office:value="0.00745405">
                <text:p>0.00745405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0.0405707">
                <text:p>0.0405707</text:p>
              </table:table-cell>
              <table:table-cell office:value-type="float" office:value="0.00778288">
                <text:p>0.00778288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.0647863">
                <text:p>0.0647863</text:p>
              </table:table-cell>
              <table:table-cell office:value-type="float" office:value="0.00930685">
                <text:p>0.00930685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0.0303837">
                <text:p>0.0303837</text:p>
              </table:table-cell>
              <table:table-cell office:value-type="float" office:value="0.0115576">
                <text:p>0.0115576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0.0324988">
                <text:p>0.0324988</text:p>
              </table:table-cell>
              <table:table-cell office:value-type="float" office:value="0.013021">
                <text:p>0.01302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369814">
                <text:p>0.0369814</text:p>
              </table:table-cell>
              <table:table-cell office:value-type="float" office:value="0.0132644">
                <text:p>0.0132644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0.0418554">
                <text:p>0.0418554</text:p>
              </table:table-cell>
              <table:table-cell office:value-type="float" office:value="0.0296254">
                <text:p>0.0296254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1.45155">
                <text:p>1.45155</text:p>
              </table:table-cell>
              <table:table-cell office:value-type="float" office:value="25.9771">
                <text:p>25.9771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0.0581779">
                <text:p>0.0581779</text:p>
              </table:table-cell>
              <table:table-cell office:value-type="float" office:value="26.7862">
                <text:p>26.7862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1.39729">
                <text:p>1.39729</text:p>
              </table:table-cell>
              <table:table-cell office:value-type="float" office:value="27.9776">
                <text:p>27.9776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0.0461099">
                <text:p>0.0461099</text:p>
              </table:table-cell>
              <table:table-cell office:value-type="float" office:value="29.4882">
                <text:p>29.4882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1.42275">
                <text:p>1.42275</text:p>
              </table:table-cell>
              <table:table-cell office:value-type="float" office:value="44.8508">
                <text:p>44.8508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0578603">
                <text:p>0.0578603</text:p>
              </table:table-cell>
              <table:table-cell office:value-type="float" office:value="112.694">
                <text:p>112.694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1.3624">
                <text:p>1.3624</text:p>
              </table:table-cell>
              <table:table-cell office:value-type="float" office:value="218.423">
                <text:p>218.423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1.48298">
                <text:p>1.48298</text:p>
              </table:table-cell>
              <table:table-cell office:value-type="float" office:value="228.109">
                <text:p>228.109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1.3748">
                <text:p>1.3748</text:p>
              </table:table-cell>
              <table:table-cell office:value-type="float" office:value="228.246">
                <text:p>228.246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0.0546615">
                <text:p>0.0546615</text:p>
              </table:table-cell>
              <table:table-cell office:value-type="float" office:value="237.047">
                <text:p>237.047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.0510451">
                <text:p>0.0510451</text:p>
              </table:table-cell>
              <table:table-cell office:value-type="float" office:value="248.164">
                <text:p>248.164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1.40203">
                <text:p>1.40203</text:p>
              </table:table-cell>
              <table:table-cell office:value-type="float" office:value="250.878">
                <text:p>250.8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83cm" svg:y="3.952cm" style:legend-expansion="high" chart:style-name="ch2"/>
        <chart:plot-area chart:style-name="ch3" table:cell-range-address="Sheet5.E1:Sheet5.G401" chart:data-source-has-labels="both" svg:x="0.32cm" svg:y="0.18cm" svg:width="12.243cm" svg:height="8.64cm">
          <chartooo:coordinate-region svg:x="1.603cm" svg:y="0.379cm" svg:width="10.9cm" svg:height="7.517cm"/>
          <chart:axis chart:dimension="x" chart:name="primary-x" chart:style-name="ch4" chartooo:axis-type="auto">
            <chartooo:date-scale/>
            <chart:categories table:cell-range-address="Sheet5.E2:Sheet5.E40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5.F2:Sheet5.F401" chart:label-cell-address="Sheet5.F1:Sheet5.F1" chart:class="chart:line">
            <chart:data-point chart:repeated="400"/>
          </chart:series>
          <chart:series chart:style-name="ch8" chart:values-cell-range-address="Sheet5.G2:Sheet5.G401" chart:label-cell-address="Sheet5.G1:Sheet5.G1" chart:class="chart:line">
            <chart:data-point chart:repeated="4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_time,</text:p>
                <draw:g>
                  <svg:desc>Sheet5.F1:Sheet5.F1</svg:desc>
                </draw:g>
              </table:table-cell>
              <table:table-cell office:value-type="string">
                <text:p>nosim_time</text:p>
                <draw:g>
                  <svg:desc>Sheet5.G1:Sheet5.G1</svg:desc>
                </draw:g>
              </table:table-cell>
            </table:table-row>
          </table:table-header-rows>
          <table:table-rows>
            <table:table-row>
              <table:table-cell office:value-type="float" office:value="17">
                <text:p>20</text:p>
                <draw:g>
                  <svg:desc>Sheet5.E2:Sheet5.E401</svg:desc>
                </draw:g>
              </table:table-cell>
              <table:table-cell office:value-type="float" office:value="0.0017765">
                <text:p>0.0017765</text:p>
                <draw:g>
                  <svg:desc>Sheet5.F2:Sheet5.F401</svg:desc>
                </draw:g>
              </table:table-cell>
              <table:table-cell office:value-type="float" office:value="0.000236333">
                <text:p>0.000236333</text:p>
                <draw:g>
                  <svg:desc>Sheet5.G2:Sheet5.G401</svg:desc>
                </draw:g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182634">
                <text:p>0.00182634</text:p>
              </table:table-cell>
              <table:table-cell office:value-type="float" office:value="0.000237814">
                <text:p>0.00023781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00197124">
                <text:p>0.00197124</text:p>
              </table:table-cell>
              <table:table-cell office:value-type="float" office:value="0.000238008">
                <text:p>0.00023800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167519">
                <text:p>0.00167519</text:p>
              </table:table-cell>
              <table:table-cell office:value-type="float" office:value="0.000243939">
                <text:p>0.00024393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00781101">
                <text:p>0.000781101</text:p>
              </table:table-cell>
              <table:table-cell office:value-type="float" office:value="0.000251122">
                <text:p>0.00025112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00176869">
                <text:p>0.00176869</text:p>
              </table:table-cell>
              <table:table-cell office:value-type="float" office:value="0.000253486">
                <text:p>0.00025348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182993">
                <text:p>0.00182993</text:p>
              </table:table-cell>
              <table:table-cell office:value-type="float" office:value="0.000259548">
                <text:p>0.00025954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0025631">
                <text:p>0.0025631</text:p>
              </table:table-cell>
              <table:table-cell office:value-type="float" office:value="0.000272775">
                <text:p>0.00027277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0170139">
                <text:p>0.00170139</text:p>
              </table:table-cell>
              <table:table-cell office:value-type="float" office:value="0.000273103">
                <text:p>0.000273103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02569">
                <text:p>0.002569</text:p>
              </table:table-cell>
              <table:table-cell office:value-type="float" office:value="0.000280696">
                <text:p>0.000280696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00253357">
                <text:p>0.00253357</text:p>
              </table:table-cell>
              <table:table-cell office:value-type="float" office:value="0.000294048">
                <text:p>0.00029404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00646362">
                <text:p>0.000646362</text:p>
              </table:table-cell>
              <table:table-cell office:value-type="float" office:value="0.000305335">
                <text:p>0.00030533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00720915">
                <text:p>0.000720915</text:p>
              </table:table-cell>
              <table:table-cell office:value-type="float" office:value="0.000318605">
                <text:p>0.00031860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0160817">
                <text:p>0.00160817</text:p>
              </table:table-cell>
              <table:table-cell office:value-type="float" office:value="0.000323861">
                <text:p>0.000323861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0254937">
                <text:p>0.00254937</text:p>
              </table:table-cell>
              <table:table-cell office:value-type="float" office:value="0.000369438">
                <text:p>0.00036943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00318784">
                <text:p>0.00318784</text:p>
              </table:table-cell>
              <table:table-cell office:value-type="float" office:value="0.000376582">
                <text:p>0.00037658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00705957">
                <text:p>0.000705957</text:p>
              </table:table-cell>
              <table:table-cell office:value-type="float" office:value="0.00041325">
                <text:p>0.00041325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0356135">
                <text:p>0.00356135</text:p>
              </table:table-cell>
              <table:table-cell office:value-type="float" office:value="0.000505441">
                <text:p>0.000505441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0334186">
                <text:p>0.00334186</text:p>
              </table:table-cell>
              <table:table-cell office:value-type="float" office:value="0.00055282">
                <text:p>0.00055282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00217977">
                <text:p>0.00217977</text:p>
              </table:table-cell>
              <table:table-cell office:value-type="float" office:value="0.000647927">
                <text:p>0.000647927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00856473">
                <text:p>0.00856473</text:p>
              </table:table-cell>
              <table:table-cell office:value-type="float" office:value="0.000666563">
                <text:p>0.000666563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00801592">
                <text:p>0.00801592</text:p>
              </table:table-cell>
              <table:table-cell office:value-type="float" office:value="0.000683202">
                <text:p>0.00068320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00823308">
                <text:p>0.00823308</text:p>
              </table:table-cell>
              <table:table-cell office:value-type="float" office:value="0.000702833">
                <text:p>0.000702833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00882504">
                <text:p>0.00882504</text:p>
              </table:table-cell>
              <table:table-cell office:value-type="float" office:value="0.000707193">
                <text:p>0.000707193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00832524">
                <text:p>0.00832524</text:p>
              </table:table-cell>
              <table:table-cell office:value-type="float" office:value="0.000708041">
                <text:p>0.000708041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00892301">
                <text:p>0.00892301</text:p>
              </table:table-cell>
              <table:table-cell office:value-type="float" office:value="0.000712886">
                <text:p>0.00071288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00462832">
                <text:p>0.00462832</text:p>
              </table:table-cell>
              <table:table-cell office:value-type="float" office:value="0.000724535">
                <text:p>0.000724535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00896492">
                <text:p>0.00896492</text:p>
              </table:table-cell>
              <table:table-cell office:value-type="float" office:value="0.000744671">
                <text:p>0.000744671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0106657">
                <text:p>0.0106657</text:p>
              </table:table-cell>
              <table:table-cell office:value-type="float" office:value="0.00078941">
                <text:p>0.0007894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103962">
                <text:p>0.0103962</text:p>
              </table:table-cell>
              <table:table-cell office:value-type="float" office:value="0.000806489">
                <text:p>0.000806489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.00936469">
                <text:p>0.00936469</text:p>
              </table:table-cell>
              <table:table-cell office:value-type="float" office:value="0.000824138">
                <text:p>0.00082413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00215012">
                <text:p>0.00215012</text:p>
              </table:table-cell>
              <table:table-cell office:value-type="float" office:value="0.000853199">
                <text:p>0.00085319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976047">
                <text:p>0.00976047</text:p>
              </table:table-cell>
              <table:table-cell office:value-type="float" office:value="0.000861606">
                <text:p>0.000861606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011226">
                <text:p>0.011226</text:p>
              </table:table-cell>
              <table:table-cell office:value-type="float" office:value="0.000889506">
                <text:p>0.00088950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310626">
                <text:p>0.00310626</text:p>
              </table:table-cell>
              <table:table-cell office:value-type="float" office:value="0.000912249">
                <text:p>0.00091224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00320839">
                <text:p>0.00320839</text:p>
              </table:table-cell>
              <table:table-cell office:value-type="float" office:value="0.000940353">
                <text:p>0.000940353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.0123743">
                <text:p>0.0123743</text:p>
              </table:table-cell>
              <table:table-cell office:value-type="float" office:value="0.000955324">
                <text:p>0.00095532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102221">
                <text:p>0.0102221</text:p>
              </table:table-cell>
              <table:table-cell office:value-type="float" office:value="0.000986742">
                <text:p>0.00098674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.01194">
                <text:p>0.01194</text:p>
              </table:table-cell>
              <table:table-cell office:value-type="float" office:value="0.00103153">
                <text:p>0.00103153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0105082">
                <text:p>0.0105082</text:p>
              </table:table-cell>
              <table:table-cell office:value-type="float" office:value="0.0010706">
                <text:p>0.0010706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0.0138061">
                <text:p>0.0138061</text:p>
              </table:table-cell>
              <table:table-cell office:value-type="float" office:value="0.00127468">
                <text:p>0.00127468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0032033">
                <text:p>0.0032033</text:p>
              </table:table-cell>
              <table:table-cell office:value-type="float" office:value="0.00127877">
                <text:p>0.0012787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122096">
                <text:p>0.0122096</text:p>
              </table:table-cell>
              <table:table-cell office:value-type="float" office:value="0.00128137">
                <text:p>0.0012813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128775">
                <text:p>0.0128775</text:p>
              </table:table-cell>
              <table:table-cell office:value-type="float" office:value="0.00129305">
                <text:p>0.00129305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0.0122271">
                <text:p>0.0122271</text:p>
              </table:table-cell>
              <table:table-cell office:value-type="float" office:value="0.00130906">
                <text:p>0.00130906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0.0118719">
                <text:p>0.0118719</text:p>
              </table:table-cell>
              <table:table-cell office:value-type="float" office:value="0.00131344">
                <text:p>0.00131344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0.0159319">
                <text:p>0.0159319</text:p>
              </table:table-cell>
              <table:table-cell office:value-type="float" office:value="0.00141647">
                <text:p>0.00141647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0.0139895">
                <text:p>0.0139895</text:p>
              </table:table-cell>
              <table:table-cell office:value-type="float" office:value="0.00142045">
                <text:p>0.00142045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0.014357">
                <text:p>0.014357</text:p>
              </table:table-cell>
              <table:table-cell office:value-type="float" office:value="0.00143446">
                <text:p>0.00143446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0.0127661">
                <text:p>0.0127661</text:p>
              </table:table-cell>
              <table:table-cell office:value-type="float" office:value="0.00143493">
                <text:p>0.0014349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15319">
                <text:p>0.015319</text:p>
              </table:table-cell>
              <table:table-cell office:value-type="float" office:value="0.00146929">
                <text:p>0.00146929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0.0196708">
                <text:p>0.0196708</text:p>
              </table:table-cell>
              <table:table-cell office:value-type="float" office:value="0.00146969">
                <text:p>0.00146969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0.0170321">
                <text:p>0.0170321</text:p>
              </table:table-cell>
              <table:table-cell office:value-type="float" office:value="0.00147605">
                <text:p>0.0014760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161008">
                <text:p>0.0161008</text:p>
              </table:table-cell>
              <table:table-cell office:value-type="float" office:value="0.00147741">
                <text:p>0.0014774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171075">
                <text:p>0.0171075</text:p>
              </table:table-cell>
              <table:table-cell office:value-type="float" office:value="0.00147983">
                <text:p>0.00147983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0.020136">
                <text:p>0.020136</text:p>
              </table:table-cell>
              <table:table-cell office:value-type="float" office:value="0.00149552">
                <text:p>0.0014955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0.0165534">
                <text:p>0.0165534</text:p>
              </table:table-cell>
              <table:table-cell office:value-type="float" office:value="0.00149998">
                <text:p>0.00149998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0.0175787">
                <text:p>0.0175787</text:p>
              </table:table-cell>
              <table:table-cell office:value-type="float" office:value="0.00151387">
                <text:p>0.00151387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0.0200478">
                <text:p>0.0200478</text:p>
              </table:table-cell>
              <table:table-cell office:value-type="float" office:value="0.00151556">
                <text:p>0.00151556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0181696">
                <text:p>0.0181696</text:p>
              </table:table-cell>
              <table:table-cell office:value-type="float" office:value="0.00151707">
                <text:p>0.00151707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0.0175927">
                <text:p>0.0175927</text:p>
              </table:table-cell>
              <table:table-cell office:value-type="float" office:value="0.00152504">
                <text:p>0.00152504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0.0169838">
                <text:p>0.0169838</text:p>
              </table:table-cell>
              <table:table-cell office:value-type="float" office:value="0.00152626">
                <text:p>0.00152626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0.0207676">
                <text:p>0.0207676</text:p>
              </table:table-cell>
              <table:table-cell office:value-type="float" office:value="0.00152659">
                <text:p>0.00152659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.0120569">
                <text:p>0.0120569</text:p>
              </table:table-cell>
              <table:table-cell office:value-type="float" office:value="0.00153124">
                <text:p>0.00153124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0.0166123">
                <text:p>0.0166123</text:p>
              </table:table-cell>
              <table:table-cell office:value-type="float" office:value="0.00153569">
                <text:p>0.00153569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0.0182315">
                <text:p>0.0182315</text:p>
              </table:table-cell>
              <table:table-cell office:value-type="float" office:value="0.00153627">
                <text:p>0.00153627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021388">
                <text:p>0.021388</text:p>
              </table:table-cell>
              <table:table-cell office:value-type="float" office:value="0.00154866">
                <text:p>0.00154866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192597">
                <text:p>0.0192597</text:p>
              </table:table-cell>
              <table:table-cell office:value-type="float" office:value="0.00154965">
                <text:p>0.0015496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177487">
                <text:p>0.0177487</text:p>
              </table:table-cell>
              <table:table-cell office:value-type="float" office:value="0.00155167">
                <text:p>0.00155167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0.0209715">
                <text:p>0.0209715</text:p>
              </table:table-cell>
              <table:table-cell office:value-type="float" office:value="0.00156668">
                <text:p>0.00156668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0104628">
                <text:p>0.0104628</text:p>
              </table:table-cell>
              <table:table-cell office:value-type="float" office:value="0.00156944">
                <text:p>0.00156944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0.0156877">
                <text:p>0.0156877</text:p>
              </table:table-cell>
              <table:table-cell office:value-type="float" office:value="0.00157215">
                <text:p>0.00157215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0.0181893">
                <text:p>0.0181893</text:p>
              </table:table-cell>
              <table:table-cell office:value-type="float" office:value="0.0015745">
                <text:p>0.0015745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0224238">
                <text:p>0.0224238</text:p>
              </table:table-cell>
              <table:table-cell office:value-type="float" office:value="0.00159036">
                <text:p>0.00159036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0230284">
                <text:p>0.0230284</text:p>
              </table:table-cell>
              <table:table-cell office:value-type="float" office:value="0.00159204">
                <text:p>0.0015920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196788">
                <text:p>0.0196788</text:p>
              </table:table-cell>
              <table:table-cell office:value-type="float" office:value="0.0015992">
                <text:p>0.0015992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0.0202809">
                <text:p>0.0202809</text:p>
              </table:table-cell>
              <table:table-cell office:value-type="float" office:value="0.001611">
                <text:p>0.001611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0.0151031">
                <text:p>0.0151031</text:p>
              </table:table-cell>
              <table:table-cell office:value-type="float" office:value="0.0016191">
                <text:p>0.0016191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0.0190943">
                <text:p>0.0190943</text:p>
              </table:table-cell>
              <table:table-cell office:value-type="float" office:value="0.00162138">
                <text:p>0.00162138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0.0240488">
                <text:p>0.0240488</text:p>
              </table:table-cell>
              <table:table-cell office:value-type="float" office:value="0.00162521">
                <text:p>0.00162521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0.0184035">
                <text:p>0.0184035</text:p>
              </table:table-cell>
              <table:table-cell office:value-type="float" office:value="0.00163116">
                <text:p>0.00163116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0.0159146">
                <text:p>0.0159146</text:p>
              </table:table-cell>
              <table:table-cell office:value-type="float" office:value="0.00163411">
                <text:p>0.00163411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0.0183082">
                <text:p>0.0183082</text:p>
              </table:table-cell>
              <table:table-cell office:value-type="float" office:value="0.00164322">
                <text:p>0.00164322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0.0190074">
                <text:p>0.0190074</text:p>
              </table:table-cell>
              <table:table-cell office:value-type="float" office:value="0.001652">
                <text:p>0.00165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0.019966">
                <text:p>0.019966</text:p>
              </table:table-cell>
              <table:table-cell office:value-type="float" office:value="0.00165563">
                <text:p>0.0016556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150092">
                <text:p>0.0150092</text:p>
              </table:table-cell>
              <table:table-cell office:value-type="float" office:value="0.00166523">
                <text:p>0.00166523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0.0186126">
                <text:p>0.0186126</text:p>
              </table:table-cell>
              <table:table-cell office:value-type="float" office:value="0.00166876">
                <text:p>0.0016687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201523">
                <text:p>0.0201523</text:p>
              </table:table-cell>
              <table:table-cell office:value-type="float" office:value="0.00167059">
                <text:p>0.00167059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0211331">
                <text:p>0.0211331</text:p>
              </table:table-cell>
              <table:table-cell office:value-type="float" office:value="0.00167626">
                <text:p>0.00167626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0.0185869">
                <text:p>0.0185869</text:p>
              </table:table-cell>
              <table:table-cell office:value-type="float" office:value="0.00167767">
                <text:p>0.00167767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0.0157428">
                <text:p>0.0157428</text:p>
              </table:table-cell>
              <table:table-cell office:value-type="float" office:value="0.00167914">
                <text:p>0.00167914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0224609">
                <text:p>0.0224609</text:p>
              </table:table-cell>
              <table:table-cell office:value-type="float" office:value="0.00168224">
                <text:p>0.0016822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18879">
                <text:p>0.018879</text:p>
              </table:table-cell>
              <table:table-cell office:value-type="float" office:value="0.00168376">
                <text:p>0.00168376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0214772">
                <text:p>0.0214772</text:p>
              </table:table-cell>
              <table:table-cell office:value-type="float" office:value="0.00168578">
                <text:p>0.00168578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0.0140664">
                <text:p>0.0140664</text:p>
              </table:table-cell>
              <table:table-cell office:value-type="float" office:value="0.00168664">
                <text:p>0.00168664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0.0168857">
                <text:p>0.0168857</text:p>
              </table:table-cell>
              <table:table-cell office:value-type="float" office:value="0.00169439">
                <text:p>0.00169439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0.0189411">
                <text:p>0.0189411</text:p>
              </table:table-cell>
              <table:table-cell office:value-type="float" office:value="0.00170556">
                <text:p>0.00170556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.0234428">
                <text:p>0.0234428</text:p>
              </table:table-cell>
              <table:table-cell office:value-type="float" office:value="0.00170814">
                <text:p>0.00170814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0.015794">
                <text:p>0.015794</text:p>
              </table:table-cell>
              <table:table-cell office:value-type="float" office:value="0.00171275">
                <text:p>0.00171275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0.016658">
                <text:p>0.016658</text:p>
              </table:table-cell>
              <table:table-cell office:value-type="float" office:value="0.00173026">
                <text:p>0.0017302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215815">
                <text:p>0.0215815</text:p>
              </table:table-cell>
              <table:table-cell office:value-type="float" office:value="0.00173102">
                <text:p>0.0017310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249731">
                <text:p>0.0249731</text:p>
              </table:table-cell>
              <table:table-cell office:value-type="float" office:value="0.00174384">
                <text:p>0.00174384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0218048">
                <text:p>0.0218048</text:p>
              </table:table-cell>
              <table:table-cell office:value-type="float" office:value="0.00174789">
                <text:p>0.00174789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0.0158971">
                <text:p>0.0158971</text:p>
              </table:table-cell>
              <table:table-cell office:value-type="float" office:value="0.00174954">
                <text:p>0.00174954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0211935">
                <text:p>0.0211935</text:p>
              </table:table-cell>
              <table:table-cell office:value-type="float" office:value="0.00175233">
                <text:p>0.0017523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198569">
                <text:p>0.0198569</text:p>
              </table:table-cell>
              <table:table-cell office:value-type="float" office:value="0.00177971">
                <text:p>0.0017797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186892">
                <text:p>0.0186892</text:p>
              </table:table-cell>
              <table:table-cell office:value-type="float" office:value="0.00178083">
                <text:p>0.00178083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00769656">
                <text:p>0.00769656</text:p>
              </table:table-cell>
              <table:table-cell office:value-type="float" office:value="0.00178427">
                <text:p>0.0017842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0264004">
                <text:p>0.0264004</text:p>
              </table:table-cell>
              <table:table-cell office:value-type="float" office:value="0.00179675">
                <text:p>0.00179675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0.0196402">
                <text:p>0.0196402</text:p>
              </table:table-cell>
              <table:table-cell office:value-type="float" office:value="0.001797">
                <text:p>0.001797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0.0172894">
                <text:p>0.0172894</text:p>
              </table:table-cell>
              <table:table-cell office:value-type="float" office:value="0.00179992">
                <text:p>0.00179992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0238767">
                <text:p>0.0238767</text:p>
              </table:table-cell>
              <table:table-cell office:value-type="float" office:value="0.00180133">
                <text:p>0.00180133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0.0216454">
                <text:p>0.0216454</text:p>
              </table:table-cell>
              <table:table-cell office:value-type="float" office:value="0.00180772">
                <text:p>0.00180772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.0246826">
                <text:p>0.0246826</text:p>
              </table:table-cell>
              <table:table-cell office:value-type="float" office:value="0.0018147">
                <text:p>0.0018147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0264876">
                <text:p>0.0264876</text:p>
              </table:table-cell>
              <table:table-cell office:value-type="float" office:value="0.00182011">
                <text:p>0.00182011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0231753">
                <text:p>0.0231753</text:p>
              </table:table-cell>
              <table:table-cell office:value-type="float" office:value="0.0018463">
                <text:p>0.0018463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0210932">
                <text:p>0.0210932</text:p>
              </table:table-cell>
              <table:table-cell office:value-type="float" office:value="0.00184695">
                <text:p>0.00184695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0.0215094">
                <text:p>0.0215094</text:p>
              </table:table-cell>
              <table:table-cell office:value-type="float" office:value="0.00185144">
                <text:p>0.00185144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0214696">
                <text:p>0.0214696</text:p>
              </table:table-cell>
              <table:table-cell office:value-type="float" office:value="0.00186304">
                <text:p>0.00186304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0.0204547">
                <text:p>0.0204547</text:p>
              </table:table-cell>
              <table:table-cell office:value-type="float" office:value="0.00186827">
                <text:p>0.00186827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028643">
                <text:p>0.028643</text:p>
              </table:table-cell>
              <table:table-cell office:value-type="float" office:value="0.00186891">
                <text:p>0.00186891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0.0214838">
                <text:p>0.0214838</text:p>
              </table:table-cell>
              <table:table-cell office:value-type="float" office:value="0.00187772">
                <text:p>0.0018777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219506">
                <text:p>0.0219506</text:p>
              </table:table-cell>
              <table:table-cell office:value-type="float" office:value="0.00187834">
                <text:p>0.00187834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0.0203073">
                <text:p>0.0203073</text:p>
              </table:table-cell>
              <table:table-cell office:value-type="float" office:value="0.00187848">
                <text:p>0.00187848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0229836">
                <text:p>0.0229836</text:p>
              </table:table-cell>
              <table:table-cell office:value-type="float" office:value="0.00188432">
                <text:p>0.00188432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0347321">
                <text:p>0.0347321</text:p>
              </table:table-cell>
              <table:table-cell office:value-type="float" office:value="0.00189426">
                <text:p>0.00189426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0.016357">
                <text:p>0.016357</text:p>
              </table:table-cell>
              <table:table-cell office:value-type="float" office:value="0.00189911">
                <text:p>0.00189911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0251273">
                <text:p>0.0251273</text:p>
              </table:table-cell>
              <table:table-cell office:value-type="float" office:value="0.00190122">
                <text:p>0.0019012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0.017955">
                <text:p>0.017955</text:p>
              </table:table-cell>
              <table:table-cell office:value-type="float" office:value="0.00191367">
                <text:p>0.0019136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354112">
                <text:p>0.0354112</text:p>
              </table:table-cell>
              <table:table-cell office:value-type="float" office:value="0.00192224">
                <text:p>0.00192224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0308572">
                <text:p>0.0308572</text:p>
              </table:table-cell>
              <table:table-cell office:value-type="float" office:value="0.00192621">
                <text:p>0.00192621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0745239">
                <text:p>0.0745239</text:p>
              </table:table-cell>
              <table:table-cell office:value-type="float" office:value="0.00194291">
                <text:p>0.00194291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.0776997">
                <text:p>0.0776997</text:p>
              </table:table-cell>
              <table:table-cell office:value-type="float" office:value="0.00196318">
                <text:p>0.00196318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077325">
                <text:p>0.077325</text:p>
              </table:table-cell>
              <table:table-cell office:value-type="float" office:value="0.00196402">
                <text:p>0.00196402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0366672">
                <text:p>0.0366672</text:p>
              </table:table-cell>
              <table:table-cell office:value-type="float" office:value="0.00196407">
                <text:p>0.0019640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224929">
                <text:p>0.0224929</text:p>
              </table:table-cell>
              <table:table-cell office:value-type="float" office:value="0.00196683">
                <text:p>0.00196683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0291194">
                <text:p>0.0291194</text:p>
              </table:table-cell>
              <table:table-cell office:value-type="float" office:value="0.00196817">
                <text:p>0.00196817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0.0713435">
                <text:p>0.0713435</text:p>
              </table:table-cell>
              <table:table-cell office:value-type="float" office:value="0.00198237">
                <text:p>0.00198237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0726351">
                <text:p>0.0726351</text:p>
              </table:table-cell>
              <table:table-cell office:value-type="float" office:value="0.00198257">
                <text:p>0.00198257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0785365">
                <text:p>0.0785365</text:p>
              </table:table-cell>
              <table:table-cell office:value-type="float" office:value="0.00198353">
                <text:p>0.0019835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.0976766">
                <text:p>0.0976766</text:p>
              </table:table-cell>
              <table:table-cell office:value-type="float" office:value="0.00199953">
                <text:p>0.0019995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237593">
                <text:p>0.0237593</text:p>
              </table:table-cell>
              <table:table-cell office:value-type="float" office:value="0.00200109">
                <text:p>0.00200109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0707044">
                <text:p>0.0707044</text:p>
              </table:table-cell>
              <table:table-cell office:value-type="float" office:value="0.00200396">
                <text:p>0.00200396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0.0726851">
                <text:p>0.0726851</text:p>
              </table:table-cell>
              <table:table-cell office:value-type="float" office:value="0.0020041">
                <text:p>0.0020041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0284877">
                <text:p>0.0284877</text:p>
              </table:table-cell>
              <table:table-cell office:value-type="float" office:value="0.00201141">
                <text:p>0.0020114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832404">
                <text:p>0.0832404</text:p>
              </table:table-cell>
              <table:table-cell office:value-type="float" office:value="0.00201244">
                <text:p>0.0020124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773597">
                <text:p>0.0773597</text:p>
              </table:table-cell>
              <table:table-cell office:value-type="float" office:value="0.00201325">
                <text:p>0.00201325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0216812">
                <text:p>0.0216812</text:p>
              </table:table-cell>
              <table:table-cell office:value-type="float" office:value="0.00201444">
                <text:p>0.00201444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0715826">
                <text:p>0.0715826</text:p>
              </table:table-cell>
              <table:table-cell office:value-type="float" office:value="0.00201503">
                <text:p>0.00201503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0353228">
                <text:p>0.0353228</text:p>
              </table:table-cell>
              <table:table-cell office:value-type="float" office:value="0.00202681">
                <text:p>0.0020268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0820073">
                <text:p>0.0820073</text:p>
              </table:table-cell>
              <table:table-cell office:value-type="float" office:value="0.00202732">
                <text:p>0.0020273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334524">
                <text:p>0.0334524</text:p>
              </table:table-cell>
              <table:table-cell office:value-type="float" office:value="0.00202819">
                <text:p>0.00202819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0226909">
                <text:p>0.0226909</text:p>
              </table:table-cell>
              <table:table-cell office:value-type="float" office:value="0.00203951">
                <text:p>0.0020395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826186">
                <text:p>0.0826186</text:p>
              </table:table-cell>
              <table:table-cell office:value-type="float" office:value="0.00204512">
                <text:p>0.00204512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0.082169">
                <text:p>0.082169</text:p>
              </table:table-cell>
              <table:table-cell office:value-type="float" office:value="0.00204968">
                <text:p>0.0020496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774014">
                <text:p>0.0774014</text:p>
              </table:table-cell>
              <table:table-cell office:value-type="float" office:value="0.00205035">
                <text:p>0.00205035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0899332">
                <text:p>0.0899332</text:p>
              </table:table-cell>
              <table:table-cell office:value-type="float" office:value="0.00205105">
                <text:p>0.0020510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968224">
                <text:p>0.0968224</text:p>
              </table:table-cell>
              <table:table-cell office:value-type="float" office:value="0.00205674">
                <text:p>0.00205674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0961386">
                <text:p>0.0961386</text:p>
              </table:table-cell>
              <table:table-cell office:value-type="float" office:value="0.00206094">
                <text:p>0.00206094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0282353">
                <text:p>0.0282353</text:p>
              </table:table-cell>
              <table:table-cell office:value-type="float" office:value="0.00206154">
                <text:p>0.00206154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0315195">
                <text:p>0.0315195</text:p>
              </table:table-cell>
              <table:table-cell office:value-type="float" office:value="0.00206687">
                <text:p>0.00206687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0851639">
                <text:p>0.0851639</text:p>
              </table:table-cell>
              <table:table-cell office:value-type="float" office:value="0.00206934">
                <text:p>0.00206934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0961246">
                <text:p>0.0961246</text:p>
              </table:table-cell>
              <table:table-cell office:value-type="float" office:value="0.00207303">
                <text:p>0.00207303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0372108">
                <text:p>0.0372108</text:p>
              </table:table-cell>
              <table:table-cell office:value-type="float" office:value="0.00207603">
                <text:p>0.00207603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0266153">
                <text:p>0.0266153</text:p>
              </table:table-cell>
              <table:table-cell office:value-type="float" office:value="0.00208703">
                <text:p>0.00208703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0991795">
                <text:p>0.0991795</text:p>
              </table:table-cell>
              <table:table-cell office:value-type="float" office:value="0.0020878">
                <text:p>0.0020878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0785125">
                <text:p>0.0785125</text:p>
              </table:table-cell>
              <table:table-cell office:value-type="float" office:value="0.0021056">
                <text:p>0.0021056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0.0807624">
                <text:p>0.0807624</text:p>
              </table:table-cell>
              <table:table-cell office:value-type="float" office:value="0.0021066">
                <text:p>0.0021066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0862243">
                <text:p>0.0862243</text:p>
              </table:table-cell>
              <table:table-cell office:value-type="float" office:value="0.00210676">
                <text:p>0.00210676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0348375">
                <text:p>0.0348375</text:p>
              </table:table-cell>
              <table:table-cell office:value-type="float" office:value="0.00210943">
                <text:p>0.0021094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080867">
                <text:p>0.080867</text:p>
              </table:table-cell>
              <table:table-cell office:value-type="float" office:value="0.00210987">
                <text:p>0.00210987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0337613">
                <text:p>0.0337613</text:p>
              </table:table-cell>
              <table:table-cell office:value-type="float" office:value="0.00212721">
                <text:p>0.0021272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0829327">
                <text:p>0.0829327</text:p>
              </table:table-cell>
              <table:table-cell office:value-type="float" office:value="0.00213217">
                <text:p>0.0021321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0830652">
                <text:p>0.0830652</text:p>
              </table:table-cell>
              <table:table-cell office:value-type="float" office:value="0.00214091">
                <text:p>0.00214091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066666">
                <text:p>0.066666</text:p>
              </table:table-cell>
              <table:table-cell office:value-type="float" office:value="0.00214248">
                <text:p>0.00214248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0.0399371">
                <text:p>0.0399371</text:p>
              </table:table-cell>
              <table:table-cell office:value-type="float" office:value="0.00215486">
                <text:p>0.00215486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0881232">
                <text:p>0.0881232</text:p>
              </table:table-cell>
              <table:table-cell office:value-type="float" office:value="0.00215692">
                <text:p>0.0021569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949072">
                <text:p>0.0949072</text:p>
              </table:table-cell>
              <table:table-cell office:value-type="float" office:value="0.00215707">
                <text:p>0.00215707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032702">
                <text:p>0.032702</text:p>
              </table:table-cell>
              <table:table-cell office:value-type="float" office:value="0.00216148">
                <text:p>0.0021614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112563">
                <text:p>0.0112563</text:p>
              </table:table-cell>
              <table:table-cell office:value-type="float" office:value="0.00216765">
                <text:p>0.00216765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0636166">
                <text:p>0.0636166</text:p>
              </table:table-cell>
              <table:table-cell office:value-type="float" office:value="0.00218411">
                <text:p>0.00218411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0.0934751">
                <text:p>0.0934751</text:p>
              </table:table-cell>
              <table:table-cell office:value-type="float" office:value="0.00218441">
                <text:p>0.00218441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0356314">
                <text:p>0.0356314</text:p>
              </table:table-cell>
              <table:table-cell office:value-type="float" office:value="0.00219207">
                <text:p>0.00219207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0295465">
                <text:p>0.0295465</text:p>
              </table:table-cell>
              <table:table-cell office:value-type="float" office:value="0.00219482">
                <text:p>0.00219482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0.0860099">
                <text:p>0.0860099</text:p>
              </table:table-cell>
              <table:table-cell office:value-type="float" office:value="0.00220859">
                <text:p>0.00220859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.0829081">
                <text:p>0.0829081</text:p>
              </table:table-cell>
              <table:table-cell office:value-type="float" office:value="0.00222211">
                <text:p>0.00222211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.0890047">
                <text:p>0.0890047</text:p>
              </table:table-cell>
              <table:table-cell office:value-type="float" office:value="0.00222493">
                <text:p>0.00222493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0320712">
                <text:p>0.0320712</text:p>
              </table:table-cell>
              <table:table-cell office:value-type="float" office:value="0.00222627">
                <text:p>0.00222627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0381848">
                <text:p>0.0381848</text:p>
              </table:table-cell>
              <table:table-cell office:value-type="float" office:value="0.00222945">
                <text:p>0.00222945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0277056">
                <text:p>0.0277056</text:p>
              </table:table-cell>
              <table:table-cell office:value-type="float" office:value="0.00223334">
                <text:p>0.00223334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0236774">
                <text:p>0.0236774</text:p>
              </table:table-cell>
              <table:table-cell office:value-type="float" office:value="0.00223691">
                <text:p>0.00223691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0268513">
                <text:p>0.0268513</text:p>
              </table:table-cell>
              <table:table-cell office:value-type="float" office:value="0.00224712">
                <text:p>0.00224712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0401608">
                <text:p>0.0401608</text:p>
              </table:table-cell>
              <table:table-cell office:value-type="float" office:value="0.0022728">
                <text:p>0.0022728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099583">
                <text:p>0.099583</text:p>
              </table:table-cell>
              <table:table-cell office:value-type="float" office:value="0.00230053">
                <text:p>0.00230053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115649">
                <text:p>0.115649</text:p>
              </table:table-cell>
              <table:table-cell office:value-type="float" office:value="0.00233255">
                <text:p>0.00233255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0.0215904">
                <text:p>0.0215904</text:p>
              </table:table-cell>
              <table:table-cell office:value-type="float" office:value="0.0023543">
                <text:p>0.0023543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116721">
                <text:p>0.116721</text:p>
              </table:table-cell>
              <table:table-cell office:value-type="float" office:value="0.00236002">
                <text:p>0.00236002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0937514">
                <text:p>0.0937514</text:p>
              </table:table-cell>
              <table:table-cell office:value-type="float" office:value="0.00237419">
                <text:p>0.00237419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10428">
                <text:p>0.10428</text:p>
              </table:table-cell>
              <table:table-cell office:value-type="float" office:value="0.00237981">
                <text:p>0.00237981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112633">
                <text:p>0.112633</text:p>
              </table:table-cell>
              <table:table-cell office:value-type="float" office:value="0.00239626">
                <text:p>0.00239626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0.122665">
                <text:p>0.122665</text:p>
              </table:table-cell>
              <table:table-cell office:value-type="float" office:value="0.00241171">
                <text:p>0.00241171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0.019022">
                <text:p>0.019022</text:p>
              </table:table-cell>
              <table:table-cell office:value-type="float" office:value="0.00243057">
                <text:p>0.00243057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122555">
                <text:p>0.122555</text:p>
              </table:table-cell>
              <table:table-cell office:value-type="float" office:value="0.00246292">
                <text:p>0.00246292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0.107257">
                <text:p>0.107257</text:p>
              </table:table-cell>
              <table:table-cell office:value-type="float" office:value="0.00247033">
                <text:p>0.00247033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0.0328807">
                <text:p>0.0328807</text:p>
              </table:table-cell>
              <table:table-cell office:value-type="float" office:value="0.00247056">
                <text:p>0.00247056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118146">
                <text:p>0.118146</text:p>
              </table:table-cell>
              <table:table-cell office:value-type="float" office:value="0.00249929">
                <text:p>0.00249929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0998227">
                <text:p>0.0998227</text:p>
              </table:table-cell>
              <table:table-cell office:value-type="float" office:value="0.00250803">
                <text:p>0.00250803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0399078">
                <text:p>0.0399078</text:p>
              </table:table-cell>
              <table:table-cell office:value-type="float" office:value="0.0025304">
                <text:p>0.0025304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0941919">
                <text:p>0.0941919</text:p>
              </table:table-cell>
              <table:table-cell office:value-type="float" office:value="0.00253163">
                <text:p>0.00253163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0.0190817">
                <text:p>0.0190817</text:p>
              </table:table-cell>
              <table:table-cell office:value-type="float" office:value="0.00254452">
                <text:p>0.00254452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0.118712">
                <text:p>0.118712</text:p>
              </table:table-cell>
              <table:table-cell office:value-type="float" office:value="0.00256365">
                <text:p>0.00256365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104876">
                <text:p>0.104876</text:p>
              </table:table-cell>
              <table:table-cell office:value-type="float" office:value="0.00258001">
                <text:p>0.00258001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0354511">
                <text:p>0.0354511</text:p>
              </table:table-cell>
              <table:table-cell office:value-type="float" office:value="0.00258018">
                <text:p>0.00258018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103386">
                <text:p>0.103386</text:p>
              </table:table-cell>
              <table:table-cell office:value-type="float" office:value="0.0025806">
                <text:p>0.0025806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116656">
                <text:p>0.116656</text:p>
              </table:table-cell>
              <table:table-cell office:value-type="float" office:value="0.0025906">
                <text:p>0.0025906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0.0399334">
                <text:p>0.0399334</text:p>
              </table:table-cell>
              <table:table-cell office:value-type="float" office:value="0.00263018">
                <text:p>0.00263018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0.0848621">
                <text:p>0.0848621</text:p>
              </table:table-cell>
              <table:table-cell office:value-type="float" office:value="0.00263124">
                <text:p>0.0026312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376821">
                <text:p>0.0376821</text:p>
              </table:table-cell>
              <table:table-cell office:value-type="float" office:value="0.00264499">
                <text:p>0.00264499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0326988">
                <text:p>0.0326988</text:p>
              </table:table-cell>
              <table:table-cell office:value-type="float" office:value="0.00271823">
                <text:p>0.0027182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405319">
                <text:p>0.0405319</text:p>
              </table:table-cell>
              <table:table-cell office:value-type="float" office:value="0.00274123">
                <text:p>0.00274123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0449744">
                <text:p>0.0449744</text:p>
              </table:table-cell>
              <table:table-cell office:value-type="float" office:value="0.00274136">
                <text:p>0.00274136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0.0381041">
                <text:p>0.0381041</text:p>
              </table:table-cell>
              <table:table-cell office:value-type="float" office:value="0.00279071">
                <text:p>0.00279071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0386932">
                <text:p>0.0386932</text:p>
              </table:table-cell>
              <table:table-cell office:value-type="float" office:value="0.00279808">
                <text:p>0.00279808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0.043698">
                <text:p>0.043698</text:p>
              </table:table-cell>
              <table:table-cell office:value-type="float" office:value="0.00282879">
                <text:p>0.0028287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503506">
                <text:p>0.0503506</text:p>
              </table:table-cell>
              <table:table-cell office:value-type="float" office:value="0.00283073">
                <text:p>0.0028307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409369">
                <text:p>0.0409369</text:p>
              </table:table-cell>
              <table:table-cell office:value-type="float" office:value="0.00285548">
                <text:p>0.00285548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0421022">
                <text:p>0.0421022</text:p>
              </table:table-cell>
              <table:table-cell office:value-type="float" office:value="0.00287391">
                <text:p>0.00287391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0788321">
                <text:p>0.0788321</text:p>
              </table:table-cell>
              <table:table-cell office:value-type="float" office:value="0.00288194">
                <text:p>0.00288194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.0430927">
                <text:p>0.0430927</text:p>
              </table:table-cell>
              <table:table-cell office:value-type="float" office:value="0.00291232">
                <text:p>0.00291232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0.0451641">
                <text:p>0.0451641</text:p>
              </table:table-cell>
              <table:table-cell office:value-type="float" office:value="0.00291311">
                <text:p>0.00291311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0.0457082">
                <text:p>0.0457082</text:p>
              </table:table-cell>
              <table:table-cell office:value-type="float" office:value="0.00294991">
                <text:p>0.00294991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0.0428228">
                <text:p>0.0428228</text:p>
              </table:table-cell>
              <table:table-cell office:value-type="float" office:value="0.00296135">
                <text:p>0.00296135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0.044553">
                <text:p>0.044553</text:p>
              </table:table-cell>
              <table:table-cell office:value-type="float" office:value="0.0029792">
                <text:p>0.002979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412524">
                <text:p>0.0412524</text:p>
              </table:table-cell>
              <table:table-cell office:value-type="float" office:value="0.00298798">
                <text:p>0.00298798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0.0474986">
                <text:p>0.0474986</text:p>
              </table:table-cell>
              <table:table-cell office:value-type="float" office:value="0.0029949">
                <text:p>0.0029949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.0430526">
                <text:p>0.0430526</text:p>
              </table:table-cell>
              <table:table-cell office:value-type="float" office:value="0.00300462">
                <text:p>0.0030046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489129">
                <text:p>0.0489129</text:p>
              </table:table-cell>
              <table:table-cell office:value-type="float" office:value="0.00304726">
                <text:p>0.00304726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0499965">
                <text:p>0.0499965</text:p>
              </table:table-cell>
              <table:table-cell office:value-type="float" office:value="0.00304732">
                <text:p>0.00304732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0.0466102">
                <text:p>0.0466102</text:p>
              </table:table-cell>
              <table:table-cell office:value-type="float" office:value="0.00307031">
                <text:p>0.00307031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0.0316172">
                <text:p>0.0316172</text:p>
              </table:table-cell>
              <table:table-cell office:value-type="float" office:value="0.003074">
                <text:p>0.003074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0.0321875">
                <text:p>0.0321875</text:p>
              </table:table-cell>
              <table:table-cell office:value-type="float" office:value="0.003088">
                <text:p>0.003088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.110817">
                <text:p>0.110817</text:p>
              </table:table-cell>
              <table:table-cell office:value-type="float" office:value="0.00310015">
                <text:p>0.00310015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0.0546879">
                <text:p>0.0546879</text:p>
              </table:table-cell>
              <table:table-cell office:value-type="float" office:value="0.00310369">
                <text:p>0.00310369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0814632">
                <text:p>0.0814632</text:p>
              </table:table-cell>
              <table:table-cell office:value-type="float" office:value="0.00313632">
                <text:p>0.00313632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0.0410041">
                <text:p>0.0410041</text:p>
              </table:table-cell>
              <table:table-cell office:value-type="float" office:value="0.0031602">
                <text:p>0.0031602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0.0464551">
                <text:p>0.0464551</text:p>
              </table:table-cell>
              <table:table-cell office:value-type="float" office:value="0.00316818">
                <text:p>0.00316818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0.155927">
                <text:p>0.155927</text:p>
              </table:table-cell>
              <table:table-cell office:value-type="float" office:value="0.00317517">
                <text:p>0.00317517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0.13943">
                <text:p>0.13943</text:p>
              </table:table-cell>
              <table:table-cell office:value-type="float" office:value="0.00317713">
                <text:p>0.00317713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0.167573">
                <text:p>0.167573</text:p>
              </table:table-cell>
              <table:table-cell office:value-type="float" office:value="0.00317849">
                <text:p>0.00317849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0.041778">
                <text:p>0.041778</text:p>
              </table:table-cell>
              <table:table-cell office:value-type="float" office:value="0.00318662">
                <text:p>0.00318662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.138985">
                <text:p>0.138985</text:p>
              </table:table-cell>
              <table:table-cell office:value-type="float" office:value="0.00320247">
                <text:p>0.00320247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0.179692">
                <text:p>0.179692</text:p>
              </table:table-cell>
              <table:table-cell office:value-type="float" office:value="0.00320509">
                <text:p>0.00320509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0.156282">
                <text:p>0.156282</text:p>
              </table:table-cell>
              <table:table-cell office:value-type="float" office:value="0.0032061">
                <text:p>0.0032061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0.130941">
                <text:p>0.130941</text:p>
              </table:table-cell>
              <table:table-cell office:value-type="float" office:value="0.00321077">
                <text:p>0.00321077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.0493231">
                <text:p>0.0493231</text:p>
              </table:table-cell>
              <table:table-cell office:value-type="float" office:value="0.00321469">
                <text:p>0.00321469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0.19078">
                <text:p>0.19078</text:p>
              </table:table-cell>
              <table:table-cell office:value-type="float" office:value="0.00323636">
                <text:p>0.00323636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0.0517315">
                <text:p>0.0517315</text:p>
              </table:table-cell>
              <table:table-cell office:value-type="float" office:value="0.00324386">
                <text:p>0.0032438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12418">
                <text:p>0.12418</text:p>
              </table:table-cell>
              <table:table-cell office:value-type="float" office:value="0.00328721">
                <text:p>0.00328721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0.152293">
                <text:p>0.152293</text:p>
              </table:table-cell>
              <table:table-cell office:value-type="float" office:value="0.00329535">
                <text:p>0.00329535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0.0949726">
                <text:p>0.0949726</text:p>
              </table:table-cell>
              <table:table-cell office:value-type="float" office:value="0.00330452">
                <text:p>0.00330452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.141448">
                <text:p>0.141448</text:p>
              </table:table-cell>
              <table:table-cell office:value-type="float" office:value="0.00330462">
                <text:p>0.00330462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0.0479736">
                <text:p>0.0479736</text:p>
              </table:table-cell>
              <table:table-cell office:value-type="float" office:value="0.00330538">
                <text:p>0.0033053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136311">
                <text:p>0.136311</text:p>
              </table:table-cell>
              <table:table-cell office:value-type="float" office:value="0.00331342">
                <text:p>0.00331342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.15114">
                <text:p>0.15114</text:p>
              </table:table-cell>
              <table:table-cell office:value-type="float" office:value="0.00331988">
                <text:p>0.0033198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12924">
                <text:p>0.12924</text:p>
              </table:table-cell>
              <table:table-cell office:value-type="float" office:value="0.00332468">
                <text:p>0.00332468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0.0318015">
                <text:p>0.0318015</text:p>
              </table:table-cell>
              <table:table-cell office:value-type="float" office:value="0.00333652">
                <text:p>0.00333652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0.127129">
                <text:p>0.127129</text:p>
              </table:table-cell>
              <table:table-cell office:value-type="float" office:value="0.00334637">
                <text:p>0.00334637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0.136895">
                <text:p>0.136895</text:p>
              </table:table-cell>
              <table:table-cell office:value-type="float" office:value="0.00335428">
                <text:p>0.00335428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0.167764">
                <text:p>0.167764</text:p>
              </table:table-cell>
              <table:table-cell office:value-type="float" office:value="0.00335552">
                <text:p>0.00335552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0.0465839">
                <text:p>0.0465839</text:p>
              </table:table-cell>
              <table:table-cell office:value-type="float" office:value="0.00336524">
                <text:p>0.00336524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0.153043">
                <text:p>0.153043</text:p>
              </table:table-cell>
              <table:table-cell office:value-type="float" office:value="0.00339684">
                <text:p>0.00339684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0.181202">
                <text:p>0.181202</text:p>
              </table:table-cell>
              <table:table-cell office:value-type="float" office:value="0.00341813">
                <text:p>0.00341813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0.150688">
                <text:p>0.150688</text:p>
              </table:table-cell>
              <table:table-cell office:value-type="float" office:value="0.00342551">
                <text:p>0.00342551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0.150083">
                <text:p>0.150083</text:p>
              </table:table-cell>
              <table:table-cell office:value-type="float" office:value="0.0034275">
                <text:p>0.0034275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0.160491">
                <text:p>0.160491</text:p>
              </table:table-cell>
              <table:table-cell office:value-type="float" office:value="0.00343346">
                <text:p>0.00343346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.120909">
                <text:p>0.120909</text:p>
              </table:table-cell>
              <table:table-cell office:value-type="float" office:value="0.00343701">
                <text:p>0.00343701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0.138907">
                <text:p>0.138907</text:p>
              </table:table-cell>
              <table:table-cell office:value-type="float" office:value="0.00344656">
                <text:p>0.00344656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0.0441396">
                <text:p>0.0441396</text:p>
              </table:table-cell>
              <table:table-cell office:value-type="float" office:value="0.00344936">
                <text:p>0.00344936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1.31237">
                <text:p>1.31237</text:p>
              </table:table-cell>
              <table:table-cell office:value-type="float" office:value="0.00345553">
                <text:p>0.00345553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0.120548">
                <text:p>0.120548</text:p>
              </table:table-cell>
              <table:table-cell office:value-type="float" office:value="0.00345652">
                <text:p>0.00345652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0.225052">
                <text:p>0.225052</text:p>
              </table:table-cell>
              <table:table-cell office:value-type="float" office:value="0.00346099">
                <text:p>0.00346099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0.147319">
                <text:p>0.147319</text:p>
              </table:table-cell>
              <table:table-cell office:value-type="float" office:value="0.00347883">
                <text:p>0.00347883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.0988961">
                <text:p>0.0988961</text:p>
              </table:table-cell>
              <table:table-cell office:value-type="float" office:value="0.00350376">
                <text:p>0.00350376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.145182">
                <text:p>0.145182</text:p>
              </table:table-cell>
              <table:table-cell office:value-type="float" office:value="0.00352314">
                <text:p>0.0035231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156608">
                <text:p>0.156608</text:p>
              </table:table-cell>
              <table:table-cell office:value-type="float" office:value="0.00355715">
                <text:p>0.00355715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0.0383149">
                <text:p>0.0383149</text:p>
              </table:table-cell>
              <table:table-cell office:value-type="float" office:value="0.00356236">
                <text:p>0.00356236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0392997">
                <text:p>0.0392997</text:p>
              </table:table-cell>
              <table:table-cell office:value-type="float" office:value="0.00356986">
                <text:p>0.00356986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0.142901">
                <text:p>0.142901</text:p>
              </table:table-cell>
              <table:table-cell office:value-type="float" office:value="0.00357382">
                <text:p>0.00357382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0.186137">
                <text:p>0.186137</text:p>
              </table:table-cell>
              <table:table-cell office:value-type="float" office:value="0.00361397">
                <text:p>0.00361397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0.15211">
                <text:p>0.15211</text:p>
              </table:table-cell>
              <table:table-cell office:value-type="float" office:value="0.00363444">
                <text:p>0.00363444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0.112539">
                <text:p>0.112539</text:p>
              </table:table-cell>
              <table:table-cell office:value-type="float" office:value="0.00363446">
                <text:p>0.00363446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0370928">
                <text:p>0.0370928</text:p>
              </table:table-cell>
              <table:table-cell office:value-type="float" office:value="0.00363588">
                <text:p>0.00363588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0.136444">
                <text:p>0.136444</text:p>
              </table:table-cell>
              <table:table-cell office:value-type="float" office:value="0.00365105">
                <text:p>0.0036510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125634">
                <text:p>0.125634</text:p>
              </table:table-cell>
              <table:table-cell office:value-type="float" office:value="0.00366137">
                <text:p>0.00366137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0.141231">
                <text:p>0.141231</text:p>
              </table:table-cell>
              <table:table-cell office:value-type="float" office:value="0.00366532">
                <text:p>0.00366532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0.137601">
                <text:p>0.137601</text:p>
              </table:table-cell>
              <table:table-cell office:value-type="float" office:value="0.00367399">
                <text:p>0.00367399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0.169844">
                <text:p>0.169844</text:p>
              </table:table-cell>
              <table:table-cell office:value-type="float" office:value="0.00368096">
                <text:p>0.00368096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0.174464">
                <text:p>0.174464</text:p>
              </table:table-cell>
              <table:table-cell office:value-type="float" office:value="0.00371511">
                <text:p>0.00371511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0.129195">
                <text:p>0.129195</text:p>
              </table:table-cell>
              <table:table-cell office:value-type="float" office:value="0.00373554">
                <text:p>0.0037355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135088">
                <text:p>0.135088</text:p>
              </table:table-cell>
              <table:table-cell office:value-type="float" office:value="0.00374267">
                <text:p>0.00374267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0.168065">
                <text:p>0.168065</text:p>
              </table:table-cell>
              <table:table-cell office:value-type="float" office:value="0.00374312">
                <text:p>0.00374312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0.158452">
                <text:p>0.158452</text:p>
              </table:table-cell>
              <table:table-cell office:value-type="float" office:value="0.00374864">
                <text:p>0.00374864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0.140897">
                <text:p>0.140897</text:p>
              </table:table-cell>
              <table:table-cell office:value-type="float" office:value="0.00375222">
                <text:p>0.00375222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0.0235397">
                <text:p>0.0235397</text:p>
              </table:table-cell>
              <table:table-cell office:value-type="float" office:value="0.00375414">
                <text:p>0.00375414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0.132225">
                <text:p>0.132225</text:p>
              </table:table-cell>
              <table:table-cell office:value-type="float" office:value="0.00376666">
                <text:p>0.00376666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.165079">
                <text:p>0.165079</text:p>
              </table:table-cell>
              <table:table-cell office:value-type="float" office:value="0.00376921">
                <text:p>0.0037692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182595">
                <text:p>0.182595</text:p>
              </table:table-cell>
              <table:table-cell office:value-type="float" office:value="0.00378578">
                <text:p>0.00378578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.150071">
                <text:p>0.150071</text:p>
              </table:table-cell>
              <table:table-cell office:value-type="float" office:value="0.0038005">
                <text:p>0.0038005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0.172663">
                <text:p>0.172663</text:p>
              </table:table-cell>
              <table:table-cell office:value-type="float" office:value="0.00380728">
                <text:p>0.00380728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.160779">
                <text:p>0.160779</text:p>
              </table:table-cell>
              <table:table-cell office:value-type="float" office:value="0.0038467">
                <text:p>0.0038467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0473275">
                <text:p>0.0473275</text:p>
              </table:table-cell>
              <table:table-cell office:value-type="float" office:value="0.00387435">
                <text:p>0.00387435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0.142249">
                <text:p>0.142249</text:p>
              </table:table-cell>
              <table:table-cell office:value-type="float" office:value="0.00387571">
                <text:p>0.00387571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0.0645797">
                <text:p>0.0645797</text:p>
              </table:table-cell>
              <table:table-cell office:value-type="float" office:value="0.0038869">
                <text:p>0.0038869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0.0355293">
                <text:p>0.0355293</text:p>
              </table:table-cell>
              <table:table-cell office:value-type="float" office:value="0.00389748">
                <text:p>0.00389748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0.159668">
                <text:p>0.159668</text:p>
              </table:table-cell>
              <table:table-cell office:value-type="float" office:value="0.00391706">
                <text:p>0.00391706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0.299117">
                <text:p>0.299117</text:p>
              </table:table-cell>
              <table:table-cell office:value-type="float" office:value="0.00400361">
                <text:p>0.00400361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.161911">
                <text:p>0.161911</text:p>
              </table:table-cell>
              <table:table-cell office:value-type="float" office:value="0.00403959">
                <text:p>0.00403959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0.302131">
                <text:p>0.302131</text:p>
              </table:table-cell>
              <table:table-cell office:value-type="float" office:value="0.00405473">
                <text:p>0.00405473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0.299122">
                <text:p>0.299122</text:p>
              </table:table-cell>
              <table:table-cell office:value-type="float" office:value="0.00405777">
                <text:p>0.00405777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0570815">
                <text:p>0.0570815</text:p>
              </table:table-cell>
              <table:table-cell office:value-type="float" office:value="0.00412996">
                <text:p>0.00412996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0.137612">
                <text:p>0.137612</text:p>
              </table:table-cell>
              <table:table-cell office:value-type="float" office:value="0.00413453">
                <text:p>0.00413453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0.186819">
                <text:p>0.186819</text:p>
              </table:table-cell>
              <table:table-cell office:value-type="float" office:value="0.0041409">
                <text:p>0.0041409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0.134253">
                <text:p>0.134253</text:p>
              </table:table-cell>
              <table:table-cell office:value-type="float" office:value="0.00417013">
                <text:p>0.00417013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0.140786">
                <text:p>0.140786</text:p>
              </table:table-cell>
              <table:table-cell office:value-type="float" office:value="0.00418523">
                <text:p>0.00418523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0.0328459">
                <text:p>0.0328459</text:p>
              </table:table-cell>
              <table:table-cell office:value-type="float" office:value="0.00425828">
                <text:p>0.00425828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.0516975">
                <text:p>0.0516975</text:p>
              </table:table-cell>
              <table:table-cell office:value-type="float" office:value="0.00427483">
                <text:p>0.00427483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.170885">
                <text:p>0.170885</text:p>
              </table:table-cell>
              <table:table-cell office:value-type="float" office:value="0.00433303">
                <text:p>0.00433303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0.334716">
                <text:p>0.334716</text:p>
              </table:table-cell>
              <table:table-cell office:value-type="float" office:value="0.00434638">
                <text:p>0.00434638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0485276">
                <text:p>0.0485276</text:p>
              </table:table-cell>
              <table:table-cell office:value-type="float" office:value="0.00445656">
                <text:p>0.00445656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0.0400565">
                <text:p>0.0400565</text:p>
              </table:table-cell>
              <table:table-cell office:value-type="float" office:value="0.00453224">
                <text:p>0.0045322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19072">
                <text:p>0.19072</text:p>
              </table:table-cell>
              <table:table-cell office:value-type="float" office:value="0.00459157">
                <text:p>0.00459157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0.0396084">
                <text:p>0.0396084</text:p>
              </table:table-cell>
              <table:table-cell office:value-type="float" office:value="0.0046352">
                <text:p>0.0046352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0.33671">
                <text:p>0.33671</text:p>
              </table:table-cell>
              <table:table-cell office:value-type="float" office:value="0.00465501">
                <text:p>0.0046550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0834497">
                <text:p>0.0834497</text:p>
              </table:table-cell>
              <table:table-cell office:value-type="float" office:value="0.00479745">
                <text:p>0.00479745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0417846">
                <text:p>0.0417846</text:p>
              </table:table-cell>
              <table:table-cell office:value-type="float" office:value="0.0049486">
                <text:p>0.0049486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0.0470265">
                <text:p>0.0470265</text:p>
              </table:table-cell>
              <table:table-cell office:value-type="float" office:value="0.00537319">
                <text:p>0.00537319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.0390585">
                <text:p>0.0390585</text:p>
              </table:table-cell>
              <table:table-cell office:value-type="float" office:value="0.00538984">
                <text:p>0.00538984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0.138948">
                <text:p>0.138948</text:p>
              </table:table-cell>
              <table:table-cell office:value-type="float" office:value="0.00551799">
                <text:p>0.00551799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0.0423528">
                <text:p>0.0423528</text:p>
              </table:table-cell>
              <table:table-cell office:value-type="float" office:value="0.00555293">
                <text:p>0.00555293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.0500845">
                <text:p>0.0500845</text:p>
              </table:table-cell>
              <table:table-cell office:value-type="float" office:value="0.00581724">
                <text:p>0.00581724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0.291264">
                <text:p>0.291264</text:p>
              </table:table-cell>
              <table:table-cell office:value-type="float" office:value="0.00589648">
                <text:p>0.00589648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.0624359">
                <text:p>0.0624359</text:p>
              </table:table-cell>
              <table:table-cell office:value-type="float" office:value="0.00633848">
                <text:p>0.00633848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0.04531">
                <text:p>0.04531</text:p>
              </table:table-cell>
              <table:table-cell office:value-type="float" office:value="0.00776945">
                <text:p>0.0077694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460044">
                <text:p>0.0460044</text:p>
              </table:table-cell>
              <table:table-cell office:value-type="float" office:value="0.00778161">
                <text:p>0.00778161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0491689">
                <text:p>0.0491689</text:p>
              </table:table-cell>
              <table:table-cell office:value-type="float" office:value="0.00898504">
                <text:p>0.00898504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0.0575337">
                <text:p>0.0575337</text:p>
              </table:table-cell>
              <table:table-cell office:value-type="float" office:value="0.00969963">
                <text:p>0.00969963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0.0591059">
                <text:p>0.0591059</text:p>
              </table:table-cell>
              <table:table-cell office:value-type="float" office:value="0.0104432">
                <text:p>0.0104432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0.0294038">
                <text:p>0.0294038</text:p>
              </table:table-cell>
              <table:table-cell office:value-type="float" office:value="0.0109713">
                <text:p>0.0109713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0.0364721">
                <text:p>0.0364721</text:p>
              </table:table-cell>
              <table:table-cell office:value-type="float" office:value="0.0118167">
                <text:p>0.0118167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0.0480802">
                <text:p>0.0480802</text:p>
              </table:table-cell>
              <table:table-cell office:value-type="float" office:value="0.0122132">
                <text:p>0.0122132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0.0495443">
                <text:p>0.0495443</text:p>
              </table:table-cell>
              <table:table-cell office:value-type="float" office:value="0.0124507">
                <text:p>0.0124507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038895">
                <text:p>0.038895</text:p>
              </table:table-cell>
              <table:table-cell office:value-type="float" office:value="0.0128011">
                <text:p>0.0128011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0421046">
                <text:p>0.0421046</text:p>
              </table:table-cell>
              <table:table-cell office:value-type="float" office:value="0.0130165">
                <text:p>0.0130165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.0438378">
                <text:p>0.0438378</text:p>
              </table:table-cell>
              <table:table-cell office:value-type="float" office:value="0.0133539">
                <text:p>0.013353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316456">
                <text:p>0.0316456</text:p>
              </table:table-cell>
              <table:table-cell office:value-type="float" office:value="0.0139046">
                <text:p>0.0139046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.0532323">
                <text:p>0.0532323</text:p>
              </table:table-cell>
              <table:table-cell office:value-type="float" office:value="0.0142548">
                <text:p>0.0142548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0.0563974">
                <text:p>0.0563974</text:p>
              </table:table-cell>
              <table:table-cell office:value-type="float" office:value="0.0216356">
                <text:p>0.021635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348824">
                <text:p>0.0348824</text:p>
              </table:table-cell>
              <table:table-cell office:value-type="float" office:value="0.0266374">
                <text:p>0.0266374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.0437436">
                <text:p>0.0437436</text:p>
              </table:table-cell>
              <table:table-cell office:value-type="float" office:value="0.0276246">
                <text:p>0.0276246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0.041798">
                <text:p>0.041798</text:p>
              </table:table-cell>
              <table:table-cell office:value-type="float" office:value="0.0299226">
                <text:p>0.0299226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.0481476">
                <text:p>0.0481476</text:p>
              </table:table-cell>
              <table:table-cell office:value-type="float" office:value="0.0338609">
                <text:p>0.0338609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0.0523267">
                <text:p>0.0523267</text:p>
              </table:table-cell>
              <table:table-cell office:value-type="float" office:value="0.0364982">
                <text:p>0.0364982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.0431091">
                <text:p>0.0431091</text:p>
              </table:table-cell>
              <table:table-cell office:value-type="float" office:value="0.0401033">
                <text:p>0.0401033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.0136726">
                <text:p>0.0136726</text:p>
              </table:table-cell>
              <table:table-cell office:value-type="float" office:value="0.0750112">
                <text:p>0.075011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.0150671">
                <text:p>0.0150671</text:p>
              </table:table-cell>
              <table:table-cell office:value-type="float" office:value="0.0757237">
                <text:p>0.0757237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.0147082">
                <text:p>0.0147082</text:p>
              </table:table-cell>
              <table:table-cell office:value-type="float" office:value="0.0893508">
                <text:p>0.0893508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.0152242">
                <text:p>0.0152242</text:p>
              </table:table-cell>
              <table:table-cell office:value-type="float" office:value="0.0937421">
                <text:p>0.0937421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0.0716744">
                <text:p>0.0716744</text:p>
              </table:table-cell>
              <table:table-cell office:value-type="float" office:value="0.738394">
                <text:p>0.73839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580817">
                <text:p>0.0580817</text:p>
              </table:table-cell>
              <table:table-cell office:value-type="float" office:value="0.791441">
                <text:p>0.791441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.0499639">
                <text:p>0.0499639</text:p>
              </table:table-cell>
              <table:table-cell office:value-type="float" office:value="25.3897">
                <text:p>25.3897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0.0541444">
                <text:p>0.0541444</text:p>
              </table:table-cell>
              <table:table-cell office:value-type="float" office:value="26.0192">
                <text:p>26.0192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0557365">
                <text:p>0.0557365</text:p>
              </table:table-cell>
              <table:table-cell office:value-type="float" office:value="27.1832">
                <text:p>27.1832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0.0631873">
                <text:p>0.0631873</text:p>
              </table:table-cell>
              <table:table-cell office:value-type="float" office:value="28.5403">
                <text:p>28.5403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0483813">
                <text:p>0.0483813</text:p>
              </table:table-cell>
              <table:table-cell office:value-type="float" office:value="43.4541">
                <text:p>43.4541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0.0459775">
                <text:p>0.045977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0.052023">
                <text:p>0.05202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0602527">
                <text:p>0.060252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1.44239">
                <text:p>1.4423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.0511719">
                <text:p>0.051171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.0495951">
                <text:p>0.049595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0.0608232">
                <text:p>0.060823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0.134104">
                <text:p>0.13410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0.178662">
                <text:p>0.17866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0.182854">
                <text:p>0.18285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0.267183">
                <text:p>0.26718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0.157315">
                <text:p>0.15731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0.27381">
                <text:p>0.2738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0.158354">
                <text:p>0.15835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295505">
                <text:p>0.29550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269476">
                <text:p>0.26947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158416">
                <text:p>0.15841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0.337276">
                <text:p>0.33727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0.173408">
                <text:p>0.17340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286808">
                <text:p>0.28680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19556">
                <text:p>0.1955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0.164679">
                <text:p>0.16467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284045">
                <text:p>0.284045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line" chart:style-name="ch1">
        <chart:legend chart:legend-position="end" svg:x="12.883cm" svg:y="3.954cm" style:legend-expansion="high" chart:style-name="ch2"/>
        <chart:plot-area chart:style-name="ch3" table:cell-range-address="Sheet4.E1:Sheet4.G26" chart:data-source-has-labels="both" svg:x="0.32cm" svg:y="0.18cm" svg:width="12.243cm" svg:height="8.645cm">
          <chartooo:coordinate-region svg:x="1.418cm" svg:y="0.379cm" svg:width="10.865cm" svg:height="7.401cm"/>
          <chart:axis chart:dimension="x" chart:name="primary-x" chart:style-name="ch4" chartooo:axis-type="auto">
            <chartooo:date-scale/>
            <chart:categories table:cell-range-address="Sheet4.E2:Sheet4.E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4.F2:Sheet4.F26" chart:label-cell-address="Sheet4.F1:Sheet4.F1" chart:class="chart:line">
            <chart:data-point chart:repeated="25"/>
          </chart:series>
          <chart:series chart:style-name="ch8" chart:values-cell-range-address="Sheet4.G2:Sheet4.G26" chart:label-cell-address="Sheet4.G1:Sheet4.G1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_time,</text:p>
                <draw:g>
                  <svg:desc>Sheet4.F1:Sheet4.F1</svg:desc>
                </draw:g>
              </table:table-cell>
              <table:table-cell office:value-type="string">
                <text:p>nosim_time</text:p>
                <draw:g>
                  <svg:desc>Sheet4.G1:Sheet4.G1</svg:desc>
                </draw:g>
              </table:table-cell>
            </table:table-row>
          </table:table-header-rows>
          <table:table-rows>
            <table:table-row>
              <table:table-cell office:value-type="float" office:value="124">
                <text:p>120</text:p>
                <draw:g>
                  <svg:desc>Sheet4.E2:Sheet4.E26</svg:desc>
                </draw:g>
              </table:table-cell>
              <table:table-cell office:value-type="float" office:value="0.139936">
                <text:p>0.139936</text:p>
                <draw:g>
                  <svg:desc>Sheet4.F2:Sheet4.F26</svg:desc>
                </draw:g>
              </table:table-cell>
              <table:table-cell office:value-type="float" office:value="0.00371836">
                <text:p>0.00371836</text:p>
                <draw:g>
                  <svg:desc>Sheet4.G2:Sheet4.G26</svg:desc>
                </draw:g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0.16297">
                <text:p>0.16297</text:p>
              </table:table-cell>
              <table:table-cell office:value-type="float" office:value="0.00375908">
                <text:p>0.00375908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0.128459">
                <text:p>0.128459</text:p>
              </table:table-cell>
              <table:table-cell office:value-type="float" office:value="0.00389043">
                <text:p>0.00389043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0.137948">
                <text:p>0.137948</text:p>
              </table:table-cell>
              <table:table-cell office:value-type="float" office:value="0.00392072">
                <text:p>0.00392072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0.114084">
                <text:p>0.114084</text:p>
              </table:table-cell>
              <table:table-cell office:value-type="float" office:value="0.00416788">
                <text:p>0.00416788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0.142642">
                <text:p>0.142642</text:p>
              </table:table-cell>
              <table:table-cell office:value-type="float" office:value="0.00434907">
                <text:p>0.00434907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0.15304">
                <text:p>0.15304</text:p>
              </table:table-cell>
              <table:table-cell office:value-type="float" office:value="0.00462998">
                <text:p>0.00462998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0.137005">
                <text:p>0.137005</text:p>
              </table:table-cell>
              <table:table-cell office:value-type="float" office:value="0.00500575">
                <text:p>0.00500575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0.133279">
                <text:p>0.133279</text:p>
              </table:table-cell>
              <table:table-cell office:value-type="float" office:value="0.00515751">
                <text:p>0.00515751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0.173033">
                <text:p>0.173033</text:p>
              </table:table-cell>
              <table:table-cell office:value-type="float" office:value="0.0053643">
                <text:p>0.0053643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0.170858">
                <text:p>0.170858</text:p>
              </table:table-cell>
              <table:table-cell office:value-type="float" office:value="0.00586189">
                <text:p>0.00586189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0.154437">
                <text:p>0.154437</text:p>
              </table:table-cell>
              <table:table-cell office:value-type="float" office:value="0.00652776">
                <text:p>0.0065277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375821">
                <text:p>0.0375821</text:p>
              </table:table-cell>
              <table:table-cell office:value-type="float" office:value="0.0281061">
                <text:p>0.0281061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.0444831">
                <text:p>0.0444831</text:p>
              </table:table-cell>
              <table:table-cell office:value-type="float" office:value="0.0285203">
                <text:p>0.0285203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.0450284">
                <text:p>0.0450284</text:p>
              </table:table-cell>
              <table:table-cell office:value-type="float" office:value="0.0328286">
                <text:p>0.0328286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0.0510339">
                <text:p>0.0510339</text:p>
              </table:table-cell>
              <table:table-cell office:value-type="float" office:value="0.0391205">
                <text:p>0.0391205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0.264383">
                <text:p>0.26438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0.272514">
                <text:p>0.27251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311391">
                <text:p>0.31139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281476">
                <text:p>0.28147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0.342299">
                <text:p>0.34229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287192">
                <text:p>0.287192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line" chart:style-name="ch1">
        <chart:legend chart:legend-position="end" svg:x="13.121cm" svg:y="3.955cm" style:legend-expansion="high" chart:style-name="ch2"/>
        <chart:plot-area chart:style-name="ch3" table:cell-range-address="Sheet5.E355:Sheet5.G401" chart:data-source-has-labels="column" svg:x="0.32cm" svg:y="0.18cm" svg:width="12.481cm" svg:height="8.646cm">
          <chartooo:coordinate-region svg:x="1.232cm" svg:y="0.379cm" svg:width="11.569cm" svg:height="7.523cm"/>
          <chart:axis chart:dimension="x" chart:name="primary-x" chart:style-name="ch4" chartooo:axis-type="auto">
            <chartooo:date-scale/>
            <chart:categories table:cell-range-address="Sheet5.E355:Sheet5.E40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5.F355:Sheet5.F401" chart:class="chart:line">
            <chart:data-point chart:repeated="47"/>
          </chart:series>
          <chart:series chart:style-name="ch8" chart:values-cell-range-address="Sheet5.G355:Sheet5.G401" chart:class="chart:line">
            <chart:data-point chart:repeated="4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117">
                <text:p>120</text:p>
                <draw:g>
                  <svg:desc>Sheet5.E355:Sheet5.E401</svg:desc>
                </draw:g>
              </table:table-cell>
              <table:table-cell office:value-type="float" office:value="0.0438378">
                <text:p>0.0438378</text:p>
                <draw:g>
                  <svg:desc>Sheet5.F355:Sheet5.F401</svg:desc>
                </draw:g>
              </table:table-cell>
              <table:table-cell office:value-type="float" office:value="0.0133539">
                <text:p>0.0133539</text:p>
                <draw:g>
                  <svg:desc>Sheet5.G355:Sheet5.G401</svg:desc>
                </draw:g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316456">
                <text:p>0.0316456</text:p>
              </table:table-cell>
              <table:table-cell office:value-type="float" office:value="0.0139046">
                <text:p>0.0139046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.0532323">
                <text:p>0.0532323</text:p>
              </table:table-cell>
              <table:table-cell office:value-type="float" office:value="0.0142548">
                <text:p>0.0142548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0.0563974">
                <text:p>0.0563974</text:p>
              </table:table-cell>
              <table:table-cell office:value-type="float" office:value="0.0216356">
                <text:p>0.021635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348824">
                <text:p>0.0348824</text:p>
              </table:table-cell>
              <table:table-cell office:value-type="float" office:value="0.0266374">
                <text:p>0.0266374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.0437436">
                <text:p>0.0437436</text:p>
              </table:table-cell>
              <table:table-cell office:value-type="float" office:value="0.0276246">
                <text:p>0.0276246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0.041798">
                <text:p>0.041798</text:p>
              </table:table-cell>
              <table:table-cell office:value-type="float" office:value="0.0299226">
                <text:p>0.0299226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.0481476">
                <text:p>0.0481476</text:p>
              </table:table-cell>
              <table:table-cell office:value-type="float" office:value="0.0338609">
                <text:p>0.0338609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0.0523267">
                <text:p>0.0523267</text:p>
              </table:table-cell>
              <table:table-cell office:value-type="float" office:value="0.0364982">
                <text:p>0.0364982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.0431091">
                <text:p>0.0431091</text:p>
              </table:table-cell>
              <table:table-cell office:value-type="float" office:value="0.0401033">
                <text:p>0.0401033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.0136726">
                <text:p>0.0136726</text:p>
              </table:table-cell>
              <table:table-cell office:value-type="float" office:value="0.0750112">
                <text:p>0.075011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.0150671">
                <text:p>0.0150671</text:p>
              </table:table-cell>
              <table:table-cell office:value-type="float" office:value="0.0757237">
                <text:p>0.0757237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.0147082">
                <text:p>0.0147082</text:p>
              </table:table-cell>
              <table:table-cell office:value-type="float" office:value="0.0893508">
                <text:p>0.0893508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.0152242">
                <text:p>0.0152242</text:p>
              </table:table-cell>
              <table:table-cell office:value-type="float" office:value="0.0937421">
                <text:p>0.0937421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0.0716744">
                <text:p>0.0716744</text:p>
              </table:table-cell>
              <table:table-cell office:value-type="float" office:value="0.738394">
                <text:p>0.73839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580817">
                <text:p>0.0580817</text:p>
              </table:table-cell>
              <table:table-cell office:value-type="float" office:value="0.791441">
                <text:p>0.791441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.0499639">
                <text:p>0.0499639</text:p>
              </table:table-cell>
              <table:table-cell office:value-type="float" office:value="25.3897">
                <text:p>25.3897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0.0541444">
                <text:p>0.0541444</text:p>
              </table:table-cell>
              <table:table-cell office:value-type="float" office:value="26.0192">
                <text:p>26.0192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0557365">
                <text:p>0.0557365</text:p>
              </table:table-cell>
              <table:table-cell office:value-type="float" office:value="27.1832">
                <text:p>27.1832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0.0631873">
                <text:p>0.0631873</text:p>
              </table:table-cell>
              <table:table-cell office:value-type="float" office:value="28.5403">
                <text:p>28.5403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0483813">
                <text:p>0.0483813</text:p>
              </table:table-cell>
              <table:table-cell office:value-type="float" office:value="43.4541">
                <text:p>43.4541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0.0459775">
                <text:p>0.045977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0.052023">
                <text:p>0.05202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0602527">
                <text:p>0.060252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1.44239">
                <text:p>1.4423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.0511719">
                <text:p>0.051171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.0495951">
                <text:p>0.049595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0.0608232">
                <text:p>0.060823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0.134104">
                <text:p>0.13410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0.178662">
                <text:p>0.17866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0.182854">
                <text:p>0.18285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0.267183">
                <text:p>0.26718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0.157315">
                <text:p>0.15731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0.27381">
                <text:p>0.2738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0.158354">
                <text:p>0.15835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295505">
                <text:p>0.29550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269476">
                <text:p>0.26947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158416">
                <text:p>0.15841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0.337276">
                <text:p>0.33727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0.173408">
                <text:p>0.17340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286808">
                <text:p>0.28680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19556">
                <text:p>0.1955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0.164679">
                <text:p>0.16467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284045">
                <text:p>0.284045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